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3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4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5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6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7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8">
      <text:list-level-style-bullet text:level="1" text:style-name="WW_CharLFO1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9">
      <text:list-level-style-bullet text:level="1" text:style-name="WW_CharLFO1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0">
      <text:list-level-style-bullet text:level="1" text:style-name="WW_CharLFO1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1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2">
      <text:list-level-style-bullet text:level="1" text:style-name="WW_CharLFO1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3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4">
      <text:list-level-style-bullet text:level="1" text:style-name="WW_CharLFO1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5">
      <text:list-level-style-bullet text:level="1" text:style-name="WW_CharLFO1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6">
      <text:list-level-style-bullet text:level="1" text:style-name="WW_CharLFO1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7">
      <text:list-level-style-bullet text:level="1" text:style-name="WW_CharLFO1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8">
      <text:list-level-style-bullet text:level="1" text:style-name="WW_CharLFO1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9">
      <text:list-level-style-bullet text:level="1" text:style-name="WW_CharLFO1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0">
      <text:list-level-style-bullet text:level="1" text:style-name="WW_CharLFO1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1">
      <text:list-level-style-bullet text:level="1" text:style-name="WW_CharLFO1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2">
      <text:list-level-style-bullet text:level="1" text:style-name="WW_CharLFO1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" style:parent-style-name="Normal" style:family="paragraph">
      <style:paragraph-properties fo:margin-top="0.0694in" fo:margin-bottom="0.0694in" fo:line-height="100%"/>
    </style:style>
    <style:style style:name="T2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1" style:parent-style-name="Normal" style:family="paragraph">
      <style:paragraph-properties fo:margin-bottom="0in" fo:line-height="100%"/>
    </style:style>
    <style:style style:name="T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4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4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0" style:parent-style-name="Normal" style:family="paragraph">
      <style:paragraph-properties fo:margin-top="0.0694in" fo:margin-bottom="0.0694in" fo:line-height="100%"/>
    </style:style>
    <style:style style:name="T5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3" style:parent-style-name="Normal" style:family="paragraph">
      <style:paragraph-properties fo:margin-bottom="0in" fo:line-height="100%"/>
    </style:style>
    <style:style style:name="T6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6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7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7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8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8" style:parent-style-name="Normal" style:family="paragraph">
      <style:paragraph-properties fo:margin-top="0.0694in" fo:margin-bottom="0.0694in" fo:line-height="100%"/>
    </style:style>
    <style:style style:name="T8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9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9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97" style:parent-style-name="Normal" style:family="paragraph">
      <style:paragraph-properties fo:margin-top="0.0694in" fo:margin-bottom="0.0694in" fo:line-height="100%"/>
    </style:style>
    <style:style style:name="T9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03" style:parent-style-name="Normal" style:family="paragraph">
      <style:paragraph-properties fo:margin-top="0.0694in" fo:margin-bottom="0.0694in" fo:line-height="100%"/>
    </style:style>
    <style:style style:name="T10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0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1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18" style:parent-style-name="Normal" style:family="paragraph">
      <style:paragraph-properties fo:margin-top="0.0694in" fo:margin-bottom="0.0694in" fo:line-height="100%"/>
    </style:style>
    <style:style style:name="T11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22" style:parent-style-name="Normal" style:family="paragraph">
      <style:paragraph-properties fo:margin-top="0.0694in" fo:margin-bottom="0.0694in" fo:line-height="100%"/>
    </style:style>
    <style:style style:name="T12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2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25" style:parent-style-name="Normal" style:family="paragraph">
      <style:paragraph-properties fo:margin-top="0.0694in" fo:margin-bottom="0.0694in" fo:line-height="100%"/>
    </style:style>
    <style:style style:name="T12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2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0" style:parent-style-name="Normal" style:family="paragraph">
      <style:paragraph-properties fo:margin-top="0.0694in" fo:margin-bottom="0.0694in" fo:line-height="100%"/>
    </style:style>
    <style:style style:name="T13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3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7" style:parent-style-name="Normal" style:family="paragraph">
      <style:paragraph-properties fo:margin-top="0.0694in" fo:margin-bottom="0.0694in" fo:line-height="100%"/>
    </style:style>
    <style:style style:name="T13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3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40" style:parent-style-name="Normal" style:family="paragraph">
      <style:paragraph-properties fo:margin-top="0.0694in" fo:margin-bottom="0.0694in" fo:line-height="100%"/>
    </style:style>
    <style:style style:name="T14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44" style:parent-style-name="Normal" style:family="paragraph">
      <style:paragraph-properties fo:margin-top="0.0694in" fo:margin-bottom="0.0694in" fo:line-height="100%"/>
    </style:style>
    <style:style style:name="T14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4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7" style:parent-style-name="Normal" style:family="paragraph">
      <style:paragraph-properties fo:margin-bottom="0in" fo:line-height="100%"/>
    </style:style>
    <style:style style:name="T14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9" style:parent-style-name="Normal" style:family="paragraph">
      <style:paragraph-properties fo:margin-top="0.0694in" fo:margin-bottom="0.0694in" fo:line-height="100%"/>
    </style:style>
    <style:style style:name="T15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5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52" style:parent-style-name="Normal" style:family="paragraph">
      <style:paragraph-properties fo:margin-top="0.0694in" fo:margin-bottom="0.0694in" fo:line-height="100%"/>
    </style:style>
    <style:style style:name="T15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5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55" style:parent-style-name="Normal" style:family="paragraph">
      <style:paragraph-properties fo:margin-top="0.0694in" fo:margin-bottom="0.0694in" fo:line-height="100%"/>
    </style:style>
    <style:style style:name="T15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58" style:parent-style-name="Normal" style:family="paragraph">
      <style:paragraph-properties fo:margin-top="0.0694in" fo:margin-bottom="0.0694in" fo:line-height="100%"/>
    </style:style>
    <style:style style:name="T15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60" style:parent-style-name="Normal" style:family="paragraph">
      <style:paragraph-properties fo:margin-top="0.0694in" fo:margin-bottom="0.0694in" fo:line-height="100%"/>
    </style:style>
    <style:style style:name="T16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66" style:parent-style-name="Normal" style:family="paragraph">
      <style:paragraph-properties fo:margin-top="0.0694in" fo:margin-bottom="0.0694in" fo:line-height="100%"/>
    </style:style>
    <style:style style:name="T16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72" style:parent-style-name="Normal" style:family="paragraph">
      <style:paragraph-properties fo:margin-top="0.0694in" fo:margin-bottom="0.0694in" fo:line-height="100%"/>
    </style:style>
    <style:style style:name="T1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78" style:parent-style-name="Normal" style:family="paragraph">
      <style:paragraph-properties fo:margin-top="0.0694in" fo:margin-bottom="0.0694in" fo:line-height="100%"/>
    </style:style>
    <style:style style:name="T17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84" style:parent-style-name="Normal" style:family="paragraph">
      <style:paragraph-properties fo:margin-top="0.0694in" fo:margin-bottom="0.0694in" fo:line-height="100%"/>
    </style:style>
    <style:style style:name="T18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8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8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8" style:parent-style-name="Normal" style:family="paragraph">
      <style:paragraph-properties fo:margin-top="0.0694in" fo:margin-bottom="0.0694in" fo:line-height="100%"/>
    </style:style>
    <style:style style:name="T18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9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9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2" style:parent-style-name="Normal" style:family="paragraph">
      <style:paragraph-properties fo:margin-top="0.0694in" fo:margin-bottom="0.0694in" fo:line-height="100%"/>
    </style:style>
    <style:style style:name="T19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9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9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9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7" style:parent-style-name="Normal" style:family="paragraph">
      <style:paragraph-properties fo:margin-top="0.0694in" fo:margin-bottom="0.0694in" fo:line-height="100%"/>
    </style:style>
    <style:style style:name="T19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9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00" style:parent-style-name="Normal" style:family="paragraph">
      <style:paragraph-properties fo:margin-top="0.0694in" fo:margin-bottom="0.0694in" fo:line-height="100%"/>
    </style:style>
    <style:style style:name="T20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0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0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7" style:parent-style-name="Normal" style:family="paragraph">
      <style:paragraph-properties fo:margin-top="0.0694in" fo:margin-bottom="0.0694in" fo:line-height="100%"/>
    </style:style>
    <style:style style:name="T20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0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1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1" style:parent-style-name="Normal" style:family="paragraph">
      <style:paragraph-properties fo:margin-bottom="0in" fo:line-height="100%"/>
    </style:style>
    <style:style style:name="T2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3" style:parent-style-name="Normal" style:family="paragraph">
      <style:paragraph-properties fo:margin-top="0.0694in" fo:margin-bottom="0.0694in" fo:line-height="100%"/>
    </style:style>
    <style:style style:name="T21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1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216" style:parent-style-name="Normal" style:family="paragraph">
      <style:paragraph-properties fo:margin-top="0.0694in" fo:margin-bottom="0.0694in" fo:line-height="100%"/>
    </style:style>
    <style:style style:name="T21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1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19" style:parent-style-name="Normal" style:family="paragraph">
      <style:paragraph-properties fo:margin-top="0.0694in" fo:margin-bottom="0.0694in" fo:line-height="100%"/>
    </style:style>
    <style:style style:name="T22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31" style:parent-style-name="Normal" style:family="paragraph">
      <style:paragraph-properties fo:margin-top="0.0694in" fo:margin-bottom="0.0694in" fo:line-height="100%"/>
    </style:style>
    <style:style style:name="T23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3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34" style:parent-style-name="Normal" style:family="paragraph">
      <style:paragraph-properties fo:margin-top="0.0694in" fo:margin-bottom="0.0694in" fo:line-height="100%"/>
    </style:style>
    <style:style style:name="T23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44" style:parent-style-name="Normal" style:family="paragraph">
      <style:paragraph-properties fo:margin-top="0.0694in" fo:margin-bottom="0.0694in" fo:line-height="100%"/>
    </style:style>
    <style:style style:name="T24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4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7" style:parent-style-name="Normal" style:family="paragraph">
      <style:paragraph-properties fo:margin-top="0.0694in" fo:margin-bottom="0.0694in" fo:line-height="100%"/>
    </style:style>
    <style:style style:name="T24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0" style:parent-style-name="Normal" style:family="paragraph">
      <style:paragraph-properties fo:margin-top="0.0694in" fo:margin-bottom="0.0694in" fo:line-height="100%"/>
    </style:style>
    <style:style style:name="T25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5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8" style:parent-style-name="Normal" style:family="paragraph">
      <style:paragraph-properties fo:margin-top="0.0694in" fo:margin-bottom="0.0694in" fo:line-height="100%"/>
    </style:style>
    <style:style style:name="T25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6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6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2" style:parent-style-name="Normal" style:family="paragraph">
      <style:paragraph-properties fo:margin-top="0.0694in" fo:margin-bottom="0.0694in" fo:line-height="100%"/>
    </style:style>
    <style:style style:name="T26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6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6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6" style:parent-style-name="Normal" style:family="paragraph">
      <style:paragraph-properties fo:margin-top="0.0694in" fo:margin-bottom="0.0694in" fo:line-height="100%"/>
    </style:style>
    <style:style style:name="T26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6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6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0" style:parent-style-name="Normal" style:family="paragraph">
      <style:paragraph-properties fo:margin-top="0.0694in" fo:margin-bottom="0.0694in" fo:line-height="100%"/>
    </style:style>
    <style:style style:name="T27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3" style:parent-style-name="Normal" style:family="paragraph">
      <style:paragraph-properties fo:margin-top="0.0694in" fo:margin-bottom="0.0694in" fo:line-height="100%"/>
    </style:style>
    <style:style style:name="T27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7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7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7" style:parent-style-name="Normal" style:family="paragraph">
      <style:paragraph-properties fo:margin-bottom="0in" fo:line-height="100%"/>
    </style:style>
    <style:style style:name="T2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9" style:parent-style-name="Normal" style:family="paragraph">
      <style:paragraph-properties fo:margin-top="0.0694in" fo:margin-bottom="0.0694in" fo:line-height="100%"/>
    </style:style>
    <style:style style:name="T28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8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282" style:parent-style-name="Normal" style:family="paragraph">
      <style:paragraph-properties fo:margin-top="0.0694in" fo:margin-bottom="0.0694in" fo:line-height="100%"/>
    </style:style>
    <style:style style:name="T28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8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85" style:parent-style-name="Normal" style:family="paragraph">
      <style:paragraph-properties fo:margin-top="0.0694in" fo:margin-bottom="0.0694in" fo:line-height="100%"/>
    </style:style>
    <style:style style:name="T28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8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8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9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9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95" style:parent-style-name="Normal" style:family="paragraph">
      <style:paragraph-properties fo:margin-top="0.0694in" fo:margin-bottom="0.0694in" fo:line-height="100%"/>
    </style:style>
    <style:style style:name="T29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97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29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99" style:parent-style-name="Normal" style:family="paragraph">
      <style:paragraph-properties fo:margin-top="0.0694in" fo:margin-bottom="0.0694in" fo:line-height="100%"/>
    </style:style>
    <style:style style:name="T30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05" style:parent-style-name="Normal" style:family="paragraph">
      <style:paragraph-properties fo:margin-top="0.0694in" fo:margin-bottom="0.0694in" fo:line-height="100%"/>
    </style:style>
    <style:style style:name="T30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0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0" style:parent-style-name="Normal" style:family="paragraph">
      <style:paragraph-properties fo:margin-top="0.0694in" fo:margin-bottom="0.0694in" fo:line-height="100%"/>
    </style:style>
    <style:style style:name="T31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1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13" style:parent-style-name="Normal" style:family="paragraph">
      <style:paragraph-properties fo:margin-top="0.0694in" fo:margin-bottom="0.0694in" fo:line-height="100%"/>
    </style:style>
    <style:style style:name="T31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2" style:parent-style-name="Normal" style:family="paragraph">
      <style:paragraph-properties fo:margin-bottom="0in" fo:line-height="100%"/>
    </style:style>
    <style:style style:name="T3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4" style:parent-style-name="Normal" style:family="paragraph">
      <style:paragraph-properties fo:margin-top="0.0694in" fo:margin-bottom="0.0694in" fo:line-height="100%"/>
    </style:style>
    <style:style style:name="T32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2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27" style:parent-style-name="Normal" style:family="paragraph">
      <style:paragraph-properties fo:margin-top="0.0694in" fo:margin-bottom="0.0694in" fo:line-height="100%"/>
    </style:style>
    <style:style style:name="T32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2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30" style:parent-style-name="Normal" style:family="paragraph">
      <style:paragraph-properties fo:margin-top="0.0694in" fo:margin-bottom="0.0694in" fo:line-height="100%"/>
    </style:style>
    <style:style style:name="T33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3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38" style:parent-style-name="Normal" style:family="paragraph">
      <style:paragraph-properties fo:margin-top="0.0694in" fo:margin-bottom="0.0694in" fo:line-height="100%"/>
    </style:style>
    <style:style style:name="T33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4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341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42" style:parent-style-name="Normal" style:family="paragraph">
      <style:paragraph-properties fo:margin-top="0.0694in" fo:margin-bottom="0.0694in" fo:line-height="100%"/>
    </style:style>
    <style:style style:name="T3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6" style:parent-style-name="Normal" style:family="paragraph">
      <style:paragraph-properties fo:margin-top="0.0694in" fo:margin-bottom="0.0694in" fo:line-height="100%"/>
    </style:style>
    <style:style style:name="T34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4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49" style:parent-style-name="Normal" style:family="paragraph">
      <style:paragraph-properties fo:margin-top="0.0694in" fo:margin-bottom="0.0694in" fo:line-height="100%"/>
    </style:style>
    <style:style style:name="T35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2" style:parent-style-name="Normal" style:family="paragraph">
      <style:paragraph-properties fo:margin-top="0.0694in" fo:margin-bottom="0.0694in" fo:line-height="100%"/>
    </style:style>
    <style:style style:name="T35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5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55" style:parent-style-name="Normal" style:family="paragraph">
      <style:paragraph-properties fo:margin-top="0.0694in" fo:margin-bottom="0.0694in" fo:line-height="100%"/>
    </style:style>
    <style:style style:name="T35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6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62" style:parent-style-name="Normal" style:family="paragraph">
      <style:paragraph-properties fo:margin-bottom="0in" fo:line-height="100%"/>
    </style:style>
    <style:style style:name="T3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64" style:parent-style-name="Normal" style:family="paragraph">
      <style:paragraph-properties fo:margin-top="0.0694in" fo:margin-bottom="0.0694in" fo:line-height="100%"/>
    </style:style>
    <style:style style:name="T36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6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67" style:parent-style-name="Normal" style:family="paragraph">
      <style:paragraph-properties fo:margin-top="0.0694in" fo:margin-bottom="0.0694in" fo:line-height="100%"/>
    </style:style>
    <style:style style:name="T36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6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70" style:parent-style-name="Normal" style:family="paragraph">
      <style:paragraph-properties fo:margin-top="0.0694in" fo:margin-bottom="0.0694in" fo:line-height="100%"/>
    </style:style>
    <style:style style:name="T37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5" style:parent-style-name="Normal" style:family="paragraph">
      <style:paragraph-properties fo:margin-top="0.0694in" fo:margin-bottom="0.0694in" fo:line-height="100%"/>
    </style:style>
    <style:style style:name="T37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77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78" style:parent-style-name="Normal" style:family="paragraph">
      <style:paragraph-properties fo:margin-top="0.0694in" fo:margin-bottom="0.0694in" fo:line-height="100%"/>
    </style:style>
    <style:style style:name="T37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81" style:parent-style-name="Normal" style:family="paragraph">
      <style:paragraph-properties fo:margin-bottom="0in" fo:line-height="100%"/>
    </style:style>
    <style:style style:name="T3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3" style:parent-style-name="Normal" style:family="paragraph">
      <style:paragraph-properties fo:margin-top="0.0694in" fo:margin-bottom="0.0694in" fo:line-height="100%"/>
    </style:style>
    <style:style style:name="T38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8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386" style:parent-style-name="Normal" style:family="paragraph">
      <style:paragraph-properties fo:margin-top="0.0694in" fo:margin-bottom="0.0694in" fo:line-height="100%"/>
    </style:style>
    <style:style style:name="T38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8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8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93" style:parent-style-name="Normal" style:family="paragraph">
      <style:paragraph-properties fo:margin-top="0.0694in" fo:margin-bottom="0.0694in" fo:line-height="100%"/>
    </style:style>
    <style:style style:name="T39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9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9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0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4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0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4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04" style:parent-style-name="Normal" style:family="paragraph">
      <style:paragraph-properties fo:margin-top="0.0694in" fo:margin-bottom="0.0694in" fo:line-height="100%"/>
    </style:style>
    <style:style style:name="T40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4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0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40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0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41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11" style:parent-style-name="Normal" style:family="paragraph">
      <style:paragraph-properties fo:margin-top="0.0694in" fo:margin-bottom="0.0694in" fo:line-height="100%"/>
    </style:style>
    <style:style style:name="T41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41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1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4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16" style:parent-style-name="Normal" style:family="paragraph">
      <style:paragraph-properties fo:margin-top="0.0694in" fo:margin-bottom="0.0694in" fo:line-height="100%"/>
    </style:style>
    <style:style style:name="T41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4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1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4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21" style:parent-style-name="Normal" style:family="paragraph">
      <style:paragraph-properties fo:margin-top="0.0694in" fo:margin-bottom="0.0694in" fo:line-height="100%"/>
    </style:style>
    <style:style style:name="T422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42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42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42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426" style:parent-style-name="Normal" style:family="paragraph">
      <style:paragraph-properties fo:margin-top="0.0694in" fo:margin-bottom="0.0694in" fo:line-height="100%"/>
    </style:style>
    <style:style style:name="T42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4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2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43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3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43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3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4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3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3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4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3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43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4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44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42" style:parent-style-name="Normal" style:family="paragraph">
      <style:paragraph-properties fo:margin-bottom="0in" fo:line-height="100%"/>
    </style:style>
    <style:style style:name="T4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44" style:parent-style-name="Normal" style:family="paragraph">
      <style:paragraph-properties fo:margin-top="0.0694in" fo:margin-bottom="0.0694in" fo:line-height="100%"/>
    </style:style>
    <style:style style:name="T44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44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448" style:family="table-column">
      <style:table-column-properties style:column-width="1.1361in"/>
    </style:style>
    <style:style style:name="TableColumn449" style:family="table-column">
      <style:table-column-properties style:column-width="5.1527in"/>
    </style:style>
    <style:style style:name="Table447" style:family="table">
      <style:table-properties style:width="6.2888in" fo:margin-left="0in" table:align="left"/>
    </style:style>
    <style:style style:name="TableRow450" style:family="table-row">
      <style:table-row-properties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455" style:family="table-row">
      <style:table-row-properties/>
    </style:style>
    <style:style style:name="TableCell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margin-bottom="0in" fo:line-height="100%"/>
    </style:style>
    <style:style style:name="T45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0" style:parent-style-name="Normal" style:family="paragraph">
      <style:paragraph-properties fo:margin-bottom="0in" fo:line-height="100%"/>
    </style:style>
    <style:style style:name="T4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46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4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margin-bottom="0in" fo:line-height="100%"/>
    </style:style>
    <style:style style:name="T46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470" style:family="table-row">
      <style:table-row-properties/>
    </style:style>
    <style:style style:name="TableCell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paragraph-properties fo:margin-bottom="0in" fo:line-height="100%"/>
    </style:style>
    <style:style style:name="T4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476" style:family="table-row">
      <style:table-row-properties/>
    </style:style>
    <style:style style:name="TableCell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margin-bottom="0in" fo:line-height="100%"/>
    </style:style>
    <style:style style:name="T47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482" style:family="table-row">
      <style:table-row-properties/>
    </style:style>
    <style:style style:name="TableCell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margin-bottom="0in" fo:line-height="100%"/>
    </style:style>
    <style:style style:name="T48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4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88" style:parent-style-name="Normal" style:family="paragraph">
      <style:paragraph-properties fo:margin-bottom="0in" fo:line-height="100%"/>
    </style:style>
    <style:style style:name="T48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490" style:parent-style-name="Normal" style:family="paragraph">
      <style:paragraph-properties fo:margin-top="0.0694in" fo:margin-bottom="0.0694in" fo:line-height="100%"/>
    </style:style>
    <style:style style:name="T49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49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494" style:family="table-column">
      <style:table-column-properties style:column-width="1.0659in"/>
    </style:style>
    <style:style style:name="TableColumn495" style:family="table-column">
      <style:table-column-properties style:column-width="0.5423in"/>
    </style:style>
    <style:style style:name="TableColumn496" style:family="table-column">
      <style:table-column-properties style:column-width="1.2923in"/>
    </style:style>
    <style:style style:name="TableColumn497" style:family="table-column">
      <style:table-column-properties style:column-width="1.0555in"/>
    </style:style>
    <style:style style:name="TableColumn498" style:family="table-column">
      <style:table-column-properties style:column-width="0.7187in"/>
    </style:style>
    <style:style style:name="Table493" style:family="table">
      <style:table-properties style:width="4.675in" fo:margin-left="0in" table:align="left"/>
    </style:style>
    <style:style style:name="TableRow499" style:family="table-row">
      <style:table-row-properties/>
    </style:style>
    <style:style style:name="TableCell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5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510" style:family="table-row">
      <style:table-row-properties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margin-bottom="0in" fo:line-height="100%"/>
    </style:style>
    <style:style style:name="T51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fo:margin-bottom="0in" fo:line-height="100%"/>
    </style:style>
    <style:style style:name="T52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523" style:family="table-row">
      <style:table-row-properties/>
    </style:style>
    <style:style style:name="TableCell5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5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5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9" style:parent-style-name="Normal" style:family="paragraph">
      <style:paragraph-properties fo:margin-bottom="0in" fo:line-height="100%"/>
    </style:style>
    <style:style style:name="T53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margin-bottom="0in" fo:line-height="100%"/>
    </style:style>
    <style:style style:name="T53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536" style:family="table-row">
      <style:table-row-properties/>
    </style:style>
    <style:style style:name="TableCell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0" style:parent-style-name="Normal" style:family="paragraph">
      <style:paragraph-properties fo:margin-bottom="0in" fo:line-height="100%"/>
    </style:style>
    <style:style style:name="T54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margin-bottom="0in" fo:line-height="100%"/>
    </style:style>
    <style:style style:name="T54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49" style:parent-style-name="Normal" style:family="paragraph">
      <style:paragraph-properties fo:margin-top="0.0694in" fo:margin-bottom="0.0694in" fo:line-height="100%"/>
    </style:style>
    <style:style style:name="T55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5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5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54" style:parent-style-name="Normal" style:family="paragraph">
      <style:paragraph-properties fo:margin-top="0.0694in" fo:margin-bottom="0.0694in" fo:line-height="100%"/>
    </style:style>
    <style:style style:name="T55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5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5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59" style:parent-style-name="Normal" style:family="paragraph">
      <style:paragraph-properties fo:margin-top="0.0694in" fo:margin-bottom="0.0694in" fo:line-height="100%"/>
    </style:style>
    <style:style style:name="T56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5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6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64" style:parent-style-name="Normal" style:family="paragraph">
      <style:paragraph-properties fo:margin-bottom="0in" fo:line-height="100%"/>
    </style:style>
    <style:style style:name="T5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66" style:parent-style-name="Normal" style:family="paragraph">
      <style:paragraph-properties fo:margin-top="0.0694in" fo:margin-bottom="0.0694in" fo:line-height="100%"/>
    </style:style>
    <style:style style:name="T56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56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569" style:parent-style-name="Normal" style:family="paragraph">
      <style:paragraph-properties fo:margin-top="0.0694in" fo:margin-bottom="0.0694in" fo:line-height="100%"/>
    </style:style>
    <style:style style:name="T57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57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572" style:parent-style-name="Normal" style:family="paragraph">
      <style:paragraph-properties fo:margin-top="0.0694in" fo:margin-bottom="0.0694in" fo:line-height="100%"/>
    </style:style>
    <style:style style:name="T5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75" style:parent-style-name="Normal" style:family="paragraph">
      <style:paragraph-properties fo:margin-top="0.0694in" fo:margin-bottom="0.0694in" fo:line-height="100%"/>
    </style:style>
    <style:style style:name="T5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7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7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8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81" style:parent-style-name="Normal" style:family="paragraph">
      <style:paragraph-properties fo:margin-top="0.0694in" fo:margin-bottom="0.0694in" fo:line-height="100%"/>
    </style:style>
    <style:style style:name="T5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8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85" style:parent-style-name="Normal" style:family="paragraph">
      <style:paragraph-properties fo:margin-top="0.0694in" fo:margin-bottom="0.0694in" fo:line-height="100%"/>
    </style:style>
    <style:style style:name="T58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58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58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589" style:parent-style-name="Normal" style:family="paragraph">
      <style:paragraph-properties fo:margin-top="0.0694in" fo:margin-bottom="0.0694in" fo:line-height="100%"/>
    </style:style>
    <style:style style:name="T5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592" style:parent-style-name="Normal" style:family="paragraph">
      <style:paragraph-properties fo:margin-top="0.0694in" fo:margin-bottom="0.0694in" fo:line-height="100%"/>
    </style:style>
    <style:style style:name="T59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595" style:parent-style-name="Normal" style:family="paragraph">
      <style:paragraph-properties fo:margin-top="0.0694in" fo:margin-bottom="0.0694in" fo:line-height="100%"/>
    </style:style>
    <style:style style:name="T59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59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5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00" style:parent-style-name="Normal" style:family="paragraph">
      <style:paragraph-properties fo:margin-top="0.0694in" fo:margin-bottom="0.0694in" fo:line-height="100%"/>
    </style:style>
    <style:style style:name="T6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0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60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04" style:parent-style-name="Normal" style:family="paragraph">
      <style:paragraph-properties fo:margin-top="0.0694in" fo:margin-bottom="0.0694in" fo:line-height="100%"/>
    </style:style>
    <style:style style:name="T60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0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0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09" style:parent-style-name="Normal" style:family="paragraph">
      <style:paragraph-properties fo:margin-top="0.0694in" fo:margin-bottom="0.0694in" fo:line-height="100%"/>
    </style:style>
    <style:style style:name="T61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1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14" style:parent-style-name="Normal" style:family="paragraph">
      <style:paragraph-properties fo:margin-top="0.0694in" fo:margin-bottom="0.0694in" fo:line-height="100%"/>
    </style:style>
    <style:style style:name="T6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1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18" style:parent-style-name="Normal" style:family="paragraph">
      <style:paragraph-properties fo:margin-top="0.0694in" fo:margin-bottom="0.0694in" fo:line-height="100%"/>
    </style:style>
    <style:style style:name="T6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2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22" style:parent-style-name="Normal" style:family="paragraph">
      <style:paragraph-properties fo:margin-bottom="0in" fo:line-height="100%"/>
    </style:style>
    <style:style style:name="T6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24" style:parent-style-name="Normal" style:family="paragraph">
      <style:paragraph-properties fo:margin-top="0.0694in" fo:margin-bottom="0.0694in" fo:line-height="100%"/>
    </style:style>
    <style:style style:name="T62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62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627" style:parent-style-name="Normal" style:family="paragraph">
      <style:paragraph-properties fo:margin-top="0.0694in" fo:margin-bottom="0.0694in" fo:line-height="100%"/>
    </style:style>
    <style:style style:name="T62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30" style:parent-style-name="Normal" style:family="paragraph">
      <style:paragraph-properties fo:margin-top="0.0694in" fo:margin-bottom="0.0694in" fo:line-height="100%"/>
    </style:style>
    <style:style style:name="T63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3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33" style:parent-style-name="Normal" style:family="paragraph">
      <style:paragraph-properties fo:margin-bottom="0.0694in" fo:line-height="100%"/>
    </style:style>
    <style:style style:name="T6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3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37" style:parent-style-name="Normal" style:family="paragraph">
      <style:paragraph-properties fo:margin-bottom="0in" fo:line-height="100%"/>
    </style:style>
    <style:style style:name="T6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39" style:parent-style-name="Normal" style:family="paragraph">
      <style:paragraph-properties fo:margin-top="0.0694in" fo:margin-bottom="0.0694in" fo:line-height="100%"/>
    </style:style>
    <style:style style:name="T64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64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64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643" style:parent-style-name="Normal" style:family="paragraph">
      <style:paragraph-properties fo:margin-top="0.0694in" fo:margin-bottom="0.0694in" fo:line-height="100%"/>
    </style:style>
    <style:style style:name="T64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4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4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47" style:parent-style-name="Normal" style:family="paragraph">
      <style:paragraph-properties fo:margin-top="0.0694in" fo:margin-bottom="0.0694in" fo:line-height="100%"/>
    </style:style>
    <style:style style:name="T64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4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5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5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53" style:parent-style-name="Normal" style:family="paragraph">
      <style:paragraph-properties fo:margin-top="0.0694in" fo:margin-bottom="0.0694in" fo:line-height="100%"/>
    </style:style>
    <style:style style:name="T65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5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57" style:parent-style-name="Normal" style:family="paragraph">
      <style:paragraph-properties fo:margin-bottom="0in" fo:line-height="100%"/>
    </style:style>
    <style:style style:name="T6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659" style:parent-style-name="Normal" style:family="paragraph">
      <style:paragraph-properties fo:margin-top="0.0694in" fo:margin-bottom="0.0694in" fo:line-height="100%"/>
    </style:style>
    <style:style style:name="T66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66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663" style:family="table-column">
      <style:table-column-properties style:column-width="2.6527in"/>
    </style:style>
    <style:style style:name="TableColumn664" style:family="table-column">
      <style:table-column-properties style:column-width="4.6152in"/>
    </style:style>
    <style:style style:name="Table662" style:family="table">
      <style:table-properties style:width="7.268in" fo:margin-left="0in" table:align="left"/>
    </style:style>
    <style:style style:name="TableRow665" style:family="table-row">
      <style:table-row-properties/>
    </style:style>
    <style:style style:name="TableCell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6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670" style:family="table-row">
      <style:table-row-properties/>
    </style:style>
    <style:style style:name="TableCell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2" style:parent-style-name="Normal" style:family="paragraph">
      <style:paragraph-properties fo:margin-bottom="0in" fo:line-height="100%"/>
    </style:style>
    <style:style style:name="T67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6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677" style:family="table-row">
      <style:table-row-properties/>
    </style:style>
    <style:style style:name="TableCell6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9" style:parent-style-name="Normal" style:family="paragraph">
      <style:paragraph-properties fo:margin-bottom="0in" fo:line-height="100%"/>
    </style:style>
    <style:style style:name="T68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68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684" style:family="table-row">
      <style:table-row-properties/>
    </style:style>
    <style:style style:name="TableCell6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paragraph-properties fo:margin-bottom="0in" fo:line-height="100%"/>
    </style:style>
    <style:style style:name="T68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68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8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6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paragraph-properties fo:margin-bottom="0in" fo:line-height="100%"/>
    </style:style>
    <style:style style:name="T69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69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695" style:family="table-row">
      <style:table-row-properties/>
    </style:style>
    <style:style style:name="TableCell6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paragraph-properties fo:margin-bottom="0in" fo:line-height="100%"/>
    </style:style>
    <style:style style:name="T69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6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0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7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705" style:family="table-row">
      <style:table-row-properties/>
    </style:style>
    <style:style style:name="TableCell7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7" style:parent-style-name="Normal" style:family="paragraph">
      <style:paragraph-properties fo:margin-bottom="0in" fo:line-height="100%"/>
    </style:style>
    <style:style style:name="T70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7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1" style:parent-style-name="Normal" style:family="paragraph">
      <style:paragraph-properties fo:margin-bottom="0in" fo:line-height="100%"/>
    </style:style>
    <style:style style:name="T7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1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7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715" style:parent-style-name="Normal" style:family="paragraph">
      <style:paragraph-properties fo:margin-top="0.0694in" fo:margin-bottom="0.0694in" fo:line-height="100%"/>
    </style:style>
    <style:style style:name="T71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71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71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719" style:parent-style-name="Normal" style:family="paragraph">
      <style:paragraph-properties fo:margin-top="0.0694in" fo:margin-bottom="0.0694in" fo:line-height="100%"/>
    </style:style>
    <style:style style:name="T72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7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2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7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2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2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72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2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7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3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731" style:parent-style-name="Normal" style:family="paragraph">
      <style:paragraph-properties fo:margin-bottom="0in" fo:line-height="100%"/>
    </style:style>
    <style:style style:name="T73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733" style:parent-style-name="Normal" style:family="paragraph">
      <style:paragraph-properties fo:margin-top="0.0694in" fo:margin-bottom="0.0694in" fo:line-height="100%"/>
    </style:style>
    <style:style style:name="T73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73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737" style:family="table-column">
      <style:table-column-properties style:column-width="1.3256in"/>
    </style:style>
    <style:style style:name="TableColumn738" style:family="table-column">
      <style:table-column-properties style:column-width="4.8847in"/>
    </style:style>
    <style:style style:name="Table736" style:family="table">
      <style:table-properties style:width="6.2104in" fo:margin-left="0in" table:align="left"/>
    </style:style>
    <style:style style:name="TableRow739" style:family="table-row">
      <style:table-row-properties/>
    </style:style>
    <style:style style:name="TableCell7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7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3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744" style:family="table-row">
      <style:table-row-properties/>
    </style:style>
    <style:style style:name="TableCell7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7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8" style:parent-style-name="Normal" style:family="paragraph">
      <style:paragraph-properties fo:margin-bottom="0in" fo:line-height="100%"/>
    </style:style>
    <style:style style:name="T74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Row750" style:family="table-row">
      <style:table-row-properties/>
    </style:style>
    <style:style style:name="TableCell7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7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4" style:parent-style-name="Normal" style:family="paragraph">
      <style:paragraph-properties fo:margin-bottom="0in" fo:line-height="100%"/>
    </style:style>
    <style:style style:name="T7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5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5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760" style:family="table-row">
      <style:table-row-properties/>
    </style:style>
    <style:style style:name="TableCell7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4" style:parent-style-name="Normal" style:family="paragraph">
      <style:paragraph-properties fo:margin-bottom="0in" fo:line-height="100%"/>
    </style:style>
    <style:style style:name="T7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6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6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6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6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771" style:family="table-row">
      <style:table-row-properties/>
    </style:style>
    <style:style style:name="TableCell7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7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5" style:parent-style-name="Normal" style:family="paragraph">
      <style:paragraph-properties fo:margin-bottom="0in" fo:line-height="100%"/>
    </style:style>
    <style:style style:name="T77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7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778" style:family="table-row">
      <style:table-row-properties/>
    </style:style>
    <style:style style:name="TableCell7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7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2" style:parent-style-name="Normal" style:family="paragraph">
      <style:paragraph-properties fo:margin-bottom="0in" fo:line-height="100%"/>
    </style:style>
    <style:style style:name="T78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785" style:parent-style-name="Normal" style:family="paragraph">
      <style:paragraph-properties fo:margin-bottom="0in" fo:line-height="100%"/>
    </style:style>
    <style:style style:name="T78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787" style:parent-style-name="Normal" style:family="paragraph">
      <style:paragraph-properties fo:margin-top="0.0694in" fo:margin-bottom="0.0694in" fo:line-height="100%"/>
    </style:style>
    <style:style style:name="T78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78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790" style:parent-style-name="Normal" style:family="paragraph">
      <style:paragraph-properties fo:margin-top="0.0694in" fo:margin-bottom="0.0694in" fo:line-height="100%"/>
    </style:style>
    <style:style style:name="T79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79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793" style:parent-style-name="Normal" style:family="paragraph">
      <style:paragraph-properties fo:margin-top="0.0694in" fo:margin-bottom="0.0694in" fo:line-height="100%"/>
    </style:style>
    <style:style style:name="T7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9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9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79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7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00" style:parent-style-name="Normal" style:family="paragraph">
      <style:paragraph-properties fo:margin-top="0.0694in" fo:margin-bottom="0.0694in" fo:line-height="100%"/>
    </style:style>
    <style:style style:name="T8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0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0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06" style:parent-style-name="Normal" style:family="paragraph">
      <style:paragraph-properties fo:margin-top="0.0694in" fo:margin-bottom="0.0694in" fo:line-height="100%"/>
    </style:style>
    <style:style style:name="T80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0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1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11" style:parent-style-name="Normal" style:family="paragraph">
      <style:paragraph-properties fo:margin-top="0.0694in" fo:margin-bottom="0.0694in" fo:line-height="100%"/>
    </style:style>
    <style:style style:name="T812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81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814" style:parent-style-name="Normal" style:family="paragraph">
      <style:paragraph-properties fo:margin-top="0.0694in" fo:margin-bottom="0.0694in" fo:line-height="100%"/>
    </style:style>
    <style:style style:name="T8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1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1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81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20" style:parent-style-name="Normal" style:family="paragraph">
      <style:paragraph-properties fo:margin-top="0.0694in" fo:margin-bottom="0.0694in" fo:line-height="100%"/>
    </style:style>
    <style:style style:name="T82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2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2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2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2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826" style:parent-style-name="Normal" style:family="paragraph">
      <style:paragraph-properties fo:margin-top="0.0694in" fo:margin-bottom="0.0694in" fo:line-height="100%"/>
    </style:style>
    <style:style style:name="T82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82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82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83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83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32" style:parent-style-name="Normal" style:family="paragraph">
      <style:paragraph-properties fo:margin-top="0.0694in" fo:margin-bottom="0.0694in" fo:line-height="100%"/>
    </style:style>
    <style:style style:name="T83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3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3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3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40" style:parent-style-name="Normal" style:family="paragraph">
      <style:paragraph-properties fo:margin-top="0.0694in" fo:margin-bottom="0.0694in" fo:line-height="100%"/>
    </style:style>
    <style:style style:name="T84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84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843" style:parent-style-name="Normal" style:family="paragraph">
      <style:paragraph-properties fo:margin-top="0.0694in" fo:margin-bottom="0.0694in" fo:line-height="100%"/>
    </style:style>
    <style:style style:name="T84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4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4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47" style:parent-style-name="Normal" style:family="paragraph">
      <style:paragraph-properties fo:margin-top="0.0694in" fo:margin-bottom="0.0694in" fo:line-height="100%"/>
    </style:style>
    <style:style style:name="T84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4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5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5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53" style:parent-style-name="Normal" style:family="paragraph">
      <style:paragraph-properties fo:margin-top="0.0694in" fo:margin-bottom="0.0694in" fo:line-height="100%"/>
    </style:style>
    <style:style style:name="T85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56" style:parent-style-name="Normal" style:family="paragraph">
      <style:paragraph-properties fo:margin-top="0.0694in" fo:margin-bottom="0.0694in" fo:line-height="100%"/>
    </style:style>
    <style:style style:name="T85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85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85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86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86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6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63" style:parent-style-name="Normal" style:family="paragraph">
      <style:paragraph-properties fo:margin-top="0.0694in" fo:margin-bottom="0.0694in" fo:line-height="100%"/>
    </style:style>
    <style:style style:name="T86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6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6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67" style:parent-style-name="Normal" style:family="paragraph">
      <style:paragraph-properties fo:margin-top="0.0694in" fo:margin-bottom="0.0694in" fo:line-height="100%"/>
    </style:style>
    <style:style style:name="T86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86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870" style:parent-style-name="Normal" style:family="paragraph">
      <style:paragraph-properties fo:margin-top="0.0694in" fo:margin-bottom="0.0694in" fo:line-height="100%"/>
    </style:style>
    <style:style style:name="T87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87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8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77" style:parent-style-name="Normal" style:family="paragraph">
      <style:paragraph-properties fo:margin-bottom="0in" fo:line-height="100%"/>
    </style:style>
    <style:style style:name="T8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879" style:parent-style-name="Normal" style:family="paragraph">
      <style:paragraph-properties fo:margin-top="0.0694in" fo:margin-bottom="0.0694in" fo:line-height="100%"/>
    </style:style>
    <style:style style:name="T88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88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883" style:family="table-column">
      <style:table-column-properties style:column-width="3.4423in"/>
    </style:style>
    <style:style style:name="TableColumn884" style:family="table-column">
      <style:table-column-properties style:column-width="3.8256in"/>
    </style:style>
    <style:style style:name="Table882" style:family="table">
      <style:table-properties style:width="7.268in" fo:margin-left="0in" table:align="left"/>
    </style:style>
    <style:style style:name="TableRow885" style:family="table-row">
      <style:table-row-properties/>
    </style:style>
    <style:style style:name="TableCell8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890" style:family="table-row">
      <style:table-row-properties/>
    </style:style>
    <style:style style:name="TableCell8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2" style:parent-style-name="Normal" style:family="paragraph">
      <style:paragraph-properties fo:margin-bottom="0in" fo:line-height="100%"/>
    </style:style>
    <style:style style:name="T89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896" style:family="table-row">
      <style:table-row-properties/>
    </style:style>
    <style:style style:name="TableCell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8" style:parent-style-name="Normal" style:family="paragraph">
      <style:paragraph-properties fo:margin-bottom="0in" fo:line-height="100%"/>
    </style:style>
    <style:style style:name="T89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9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902" style:family="table-row">
      <style:table-row-properties/>
    </style:style>
    <style:style style:name="TableCell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margin-bottom="0in" fo:line-height="100%"/>
    </style:style>
    <style:style style:name="T90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908" style:family="table-row">
      <style:table-row-properties/>
    </style:style>
    <style:style style:name="TableCell9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0" style:parent-style-name="Normal" style:family="paragraph">
      <style:paragraph-properties fo:margin-bottom="0in" fo:line-height="100%"/>
    </style:style>
    <style:style style:name="T9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914" style:family="table-row">
      <style:table-row-properties/>
    </style:style>
    <style:style style:name="TableCell9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6" style:parent-style-name="Normal" style:family="paragraph">
      <style:paragraph-properties fo:margin-bottom="0in" fo:line-height="100%"/>
    </style:style>
    <style:style style:name="T91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1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2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924" style:parent-style-name="Normal" style:family="paragraph">
      <style:paragraph-properties fo:margin-bottom="0in" fo:line-height="100%"/>
    </style:style>
    <style:style style:name="T9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926" style:parent-style-name="Normal" style:family="paragraph">
      <style:paragraph-properties fo:margin-top="0.0694in" fo:margin-bottom="0.0694in" fo:line-height="100%"/>
    </style:style>
    <style:style style:name="T92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92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930" style:family="table-column">
      <style:table-column-properties style:column-width="1.168in"/>
    </style:style>
    <style:style style:name="TableColumn931" style:family="table-column">
      <style:table-column-properties style:column-width="3.8701in"/>
    </style:style>
    <style:style style:name="Table929" style:family="table">
      <style:table-properties style:width="5.0381in" fo:margin-left="0in" table:align="left"/>
    </style:style>
    <style:style style:name="TableRow932" style:family="table-row">
      <style:table-row-properties/>
    </style:style>
    <style:style style:name="TableCell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937" style:family="table-row">
      <style:table-row-properties/>
    </style:style>
    <style:style style:name="TableCell9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9" style:parent-style-name="Normal" style:family="paragraph">
      <style:paragraph-properties fo:margin-bottom="0in" fo:line-height="100%"/>
    </style:style>
    <style:style style:name="T94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943" style:family="table-row">
      <style:table-row-properties/>
    </style:style>
    <style:style style:name="TableCell9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5" style:parent-style-name="Normal" style:family="paragraph">
      <style:paragraph-properties fo:margin-bottom="0in" fo:line-height="100%"/>
    </style:style>
    <style:style style:name="T94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9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949" style:family="table-row">
      <style:table-row-properties/>
    </style:style>
    <style:style style:name="TableCell9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1" style:parent-style-name="Normal" style:family="paragraph">
      <style:paragraph-properties fo:margin-bottom="0in" fo:line-height="100%"/>
    </style:style>
    <style:style style:name="T95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9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955" style:family="table-row">
      <style:table-row-properties/>
    </style:style>
    <style:style style:name="TableCell9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7" style:parent-style-name="Normal" style:family="paragraph">
      <style:paragraph-properties fo:margin-bottom="0in" fo:line-height="100%"/>
    </style:style>
    <style:style style:name="T95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9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961" style:family="table-row">
      <style:table-row-properties/>
    </style:style>
    <style:style style:name="TableCell9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3" style:parent-style-name="Normal" style:family="paragraph">
      <style:paragraph-properties fo:margin-bottom="0in" fo:line-height="100%"/>
    </style:style>
    <style:style style:name="T96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9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967" style:parent-style-name="Normal" style:family="paragraph">
      <style:paragraph-properties fo:margin-bottom="0in" fo:line-height="100%"/>
    </style:style>
    <style:style style:name="T9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969" style:parent-style-name="Normal" style:family="paragraph">
      <style:paragraph-properties fo:margin-top="0.0694in" fo:margin-bottom="0.0694in" fo:line-height="100%"/>
    </style:style>
    <style:style style:name="T97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97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97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973" style:parent-style-name="Normal" style:family="paragraph">
      <style:paragraph-properties fo:margin-top="0.0694in" fo:margin-bottom="0.0694in" fo:line-height="100%"/>
    </style:style>
    <style:style style:name="T97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7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976" style:parent-style-name="Normal" style:family="paragraph">
      <style:paragraph-properties fo:margin-top="0.0694in" fo:margin-bottom="0.0694in" fo:line-height="100%"/>
    </style:style>
    <style:style style:name="T97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979" style:parent-style-name="Normal" style:family="paragraph">
      <style:paragraph-properties fo:margin-top="0.0694in" fo:margin-bottom="0.0694in" fo:line-height="100%"/>
    </style:style>
    <style:style style:name="T9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8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8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8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984" style:parent-style-name="Normal" style:family="paragraph">
      <style:paragraph-properties fo:margin-top="0.0694in" fo:margin-bottom="0.0694in" fo:line-height="100%"/>
    </style:style>
    <style:style style:name="T98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8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8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8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8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993" style:parent-style-name="Normal" style:family="paragraph">
      <style:paragraph-properties fo:margin-top="0.0694in" fo:margin-bottom="0.0694in" fo:line-height="100%"/>
    </style:style>
    <style:style style:name="T99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9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99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9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000" style:parent-style-name="Normal" style:family="paragraph">
      <style:paragraph-properties fo:margin-top="0.0694in" fo:margin-bottom="0.0694in" fo:line-height="100%"/>
    </style:style>
    <style:style style:name="T100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0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0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0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007" style:parent-style-name="Normal" style:family="paragraph">
      <style:paragraph-properties fo:margin-top="0.0694in" fo:margin-bottom="0.0694in" fo:line-height="100%"/>
    </style:style>
    <style:style style:name="T100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00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01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011" style:parent-style-name="Normal" style:family="paragraph">
      <style:paragraph-properties fo:margin-top="0.0694in" fo:margin-bottom="0.0694in" fo:line-height="100%"/>
    </style:style>
    <style:style style:name="T101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1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1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1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1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2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02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2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1025" style:parent-style-name="Normal" style:family="paragraph">
      <style:paragraph-properties fo:margin-bottom="0in" fo:line-height="100%"/>
    </style:style>
    <style:style style:name="T10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027" style:parent-style-name="Normal" style:family="paragraph">
      <style:paragraph-properties fo:margin-top="0.0694in" fo:margin-bottom="0.0694in" fo:line-height="100%"/>
    </style:style>
    <style:style style:name="T102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02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1031" style:family="table-column">
      <style:table-column-properties style:column-width="1.1486in"/>
    </style:style>
    <style:style style:name="TableColumn1032" style:family="table-column">
      <style:table-column-properties style:column-width="6.1194in"/>
    </style:style>
    <style:style style:name="Table1030" style:family="table">
      <style:table-properties style:width="7.268in" fo:margin-left="0in" table:align="left"/>
    </style:style>
    <style:style style:name="TableRow1033" style:family="table-row">
      <style:table-row-properties/>
    </style:style>
    <style:style style:name="TableCell1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5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0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1038" style:family="table-row">
      <style:table-row-properties/>
    </style:style>
    <style:style style:name="TableCell10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0" style:parent-style-name="Normal" style:family="paragraph">
      <style:paragraph-properties fo:margin-bottom="0in" fo:line-height="100%"/>
    </style:style>
    <style:style style:name="T104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4" style:parent-style-name="Normal" style:family="paragraph">
      <style:paragraph-properties fo:margin-bottom="0in" fo:line-height="100%"/>
    </style:style>
    <style:style style:name="T104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4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4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4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4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051" style:family="table-row">
      <style:table-row-properties/>
    </style:style>
    <style:style style:name="TableCell10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3" style:parent-style-name="Normal" style:family="paragraph">
      <style:paragraph-properties fo:margin-bottom="0in" fo:line-height="100%"/>
    </style:style>
    <style:style style:name="T105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0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8" style:parent-style-name="Normal" style:family="paragraph">
      <style:paragraph-properties fo:margin-bottom="0in" fo:line-height="100%"/>
    </style:style>
    <style:style style:name="T105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6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6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6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6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6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6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6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067" style:family="table-row">
      <style:table-row-properties/>
    </style:style>
    <style:style style:name="TableCell10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9" style:parent-style-name="Normal" style:family="paragraph">
      <style:paragraph-properties fo:margin-bottom="0in" fo:line-height="100%"/>
    </style:style>
    <style:style style:name="T107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7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0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3" style:parent-style-name="Normal" style:family="paragraph">
      <style:paragraph-properties fo:margin-bottom="0in" fo:line-height="100%"/>
    </style:style>
    <style:style style:name="T107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07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076" style:parent-style-name="Normal" style:family="paragraph">
      <style:paragraph-properties fo:margin-bottom="0in" fo:line-height="100%"/>
    </style:style>
    <style:style style:name="T107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078" style:parent-style-name="Normal" style:family="paragraph">
      <style:paragraph-properties fo:margin-top="0.0694in" fo:margin-bottom="0.0694in" fo:line-height="100%"/>
    </style:style>
    <style:style style:name="T107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08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081" style:parent-style-name="Normal" style:family="paragraph">
      <style:paragraph-properties fo:margin-top="0.0694in" fo:margin-bottom="0.0694in" fo:line-height="100%"/>
    </style:style>
    <style:style style:name="T108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083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108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08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08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087" style:parent-style-name="Normal" style:family="paragraph">
      <style:paragraph-properties fo:margin-top="0.0694in" fo:margin-bottom="0.0694in" fo:line-height="100%"/>
    </style:style>
    <style:style style:name="T108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8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091" style:parent-style-name="Normal" style:family="paragraph">
      <style:paragraph-properties fo:margin-top="0.0694in" fo:margin-bottom="0.0694in" fo:line-height="100%"/>
    </style:style>
    <style:style style:name="T109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9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9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9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09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0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0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01" style:parent-style-name="Normal" style:family="paragraph">
      <style:paragraph-properties fo:margin-top="0.0694in" fo:margin-bottom="0.0694in" fo:line-height="100%"/>
    </style:style>
    <style:style style:name="T110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105" style:parent-style-name="Normal" style:family="paragraph">
      <style:paragraph-properties fo:margin-top="0.0694in" fo:margin-bottom="0.0694in" fo:line-height="100%"/>
    </style:style>
    <style:style style:name="T110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0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0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109" style:parent-style-name="Normal" style:family="paragraph">
      <style:paragraph-properties fo:margin-top="0.0694in" fo:margin-bottom="0.0694in" fo:line-height="100%"/>
    </style:style>
    <style:style style:name="T111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1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1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11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15" style:parent-style-name="Normal" style:family="paragraph">
      <style:paragraph-properties fo:margin-top="0.0694in" fo:margin-bottom="0.0694in" fo:line-height="100%"/>
    </style:style>
    <style:style style:name="T111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18" style:parent-style-name="Normal" style:family="paragraph">
      <style:paragraph-properties fo:margin-top="0.0694in" fo:margin-bottom="0.0694in" fo:line-height="100%"/>
    </style:style>
    <style:style style:name="T111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120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112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12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12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124" style:parent-style-name="Normal" style:family="paragraph">
      <style:paragraph-properties fo:margin-top="0.0694in" fo:margin-bottom="0.0694in" fo:line-height="100%"/>
    </style:style>
    <style:style style:name="T112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27" style:parent-style-name="Normal" style:family="paragraph">
      <style:paragraph-properties fo:margin-top="0.0694in" fo:margin-bottom="0.0694in" fo:line-height="100%"/>
    </style:style>
    <style:style style:name="T112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3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1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32" style:parent-style-name="Normal" style:family="paragraph">
      <style:paragraph-properties fo:margin-top="0.0694in" fo:margin-bottom="0.0694in" fo:line-height="100%"/>
    </style:style>
    <style:style style:name="T113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3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136" style:parent-style-name="Normal" style:family="paragraph">
      <style:paragraph-properties fo:margin-top="0.0694in" fo:margin-bottom="0.0694in" fo:line-height="100%"/>
    </style:style>
    <style:style style:name="T113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138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113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14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14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142" style:parent-style-name="Normal" style:family="paragraph">
      <style:paragraph-properties fo:margin-top="0.0694in" fo:margin-bottom="0.0694in" fo:line-height="100%"/>
    </style:style>
    <style:style style:name="T114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4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4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4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4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48" style:parent-style-name="Normal" style:family="paragraph">
      <style:paragraph-properties fo:margin-top="0.0694in" fo:margin-bottom="0.0694in" fo:line-height="100%"/>
    </style:style>
    <style:style style:name="T114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5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152" style:parent-style-name="Normal" style:family="paragraph">
      <style:paragraph-properties fo:margin-top="0.0694in" fo:margin-bottom="0.0694in" fo:line-height="100%"/>
    </style:style>
    <style:style style:name="T115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5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5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156" style:parent-style-name="Normal" style:family="paragraph">
      <style:paragraph-properties fo:margin-top="0.0694in" fo:margin-bottom="0.0694in" fo:line-height="100%"/>
    </style:style>
    <style:style style:name="T115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158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115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16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16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162" style:parent-style-name="Normal" style:family="paragraph">
      <style:paragraph-properties fo:margin-top="0.0694in" fo:margin-bottom="0.0694in" fo:line-height="100%"/>
    </style:style>
    <style:style style:name="T116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6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6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66" style:parent-style-name="Normal" style:family="paragraph">
      <style:paragraph-properties fo:margin-top="0.0694in" fo:margin-bottom="0.0694in" fo:line-height="100%"/>
    </style:style>
    <style:style style:name="T116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6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169" style:parent-style-name="Normal" style:family="paragraph">
      <style:paragraph-properties fo:margin-top="0.0694in" fo:margin-bottom="0.0694in" fo:line-height="100%"/>
    </style:style>
    <style:style style:name="T117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17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7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17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74" style:parent-style-name="Normal" style:family="paragraph">
      <style:paragraph-properties fo:margin-bottom="0in" fo:line-height="100%"/>
    </style:style>
    <style:style style:name="T117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176" style:parent-style-name="Normal" style:family="paragraph">
      <style:paragraph-properties fo:margin-top="0.0694in" fo:margin-bottom="0.0694in" fo:line-height="100%"/>
    </style:style>
    <style:style style:name="T117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17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1180" style:family="table-column">
      <style:table-column-properties style:column-width="1.0472in"/>
    </style:style>
    <style:style style:name="TableColumn1181" style:family="table-column">
      <style:table-column-properties style:column-width="5.1513in"/>
    </style:style>
    <style:style style:name="Table1179" style:family="table">
      <style:table-properties style:width="6.1986in" fo:margin-left="0in" table:align="left"/>
    </style:style>
    <style:style style:name="TableRow1182" style:family="table-row">
      <style:table-row-properties/>
    </style:style>
    <style:style style:name="TableCell1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1187" style:family="table-row">
      <style:table-row-properties/>
    </style:style>
    <style:style style:name="TableCell1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1" style:parent-style-name="Normal" style:family="paragraph">
      <style:paragraph-properties fo:margin-bottom="0in" fo:line-height="100%"/>
    </style:style>
    <style:style style:name="T11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9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1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9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19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1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198" style:family="table-row">
      <style:table-row-properties/>
    </style:style>
    <style:style style:name="TableCell1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paragraph-properties fo:margin-bottom="0in" fo:line-height="100%"/>
    </style:style>
    <style:style style:name="T1203" style:parent-style-name="VarsayılanParagrafYazıTipi" style:family="text">
      <style:text-properties style:font-name="Segoe UI Symbol" style:font-name-asian="Times New Roman" style:font-name-complex="Segoe UI Symbol" fo:font-size="10pt" style:font-size-asian="10pt" style:font-size-complex="10pt" style:language-asian="tr" style:country-asian="TR"/>
    </style:style>
    <style:style style:name="T120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05" style:family="table-row">
      <style:table-row-properties/>
    </style:style>
    <style:style style:name="TableCell1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15" style:family="table-row">
      <style:table-row-properties/>
    </style:style>
    <style:style style:name="TableCell1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220" style:parent-style-name="Normal" style:family="paragraph">
      <style:paragraph-properties fo:margin-bottom="0in" fo:line-height="100%"/>
    </style:style>
    <style:style style:name="T12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222" style:parent-style-name="Normal" style:family="paragraph">
      <style:paragraph-properties fo:margin-top="0.0694in" fo:margin-bottom="0.0694in" fo:line-height="100%"/>
    </style:style>
    <style:style style:name="T122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22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1226" style:family="table-column">
      <style:table-column-properties style:column-width="4.8555in"/>
    </style:style>
    <style:style style:name="TableColumn1227" style:family="table-column">
      <style:table-column-properties style:column-width="2.4125in"/>
    </style:style>
    <style:style style:name="Table1225" style:family="table">
      <style:table-properties style:width="7.268in" fo:margin-left="0in" table:align="left"/>
    </style:style>
    <style:style style:name="TableRow1228" style:family="table-row">
      <style:table-row-properties/>
    </style:style>
    <style:style style:name="TableCell1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1233" style:family="table-row">
      <style:table-row-properties/>
    </style:style>
    <style:style style:name="TableCell1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5" style:parent-style-name="Normal" style:family="paragraph">
      <style:paragraph-properties fo:margin-bottom="0in" fo:line-height="100%"/>
    </style:style>
    <style:style style:name="T123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39" style:family="table-row">
      <style:table-row-properties/>
    </style:style>
    <style:style style:name="TableCell1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1" style:parent-style-name="Normal" style:family="paragraph">
      <style:paragraph-properties fo:margin-bottom="0in" fo:line-height="100%"/>
    </style:style>
    <style:style style:name="T124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4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48" style:family="table-row">
      <style:table-row-properties/>
    </style:style>
    <style:style style:name="TableCell1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0" style:parent-style-name="Normal" style:family="paragraph">
      <style:paragraph-properties fo:margin-bottom="0in" fo:line-height="100%"/>
    </style:style>
    <style:style style:name="T125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54" style:family="table-row">
      <style:table-row-properties/>
    </style:style>
    <style:style style:name="TableCell1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6" style:parent-style-name="Normal" style:family="paragraph">
      <style:paragraph-properties fo:margin-bottom="0in" fo:line-height="100%"/>
    </style:style>
    <style:style style:name="T125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60" style:family="table-row">
      <style:table-row-properties/>
    </style:style>
    <style:style style:name="TableCell1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2" style:parent-style-name="Normal" style:family="paragraph">
      <style:paragraph-properties fo:margin-bottom="0in" fo:line-height="100%"/>
    </style:style>
    <style:style style:name="T126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66" style:family="table-row">
      <style:table-row-properties/>
    </style:style>
    <style:style style:name="TableCell1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8" style:parent-style-name="Normal" style:family="paragraph">
      <style:paragraph-properties fo:margin-bottom="0in" fo:line-height="100%"/>
    </style:style>
    <style:style style:name="T126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7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76" style:family="table-row">
      <style:table-row-properties/>
    </style:style>
    <style:style style:name="TableCell1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8" style:parent-style-name="Normal" style:family="paragraph">
      <style:paragraph-properties fo:margin-bottom="0in" fo:line-height="100%"/>
    </style:style>
    <style:style style:name="T127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82" style:family="table-row">
      <style:table-row-properties/>
    </style:style>
    <style:style style:name="TableCell1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4" style:parent-style-name="Normal" style:family="paragraph">
      <style:paragraph-properties fo:margin-bottom="0in" fo:line-height="100%"/>
    </style:style>
    <style:style style:name="T128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8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8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8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8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2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29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296" style:family="table-row">
      <style:table-row-properties/>
    </style:style>
    <style:style style:name="TableCell1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8" style:parent-style-name="Normal" style:family="paragraph">
      <style:paragraph-properties fo:margin-bottom="0in" fo:line-height="100%"/>
    </style:style>
    <style:style style:name="T129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02" style:parent-style-name="Normal" style:family="paragraph">
      <style:paragraph-properties fo:margin-top="0.0694in" fo:margin-bottom="0.0694in" fo:line-height="100%"/>
    </style:style>
    <style:style style:name="T130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30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30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306" style:parent-style-name="Normal" style:family="paragraph">
      <style:paragraph-properties fo:margin-top="0.0694in" fo:margin-bottom="0.0694in" fo:line-height="100%"/>
    </style:style>
    <style:style style:name="T130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0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0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31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1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1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3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1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1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1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20" style:parent-style-name="Normal" style:family="paragraph">
      <style:paragraph-properties fo:margin-bottom="0in" fo:line-height="100%"/>
    </style:style>
    <style:style style:name="T13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22" style:parent-style-name="Normal" style:family="paragraph">
      <style:paragraph-properties fo:margin-top="0.0694in" fo:margin-bottom="0.0694in" fo:line-height="100%"/>
    </style:style>
    <style:style style:name="T132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32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1326" style:family="table-column">
      <style:table-column-properties style:column-width="1.2395in"/>
    </style:style>
    <style:style style:name="TableColumn1327" style:family="table-column">
      <style:table-column-properties style:column-width="4.0652in"/>
    </style:style>
    <style:style style:name="Table1325" style:family="table">
      <style:table-properties style:width="5.3048in" fo:margin-left="0in" table:align="left"/>
    </style:style>
    <style:style style:name="TableRow1328" style:family="table-row">
      <style:table-row-properties/>
    </style:style>
    <style:style style:name="TableCell1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1333" style:family="table-row">
      <style:table-row-properties/>
    </style:style>
    <style:style style:name="TableCell1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5" style:parent-style-name="Normal" style:family="paragraph">
      <style:paragraph-properties fo:margin-bottom="0in" fo:line-height="100%"/>
    </style:style>
    <style:style style:name="T133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3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341" style:family="table-row">
      <style:table-row-properties/>
    </style:style>
    <style:style style:name="TableCell1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3" style:parent-style-name="Normal" style:family="paragraph">
      <style:paragraph-properties fo:margin-bottom="0in" fo:line-height="100%"/>
    </style:style>
    <style:style style:name="T134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4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349" style:family="table-row">
      <style:table-row-properties/>
    </style:style>
    <style:style style:name="TableCell1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1" style:parent-style-name="Normal" style:family="paragraph">
      <style:paragraph-properties fo:margin-bottom="0in" fo:line-height="100%"/>
    </style:style>
    <style:style style:name="T135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5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357" style:family="table-row">
      <style:table-row-properties/>
    </style:style>
    <style:style style:name="TableCell1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9" style:parent-style-name="Normal" style:family="paragraph">
      <style:paragraph-properties fo:margin-bottom="0in" fo:line-height="100%"/>
    </style:style>
    <style:style style:name="T136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364" style:family="table-row">
      <style:table-row-properties/>
    </style:style>
    <style:style style:name="TableCell1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6" style:parent-style-name="Normal" style:family="paragraph">
      <style:paragraph-properties fo:margin-bottom="0in" fo:line-height="100%"/>
    </style:style>
    <style:style style:name="T136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71" style:parent-style-name="Normal" style:family="paragraph">
      <style:paragraph-properties fo:margin-bottom="0in" fo:line-height="100%"/>
    </style:style>
    <style:style style:name="T13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73" style:parent-style-name="Normal" style:family="paragraph">
      <style:paragraph-properties fo:margin-top="0.0694in" fo:margin-bottom="0.0694in" fo:line-height="100%"/>
    </style:style>
    <style:style style:name="T137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37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376" style:parent-style-name="Normal" style:family="paragraph">
      <style:paragraph-properties fo:margin-top="0.0694in" fo:margin-bottom="0.0694in" fo:line-height="100%"/>
    </style:style>
    <style:style style:name="T137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37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37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38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381" style:parent-style-name="Normal" style:family="paragraph">
      <style:paragraph-properties fo:margin-top="0.0694in" fo:margin-bottom="0.0694in" fo:line-height="100%"/>
    </style:style>
    <style:style style:name="T138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8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8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38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86" style:parent-style-name="Normal" style:family="paragraph">
      <style:paragraph-properties fo:margin-top="0.0694in" fo:margin-bottom="0.0694in" fo:line-height="100%"/>
    </style:style>
    <style:style style:name="T138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38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8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3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3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3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93" style:parent-style-name="Normal" style:family="paragraph">
      <style:paragraph-properties fo:margin-bottom="0in" fo:line-height="100%"/>
    </style:style>
    <style:style style:name="T13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395" style:parent-style-name="Normal" style:family="paragraph">
      <style:paragraph-properties fo:margin-top="0.0694in" fo:margin-bottom="0.0694in" fo:line-height="100%"/>
    </style:style>
    <style:style style:name="T139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39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39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39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400" style:parent-style-name="Normal" style:family="paragraph">
      <style:paragraph-properties fo:margin-top="0.0694in" fo:margin-bottom="0.0694in" fo:line-height="100%"/>
    </style:style>
    <style:style style:name="T140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4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0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404" style:parent-style-name="Normal" style:family="paragraph">
      <style:paragraph-properties fo:margin-top="0.0694in" fo:margin-bottom="0.0694in" fo:line-height="100%"/>
    </style:style>
    <style:style style:name="T140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4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07" style:parent-style-name="Normal" style:family="paragraph">
      <style:paragraph-properties fo:margin-top="0.0694in" fo:margin-bottom="0.0694in" fo:line-height="100%"/>
    </style:style>
    <style:style style:name="T140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10" style:parent-style-name="Normal" style:family="paragraph">
      <style:paragraph-properties fo:margin-top="0.0694in" fo:margin-bottom="0.0694in" fo:line-height="100%"/>
    </style:style>
    <style:style style:name="T14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1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14" style:parent-style-name="Normal" style:family="paragraph">
      <style:paragraph-properties fo:margin-top="0.0694in" fo:margin-bottom="0.0694in" fo:line-height="100%"/>
    </style:style>
    <style:style style:name="T14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17" style:parent-style-name="Normal" style:family="paragraph">
      <style:paragraph-properties fo:margin-top="0.0694in" fo:margin-bottom="0.0694in" fo:line-height="100%"/>
    </style:style>
    <style:style style:name="T14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1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21" style:parent-style-name="Normal" style:family="paragraph">
      <style:paragraph-properties fo:margin-top="0.0694in" fo:margin-bottom="0.0694in" fo:line-height="100%"/>
    </style:style>
    <style:style style:name="T142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4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2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27" style:parent-style-name="Normal" style:family="paragraph">
      <style:paragraph-properties fo:margin-bottom="0in" fo:line-height="100%"/>
    </style:style>
    <style:style style:name="T14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29" style:parent-style-name="Normal" style:family="paragraph">
      <style:paragraph-properties fo:margin-top="0.0694in" fo:margin-bottom="0.0694in" fo:line-height="100%"/>
    </style:style>
    <style:style style:name="T143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43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43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43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434" style:parent-style-name="Normal" style:family="paragraph">
      <style:paragraph-properties fo:margin-top="0.0694in" fo:margin-bottom="0.0694in" fo:line-height="100%"/>
    </style:style>
    <style:style style:name="T143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3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3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4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39" style:parent-style-name="Normal" style:family="paragraph">
      <style:paragraph-properties fo:margin-top="0.0694in" fo:margin-bottom="0.0694in" fo:line-height="100%"/>
    </style:style>
    <style:style style:name="T144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4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4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44" style:parent-style-name="Normal" style:family="paragraph">
      <style:paragraph-properties fo:margin-bottom="0in" fo:line-height="100%"/>
    </style:style>
    <style:style style:name="T14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46" style:parent-style-name="Normal" style:family="paragraph">
      <style:paragraph-properties fo:margin-top="0.0694in" fo:margin-bottom="0.0694in" fo:line-height="100%"/>
    </style:style>
    <style:style style:name="T144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44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44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45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45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52" style:parent-style-name="Normal" style:family="paragraph">
      <style:paragraph-properties fo:margin-top="0.0694in" fo:margin-bottom="0.0694in" fo:line-height="100%"/>
    </style:style>
    <style:style style:name="T145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2pt" style:font-size-asian="12pt" style:font-size-complex="12pt" style:language-asian="tr" style:country-asian="TR"/>
    </style:style>
    <style:style style:name="T145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145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56" style:parent-style-name="Normal" style:family="paragraph">
      <style:paragraph-properties fo:margin-top="0.0694in" fo:margin-bottom="0.0694in" fo:line-height="100%"/>
    </style:style>
    <style:style style:name="T14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5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6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6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46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46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464" style:parent-style-name="Normal" style:family="paragraph">
      <style:paragraph-properties fo:margin-top="0.0694in" fo:margin-bottom="0.0694in" fo:line-height="100%"/>
    </style:style>
    <style:style style:name="T146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2pt" style:font-size-asian="12pt" style:font-size-complex="12pt" style:language-asian="tr" style:country-asian="TR"/>
    </style:style>
    <style:style style:name="T146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146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68" style:parent-style-name="Normal" style:family="paragraph">
      <style:paragraph-properties fo:margin-top="0.0694in" fo:margin-bottom="0.0694in" fo:line-height="100%"/>
    </style:style>
    <style:style style:name="T146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7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72" style:parent-style-name="Normal" style:family="paragraph">
      <style:paragraph-properties fo:margin-bottom="0in" fo:line-height="100%"/>
    </style:style>
    <style:style style:name="T147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74" style:parent-style-name="Normal" style:family="paragraph">
      <style:paragraph-properties fo:margin-top="0.0694in" fo:margin-bottom="0.0694in" fo:line-height="100%"/>
    </style:style>
    <style:style style:name="T147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47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477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47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479" style:parent-style-name="Normal" style:family="paragraph">
      <style:paragraph-properties fo:margin-top="0.0694in" fo:margin-bottom="0.0694in" fo:line-height="100%"/>
    </style:style>
    <style:style style:name="T148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8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4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83" style:parent-style-name="Normal" style:family="paragraph">
      <style:paragraph-properties fo:margin-top="0.0694in" fo:margin-bottom="0.0694in" fo:line-height="100%"/>
    </style:style>
    <style:style style:name="T14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48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48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87" style:parent-style-name="Normal" style:family="paragraph">
      <style:paragraph-properties fo:margin-bottom="0in" fo:line-height="100%"/>
    </style:style>
    <style:style style:name="T148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489" style:parent-style-name="Normal" style:family="paragraph">
      <style:paragraph-properties fo:margin-top="0.0694in" fo:margin-bottom="0.0694in" fo:line-height="100%"/>
    </style:style>
    <style:style style:name="T149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49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1493" style:family="table-column">
      <style:table-column-properties style:column-width="1.4694in"/>
    </style:style>
    <style:style style:name="TableColumn1494" style:family="table-column">
      <style:table-column-properties style:column-width="2.4451in"/>
    </style:style>
    <style:style style:name="Table1492" style:family="table">
      <style:table-properties style:width="3.9145in" fo:margin-left="0in" table:align="left"/>
    </style:style>
    <style:style style:name="TableRow1495" style:family="table-row">
      <style:table-row-properties/>
    </style:style>
    <style:style style:name="TableCell14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1500" style:family="table-row">
      <style:table-row-properties/>
    </style:style>
    <style:style style:name="TableCell1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2" style:parent-style-name="Normal" style:family="paragraph">
      <style:paragraph-properties fo:margin-bottom="0in" fo:line-height="100%"/>
    </style:style>
    <style:style style:name="T150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5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506" style:family="table-row">
      <style:table-row-properties/>
    </style:style>
    <style:style style:name="TableCell1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8" style:parent-style-name="Normal" style:family="paragraph">
      <style:paragraph-properties fo:margin-bottom="0in" fo:line-height="100%"/>
    </style:style>
    <style:style style:name="T150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512" style:family="table-row">
      <style:table-row-properties/>
    </style:style>
    <style:style style:name="TableCell1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4" style:parent-style-name="Normal" style:family="paragraph">
      <style:paragraph-properties fo:margin-bottom="0in" fo:line-height="100%"/>
    </style:style>
    <style:style style:name="T15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518" style:family="table-row">
      <style:table-row-properties/>
    </style:style>
    <style:style style:name="TableCell15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0" style:parent-style-name="Normal" style:family="paragraph">
      <style:paragraph-properties fo:margin-bottom="0in" fo:line-height="100%"/>
    </style:style>
    <style:style style:name="T152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524" style:family="table-row">
      <style:table-row-properties/>
    </style:style>
    <style:style style:name="TableCell1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6" style:parent-style-name="Normal" style:family="paragraph">
      <style:paragraph-properties fo:margin-bottom="0in" fo:line-height="100%"/>
    </style:style>
    <style:style style:name="T152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15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530" style:parent-style-name="Normal" style:family="paragraph">
      <style:paragraph-properties fo:margin-top="0.0694in" fo:margin-bottom="0.0694in" fo:line-height="100%"/>
    </style:style>
    <style:style style:name="T153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53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53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534" style:parent-style-name="Normal" style:family="paragraph">
      <style:paragraph-properties fo:margin-top="0.0694in" fo:margin-bottom="0.0694in" fo:line-height="100%"/>
    </style:style>
    <style:style style:name="T153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5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53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5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53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5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54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5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543" style:parent-style-name="Normal" style:family="paragraph">
      <style:paragraph-properties fo:margin-bottom="0in" fo:line-height="100%"/>
    </style:style>
    <style:style style:name="T154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545" style:parent-style-name="Normal" style:family="paragraph">
      <style:paragraph-properties fo:margin-top="0.0694in" fo:margin-bottom="0.0694in" fo:line-height="100%"/>
    </style:style>
    <style:style style:name="T154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54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54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1550" style:family="table-column">
      <style:table-column-properties style:column-width="1.5437in"/>
    </style:style>
    <style:style style:name="TableColumn1551" style:family="table-column">
      <style:table-column-properties style:column-width="5.7243in"/>
    </style:style>
    <style:style style:name="Table1549" style:family="table">
      <style:table-properties style:width="7.268in" fo:margin-left="0in" table:align="left"/>
    </style:style>
    <style:style style:name="TableRow1552" style:family="table-row">
      <style:table-row-properties/>
    </style:style>
    <style:style style:name="TableCell1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1557" style:family="table-row">
      <style:table-row-properties/>
    </style:style>
    <style:style style:name="TableCell1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1" style:parent-style-name="Normal" style:family="paragraph">
      <style:paragraph-properties fo:margin-bottom="0in" fo:line-height="100%"/>
    </style:style>
    <style:style style:name="T156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5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56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5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571" style:family="table-row">
      <style:table-row-properties/>
    </style:style>
    <style:style style:name="TableCell1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576" style:family="table-row">
      <style:table-row-properties/>
    </style:style>
    <style:style style:name="TableCell1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1581" style:family="table-row">
      <style:table-row-properties/>
    </style:style>
    <style:style style:name="TableCell1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1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586" style:parent-style-name="Normal" style:family="paragraph">
      <style:paragraph-properties fo:margin-top="0.0694in" fo:margin-bottom="0.0694in" fo:line-height="100%"/>
    </style:style>
    <style:style style:name="T158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588" style:parent-style-name="Normal" style:family="paragraph">
      <style:paragraph-properties fo:margin-top="0.0694in" fo:margin-bottom="0.0694in" fo:line-height="100%"/>
    </style:style>
    <style:style style:name="T158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590" style:parent-style-name="Normal" style:family="paragraph">
      <style:paragraph-properties fo:margin-top="0.0694in" fo:margin-bottom="0.0694in" fo:line-height="100%"/>
    </style:style>
    <style:style style:name="T15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592" style:parent-style-name="Normal" style:family="paragraph">
      <style:paragraph-properties fo:margin-top="0.0694in" fo:margin-bottom="0.0694in" fo:line-height="100%"/>
    </style:style>
    <style:style style:name="T159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594" style:parent-style-name="Normal" style:family="paragraph">
      <style:paragraph-properties fo:margin-top="0.0694in" fo:margin-bottom="0.0694in" fo:line-height="100%"/>
    </style:style>
    <style:style style:name="T159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596" style:parent-style-name="Normal" style:family="paragraph">
      <style:paragraph-properties fo:margin-top="0.0694in" fo:margin-bottom="0.0694in" fo:line-height="100%"/>
    </style:style>
    <style:style style:name="T159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598" style:parent-style-name="Normal" style:family="paragraph">
      <style:paragraph-properties fo:margin-bottom="0in" fo:line-height="100%"/>
    </style:style>
    <style:style style:name="T15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00" style:parent-style-name="Normal" style:family="paragraph">
      <style:paragraph-properties fo:margin-top="0.0694in" fo:margin-bottom="0.0694in" fo:line-height="100%"/>
    </style:style>
    <style:style style:name="T160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60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603" style:parent-style-name="Normal" style:family="paragraph">
      <style:paragraph-properties fo:margin-top="0.0694in" fo:margin-bottom="0.0694in" fo:line-height="100%"/>
    </style:style>
    <style:style style:name="T160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60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60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60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08" style:parent-style-name="Normal" style:family="paragraph">
      <style:paragraph-properties fo:margin-top="0.0694in" fo:margin-bottom="0.0694in" fo:line-height="100%"/>
    </style:style>
    <style:style style:name="T16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1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1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12" style:parent-style-name="Normal" style:family="paragraph">
      <style:paragraph-properties fo:margin-top="0.0694in" fo:margin-bottom="0.0694in" fo:line-height="100%"/>
    </style:style>
    <style:style style:name="T161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1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1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1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20" style:parent-style-name="Normal" style:family="paragraph">
      <style:paragraph-properties fo:margin-bottom="0in" fo:line-height="100%"/>
    </style:style>
    <style:style style:name="T16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22" style:parent-style-name="Normal" style:family="paragraph">
      <style:paragraph-properties fo:margin-top="0.0694in" fo:margin-bottom="0.0694in" fo:line-height="100%"/>
    </style:style>
    <style:style style:name="T162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62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62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626" style:parent-style-name="Normal" style:family="paragraph">
      <style:paragraph-properties fo:margin-top="0.0694in" fo:margin-bottom="0.0694in" fo:line-height="100%"/>
    </style:style>
    <style:style style:name="T162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29" style:parent-style-name="Normal" style:family="paragraph">
      <style:paragraph-properties fo:margin-top="0.0694in" fo:margin-bottom="0.0694in" fo:line-height="100%"/>
    </style:style>
    <style:style style:name="T163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3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33" style:parent-style-name="Normal" style:family="paragraph">
      <style:paragraph-properties fo:margin-bottom="0in" fo:line-height="100%"/>
    </style:style>
    <style:style style:name="T16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35" style:parent-style-name="Normal" style:family="paragraph">
      <style:paragraph-properties fo:margin-top="0.0694in" fo:margin-bottom="0.0694in" fo:line-height="100%"/>
    </style:style>
    <style:style style:name="T163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63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63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63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4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41" style:parent-style-name="Normal" style:family="paragraph">
      <style:paragraph-properties fo:margin-bottom="0in" fo:line-height="100%"/>
    </style:style>
    <style:style style:name="T16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43" style:parent-style-name="Normal" style:family="paragraph">
      <style:paragraph-properties fo:margin-top="0.0694in" fo:margin-bottom="0.0694in" fo:line-height="100%"/>
    </style:style>
    <style:style style:name="T164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64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646" style:parent-style-name="Normal" style:family="paragraph">
      <style:paragraph-properties fo:margin-top="0.0694in" fo:margin-bottom="0.0694in" fo:line-height="100%"/>
    </style:style>
    <style:style style:name="T164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4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50" style:parent-style-name="Normal" style:family="paragraph">
      <style:paragraph-properties fo:margin-top="0.0694in" fo:margin-bottom="0.0694in" fo:line-height="100%"/>
    </style:style>
    <style:style style:name="T165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5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5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55" style:parent-style-name="Normal" style:family="paragraph">
      <style:paragraph-properties fo:margin-top="0.0694in" fo:margin-bottom="0.0694in" fo:line-height="100%"/>
    </style:style>
    <style:style style:name="T16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5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5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60" style:parent-style-name="Normal" style:family="paragraph">
      <style:paragraph-properties fo:margin-bottom="0in" fo:line-height="100%"/>
    </style:style>
    <style:style style:name="T16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62" style:parent-style-name="Normal" style:family="paragraph">
      <style:paragraph-properties fo:margin-top="0.0694in" fo:margin-bottom="0.0694in" fo:line-height="100%"/>
    </style:style>
    <style:style style:name="T166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66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66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66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67" style:parent-style-name="Normal" style:family="paragraph">
      <style:paragraph-properties fo:margin-top="0.0694in" fo:margin-bottom="0.0694in" fo:line-height="100%"/>
    </style:style>
    <style:style style:name="T166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6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7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7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7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7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74" style:parent-style-name="Normal" style:family="paragraph">
      <style:paragraph-properties fo:margin-top="0.0694in" fo:margin-bottom="0.0694in" fo:line-height="100%"/>
    </style:style>
    <style:style style:name="T167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77" style:parent-style-name="Normal" style:family="paragraph">
      <style:paragraph-properties fo:margin-bottom="0in" fo:line-height="100%"/>
    </style:style>
    <style:style style:name="T16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79" style:parent-style-name="Normal" style:family="paragraph">
      <style:paragraph-properties fo:margin-top="0.0694in" fo:margin-bottom="0.0694in" fo:line-height="100%"/>
    </style:style>
    <style:style style:name="T168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68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68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683" style:parent-style-name="Normal" style:family="paragraph">
      <style:paragraph-properties fo:margin-top="0.0694in" fo:margin-bottom="0.0694in" fo:line-height="100%"/>
    </style:style>
    <style:style style:name="T168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8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8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8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88" style:parent-style-name="Normal" style:family="paragraph">
      <style:paragraph-properties fo:margin-top="0.0694in" fo:margin-bottom="0.0694in" fo:line-height="100%"/>
    </style:style>
    <style:style style:name="T168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6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9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6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93" style:parent-style-name="Normal" style:family="paragraph">
      <style:paragraph-properties fo:margin-top="0.0694in" fo:margin-bottom="0.0694in" fo:line-height="100%"/>
    </style:style>
    <style:style style:name="T16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69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69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97" style:parent-style-name="Normal" style:family="paragraph">
      <style:paragraph-properties fo:margin-bottom="0in" fo:line-height="100%"/>
    </style:style>
    <style:style style:name="T169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699" style:parent-style-name="Normal" style:family="paragraph">
      <style:paragraph-properties fo:margin-top="0.0694in" fo:margin-bottom="0.0694in" fo:line-height="100%"/>
    </style:style>
    <style:style style:name="T170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70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70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703" style:parent-style-name="Normal" style:family="paragraph">
      <style:paragraph-properties fo:margin-top="0.0694in" fo:margin-bottom="0.0694in" fo:line-height="100%"/>
    </style:style>
    <style:style style:name="T17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0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0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08" style:parent-style-name="Normal" style:family="paragraph">
      <style:paragraph-properties fo:margin-bottom="0in" fo:line-height="100%"/>
    </style:style>
    <style:style style:name="T17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10" style:parent-style-name="Normal" style:family="paragraph">
      <style:paragraph-properties fo:margin-top="0.0694in" fo:margin-bottom="0.0694in" fo:line-height="100%"/>
    </style:style>
    <style:style style:name="T171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71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713" style:parent-style-name="Normal" style:family="paragraph">
      <style:paragraph-properties fo:margin-top="0.0694in" fo:margin-bottom="0.0694in" fo:line-height="100%"/>
    </style:style>
    <style:style style:name="T171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71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71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17" style:parent-style-name="Normal" style:family="paragraph">
      <style:paragraph-properties fo:margin-top="0.0694in" fo:margin-bottom="0.0694in" fo:line-height="100%"/>
    </style:style>
    <style:style style:name="T171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20" style:parent-style-name="Normal" style:family="paragraph">
      <style:paragraph-properties fo:margin-top="0.0694in" fo:margin-bottom="0.0694in" fo:line-height="100%"/>
    </style:style>
    <style:style style:name="T172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2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23" style:parent-style-name="Normal" style:family="paragraph">
      <style:paragraph-properties fo:margin-top="0.0694in" fo:margin-bottom="0.0694in" fo:line-height="100%"/>
    </style:style>
    <style:style style:name="T172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72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172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27" style:parent-style-name="Normal" style:family="paragraph">
      <style:paragraph-properties fo:margin-top="0.0694in" fo:margin-bottom="0.0694in" fo:line-height="100%"/>
    </style:style>
    <style:style style:name="T172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7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30" style:parent-style-name="Normal" style:family="paragraph">
      <style:paragraph-properties fo:margin-top="0.0694in" fo:margin-bottom="0.0694in" fo:line-height="100%"/>
    </style:style>
    <style:style style:name="T17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3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733" style:parent-style-name="Normal" style:family="paragraph">
      <style:paragraph-properties fo:margin-top="0.0694in" fo:margin-bottom="0.0694in" fo:line-height="100%"/>
    </style:style>
    <style:style style:name="T17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3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736" style:parent-style-name="Normal" style:family="paragraph">
      <style:paragraph-properties fo:margin-top="0.0694in" fo:margin-bottom="0.0694in" fo:line-height="100%"/>
    </style:style>
    <style:style style:name="T17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3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739" style:parent-style-name="Normal" style:family="paragraph">
      <style:paragraph-properties fo:margin-top="0.0694in" fo:margin-bottom="0.0694in" fo:line-height="100%"/>
    </style:style>
    <style:style style:name="T174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74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74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74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744" style:parent-style-name="VarsayılanParagrafYazıTipi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18pt" style:font-size-asian="18pt" style:font-size-complex="18pt" style:language-asian="tr" style:country-asian="TR"/>
    </style:style>
    <style:style style:name="T174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font-size="10pt" style:font-size-asian="10pt" style:font-size-complex="10pt" style:language-asian="tr" style:country-asian="TR"/>
    </style:style>
    <style:style style:name="T1746" style:parent-style-name="VarsayılanParagrafYazıTipi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18pt" style:font-size-asian="18pt" style:font-size-complex="18pt" style:language-asian="tr" style:country-asian="TR"/>
    </style:style>
    <style:style style:name="P1747" style:parent-style-name="Normal" style:family="paragraph">
      <style:paragraph-properties fo:margin-top="0.0694in" fo:margin-bottom="0.0694in" fo:line-height="100%"/>
    </style:style>
    <style:style style:name="T174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7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5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5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7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5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7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56" style:parent-style-name="Normal" style:family="paragraph">
      <style:paragraph-properties fo:margin-bottom="0in" fo:line-height="100%"/>
    </style:style>
    <style:style style:name="T17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58" style:parent-style-name="Normal" style:family="paragraph">
      <style:paragraph-properties fo:margin-top="0.0694in" fo:margin-bottom="0.0694in" fo:line-height="100%"/>
    </style:style>
    <style:style style:name="T175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76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1762" style:family="table-column">
      <style:table-column-properties style:column-width="0.9645in"/>
    </style:style>
    <style:style style:name="TableColumn1763" style:family="table-column">
      <style:table-column-properties style:column-width="2.3027in"/>
    </style:style>
    <style:style style:name="Table1761" style:family="table">
      <style:table-properties style:width="3.2673in" fo:margin-left="0in" table:align="left"/>
    </style:style>
    <style:style style:name="TableRow1764" style:family="table-row">
      <style:table-row-properties/>
    </style:style>
    <style:style style:name="TableCell1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7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1769" style:family="table-row">
      <style:table-row-properties/>
    </style:style>
    <style:style style:name="TableCell17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1" style:parent-style-name="Normal" style:family="paragraph">
      <style:paragraph-properties fo:margin-bottom="0in" fo:line-height="100%"/>
    </style:style>
    <style:style style:name="T177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4" style:parent-style-name="Normal" style:family="paragraph">
      <style:paragraph-properties fo:margin-bottom="0in" fo:line-height="100%"/>
    </style:style>
    <style:style style:name="T177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Row1776" style:family="table-row">
      <style:table-row-properties/>
    </style:style>
    <style:style style:name="TableCell1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8" style:parent-style-name="Normal" style:family="paragraph">
      <style:paragraph-properties fo:margin-bottom="0in" fo:line-height="100%"/>
    </style:style>
    <style:style style:name="T177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78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17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83" style:parent-style-name="Normal" style:family="paragraph">
      <style:paragraph-properties fo:margin-top="0.0694in" fo:margin-bottom="0.0694in" fo:line-height="100%"/>
    </style:style>
    <style:style style:name="T17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8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8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787" style:parent-style-name="Normal" style:family="paragraph">
      <style:paragraph-properties fo:margin-top="0.0694in" fo:margin-bottom="0.0694in" fo:line-height="100%"/>
    </style:style>
    <style:style style:name="T178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8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792" style:parent-style-name="Normal" style:family="paragraph">
      <style:paragraph-properties fo:margin-top="0.0694in" fo:margin-bottom="0.0694in" fo:line-height="100%"/>
    </style:style>
    <style:style style:name="T179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9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7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9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797" style:parent-style-name="Normal" style:family="paragraph">
      <style:paragraph-properties fo:margin-top="0.0694in" fo:margin-bottom="0.0694in" fo:line-height="100%"/>
    </style:style>
    <style:style style:name="T179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79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0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0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0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80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0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0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80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0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1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1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8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17" style:parent-style-name="Normal" style:family="paragraph">
      <style:paragraph-properties fo:margin-bottom="0in" fo:line-height="100%"/>
    </style:style>
    <style:style style:name="T18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19" style:parent-style-name="Normal" style:family="paragraph">
      <style:paragraph-properties fo:margin-top="0.0694in" fo:margin-bottom="0.0694in" fo:line-height="100%"/>
    </style:style>
    <style:style style:name="T182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82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822" style:parent-style-name="Normal" style:family="paragraph">
      <style:paragraph-properties fo:margin-top="0.0694in" fo:margin-bottom="0.0694in" fo:line-height="100%"/>
    </style:style>
    <style:style style:name="T182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82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82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82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827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82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2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30" style:parent-style-name="Normal" style:family="paragraph">
      <style:paragraph-properties fo:margin-bottom="0in" fo:line-height="100%"/>
    </style:style>
    <style:style style:name="T18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32" style:parent-style-name="Normal" style:family="paragraph">
      <style:paragraph-properties fo:margin-top="0.0694in" fo:margin-bottom="0.0694in" fo:line-height="100%"/>
    </style:style>
    <style:style style:name="T183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83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83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83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3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38" style:parent-style-name="Normal" style:family="paragraph">
      <style:paragraph-properties fo:margin-top="0.0694in" fo:margin-bottom="0.0694in" fo:line-height="100%"/>
    </style:style>
    <style:style style:name="T183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4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841" style:parent-style-name="Normal" style:family="paragraph">
      <style:paragraph-properties fo:margin-bottom="0in" fo:line-height="100%"/>
    </style:style>
    <style:style style:name="T18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43" style:parent-style-name="Normal" style:family="paragraph">
      <style:paragraph-properties fo:margin-top="0.0694in" fo:margin-bottom="0.0694in" fo:line-height="100%"/>
    </style:style>
    <style:style style:name="T184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84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84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184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84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849" style:parent-style-name="Normal" style:family="paragraph">
      <style:paragraph-properties fo:margin-top="0.0694in" fo:margin-bottom="0.0694in" fo:line-height="100%"/>
    </style:style>
    <style:style style:name="T18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5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5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53" style:parent-style-name="Normal" style:family="paragraph">
      <style:paragraph-properties fo:margin-top="0.0694in" fo:margin-bottom="0.0694in" fo:line-height="100%"/>
    </style:style>
    <style:style style:name="T185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5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57" style:parent-style-name="Normal" style:family="paragraph">
      <style:paragraph-properties fo:margin-top="0.0694in" fo:margin-bottom="0.0694in" fo:line-height="100%"/>
    </style:style>
    <style:style style:name="T18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5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6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62" style:parent-style-name="Normal" style:family="paragraph">
      <style:paragraph-properties fo:margin-top="0.0694in" fo:margin-bottom="0.0694in" fo:line-height="100%"/>
    </style:style>
    <style:style style:name="T18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6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66" style:parent-style-name="Normal" style:family="paragraph">
      <style:paragraph-properties fo:margin-top="0.0694in" fo:margin-bottom="0.0694in" fo:line-height="100%"/>
    </style:style>
    <style:style style:name="T186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6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6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7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71" style:parent-style-name="Normal" style:family="paragraph">
      <style:paragraph-properties fo:margin-bottom="0in" fo:line-height="100%"/>
    </style:style>
    <style:style style:name="T18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73" style:parent-style-name="Normal" style:family="paragraph">
      <style:paragraph-properties fo:margin-top="0.0694in" fo:margin-bottom="0.0694in" fo:line-height="100%"/>
    </style:style>
    <style:style style:name="T187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87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87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87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78" style:parent-style-name="Normal" style:family="paragraph">
      <style:paragraph-properties fo:margin-top="0.0694in" fo:margin-bottom="0.0694in" fo:line-height="100%"/>
    </style:style>
    <style:style style:name="T187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8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8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8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84" style:parent-style-name="Normal" style:family="paragraph">
      <style:paragraph-properties fo:margin-bottom="0in" fo:line-height="100%"/>
    </style:style>
    <style:style style:name="T188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86" style:parent-style-name="Normal" style:family="paragraph">
      <style:paragraph-properties fo:margin-top="0.0694in" fo:margin-bottom="0.0694in" fo:line-height="100%"/>
    </style:style>
    <style:style style:name="T188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188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88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890" style:parent-style-name="Normal" style:family="paragraph">
      <style:paragraph-properties fo:margin-top="0.0694in" fo:margin-bottom="0.0694in" fo:line-height="100%"/>
    </style:style>
    <style:style style:name="T189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9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9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9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895" style:parent-style-name="Normal" style:family="paragraph">
      <style:paragraph-properties fo:margin-top="0.0694in" fo:margin-bottom="0.0694in" fo:line-height="100%"/>
    </style:style>
    <style:style style:name="T189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89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8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0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02" style:parent-style-name="Normal" style:family="paragraph">
      <style:paragraph-properties fo:margin-top="0.0694in" fo:margin-bottom="0.0694in" fo:line-height="100%"/>
    </style:style>
    <style:style style:name="T190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2pt" style:font-size-asian="12pt" style:font-size-complex="12pt" style:language-asian="tr" style:country-asian="TR"/>
    </style:style>
    <style:style style:name="T190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1905" style:parent-style-name="Normal" style:family="paragraph">
      <style:paragraph-properties fo:margin-top="0.0694in" fo:margin-bottom="0.0694in" fo:line-height="100%"/>
    </style:style>
    <style:style style:name="T190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0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0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9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10" style:parent-style-name="Normal" style:family="paragraph">
      <style:paragraph-properties fo:margin-top="0.0694in" fo:margin-bottom="0.0694in" fo:line-height="100%"/>
    </style:style>
    <style:style style:name="T19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1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9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15" style:parent-style-name="Normal" style:family="paragraph">
      <style:paragraph-properties fo:margin-bottom="0in" fo:line-height="100%"/>
    </style:style>
    <style:style style:name="T19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17" style:parent-style-name="Normal" style:family="paragraph">
      <style:paragraph-properties fo:margin-top="0.0694in" fo:margin-bottom="0.0694in" fo:line-height="100%"/>
    </style:style>
    <style:style style:name="T191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91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92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921" style:parent-style-name="Normal" style:family="paragraph">
      <style:paragraph-properties fo:margin-top="0.0694in" fo:margin-bottom="0.0694in" fo:line-height="100%"/>
    </style:style>
    <style:style style:name="T192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2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2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2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27" style:parent-style-name="Normal" style:family="paragraph">
      <style:paragraph-properties fo:margin-top="0.0694in" fo:margin-bottom="0.0694in" fo:line-height="100%"/>
    </style:style>
    <style:style style:name="T192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3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32" style:parent-style-name="Normal" style:family="paragraph">
      <style:paragraph-properties fo:margin-top="0.0694in" fo:margin-bottom="0.0694in" fo:line-height="100%"/>
    </style:style>
    <style:style style:name="T193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93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93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936" style:parent-style-name="Normal" style:family="paragraph">
      <style:paragraph-properties fo:margin-top="0.0694in" fo:margin-bottom="0.0694in" fo:line-height="100%"/>
    </style:style>
    <style:style style:name="T193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9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3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4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9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4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94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4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4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4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48" style:parent-style-name="Normal" style:family="paragraph">
      <style:paragraph-properties fo:margin-bottom="0in" fo:line-height="100%"/>
    </style:style>
    <style:style style:name="T19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50" style:parent-style-name="Normal" style:family="paragraph">
      <style:paragraph-properties fo:margin-top="0.0694in" fo:margin-bottom="0.0694in" fo:line-height="100%"/>
    </style:style>
    <style:style style:name="T195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95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9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9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9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9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9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958" style:parent-style-name="Normal" style:family="paragraph">
      <style:paragraph-properties fo:margin-top="0.0694in" fo:margin-bottom="0.0694in" fo:line-height="100%"/>
    </style:style>
    <style:style style:name="T19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6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62" style:parent-style-name="Normal" style:family="paragraph">
      <style:paragraph-properties fo:margin-top="0.0694in" fo:margin-bottom="0.0694in" fo:line-height="100%"/>
    </style:style>
    <style:style style:name="T19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6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66" style:parent-style-name="Normal" style:family="paragraph">
      <style:paragraph-properties fo:margin-top="0.0694in" fo:margin-bottom="0.0694in" fo:line-height="100%"/>
    </style:style>
    <style:style style:name="T196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6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19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71" style:parent-style-name="Normal" style:family="paragraph">
      <style:paragraph-properties fo:margin-top="0.0694in" fo:margin-bottom="0.0694in" fo:line-height="100%"/>
    </style:style>
    <style:style style:name="T197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197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7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1976" style:parent-style-name="Normal" style:family="paragraph">
      <style:paragraph-properties fo:margin-bottom="0in" fo:line-height="100%"/>
    </style:style>
    <style:style style:name="T197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78" style:parent-style-name="Normal" style:family="paragraph">
      <style:paragraph-properties fo:margin-top="0.0694in" fo:margin-bottom="0.0694in" fo:line-height="100%"/>
    </style:style>
    <style:style style:name="T197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98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981" style:parent-style-name="Normal" style:family="paragraph">
      <style:paragraph-properties fo:margin-top="0.0694in" fo:margin-bottom="0.0694in" fo:line-height="100%"/>
    </style:style>
    <style:style style:name="T19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198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198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85" style:parent-style-name="Normal" style:family="paragraph">
      <style:paragraph-properties fo:margin-top="0.0694in" fo:margin-bottom="0.0694in" fo:line-height="100%"/>
    </style:style>
    <style:style style:name="T198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198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88" style:parent-style-name="Normal" style:family="paragraph">
      <style:paragraph-properties fo:margin-bottom="0in" fo:line-height="100%"/>
    </style:style>
    <style:style style:name="T198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1990" style:parent-style-name="Normal" style:family="paragraph">
      <style:paragraph-properties fo:margin-top="0.0694in" fo:margin-bottom="0.0694in" fo:line-height="100%"/>
    </style:style>
    <style:style style:name="T199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199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199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1994" style:parent-style-name="Normal" style:family="paragraph">
      <style:paragraph-properties fo:margin-top="0.0694in" fo:margin-bottom="0.0694in" fo:line-height="100%"/>
    </style:style>
    <style:style style:name="T199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996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199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199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1999" style:parent-style-name="Normal" style:family="paragraph">
      <style:paragraph-properties fo:margin-top="0.0694in" fo:margin-bottom="0.0694in" fo:line-height="100%"/>
    </style:style>
    <style:style style:name="T200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0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00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0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00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08" style:parent-style-name="Normal" style:family="paragraph">
      <style:paragraph-properties fo:margin-bottom="0in" fo:line-height="100%"/>
    </style:style>
    <style:style style:name="T20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10" style:parent-style-name="Normal" style:family="paragraph">
      <style:paragraph-properties fo:margin-top="0.0694in" fo:margin-bottom="0.0694in" fo:line-height="100%"/>
    </style:style>
    <style:style style:name="T201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012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201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01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015" style:parent-style-name="Normal" style:family="paragraph">
      <style:paragraph-properties fo:margin-top="0.0694in" fo:margin-bottom="0.0694in" fo:line-height="100%"/>
    </style:style>
    <style:style style:name="T201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0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1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0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2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02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2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27" style:parent-style-name="Normal" style:family="paragraph">
      <style:paragraph-properties fo:margin-bottom="0in" fo:line-height="100%"/>
    </style:style>
    <style:style style:name="T20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29" style:parent-style-name="Normal" style:family="paragraph">
      <style:paragraph-properties fo:margin-top="0.0694in" fo:margin-bottom="0.0694in" fo:line-height="100%"/>
    </style:style>
    <style:style style:name="T203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031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203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03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034" style:parent-style-name="Normal" style:family="paragraph">
      <style:paragraph-properties fo:margin-top="0.0694in" fo:margin-bottom="0.0694in" fo:line-height="100%"/>
    </style:style>
    <style:style style:name="T203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0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3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03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4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04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4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0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4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0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4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47" style:parent-style-name="Normal" style:family="paragraph">
      <style:paragraph-properties fo:margin-top="0.0694in" fo:margin-bottom="0.0694in" fo:line-height="100%"/>
    </style:style>
    <style:style style:name="T204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2pt" style:font-size-asian="12pt" style:font-size-complex="12pt" style:language-asian="tr" style:country-asian="TR"/>
    </style:style>
    <style:style style:name="T204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olumn2051" style:family="table-column">
      <style:table-column-properties style:column-width="1.4597in"/>
    </style:style>
    <style:style style:name="TableColumn2052" style:family="table-column">
      <style:table-column-properties style:column-width="1.0423in"/>
    </style:style>
    <style:style style:name="TableColumn2053" style:family="table-column">
      <style:table-column-properties style:column-width="2.1604in"/>
    </style:style>
    <style:style style:name="Table2050" style:family="table">
      <style:table-properties style:width="4.6625in" fo:margin-left="0in" table:align="left"/>
    </style:style>
    <style:style style:name="TableRow2054" style:family="table-row">
      <style:table-row-properties/>
    </style:style>
    <style:style style:name="TableCell20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0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2061" style:family="table-row">
      <style:table-row-properties/>
    </style:style>
    <style:style style:name="TableCell2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5" style:parent-style-name="Normal" style:family="paragraph">
      <style:paragraph-properties fo:margin-bottom="0in" fo:line-height="100%"/>
    </style:style>
    <style:style style:name="T206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0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069" style:family="table-row">
      <style:table-row-properties/>
    </style:style>
    <style:style style:name="TableCell20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0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3" style:parent-style-name="Normal" style:family="paragraph">
      <style:paragraph-properties fo:margin-bottom="0in" fo:line-height="100%"/>
    </style:style>
    <style:style style:name="T207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077" style:family="table-row">
      <style:table-row-properties/>
    </style:style>
    <style:style style:name="TableCell20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1" style:parent-style-name="Normal" style:family="paragraph">
      <style:paragraph-properties fo:margin-bottom="0in" fo:line-height="100%"/>
    </style:style>
    <style:style style:name="T208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0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085" style:family="table-row">
      <style:table-row-properties/>
    </style:style>
    <style:style style:name="TableCell20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9" style:parent-style-name="Normal" style:family="paragraph">
      <style:paragraph-properties fo:margin-bottom="0in" fo:line-height="100%"/>
    </style:style>
    <style:style style:name="T209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0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93" style:parent-style-name="Normal" style:family="paragraph">
      <style:paragraph-properties fo:margin-top="0.0694in" fo:margin-bottom="0.0694in" fo:line-height="100%"/>
    </style:style>
    <style:style style:name="T209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0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096" style:parent-style-name="Normal" style:family="paragraph">
      <style:paragraph-properties fo:margin-top="0.0694in" fo:margin-bottom="0.0694in" fo:line-height="100%"/>
    </style:style>
    <style:style style:name="T209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09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09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10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01" style:parent-style-name="Normal" style:family="paragraph">
      <style:paragraph-properties fo:margin-top="0.0694in" fo:margin-bottom="0.0694in" fo:line-height="100%"/>
    </style:style>
    <style:style style:name="T210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1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1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105" style:parent-style-name="Normal" style:family="paragraph">
      <style:paragraph-properties fo:margin-bottom="0in" fo:line-height="100%"/>
    </style:style>
    <style:style style:name="T21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07" style:parent-style-name="Normal" style:family="paragraph">
      <style:paragraph-properties fo:margin-top="0.0694in" fo:margin-bottom="0.0694in" fo:line-height="100%"/>
    </style:style>
    <style:style style:name="T210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10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2111" style:family="table-column">
      <style:table-column-properties style:column-width="0.8027in"/>
    </style:style>
    <style:style style:name="TableColumn2112" style:family="table-column">
      <style:table-column-properties style:column-width="3.6208in"/>
    </style:style>
    <style:style style:name="Table2110" style:family="table">
      <style:table-properties style:width="4.4236in" fo:margin-left="0in" table:align="left"/>
    </style:style>
    <style:style style:name="TableRow2113" style:family="table-row">
      <style:table-row-properties/>
    </style:style>
    <style:style style:name="TableCell2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5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2118" style:family="table-row">
      <style:table-row-properties/>
    </style:style>
    <style:style style:name="TableCell2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0" style:parent-style-name="Normal" style:family="paragraph">
      <style:paragraph-properties fo:margin-bottom="0in" fo:line-height="100%"/>
    </style:style>
    <style:style style:name="T212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124" style:family="table-row">
      <style:table-row-properties/>
    </style:style>
    <style:style style:name="TableCell2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6" style:parent-style-name="Normal" style:family="paragraph">
      <style:paragraph-properties fo:margin-bottom="0in" fo:line-height="100%"/>
    </style:style>
    <style:style style:name="T212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9" style:parent-style-name="Normal" style:family="paragraph">
      <style:paragraph-properties fo:margin-bottom="0in" fo:line-height="100%"/>
    </style:style>
    <style:style style:name="T213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213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3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3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34" style:parent-style-name="Normal" style:family="paragraph">
      <style:paragraph-properties fo:margin-top="0.0694in" fo:margin-bottom="0.0694in" fo:line-height="100%"/>
    </style:style>
    <style:style style:name="T213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13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1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13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13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14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141" style:parent-style-name="Normal" style:family="paragraph">
      <style:paragraph-properties fo:margin-top="0.0694in" fo:margin-bottom="0.0694in" fo:line-height="100%"/>
    </style:style>
    <style:style style:name="T2142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14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214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145" style:parent-style-name="Normal" style:family="paragraph">
      <style:paragraph-properties fo:margin-top="0.0694in" fo:margin-bottom="0.0694in" fo:line-height="100%"/>
    </style:style>
    <style:style style:name="T214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14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14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1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15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1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15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1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5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5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5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58" style:parent-style-name="Normal" style:family="paragraph">
      <style:paragraph-properties fo:margin-bottom="0in" fo:line-height="100%"/>
    </style:style>
    <style:style style:name="T21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60" style:parent-style-name="Normal" style:family="paragraph">
      <style:paragraph-properties fo:margin-top="0.0694in" fo:margin-bottom="0.0694in" fo:line-height="100%"/>
    </style:style>
    <style:style style:name="T216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16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2164" style:family="table-column">
      <style:table-column-properties style:column-width="2.8027in"/>
    </style:style>
    <style:style style:name="TableColumn2165" style:family="table-column">
      <style:table-column-properties style:column-width="3.1118in"/>
    </style:style>
    <style:style style:name="Table2163" style:family="table">
      <style:table-properties style:width="5.9145in" fo:margin-left="0in" table:align="left"/>
    </style:style>
    <style:style style:name="TableRow2166" style:family="table-row">
      <style:table-row-properties/>
    </style:style>
    <style:style style:name="TableCell2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2171" style:family="table-row">
      <style:table-row-properties/>
    </style:style>
    <style:style style:name="TableCell2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3" style:parent-style-name="Normal" style:family="paragraph">
      <style:paragraph-properties fo:margin-bottom="0in" fo:line-height="100%"/>
    </style:style>
    <style:style style:name="T217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177" style:family="table-row">
      <style:table-row-properties/>
    </style:style>
    <style:style style:name="TableCell2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9" style:parent-style-name="Normal" style:family="paragraph">
      <style:paragraph-properties fo:margin-bottom="0in" fo:line-height="100%"/>
    </style:style>
    <style:style style:name="T21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183" style:family="table-row">
      <style:table-row-properties/>
    </style:style>
    <style:style style:name="TableCell2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5" style:parent-style-name="Normal" style:family="paragraph">
      <style:paragraph-properties fo:margin-bottom="0in" fo:line-height="100%"/>
    </style:style>
    <style:style style:name="T218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18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90" style:parent-style-name="Normal" style:family="paragraph">
      <style:paragraph-properties fo:margin-bottom="0in" fo:line-height="100%"/>
    </style:style>
    <style:style style:name="T219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192" style:parent-style-name="Normal" style:family="paragraph">
      <style:paragraph-properties fo:margin-top="0.0694in" fo:margin-bottom="0.0694in" fo:line-height="100%"/>
    </style:style>
    <style:style style:name="T219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19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2195" style:parent-style-name="Normal" style:family="paragraph">
      <style:paragraph-properties fo:margin-top="0.0694in" fo:margin-bottom="0.0694in" fo:line-height="100%"/>
    </style:style>
    <style:style style:name="T219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19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19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199" style:parent-style-name="Normal" style:family="paragraph">
      <style:paragraph-properties fo:margin-top="0.0694in" fo:margin-bottom="0.0694in" fo:line-height="100%"/>
    </style:style>
    <style:style style:name="T220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02" style:parent-style-name="Normal" style:family="paragraph">
      <style:paragraph-properties fo:margin-top="0.0694in" fo:margin-bottom="0.0694in" fo:line-height="100%"/>
    </style:style>
    <style:style style:name="T22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0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07" style:parent-style-name="Normal" style:family="paragraph">
      <style:paragraph-properties fo:margin-top="0.0694in" fo:margin-bottom="0.0694in" fo:line-height="100%"/>
    </style:style>
    <style:style style:name="T220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0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1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13" style:parent-style-name="Normal" style:family="paragraph">
      <style:paragraph-properties fo:margin-bottom="0in" fo:line-height="100%"/>
    </style:style>
    <style:style style:name="T22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15" style:parent-style-name="Normal" style:family="paragraph">
      <style:paragraph-properties fo:margin-top="0.0694in" fo:margin-bottom="0.0694in" fo:line-height="100%"/>
    </style:style>
    <style:style style:name="T221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21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21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219" style:parent-style-name="Normal" style:family="paragraph">
      <style:paragraph-properties fo:margin-top="0.0694in" fo:margin-bottom="0.0694in" fo:line-height="100%"/>
    </style:style>
    <style:style style:name="T22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21" style:parent-style-name="VarsayılanParagrafYazıTipi" style:family="text">
      <style:text-properties style:font-name="Courier New" style:font-name-asian="Times New Roman" style:font-name-complex="Courier New" fo:font-style="italic" style:font-style-asian="italic" style:font-style-complex="italic" fo:font-size="10pt" style:font-size-asian="10pt" style:font-size-complex="10pt" style:language-asian="tr" style:country-asian="TR"/>
    </style:style>
    <style:style style:name="T2222" style:parent-style-name="VarsayılanParagrafYazıTipi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tr" style:country-asian="TR"/>
    </style:style>
    <style:style style:name="T22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2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25" style:parent-style-name="Normal" style:family="paragraph">
      <style:paragraph-properties fo:margin-top="0.0694in" fo:margin-bottom="0.0694in" fo:line-height="100%"/>
    </style:style>
    <style:style style:name="T22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2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3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3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32" style:parent-style-name="Normal" style:family="paragraph">
      <style:paragraph-properties fo:margin-top="0.0694in" fo:margin-bottom="0.0694in" fo:line-height="100%"/>
    </style:style>
    <style:style style:name="T223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3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3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36" style:parent-style-name="Normal" style:family="paragraph">
      <style:paragraph-properties fo:margin-top="0.0694in" fo:margin-bottom="0.0694in" fo:line-height="100%"/>
    </style:style>
    <style:style style:name="T223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2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3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41" style:parent-style-name="Normal" style:family="paragraph">
      <style:paragraph-properties fo:margin-bottom="0in" fo:line-height="100%"/>
    </style:style>
    <style:style style:name="T22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43" style:parent-style-name="Normal" style:family="paragraph">
      <style:paragraph-properties fo:margin-top="0.0694in" fo:margin-bottom="0.0694in" fo:line-height="100%"/>
    </style:style>
    <style:style style:name="T224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24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24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247" style:parent-style-name="Normal" style:family="paragraph">
      <style:paragraph-properties fo:margin-top="0.0694in" fo:margin-bottom="0.0694in" fo:line-height="100%"/>
    </style:style>
    <style:style style:name="T224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51" style:parent-style-name="Normal" style:family="paragraph">
      <style:paragraph-properties fo:margin-top="0.0694in" fo:margin-bottom="0.0694in" fo:line-height="100%"/>
    </style:style>
    <style:style style:name="T225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5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5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55" style:parent-style-name="Normal" style:family="paragraph">
      <style:paragraph-properties fo:margin-top="0.0694in" fo:margin-bottom="0.0694in" fo:line-height="100%"/>
    </style:style>
    <style:style style:name="T225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2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5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60" style:parent-style-name="Normal" style:family="paragraph">
      <style:paragraph-properties fo:margin-top="0.0694in" fo:margin-bottom="0.0694in" fo:line-height="100%"/>
    </style:style>
    <style:style style:name="T226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26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6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6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65" style:parent-style-name="Normal" style:family="paragraph">
      <style:paragraph-properties fo:margin-top="0.0694in" fo:margin-bottom="0.0694in" fo:line-height="100%"/>
    </style:style>
    <style:style style:name="T226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6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69" style:parent-style-name="Normal" style:family="paragraph">
      <style:paragraph-properties fo:margin-bottom="0in" fo:line-height="100%"/>
    </style:style>
    <style:style style:name="T22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71" style:parent-style-name="Normal" style:family="paragraph">
      <style:paragraph-properties fo:margin-top="0.0694in" fo:margin-bottom="0.0694in" fo:line-height="100%"/>
    </style:style>
    <style:style style:name="T2272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27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27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275" style:parent-style-name="Normal" style:family="paragraph">
      <style:paragraph-properties fo:margin-top="0.0694in" fo:margin-bottom="0.0694in" fo:line-height="100%"/>
    </style:style>
    <style:style style:name="T22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7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7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281" style:parent-style-name="Normal" style:family="paragraph">
      <style:paragraph-properties fo:margin-top="0.0694in" fo:margin-bottom="0.0694in" fo:line-height="100%"/>
    </style:style>
    <style:style style:name="T22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8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85" style:parent-style-name="Normal" style:family="paragraph">
      <style:paragraph-properties fo:margin-bottom="0in" fo:line-height="100%"/>
    </style:style>
    <style:style style:name="T228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287" style:parent-style-name="Normal" style:family="paragraph">
      <style:paragraph-properties fo:margin-top="0.0694in" fo:margin-bottom="0.0694in" fo:line-height="100%"/>
    </style:style>
    <style:style style:name="T228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28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29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229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29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293" style:parent-style-name="Normal" style:family="paragraph">
      <style:paragraph-properties fo:margin-top="0.0694in" fo:margin-bottom="0.0694in" fo:line-height="100%"/>
    </style:style>
    <style:style style:name="T229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9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29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2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0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01" style:parent-style-name="Normal" style:family="paragraph">
      <style:paragraph-properties fo:margin-bottom="0in" fo:line-height="100%"/>
    </style:style>
    <style:style style:name="T23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03" style:parent-style-name="Normal" style:family="paragraph">
      <style:paragraph-properties fo:margin-top="0.0694in" fo:margin-bottom="0.0694in" fo:line-height="100%"/>
    </style:style>
    <style:style style:name="T230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30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30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30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0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09" style:parent-style-name="Normal" style:family="paragraph">
      <style:paragraph-properties fo:margin-top="0.0694in" fo:margin-bottom="0.0694in" fo:line-height="100%"/>
    </style:style>
    <style:style style:name="T231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311" style:parent-style-name="Normal" style:family="paragraph">
      <style:paragraph-properties fo:margin-top="0.0694in" fo:margin-bottom="0.0694in" fo:line-height="100%"/>
    </style:style>
    <style:style style:name="T231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313" style:parent-style-name="Normal" style:family="paragraph">
      <style:paragraph-properties fo:margin-top="0.0694in" fo:margin-bottom="0.0694in" fo:line-height="100%"/>
    </style:style>
    <style:style style:name="T23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3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17" style:parent-style-name="Normal" style:family="paragraph">
      <style:paragraph-properties fo:margin-top="0.0694in" fo:margin-bottom="0.0694in" fo:line-height="100%"/>
    </style:style>
    <style:style style:name="T231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3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21" style:parent-style-name="Normal" style:family="paragraph">
      <style:paragraph-properties fo:margin-bottom="0in" fo:line-height="100%"/>
    </style:style>
    <style:style style:name="T232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23" style:parent-style-name="Normal" style:family="paragraph">
      <style:paragraph-properties fo:margin-top="0.0694in" fo:margin-bottom="0.0694in" fo:line-height="100%"/>
    </style:style>
    <style:style style:name="T232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32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2327" style:family="table-column">
      <style:table-column-properties style:column-width="1.9013in"/>
    </style:style>
    <style:style style:name="TableColumn2328" style:family="table-column">
      <style:table-column-properties style:column-width="5.3666in"/>
    </style:style>
    <style:style style:name="Table2326" style:family="table">
      <style:table-properties style:width="7.268in" fo:margin-left="0in" table:align="left"/>
    </style:style>
    <style:style style:name="TableRow2329" style:family="table-row">
      <style:table-row-properties/>
    </style:style>
    <style:style style:name="TableCell2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3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2334" style:family="table-row">
      <style:table-row-properties/>
    </style:style>
    <style:style style:name="TableCell2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6" style:parent-style-name="Normal" style:family="paragraph">
      <style:paragraph-properties fo:margin-bottom="0in" fo:line-height="100%"/>
    </style:style>
    <style:style style:name="T233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3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3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1" style:parent-style-name="Normal" style:family="paragraph">
      <style:paragraph-properties fo:margin-bottom="0in" fo:line-height="100%"/>
    </style:style>
    <style:style style:name="T23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4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34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345" style:family="table-row">
      <style:table-row-properties/>
    </style:style>
    <style:style style:name="TableCell2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7" style:parent-style-name="Normal" style:family="paragraph">
      <style:paragraph-properties fo:margin-bottom="0in" fo:line-height="100%"/>
    </style:style>
    <style:style style:name="T234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3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5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2" style:parent-style-name="Normal" style:family="paragraph">
      <style:paragraph-properties fo:margin-bottom="0in" fo:line-height="100%"/>
    </style:style>
    <style:style style:name="T23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5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3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56" style:parent-style-name="Normal" style:family="paragraph">
      <style:paragraph-properties fo:margin-top="0.0694in" fo:margin-bottom="0.0694in" fo:line-height="100%"/>
    </style:style>
    <style:style style:name="T235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3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59" style:parent-style-name="Normal" style:family="paragraph">
      <style:paragraph-properties fo:margin-top="0.0694in" fo:margin-bottom="0.0694in" fo:line-height="100%"/>
    </style:style>
    <style:style style:name="T236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36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2362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363" style:parent-style-name="Normal" style:family="paragraph">
      <style:paragraph-properties fo:margin-top="0.0694in" fo:margin-bottom="0.0694in" fo:line-height="100%"/>
    </style:style>
    <style:style style:name="T236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3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6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36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6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36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7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37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37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7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7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7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77" style:parent-style-name="Normal" style:family="paragraph">
      <style:paragraph-properties fo:margin-bottom="0in" fo:line-height="100%"/>
    </style:style>
    <style:style style:name="T23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379" style:parent-style-name="Normal" style:family="paragraph">
      <style:paragraph-properties fo:margin-top="0.0694in" fo:margin-bottom="0.0694in" fo:line-height="100%"/>
    </style:style>
    <style:style style:name="T238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38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2383" style:family="table-column">
      <style:table-column-properties style:column-width="2.6715in"/>
    </style:style>
    <style:style style:name="TableColumn2384" style:family="table-column">
      <style:table-column-properties style:column-width="3.5152in"/>
    </style:style>
    <style:style style:name="Table2382" style:family="table">
      <style:table-properties style:width="6.1868in" fo:margin-left="0in" table:align="left"/>
    </style:style>
    <style:style style:name="TableRow2385" style:family="table-row">
      <style:table-row-properties/>
    </style:style>
    <style:style style:name="TableCell2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2390" style:family="table-row">
      <style:table-row-properties/>
    </style:style>
    <style:style style:name="TableCell2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395" style:family="table-row">
      <style:table-row-properties/>
    </style:style>
    <style:style style:name="TableCell2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9" style:parent-style-name="Normal" style:family="paragraph">
      <style:paragraph-properties fo:margin-bottom="0in" fo:line-height="100%"/>
    </style:style>
    <style:style style:name="T240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0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4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404" style:family="table-row">
      <style:table-row-properties/>
    </style:style>
    <style:style style:name="TableCell2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409" style:family="table-row">
      <style:table-row-properties/>
    </style:style>
    <style:style style:name="TableCell2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414" style:family="table-row">
      <style:table-row-properties/>
    </style:style>
    <style:style style:name="TableCell2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6" style:parent-style-name="Normal" style:family="paragraph">
      <style:paragraph-properties fo:margin-bottom="0in" fo:line-height="100%"/>
    </style:style>
    <style:style style:name="T241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4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1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422" style:family="table-row">
      <style:table-row-properties/>
    </style:style>
    <style:style style:name="TableCell2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4" style:parent-style-name="Normal" style:family="paragraph">
      <style:paragraph-properties fo:margin-bottom="0in" fo:line-height="100%"/>
    </style:style>
    <style:style style:name="T242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4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2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430" style:family="table-row">
      <style:table-row-properties/>
    </style:style>
    <style:style style:name="TableCell2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2" style:parent-style-name="Normal" style:family="paragraph">
      <style:paragraph-properties fo:margin-bottom="0in" fo:line-height="100%"/>
    </style:style>
    <style:style style:name="T243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4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437" style:family="table-row">
      <style:table-row-properties/>
    </style:style>
    <style:style style:name="TableCell2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9" style:parent-style-name="Normal" style:family="paragraph">
      <style:paragraph-properties fo:margin-bottom="0in" fo:line-height="100%"/>
    </style:style>
    <style:style style:name="T244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44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4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45" style:parent-style-name="Normal" style:family="paragraph">
      <style:paragraph-properties fo:margin-bottom="0in" fo:line-height="100%"/>
    </style:style>
    <style:style style:name="T244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47" style:parent-style-name="Normal" style:family="paragraph">
      <style:paragraph-properties fo:margin-top="0.0694in" fo:margin-bottom="0.0694in" fo:line-height="100%"/>
    </style:style>
    <style:style style:name="T244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44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2450" style:parent-style-name="Normal" style:family="paragraph">
      <style:paragraph-properties fo:margin-top="0.0694in" fo:margin-bottom="0.0694in" fo:line-height="100%"/>
    </style:style>
    <style:style style:name="T245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45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45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454" style:parent-style-name="Normal" style:family="paragraph">
      <style:paragraph-properties fo:margin-top="0.0694in" fo:margin-bottom="0.0694in" fo:line-height="100%"/>
    </style:style>
    <style:style style:name="T24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5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4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5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4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60" style:parent-style-name="Normal" style:family="paragraph">
      <style:paragraph-properties fo:margin-top="0.0694in" fo:margin-bottom="0.0694in" fo:line-height="100%"/>
    </style:style>
    <style:style style:name="T24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6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4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6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65" style:parent-style-name="Normal" style:family="paragraph">
      <style:paragraph-properties fo:margin-bottom="0in" fo:line-height="100%"/>
    </style:style>
    <style:style style:name="T246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67" style:parent-style-name="Normal" style:family="paragraph">
      <style:paragraph-properties fo:margin-top="0.0694in" fo:margin-bottom="0.0694in" fo:line-height="100%"/>
    </style:style>
    <style:style style:name="T246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46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47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47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7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7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74" style:parent-style-name="Normal" style:family="paragraph">
      <style:paragraph-properties fo:margin-top="0.0694in" fo:margin-bottom="0.0694in" fo:line-height="100%"/>
    </style:style>
    <style:style style:name="T247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7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477" style:parent-style-name="Normal" style:family="paragraph">
      <style:paragraph-properties fo:margin-top="0.0694in" fo:margin-bottom="0.0694in" fo:line-height="100%"/>
    </style:style>
    <style:style style:name="T24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7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48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81" style:parent-style-name="Normal" style:family="paragraph">
      <style:paragraph-properties fo:margin-bottom="0in" fo:line-height="100%"/>
    </style:style>
    <style:style style:name="T24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83" style:parent-style-name="Normal" style:family="paragraph">
      <style:paragraph-properties fo:margin-top="0.0694in" fo:margin-bottom="0.0694in" fo:line-height="100%"/>
    </style:style>
    <style:style style:name="T248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48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48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248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48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248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49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491" style:parent-style-name="Normal" style:family="paragraph">
      <style:paragraph-properties fo:margin-top="0.0694in" fo:margin-bottom="0.0694in" fo:line-height="100%"/>
    </style:style>
    <style:style style:name="T249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49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94" style:parent-style-name="Normal" style:family="paragraph">
      <style:paragraph-properties fo:margin-top="0.0694in" fo:margin-bottom="0.0694in" fo:line-height="100%"/>
    </style:style>
    <style:style style:name="T24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49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49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9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499" style:parent-style-name="Normal" style:family="paragraph">
      <style:paragraph-properties fo:margin-bottom="0in" fo:line-height="100%"/>
    </style:style>
    <style:style style:name="T250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01" style:parent-style-name="Normal" style:family="paragraph">
      <style:paragraph-properties fo:margin-top="0.0694in" fo:margin-bottom="0.0694in" fo:line-height="100%"/>
    </style:style>
    <style:style style:name="T2502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50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504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50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06" style:parent-style-name="Normal" style:family="paragraph">
      <style:paragraph-properties fo:margin-top="0.0694in" fo:margin-bottom="0.0694in" fo:line-height="100%"/>
    </style:style>
    <style:style style:name="T250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0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1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11" style:parent-style-name="Normal" style:family="paragraph">
      <style:paragraph-properties fo:margin-top="0.0694in" fo:margin-bottom="0.0694in" fo:line-height="100%"/>
    </style:style>
    <style:style style:name="T251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1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14" style:parent-style-name="Normal" style:family="paragraph">
      <style:paragraph-properties fo:margin-bottom="0in" fo:line-height="100%"/>
    </style:style>
    <style:style style:name="T25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16" style:parent-style-name="Normal" style:family="paragraph">
      <style:paragraph-properties fo:margin-top="0.0694in" fo:margin-bottom="0.0694in" fo:line-height="100%"/>
    </style:style>
    <style:style style:name="T251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51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51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520" style:parent-style-name="Normal" style:family="paragraph">
      <style:paragraph-properties fo:margin-top="0.0694in" fo:margin-bottom="0.0694in" fo:line-height="100%"/>
    </style:style>
    <style:style style:name="T25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2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24" style:parent-style-name="Normal" style:family="paragraph">
      <style:paragraph-properties fo:margin-top="0.0694in" fo:margin-bottom="0.0694in" fo:line-height="100%"/>
    </style:style>
    <style:style style:name="T25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2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527" style:parent-style-name="Normal" style:family="paragraph">
      <style:paragraph-properties fo:margin-top="0.0694in" fo:margin-bottom="0.0694in" fo:line-height="100%"/>
    </style:style>
    <style:style style:name="T25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2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3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3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32" style:parent-style-name="Normal" style:family="paragraph">
      <style:paragraph-properties fo:margin-bottom="0in" fo:line-height="100%"/>
    </style:style>
    <style:style style:name="T253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34" style:parent-style-name="Normal" style:family="paragraph">
      <style:paragraph-properties fo:margin-top="0.0694in" fo:margin-bottom="0.0694in" fo:line-height="100%"/>
    </style:style>
    <style:style style:name="T253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53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537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5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3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4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41" style:parent-style-name="Normal" style:family="paragraph">
      <style:paragraph-properties fo:margin-bottom="0in" fo:line-height="100%"/>
    </style:style>
    <style:style style:name="T25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43" style:parent-style-name="Normal" style:family="paragraph">
      <style:paragraph-properties fo:margin-top="0.0694in" fo:margin-bottom="0.0694in" fo:line-height="100%"/>
    </style:style>
    <style:style style:name="T254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54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54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54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48" style:parent-style-name="Normal" style:family="paragraph">
      <style:paragraph-properties fo:margin-top="0.0694in" fo:margin-bottom="0.0694in" fo:line-height="100%"/>
    </style:style>
    <style:style style:name="T25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5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5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53" style:parent-style-name="Normal" style:family="paragraph">
      <style:paragraph-properties fo:margin-bottom="0in" fo:line-height="100%"/>
    </style:style>
    <style:style style:name="T255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55" style:parent-style-name="Normal" style:family="paragraph">
      <style:paragraph-properties fo:margin-top="0.0694in" fo:margin-bottom="0.0694in" fo:line-height="100%"/>
    </style:style>
    <style:style style:name="T255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55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255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59" style:parent-style-name="Normal" style:family="paragraph">
      <style:paragraph-properties fo:margin-top="0.0694in" fo:margin-bottom="0.0694in" fo:line-height="100%"/>
    </style:style>
    <style:style style:name="T256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6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564" style:parent-style-name="Normal" style:family="paragraph">
      <style:paragraph-properties fo:margin-top="0.0694in" fo:margin-bottom="0.0694in" fo:line-height="100%"/>
    </style:style>
    <style:style style:name="T256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6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6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5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569" style:parent-style-name="VarsayılanParagrafYazıTipi" style:family="text">
      <style:text-properties style:font-name="Segoe UI Emoji" style:font-name-complex="Segoe UI Emoji"/>
    </style:style>
    <style:style style:name="P2570" style:parent-style-name="Normal" style:family="paragraph">
      <style:paragraph-properties fo:margin-top="0.0694in" fo:margin-bottom="0.0694in"/>
    </style:style>
    <style:style style:name="T2571" style:parent-style-name="VarsayılanParagrafYazıTipi" style:family="text">
      <style:text-properties style:font-name="Segoe UI Emoji" style:font-name-complex="Segoe UI Emoji"/>
    </style:style>
    <style:style style:name="T2572" style:parent-style-name="HTMLKodu" style:family="text">
      <style:text-properties style:font-name-asian="Calibri"/>
    </style:style>
    <style:style style:name="T2573" style:parent-style-name="VarsayılanParagrafYazıTipi" style:family="text">
      <style:text-properties style:font-name="Segoe UI Emoji" style:font-name-complex="Segoe UI Emoji"/>
    </style:style>
    <style:style style:name="T2574" style:parent-style-name="HTMLKodu" style:family="text">
      <style:text-properties style:font-name-asian="Calibri"/>
    </style:style>
    <style:style style:name="T2575" style:parent-style-name="HTMLKodu" style:family="text">
      <style:text-properties style:font-name-asian="Calibri"/>
    </style:style>
    <style:style style:name="P2576" style:parent-style-name="Normal" style:family="paragraph">
      <style:paragraph-properties fo:margin-bottom="0in"/>
    </style:style>
    <style:style style:name="T2577" style:parent-style-name="VarsayılanParagrafYazıTipi" style:family="text">
      <style:text-properties style:font-name="Segoe UI Emoji" style:font-name-complex="Segoe UI Emoji"/>
    </style:style>
    <style:style style:name="TableColumn2579" style:family="table-column">
      <style:table-column-properties style:column-width="4.2006in"/>
    </style:style>
    <style:style style:name="TableColumn2580" style:family="table-column">
      <style:table-column-properties style:column-width="3.0673in"/>
    </style:style>
    <style:style style:name="Table2578" style:family="table">
      <style:table-properties style:width="7.268in" fo:margin-left="0in" table:align="left"/>
    </style:style>
    <style:style style:name="TableRow2581" style:family="table-row">
      <style:table-row-properties/>
    </style:style>
    <style:style style:name="TableCell2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586" style:family="table-row">
      <style:table-row-properties/>
    </style:style>
    <style:style style:name="TableCell2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88" style:parent-style-name="HTMLKodu" style:family="text">
      <style:text-properties style:font-name-asian="Calibri"/>
    </style:style>
    <style:style style:name="TableCell25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90" style:family="table-row">
      <style:table-row-properties/>
    </style:style>
    <style:style style:name="TableCell2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92" style:parent-style-name="HTMLKodu" style:family="text">
      <style:text-properties style:font-name-asian="Calibri"/>
    </style:style>
    <style:style style:name="TableCell2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94" style:family="table-row">
      <style:table-row-properties/>
    </style:style>
    <style:style style:name="TableCell2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96" style:parent-style-name="HTMLKodu" style:family="text">
      <style:text-properties style:font-name-asian="Calibri"/>
    </style:style>
    <style:style style:name="TableCell2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98" style:family="table-row">
      <style:table-row-properties/>
    </style:style>
    <style:style style:name="TableCell2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00" style:parent-style-name="HTMLKodu" style:family="text">
      <style:text-properties style:font-name-asian="Calibri"/>
    </style:style>
    <style:style style:name="TableCell2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02" style:family="table-row">
      <style:table-row-properties/>
    </style:style>
    <style:style style:name="TableCell2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04" style:parent-style-name="HTMLKodu" style:family="text">
      <style:text-properties style:font-name-asian="Calibri"/>
    </style:style>
    <style:style style:name="TableCell2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6" style:parent-style-name="Normal" style:family="paragraph">
      <style:paragraph-properties fo:margin-top="0.0694in" fo:margin-bottom="0.0694in" fo:line-height="100%"/>
    </style:style>
    <style:style style:name="T260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60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260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610" style:parent-style-name="Normal" style:family="paragraph">
      <style:paragraph-properties fo:margin-top="0.0694in" fo:margin-bottom="0.0694in" fo:line-height="100%"/>
    </style:style>
    <style:style style:name="T261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6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1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6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1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6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1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6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2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2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22" style:parent-style-name="Normal" style:family="paragraph">
      <style:paragraph-properties fo:margin-top="0.0694in" fo:margin-bottom="0.0694in" fo:line-height="100%"/>
    </style:style>
    <style:style style:name="T26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2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2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6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27" style:parent-style-name="Normal" style:family="paragraph">
      <style:paragraph-properties fo:margin-top="0.0694in" fo:margin-bottom="0.0694in" fo:line-height="100%"/>
    </style:style>
    <style:style style:name="T262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6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30" style:parent-style-name="Normal" style:family="paragraph">
      <style:paragraph-properties fo:margin-bottom="0in" fo:line-height="100%"/>
    </style:style>
    <style:style style:name="T26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32" style:parent-style-name="Normal" style:family="paragraph">
      <style:paragraph-properties fo:margin-top="0.0694in" fo:margin-bottom="0.0694in" fo:line-height="100%"/>
    </style:style>
    <style:style style:name="T263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63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26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6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6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638" style:parent-style-name="Normal" style:family="paragraph">
      <style:paragraph-properties fo:margin-top="0.0694in" fo:margin-bottom="0.0694in" fo:line-height="100%"/>
    </style:style>
    <style:style style:name="T263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6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4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42" style:parent-style-name="Normal" style:family="paragraph">
      <style:paragraph-properties fo:margin-bottom="0in" fo:line-height="100%"/>
    </style:style>
    <style:style style:name="T26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44" style:parent-style-name="Normal" style:family="paragraph">
      <style:paragraph-properties fo:margin-top="0.0694in" fo:margin-bottom="0.0694in" fo:line-height="100%"/>
    </style:style>
    <style:style style:name="T264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64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2648" style:family="table-column">
      <style:table-column-properties style:column-width="0.5618in"/>
    </style:style>
    <style:style style:name="TableColumn2649" style:family="table-column">
      <style:table-column-properties style:column-width="0.459in"/>
    </style:style>
    <style:style style:name="TableColumn2650" style:family="table-column">
      <style:table-column-properties style:column-width="1.3305in"/>
    </style:style>
    <style:style style:name="TableColumn2651" style:family="table-column">
      <style:table-column-properties style:column-width="0.7194in"/>
    </style:style>
    <style:style style:name="Table2647" style:family="table">
      <style:table-properties style:width="3.0708in" fo:margin-left="0in" table:align="left"/>
    </style:style>
    <style:style style:name="TableRow2652" style:family="table-row">
      <style:table-row-properties/>
    </style:style>
    <style:style style:name="TableCell2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6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2661" style:family="table-row">
      <style:table-row-properties/>
    </style:style>
    <style:style style:name="TableCell2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6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5" style:parent-style-name="Normal" style:family="paragraph">
      <style:paragraph-properties fo:margin-bottom="0in" fo:line-height="100%"/>
    </style:style>
    <style:style style:name="T266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6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0" style:parent-style-name="Normal" style:family="paragraph">
      <style:paragraph-properties fo:margin-bottom="0in" fo:line-height="100%"/>
    </style:style>
    <style:style style:name="T267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Row2672" style:family="table-row">
      <style:table-row-properties/>
    </style:style>
    <style:style style:name="TableCell26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6" style:parent-style-name="Normal" style:family="paragraph">
      <style:paragraph-properties fo:margin-bottom="0in" fo:line-height="100%"/>
    </style:style>
    <style:style style:name="T267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6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1" style:parent-style-name="Normal" style:family="paragraph">
      <style:paragraph-properties fo:margin-bottom="0in" fo:line-height="100%"/>
    </style:style>
    <style:style style:name="T268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683" style:parent-style-name="Normal" style:family="paragraph">
      <style:paragraph-properties fo:margin-bottom="0in" fo:line-height="100%"/>
    </style:style>
    <style:style style:name="T26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85" style:parent-style-name="Normal" style:family="paragraph">
      <style:paragraph-properties fo:margin-top="0.0694in" fo:margin-bottom="0.0694in" fo:line-height="100%"/>
    </style:style>
    <style:style style:name="T268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68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2688" style:parent-style-name="Normal" style:family="paragraph">
      <style:paragraph-properties fo:margin-top="0.0694in" fo:margin-bottom="0.0694in" fo:line-height="100%"/>
    </style:style>
    <style:style style:name="T268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69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26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6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6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694" style:parent-style-name="Normal" style:family="paragraph">
      <style:paragraph-properties fo:margin-top="0.0694in" fo:margin-bottom="0.0694in" fo:line-height="100%"/>
    </style:style>
    <style:style style:name="T269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69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697" style:parent-style-name="Normal" style:family="paragraph">
      <style:paragraph-properties fo:margin-top="0.0694in" fo:margin-bottom="0.0694in" fo:line-height="100%"/>
    </style:style>
    <style:style style:name="T269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69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70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01" style:parent-style-name="Normal" style:family="paragraph">
      <style:paragraph-properties fo:margin-bottom="0in" fo:line-height="100%"/>
    </style:style>
    <style:style style:name="T27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03" style:parent-style-name="Normal" style:family="paragraph">
      <style:paragraph-properties fo:margin-top="0.0694in" fo:margin-bottom="0.0694in" fo:line-height="100%"/>
    </style:style>
    <style:style style:name="T270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70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27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09" style:parent-style-name="Normal" style:family="paragraph">
      <style:paragraph-properties fo:margin-top="0.0694in" fo:margin-bottom="0.0694in" fo:line-height="100%"/>
    </style:style>
    <style:style style:name="T271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7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13" style:parent-style-name="Normal" style:family="paragraph">
      <style:paragraph-properties fo:margin-top="0.0694in" fo:margin-bottom="0.0694in" fo:line-height="100%"/>
    </style:style>
    <style:style style:name="T27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1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17" style:parent-style-name="Normal" style:family="paragraph">
      <style:paragraph-properties fo:margin-top="0.0694in" fo:margin-bottom="0.0694in" fo:line-height="100%"/>
    </style:style>
    <style:style style:name="T27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1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2721" style:parent-style-name="Normal" style:family="paragraph">
      <style:paragraph-properties fo:margin-top="0.0694in" fo:margin-bottom="0.0694in" fo:line-height="100%"/>
    </style:style>
    <style:style style:name="T272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2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2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2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2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27" style:parent-style-name="Normal" style:family="paragraph">
      <style:paragraph-properties fo:margin-top="0.0694in" fo:margin-bottom="0.0694in" fo:line-height="100%"/>
    </style:style>
    <style:style style:name="T272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72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27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33" style:parent-style-name="Normal" style:family="paragraph">
      <style:paragraph-properties fo:margin-top="0.0694in" fo:margin-bottom="0.0694in" fo:line-height="100%"/>
    </style:style>
    <style:style style:name="T27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3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7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37" style:parent-style-name="Normal" style:family="paragraph">
      <style:paragraph-properties fo:margin-top="0.0694in" fo:margin-bottom="0.0694in" fo:line-height="100%"/>
    </style:style>
    <style:style style:name="T27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3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40" style:parent-style-name="Normal" style:family="paragraph">
      <style:paragraph-properties fo:margin-bottom="0in" fo:line-height="100%"/>
    </style:style>
    <style:style style:name="T274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42" style:parent-style-name="Normal" style:family="paragraph">
      <style:paragraph-properties fo:margin-top="0.0694in" fo:margin-bottom="0.0694in" fo:line-height="100%"/>
    </style:style>
    <style:style style:name="T274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74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27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74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4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50" style:parent-style-name="Normal" style:family="paragraph">
      <style:paragraph-properties fo:margin-top="0.0694in" fo:margin-bottom="0.0694in" fo:line-height="100%"/>
    </style:style>
    <style:style style:name="T275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75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275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754" style:parent-style-name="Normal" style:family="paragraph">
      <style:paragraph-properties fo:margin-top="0.0694in" fo:margin-bottom="0.0694in" fo:line-height="100%"/>
    </style:style>
    <style:style style:name="T275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7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5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7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5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76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76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76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6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6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6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66" style:parent-style-name="Normal" style:family="paragraph">
      <style:paragraph-properties fo:margin-bottom="0in" fo:line-height="100%"/>
    </style:style>
    <style:style style:name="T276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768" style:parent-style-name="Normal" style:family="paragraph">
      <style:paragraph-properties fo:margin-top="0.0694in" fo:margin-bottom="0.0694in" fo:line-height="100%"/>
    </style:style>
    <style:style style:name="T276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77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2772" style:family="table-column">
      <style:table-column-properties style:column-width="0.8208in"/>
    </style:style>
    <style:style style:name="TableColumn2773" style:family="table-column">
      <style:table-column-properties style:column-width="1.8291in"/>
    </style:style>
    <style:style style:name="TableColumn2774" style:family="table-column">
      <style:table-column-properties style:column-width="1.95in"/>
    </style:style>
    <style:style style:name="Table2771" style:family="table">
      <style:table-properties style:width="4.6in" fo:margin-left="0in" table:align="left"/>
    </style:style>
    <style:style style:name="TableRow2775" style:family="table-row">
      <style:table-row-properties/>
    </style:style>
    <style:style style:name="TableCell27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7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2782" style:family="table-row">
      <style:table-row-properties/>
    </style:style>
    <style:style style:name="TableCell27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7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6" style:parent-style-name="Normal" style:family="paragraph">
      <style:paragraph-properties fo:margin-bottom="0in" fo:line-height="100%"/>
    </style:style>
    <style:style style:name="T278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790" style:family="table-row">
      <style:table-row-properties/>
    </style:style>
    <style:style style:name="TableCell2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4" style:parent-style-name="Normal" style:family="paragraph">
      <style:paragraph-properties fo:margin-bottom="0in" fo:line-height="100%"/>
    </style:style>
    <style:style style:name="T279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7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798" style:family="table-row">
      <style:table-row-properties/>
    </style:style>
    <style:style style:name="TableCell27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2" style:parent-style-name="Normal" style:family="paragraph">
      <style:paragraph-properties fo:margin-bottom="0in" fo:line-height="100%"/>
    </style:style>
    <style:style style:name="T280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0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80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808" style:family="table-row">
      <style:table-row-properties/>
    </style:style>
    <style:style style:name="TableCell28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1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12" style:parent-style-name="Normal" style:family="paragraph">
      <style:paragraph-properties fo:margin-bottom="0in" fo:line-height="100%"/>
    </style:style>
    <style:style style:name="T281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8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1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819" style:family="table-row">
      <style:table-row-properties/>
    </style:style>
    <style:style style:name="TableCell2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8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3" style:parent-style-name="Normal" style:family="paragraph">
      <style:paragraph-properties fo:margin-bottom="0in" fo:line-height="100%"/>
    </style:style>
    <style:style style:name="T282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27" style:parent-style-name="Normal" style:family="paragraph">
      <style:paragraph-properties fo:margin-bottom="0in" fo:line-height="100%"/>
    </style:style>
    <style:style style:name="T28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29" style:parent-style-name="Normal" style:family="paragraph">
      <style:paragraph-properties fo:margin-top="0.0694in" fo:margin-bottom="0.0694in" fo:line-height="100%"/>
    </style:style>
    <style:style style:name="T283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83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2832" style:parent-style-name="Normal" style:family="paragraph">
      <style:paragraph-properties fo:margin-top="0.0694in" fo:margin-bottom="0.0694in" fo:line-height="100%"/>
    </style:style>
    <style:style style:name="T283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83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83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283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837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8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3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40" style:parent-style-name="Normal" style:family="paragraph">
      <style:paragraph-properties fo:margin-bottom="0in" fo:line-height="100%"/>
    </style:style>
    <style:style style:name="T284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42" style:parent-style-name="Normal" style:family="paragraph">
      <style:paragraph-properties fo:margin-top="0.0694in" fo:margin-bottom="0.0694in" fo:line-height="100%"/>
    </style:style>
    <style:style style:name="T284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84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84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84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47" style:parent-style-name="Normal" style:family="paragraph">
      <style:paragraph-properties fo:margin-top="0.0694in" fo:margin-bottom="0.0694in" fo:line-height="100%"/>
    </style:style>
    <style:style style:name="T284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85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85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8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54" style:parent-style-name="Normal" style:family="paragraph">
      <style:paragraph-properties fo:margin-top="0.0694in" fo:margin-bottom="0.0694in" fo:line-height="100%"/>
    </style:style>
    <style:style style:name="T285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57" style:parent-style-name="Normal" style:family="paragraph">
      <style:paragraph-properties fo:margin-top="0.0694in" fo:margin-bottom="0.0694in" fo:line-height="100%"/>
    </style:style>
    <style:style style:name="T285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60" style:parent-style-name="Normal" style:family="paragraph">
      <style:paragraph-properties fo:margin-bottom="0in" fo:line-height="100%"/>
    </style:style>
    <style:style style:name="T28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62" style:parent-style-name="Normal" style:family="paragraph">
      <style:paragraph-properties fo:margin-top="0.0694in" fo:margin-bottom="0.0694in" fo:line-height="100%"/>
    </style:style>
    <style:style style:name="T286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86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86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286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2867" style:parent-style-name="Normal" style:family="paragraph">
      <style:paragraph-properties fo:margin-top="0.0694in" fo:margin-bottom="0.0694in" fo:line-height="100%"/>
    </style:style>
    <style:style style:name="T28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86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87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8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287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75" style:parent-style-name="Normal" style:family="paragraph">
      <style:paragraph-properties fo:margin-bottom="0in" fo:line-height="100%"/>
    </style:style>
    <style:style style:name="T28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77" style:parent-style-name="Normal" style:family="paragraph">
      <style:paragraph-properties fo:margin-top="0.0694in" fo:margin-bottom="0.0694in" fo:line-height="100%"/>
    </style:style>
    <style:style style:name="T287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87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88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88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83" style:parent-style-name="Normal" style:family="paragraph">
      <style:paragraph-properties fo:margin-bottom="0in" fo:line-height="100%"/>
    </style:style>
    <style:style style:name="T28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85" style:parent-style-name="Normal" style:family="paragraph">
      <style:paragraph-properties fo:margin-top="0.0694in" fo:margin-bottom="0.0694in" fo:line-height="100%"/>
    </style:style>
    <style:style style:name="T288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88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88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88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90" style:parent-style-name="Normal" style:family="paragraph">
      <style:paragraph-properties fo:margin-top="0.0694in" fo:margin-bottom="0.0694in" fo:line-height="100%"/>
    </style:style>
    <style:style style:name="T28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8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93" style:parent-style-name="Normal" style:family="paragraph">
      <style:paragraph-properties fo:margin-bottom="0in" fo:line-height="100%"/>
    </style:style>
    <style:style style:name="T28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895" style:parent-style-name="Normal" style:family="paragraph">
      <style:paragraph-properties fo:margin-top="0.0694in" fo:margin-bottom="0.0694in" fo:line-height="100%"/>
    </style:style>
    <style:style style:name="T289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89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89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289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90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90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02" style:parent-style-name="Normal" style:family="paragraph">
      <style:paragraph-properties fo:margin-top="0.0694in" fo:margin-bottom="0.0694in" fo:line-height="100%"/>
    </style:style>
    <style:style style:name="T29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90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06" style:parent-style-name="Normal" style:family="paragraph">
      <style:paragraph-properties fo:margin-bottom="0in" fo:line-height="100%"/>
    </style:style>
    <style:style style:name="T290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08" style:parent-style-name="Normal" style:family="paragraph">
      <style:paragraph-properties fo:margin-top="0.0694in" fo:margin-bottom="0.0694in" fo:line-height="100%"/>
    </style:style>
    <style:style style:name="T290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91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911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291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91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91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1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16" style:parent-style-name="Normal" style:family="paragraph">
      <style:paragraph-properties fo:margin-bottom="0in" fo:line-height="100%"/>
    </style:style>
    <style:style style:name="T29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18" style:parent-style-name="Normal" style:family="paragraph">
      <style:paragraph-properties fo:margin-top="0.0694in" fo:margin-bottom="0.0694in" fo:line-height="100%"/>
    </style:style>
    <style:style style:name="T291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92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921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92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2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24" style:parent-style-name="Normal" style:family="paragraph">
      <style:paragraph-properties fo:margin-bottom="0in" fo:line-height="100%"/>
    </style:style>
    <style:style style:name="T29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26" style:parent-style-name="Normal" style:family="paragraph">
      <style:paragraph-properties fo:margin-top="0.0694in" fo:margin-bottom="0.0694in" fo:line-height="100%"/>
    </style:style>
    <style:style style:name="T292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292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929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930" style:parent-style-name="Normal" style:family="paragraph">
      <style:paragraph-properties fo:margin-top="0.0694in" fo:margin-bottom="0.0694in" fo:line-height="100%"/>
    </style:style>
    <style:style style:name="T29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3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3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3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93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37" style:parent-style-name="Normal" style:family="paragraph">
      <style:paragraph-properties fo:margin-top="0.0694in" fo:margin-bottom="0.0694in" fo:line-height="100%"/>
    </style:style>
    <style:style style:name="T293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93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294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941" style:parent-style-name="Normal" style:family="paragraph">
      <style:paragraph-properties fo:margin-top="0.0694in" fo:margin-bottom="0.0694in" fo:line-height="100%"/>
    </style:style>
    <style:style style:name="T294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9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4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29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4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294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4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29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29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5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5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5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56" style:parent-style-name="Normal" style:family="paragraph">
      <style:paragraph-properties fo:margin-bottom="0in" fo:line-height="100%"/>
    </style:style>
    <style:style style:name="T29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58" style:parent-style-name="Normal" style:family="paragraph">
      <style:paragraph-properties fo:margin-top="0.0694in" fo:margin-bottom="0.0694in" fo:line-height="100%"/>
    </style:style>
    <style:style style:name="T295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96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296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2963" style:family="table-column">
      <style:table-column-properties style:column-width="0.3493in"/>
    </style:style>
    <style:style style:name="TableColumn2964" style:family="table-column">
      <style:table-column-properties style:column-width="1.2923in"/>
    </style:style>
    <style:style style:name="TableColumn2965" style:family="table-column">
      <style:table-column-properties style:column-width="2.584in"/>
    </style:style>
    <style:style style:name="Table2962" style:family="table">
      <style:table-properties style:width="4.2256in" fo:margin-left="0in" table:align="left"/>
    </style:style>
    <style:style style:name="TableRow2966" style:family="table-row">
      <style:table-row-properties/>
    </style:style>
    <style:style style:name="TableCell29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9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29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2973" style:family="table-row">
      <style:table-row-properties/>
    </style:style>
    <style:style style:name="TableCell29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9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7" style:parent-style-name="Normal" style:family="paragraph">
      <style:paragraph-properties fo:margin-bottom="0in" fo:line-height="100%"/>
    </style:style>
    <style:style style:name="T297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2981" style:family="table-row">
      <style:table-row-properties/>
    </style:style>
    <style:style style:name="TableCell29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29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5" style:parent-style-name="Normal" style:family="paragraph">
      <style:paragraph-properties fo:margin-bottom="0in" fo:line-height="100%"/>
    </style:style>
    <style:style style:name="T298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29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89" style:parent-style-name="Normal" style:family="paragraph">
      <style:paragraph-properties fo:margin-bottom="0in" fo:line-height="100%"/>
    </style:style>
    <style:style style:name="T29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2991" style:parent-style-name="Normal" style:family="paragraph">
      <style:paragraph-properties fo:margin-top="0.0694in" fo:margin-bottom="0.0694in" fo:line-height="100%"/>
    </style:style>
    <style:style style:name="T2992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299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2994" style:parent-style-name="Normal" style:family="paragraph">
      <style:paragraph-properties fo:margin-top="0.0694in" fo:margin-bottom="0.0694in" fo:line-height="100%"/>
    </style:style>
    <style:style style:name="T299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996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299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299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299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0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0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0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004" style:parent-style-name="Normal" style:family="paragraph">
      <style:paragraph-properties fo:margin-bottom="0in" fo:line-height="100%"/>
    </style:style>
    <style:style style:name="T300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06" style:parent-style-name="Normal" style:family="paragraph">
      <style:paragraph-properties fo:margin-top="0.0694in" fo:margin-bottom="0.0694in" fo:line-height="100%"/>
    </style:style>
    <style:style style:name="T300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008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300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01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01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12" style:parent-style-name="Normal" style:family="paragraph">
      <style:paragraph-properties fo:margin-top="0.0694in" fo:margin-bottom="0.0694in" fo:line-height="100%"/>
    </style:style>
    <style:style style:name="T301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1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1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1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17" style:parent-style-name="Normal" style:family="paragraph">
      <style:paragraph-properties fo:margin-bottom="0in" fo:line-height="100%"/>
    </style:style>
    <style:style style:name="T301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19" style:parent-style-name="Normal" style:family="paragraph">
      <style:paragraph-properties fo:margin-top="0.0694in" fo:margin-bottom="0.0694in" fo:line-height="100%"/>
    </style:style>
    <style:style style:name="T302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021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302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02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02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25" style:parent-style-name="Normal" style:family="paragraph">
      <style:paragraph-properties fo:margin-top="0.0694in" fo:margin-bottom="0.0694in" fo:line-height="100%"/>
    </style:style>
    <style:style style:name="T302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2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2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29" style:parent-style-name="Normal" style:family="paragraph">
      <style:paragraph-properties fo:margin-bottom="0in" fo:line-height="100%"/>
    </style:style>
    <style:style style:name="T303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31" style:parent-style-name="Normal" style:family="paragraph">
      <style:paragraph-properties fo:margin-top="0.0694in" fo:margin-bottom="0.0694in" fo:line-height="100%"/>
    </style:style>
    <style:style style:name="T303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033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303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03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03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37" style:parent-style-name="Normal" style:family="paragraph">
      <style:paragraph-properties fo:margin-top="0.0694in" fo:margin-bottom="0.0694in" fo:line-height="100%"/>
    </style:style>
    <style:style style:name="T303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3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4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4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42" style:parent-style-name="Normal" style:family="paragraph">
      <style:paragraph-properties fo:margin-bottom="0in" fo:line-height="100%"/>
    </style:style>
    <style:style style:name="T30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44" style:parent-style-name="Normal" style:family="paragraph">
      <style:paragraph-properties fo:margin-top="0.0694in" fo:margin-bottom="0.0694in" fo:line-height="100%"/>
    </style:style>
    <style:style style:name="T304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046" style:parent-style-name="VarsayılanParagrafYazıTipi" style:family="text">
      <style:text-properties style:font-name="Tahoma" style:font-name-asian="Times New Roman" style:font-name-complex="Tahoma" fo:font-weight="bold" style:font-weight-asian="bold" style:font-weight-complex="bold" fo:font-size="13.5pt" style:font-size-asian="13.5pt" style:font-size-complex="13.5pt" style:language-asian="tr" style:country-asian="TR"/>
    </style:style>
    <style:style style:name="T304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04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04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50" style:parent-style-name="Normal" style:family="paragraph">
      <style:paragraph-properties fo:margin-top="0.0694in" fo:margin-bottom="0.0694in" fo:line-height="100%"/>
    </style:style>
    <style:style style:name="T30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5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55" style:parent-style-name="Normal" style:family="paragraph">
      <style:paragraph-properties fo:margin-bottom="0in" fo:line-height="100%"/>
    </style:style>
    <style:style style:name="T30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57" style:parent-style-name="Normal" style:family="paragraph">
      <style:paragraph-properties fo:margin-top="0.0694in" fo:margin-bottom="0.0694in" fo:line-height="100%"/>
    </style:style>
    <style:style style:name="T305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05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3060" style:parent-style-name="Normal" style:family="paragraph">
      <style:paragraph-properties fo:margin-top="0.0694in" fo:margin-bottom="0.0694in" fo:line-height="100%"/>
    </style:style>
    <style:style style:name="T306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6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63" style:parent-style-name="Normal" style:family="paragraph">
      <style:paragraph-properties fo:margin-top="0.0694in" fo:margin-bottom="0.0694in" fo:line-height="100%"/>
    </style:style>
    <style:style style:name="T306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66" style:parent-style-name="Normal" style:family="paragraph">
      <style:paragraph-properties fo:margin-top="0.0694in" fo:margin-bottom="0.0694in" fo:line-height="100%"/>
    </style:style>
    <style:style style:name="T306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69" style:parent-style-name="Normal" style:family="paragraph">
      <style:paragraph-properties fo:margin-top="0.0694in" fo:margin-bottom="0.0694in" fo:line-height="100%"/>
    </style:style>
    <style:style style:name="T307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7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72" style:parent-style-name="Normal" style:family="paragraph">
      <style:paragraph-properties fo:margin-top="0.0694in" fo:margin-bottom="0.0694in" fo:line-height="100%"/>
    </style:style>
    <style:style style:name="T30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75" style:parent-style-name="Normal" style:family="paragraph">
      <style:paragraph-properties fo:margin-top="0.0694in" fo:margin-bottom="0.0694in" fo:line-height="100%"/>
    </style:style>
    <style:style style:name="T30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7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7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80" style:parent-style-name="Normal" style:family="paragraph">
      <style:paragraph-properties fo:margin-top="0.0694in" fo:margin-bottom="0.0694in" fo:line-height="100%"/>
    </style:style>
    <style:style style:name="T308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08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08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308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3085" style:parent-style-name="Normal" style:family="paragraph">
      <style:paragraph-properties fo:margin-top="0.0694in" fo:margin-bottom="0.0694in" fo:line-height="100%"/>
    </style:style>
    <style:style style:name="T308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08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08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89" style:parent-style-name="Normal" style:family="paragraph">
      <style:paragraph-properties fo:margin-top="0.0694in" fo:margin-bottom="0.0694in" fo:line-height="100%"/>
    </style:style>
    <style:style style:name="T30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93" style:parent-style-name="Normal" style:family="paragraph">
      <style:paragraph-properties fo:margin-top="0.0694in" fo:margin-bottom="0.0694in" fo:line-height="100%"/>
    </style:style>
    <style:style style:name="T30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9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09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097" style:parent-style-name="Normal" style:family="paragraph">
      <style:paragraph-properties fo:margin-top="0.0694in" fo:margin-bottom="0.0694in" fo:line-height="100%"/>
    </style:style>
    <style:style style:name="T309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09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0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01" style:parent-style-name="Normal" style:family="paragraph">
      <style:paragraph-properties fo:margin-top="0.0694in" fo:margin-bottom="0.0694in" fo:line-height="100%"/>
    </style:style>
    <style:style style:name="T31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0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0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05" style:parent-style-name="Normal" style:family="paragraph">
      <style:paragraph-properties fo:margin-top="0.0694in" fo:margin-bottom="0.0694in" fo:line-height="100%"/>
    </style:style>
    <style:style style:name="T31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0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0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09" style:parent-style-name="Normal" style:family="paragraph">
      <style:paragraph-properties fo:margin-top="0.0694in" fo:margin-bottom="0.0694in" fo:line-height="100%"/>
    </style:style>
    <style:style style:name="T311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1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13" style:parent-style-name="Normal" style:family="paragraph">
      <style:paragraph-properties fo:margin-bottom="0in" fo:line-height="100%"/>
    </style:style>
    <style:style style:name="T31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15" style:parent-style-name="Normal" style:family="paragraph">
      <style:paragraph-properties fo:margin-top="0.0694in" fo:margin-bottom="0.0694in" fo:line-height="100%"/>
    </style:style>
    <style:style style:name="T311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11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11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311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3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123" style:parent-style-name="Normal" style:family="paragraph">
      <style:paragraph-properties fo:margin-bottom="0in" fo:line-height="100%"/>
    </style:style>
    <style:style style:name="T312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25" style:parent-style-name="Normal" style:family="paragraph">
      <style:paragraph-properties fo:margin-top="0.0694in" fo:margin-bottom="0.0694in" fo:line-height="100%"/>
    </style:style>
    <style:style style:name="T312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12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12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129" style:parent-style-name="Normal" style:family="paragraph">
      <style:paragraph-properties fo:margin-top="0.0694in" fo:margin-bottom="0.0694in" fo:line-height="100%"/>
    </style:style>
    <style:style style:name="T313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3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3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3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3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3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3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4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4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4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4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4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48" style:parent-style-name="Normal" style:family="paragraph">
      <style:paragraph-properties fo:margin-bottom="0in" fo:line-height="100%"/>
    </style:style>
    <style:style style:name="T31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50" style:parent-style-name="Normal" style:family="paragraph">
      <style:paragraph-properties fo:margin-top="0.0694in" fo:margin-bottom="0.0694in" fo:line-height="100%"/>
    </style:style>
    <style:style style:name="T315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15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15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154" style:parent-style-name="Normal" style:family="paragraph">
      <style:paragraph-properties fo:margin-top="0.0694in" fo:margin-bottom="0.0694in" fo:line-height="100%"/>
    </style:style>
    <style:style style:name="T315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5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5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6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6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6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6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66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6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6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6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70" style:parent-style-name="Normal" style:family="paragraph">
      <style:paragraph-properties fo:margin-bottom="0in" fo:line-height="100%"/>
    </style:style>
    <style:style style:name="T317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72" style:parent-style-name="Normal" style:family="paragraph">
      <style:paragraph-properties fo:margin-top="0.0694in" fo:margin-bottom="0.0694in" fo:line-height="100%"/>
    </style:style>
    <style:style style:name="T317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17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17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176" style:parent-style-name="Normal" style:family="paragraph">
      <style:paragraph-properties fo:margin-top="0.0694in" fo:margin-bottom="0.0694in" fo:line-height="100%"/>
    </style:style>
    <style:style style:name="T317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7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7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8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8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8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8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8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8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8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88" style:parent-style-name="Normal" style:family="paragraph">
      <style:paragraph-properties fo:margin-bottom="0in" fo:line-height="100%"/>
    </style:style>
    <style:style style:name="T318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190" style:parent-style-name="Normal" style:family="paragraph">
      <style:paragraph-properties fo:margin-top="0.0694in" fo:margin-bottom="0.0694in" fo:line-height="100%"/>
    </style:style>
    <style:style style:name="T319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19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193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194" style:parent-style-name="Normal" style:family="paragraph">
      <style:paragraph-properties fo:margin-top="0.0694in" fo:margin-bottom="0.0694in" fo:line-height="100%"/>
    </style:style>
    <style:style style:name="T319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19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9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19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1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0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0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0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0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06" style:parent-style-name="Normal" style:family="paragraph">
      <style:paragraph-properties fo:margin-bottom="0in" fo:line-height="100%"/>
    </style:style>
    <style:style style:name="T320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08" style:parent-style-name="Normal" style:family="paragraph">
      <style:paragraph-properties fo:margin-top="0.0694in" fo:margin-bottom="0.0694in" fo:line-height="100%"/>
    </style:style>
    <style:style style:name="T320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21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211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212" style:parent-style-name="Normal" style:family="paragraph">
      <style:paragraph-properties fo:margin-top="0.0694in" fo:margin-bottom="0.0694in" fo:line-height="100%"/>
    </style:style>
    <style:style style:name="T321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1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2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2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2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2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2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2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28" style:parent-style-name="Normal" style:family="paragraph">
      <style:paragraph-properties fo:margin-top="0.0694in" fo:margin-bottom="0.0694in" fo:line-height="100%"/>
    </style:style>
    <style:style style:name="T322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3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31" style:parent-style-name="Normal" style:family="paragraph">
      <style:paragraph-properties fo:margin-top="0.0694in" fo:margin-bottom="0.0694in" fo:line-height="100%"/>
    </style:style>
    <style:style style:name="T323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3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3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35" style:parent-style-name="Normal" style:family="paragraph">
      <style:paragraph-properties fo:margin-bottom="0in" fo:line-height="100%"/>
    </style:style>
    <style:style style:name="T32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37" style:parent-style-name="Normal" style:family="paragraph">
      <style:paragraph-properties fo:margin-top="0.0694in" fo:margin-bottom="0.0694in" fo:line-height="100%"/>
    </style:style>
    <style:style style:name="T3238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23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24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241" style:parent-style-name="Normal" style:family="paragraph">
      <style:paragraph-properties fo:margin-top="0.0694in" fo:margin-bottom="0.0694in" fo:line-height="100%"/>
    </style:style>
    <style:style style:name="T324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4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4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4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4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4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51" style:parent-style-name="Normal" style:family="paragraph">
      <style:paragraph-properties fo:margin-bottom="0in" fo:line-height="100%"/>
    </style:style>
    <style:style style:name="T325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53" style:parent-style-name="Normal" style:family="paragraph">
      <style:paragraph-properties fo:margin-top="0.0694in" fo:margin-bottom="0.0694in" fo:line-height="100%"/>
    </style:style>
    <style:style style:name="T325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25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25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257" style:parent-style-name="Normal" style:family="paragraph">
      <style:paragraph-properties fo:margin-top="0.0694in" fo:margin-bottom="0.0694in" fo:line-height="100%"/>
    </style:style>
    <style:style style:name="T325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6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62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6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6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6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6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71" style:parent-style-name="Normal" style:family="paragraph">
      <style:paragraph-properties fo:margin-bottom="0in" fo:line-height="100%"/>
    </style:style>
    <style:style style:name="T327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73" style:parent-style-name="Normal" style:family="paragraph">
      <style:paragraph-properties fo:margin-top="0.0694in" fo:margin-bottom="0.0694in" fo:line-height="100%"/>
    </style:style>
    <style:style style:name="T327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27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276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P3277" style:parent-style-name="Normal" style:family="paragraph">
      <style:paragraph-properties fo:margin-top="0.0694in" fo:margin-bottom="0.0694in" fo:line-height="100%"/>
    </style:style>
    <style:style style:name="T3278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7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8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8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8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8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28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28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28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88" style:parent-style-name="Normal" style:family="paragraph">
      <style:paragraph-properties fo:margin-bottom="0in" fo:line-height="100%"/>
    </style:style>
    <style:style style:name="T328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290" style:parent-style-name="Normal" style:family="paragraph">
      <style:paragraph-properties fo:margin-top="0.0694in" fo:margin-bottom="0.0694in" fo:line-height="100%"/>
    </style:style>
    <style:style style:name="T329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29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32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2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2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2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2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2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2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3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3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3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303" style:parent-style-name="Normal" style:family="paragraph">
      <style:paragraph-properties fo:margin-bottom="0in" fo:line-height="100%"/>
    </style:style>
    <style:style style:name="T330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305" style:parent-style-name="Normal" style:family="paragraph">
      <style:paragraph-properties fo:margin-top="0.0694in" fo:margin-bottom="0.0694in" fo:line-height="100%"/>
    </style:style>
    <style:style style:name="T330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30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3309" style:family="table-column">
      <style:table-column-properties style:column-width="1.7375in"/>
    </style:style>
    <style:style style:name="TableColumn3310" style:family="table-column">
      <style:table-column-properties style:column-width="0.859in"/>
    </style:style>
    <style:style style:name="TableColumn3311" style:family="table-column">
      <style:table-column-properties style:column-width="2.4319in"/>
    </style:style>
    <style:style style:name="Table3308" style:family="table">
      <style:table-properties style:width="5.0284in" fo:margin-left="0in" table:align="left"/>
    </style:style>
    <style:style style:name="TableRow3312" style:family="table-row">
      <style:table-row-properties/>
    </style:style>
    <style:style style:name="TableCell3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3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3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3319" style:family="table-row">
      <style:table-row-properties/>
    </style:style>
    <style:style style:name="TableCell3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3" style:parent-style-name="Normal" style:family="paragraph">
      <style:paragraph-properties fo:margin-bottom="0in" fo:line-height="100%"/>
    </style:style>
    <style:style style:name="T3324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3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7" style:parent-style-name="Normal" style:family="paragraph">
      <style:paragraph-properties fo:margin-bottom="0in" fo:line-height="100%"/>
    </style:style>
    <style:style style:name="T332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2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330" style:family="table-row">
      <style:table-row-properties/>
    </style:style>
    <style:style style:name="TableCell3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4" style:parent-style-name="Normal" style:family="paragraph">
      <style:paragraph-properties fo:margin-bottom="0in" fo:line-height="100%"/>
    </style:style>
    <style:style style:name="T333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3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9" style:parent-style-name="Normal" style:family="paragraph">
      <style:paragraph-properties fo:margin-bottom="0in" fo:line-height="100%"/>
    </style:style>
    <style:style style:name="T334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4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4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344" style:family="table-row">
      <style:table-row-properties/>
    </style:style>
    <style:style style:name="TableCell3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8" style:parent-style-name="Normal" style:family="paragraph">
      <style:paragraph-properties fo:margin-bottom="0in" fo:line-height="100%"/>
    </style:style>
    <style:style style:name="T334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35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2" style:parent-style-name="Normal" style:family="paragraph">
      <style:paragraph-properties fo:margin-bottom="0in" fo:line-height="100%"/>
    </style:style>
    <style:style style:name="T335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5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355" style:family="table-row">
      <style:table-row-properties/>
    </style:style>
    <style:style style:name="TableCell3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9" style:parent-style-name="Normal" style:family="paragraph">
      <style:paragraph-properties fo:margin-bottom="0in" fo:line-height="100%"/>
    </style:style>
    <style:style style:name="T3360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36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364" style:family="table-row">
      <style:table-row-properties/>
    </style:style>
    <style:style style:name="TableCell3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8" style:parent-style-name="Normal" style:family="paragraph">
      <style:paragraph-properties fo:margin-bottom="0in" fo:line-height="100%"/>
    </style:style>
    <style:style style:name="T336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337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373" style:parent-style-name="Normal" style:family="paragraph">
      <style:paragraph-properties fo:margin-bottom="0in" fo:line-height="100%"/>
    </style:style>
    <style:style style:name="T33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375" style:parent-style-name="Normal" style:family="paragraph">
      <style:paragraph-properties fo:margin-top="0.0694in" fo:margin-bottom="0.0694in" fo:line-height="100%"/>
    </style:style>
    <style:style style:name="T337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37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37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3379" style:parent-style-name="Normal" style:family="paragraph">
      <style:paragraph-properties fo:margin-top="0.0694in" fo:margin-bottom="0.0694in" fo:line-height="100%"/>
    </style:style>
    <style:style style:name="T33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8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382" style:parent-style-name="Normal" style:family="paragraph">
      <style:paragraph-properties fo:margin-top="0.0694in" fo:margin-bottom="0.0694in" fo:line-height="100%"/>
    </style:style>
    <style:style style:name="T338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8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8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8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8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8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390" style:parent-style-name="Normal" style:family="paragraph">
      <style:paragraph-properties fo:margin-top="0.0694in" fo:margin-bottom="0.0694in" fo:line-height="100%"/>
    </style:style>
    <style:style style:name="T33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39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3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395" style:parent-style-name="Normal" style:family="paragraph">
      <style:paragraph-properties fo:margin-top="0.0694in" fo:margin-bottom="0.0694in" fo:line-height="100%"/>
    </style:style>
    <style:style style:name="T3396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39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398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339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340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3401" style:parent-style-name="Normal" style:family="paragraph">
      <style:paragraph-properties fo:margin-top="0.0694in" fo:margin-bottom="0.0694in" fo:line-height="100%"/>
    </style:style>
    <style:style style:name="T3402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403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404" style:parent-style-name="Normal" style:family="paragraph">
      <style:paragraph-properties fo:margin-top="0.0694in" fo:margin-bottom="0.0694in" fo:line-height="100%"/>
    </style:style>
    <style:style style:name="T340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07" style:parent-style-name="Normal" style:family="paragraph">
      <style:paragraph-properties fo:margin-top="0.0694in" fo:margin-bottom="0.0694in" fo:line-height="100%"/>
    </style:style>
    <style:style style:name="T340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0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1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1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1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1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14" style:parent-style-name="Normal" style:family="paragraph">
      <style:paragraph-properties fo:margin-top="0.0694in" fo:margin-bottom="0.0694in" fo:line-height="100%"/>
    </style:style>
    <style:style style:name="T341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1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1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2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2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42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2pt" style:font-size-asian="12pt" style:font-size-complex="12pt" style:language-asian="tr" style:country-asian="TR"/>
    </style:style>
    <style:style style:name="T342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42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342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427" style:parent-style-name="Normal" style:family="paragraph">
      <style:paragraph-properties fo:margin-bottom="0in" fo:line-height="100%"/>
    </style:style>
    <style:style style:name="T34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29" style:parent-style-name="Normal" style:family="paragraph">
      <style:paragraph-properties fo:margin-top="0.0694in" fo:margin-bottom="0.0694in" fo:line-height="100%"/>
    </style:style>
    <style:style style:name="T343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43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432" style:parent-style-name="Normal" style:family="paragraph">
      <style:paragraph-properties fo:margin-top="0.0694in" fo:margin-bottom="0.0694in" fo:line-height="100%"/>
    </style:style>
    <style:style style:name="T343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2pt" style:font-size-asian="12pt" style:font-size-complex="12pt" style:language-asian="tr" style:country-asian="TR"/>
    </style:style>
    <style:style style:name="T343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435" style:parent-style-name="Normal" style:family="paragraph">
      <style:paragraph-properties fo:margin-top="0.0694in" fo:margin-bottom="0.0694in" fo:line-height="100%"/>
    </style:style>
    <style:style style:name="T343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3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3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40" style:parent-style-name="Normal" style:family="paragraph">
      <style:paragraph-properties fo:margin-top="0.0694in" fo:margin-bottom="0.0694in" fo:line-height="100%"/>
    </style:style>
    <style:style style:name="T344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44" style:parent-style-name="Normal" style:family="paragraph">
      <style:paragraph-properties fo:margin-top="0.0694in" fo:margin-bottom="0.0694in" fo:line-height="100%"/>
    </style:style>
    <style:style style:name="T344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2pt" style:font-size-asian="12pt" style:font-size-complex="12pt" style:language-asian="tr" style:country-asian="TR"/>
    </style:style>
    <style:style style:name="T344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447" style:parent-style-name="Normal" style:family="paragraph">
      <style:paragraph-properties fo:margin-top="0.0694in" fo:margin-bottom="0.0694in" fo:line-height="100%"/>
    </style:style>
    <style:style style:name="T344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4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50" style:parent-style-name="Normal" style:family="paragraph">
      <style:paragraph-properties fo:margin-top="0.0694in" fo:margin-bottom="0.0694in" fo:line-height="100%"/>
    </style:style>
    <style:style style:name="T345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5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54" style:parent-style-name="Normal" style:family="paragraph">
      <style:paragraph-properties fo:margin-top="0.0694in" fo:margin-bottom="0.0694in" fo:line-height="100%"/>
    </style:style>
    <style:style style:name="T34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5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5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59" style:parent-style-name="Normal" style:family="paragraph">
      <style:paragraph-properties fo:margin-top="0.0694in" fo:margin-bottom="0.0694in" fo:line-height="100%"/>
    </style:style>
    <style:style style:name="T346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2pt" style:font-size-asian="12pt" style:font-size-complex="12pt" style:language-asian="tr" style:country-asian="TR"/>
    </style:style>
    <style:style style:name="T346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462" style:parent-style-name="Normal" style:family="paragraph">
      <style:paragraph-properties fo:margin-top="0.0694in" fo:margin-bottom="0.0694in" fo:line-height="100%"/>
    </style:style>
    <style:style style:name="T346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6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6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66" style:parent-style-name="Normal" style:family="paragraph">
      <style:paragraph-properties fo:margin-bottom="0in" fo:line-height="100%"/>
    </style:style>
    <style:style style:name="T346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68" style:parent-style-name="Normal" style:family="paragraph">
      <style:paragraph-properties fo:margin-top="0.0694in" fo:margin-bottom="0.0694in" fo:line-height="100%"/>
    </style:style>
    <style:style style:name="T346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47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47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472" style:parent-style-name="Normal" style:family="paragraph">
      <style:paragraph-properties fo:margin-top="0.0694in" fo:margin-bottom="0.0694in" fo:line-height="100%"/>
    </style:style>
    <style:style style:name="T34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7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77" style:parent-style-name="Normal" style:family="paragraph">
      <style:paragraph-properties fo:margin-top="0.0694in" fo:margin-bottom="0.0694in" fo:line-height="100%"/>
    </style:style>
    <style:style style:name="T347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7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8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82" style:parent-style-name="Normal" style:family="paragraph">
      <style:paragraph-properties fo:margin-bottom="0in" fo:line-height="100%"/>
    </style:style>
    <style:style style:name="T348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84" style:parent-style-name="Normal" style:family="paragraph">
      <style:paragraph-properties fo:margin-top="0.0694in" fo:margin-bottom="0.0694in" fo:line-height="100%"/>
    </style:style>
    <style:style style:name="T3485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48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487" style:parent-style-name="Normal" style:family="paragraph">
      <style:paragraph-properties fo:margin-top="0.0694in" fo:margin-bottom="0.0694in" fo:line-height="100%"/>
    </style:style>
    <style:style style:name="T348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8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9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9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9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9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496" style:parent-style-name="Normal" style:family="paragraph">
      <style:paragraph-properties fo:margin-top="0.0694in" fo:margin-bottom="0.0694in" fo:line-height="100%"/>
    </style:style>
    <style:style style:name="T349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49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49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00" style:parent-style-name="Normal" style:family="paragraph">
      <style:paragraph-properties fo:margin-top="0.0694in" fo:margin-bottom="0.0694in" fo:line-height="100%"/>
    </style:style>
    <style:style style:name="T35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0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0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0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06" style:parent-style-name="Normal" style:family="paragraph">
      <style:paragraph-properties fo:margin-bottom="0in" fo:line-height="100%"/>
    </style:style>
    <style:style style:name="T350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08" style:parent-style-name="Normal" style:family="paragraph">
      <style:paragraph-properties fo:margin-top="0.0694in" fo:margin-bottom="0.0694in" fo:line-height="100%"/>
    </style:style>
    <style:style style:name="T350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51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511" style:parent-style-name="Normal" style:family="paragraph">
      <style:paragraph-properties fo:margin-top="0.0694in" fo:margin-bottom="0.0694in" fo:line-height="100%"/>
    </style:style>
    <style:style style:name="T351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1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1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15" style:parent-style-name="Normal" style:family="paragraph">
      <style:paragraph-properties fo:margin-top="0.0694in" fo:margin-bottom="0.0694in" fo:line-height="100%"/>
    </style:style>
    <style:style style:name="T351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1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1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1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20" style:parent-style-name="Normal" style:family="paragraph">
      <style:paragraph-properties fo:margin-top="0.0694in" fo:margin-bottom="0.0694in" fo:line-height="100%"/>
    </style:style>
    <style:style style:name="T35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2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2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2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2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26" style:parent-style-name="Normal" style:family="paragraph">
      <style:paragraph-properties fo:margin-bottom="0in" fo:line-height="100%"/>
    </style:style>
    <style:style style:name="T352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28" style:parent-style-name="Normal" style:family="paragraph">
      <style:paragraph-properties fo:margin-top="0.0694in" fo:margin-bottom="0.0694in" fo:line-height="100%"/>
    </style:style>
    <style:style style:name="T3529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53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531" style:parent-style-name="Normal" style:family="paragraph">
      <style:paragraph-properties fo:margin-top="0.0694in" fo:margin-bottom="0.0694in" fo:line-height="100%"/>
    </style:style>
    <style:style style:name="T353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3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3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35" style:parent-style-name="Normal" style:family="paragraph">
      <style:paragraph-properties fo:margin-top="0.0694in" fo:margin-bottom="0.0694in" fo:line-height="100%"/>
    </style:style>
    <style:style style:name="T35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3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39" style:parent-style-name="Normal" style:family="paragraph">
      <style:paragraph-properties fo:margin-top="0.0694in" fo:margin-bottom="0.0694in" fo:line-height="100%"/>
    </style:style>
    <style:style style:name="T35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4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4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4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44" style:parent-style-name="Normal" style:family="paragraph">
      <style:paragraph-properties fo:margin-bottom="0in" fo:line-height="100%"/>
    </style:style>
    <style:style style:name="T35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546" style:parent-style-name="Normal" style:family="paragraph">
      <style:paragraph-properties fo:margin-top="0.0694in" fo:margin-bottom="0.0694in" fo:line-height="100%"/>
    </style:style>
    <style:style style:name="T354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54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TableColumn3550" style:family="table-column">
      <style:table-column-properties style:column-width="2.3298in"/>
    </style:style>
    <style:style style:name="TableColumn3551" style:family="table-column">
      <style:table-column-properties style:column-width="0.5708in"/>
    </style:style>
    <style:style style:name="Table3549" style:family="table">
      <style:table-properties style:width="2.9006in" fo:margin-left="0in" table:align="left"/>
    </style:style>
    <style:style style:name="TableRow3552" style:family="table-row">
      <style:table-row-properties/>
    </style:style>
    <style:style style:name="TableCell3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3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3557" style:family="table-row">
      <style:table-row-properties/>
    </style:style>
    <style:style style:name="TableCell3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9" style:parent-style-name="Normal" style:family="paragraph">
      <style:paragraph-properties fo:margin-bottom="0in" fo:line-height="100%"/>
    </style:style>
    <style:style style:name="T356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56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56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4" style:parent-style-name="Normal" style:family="paragraph">
      <style:paragraph-properties fo:margin-bottom="0in" fo:line-height="100%"/>
    </style:style>
    <style:style style:name="T356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566" style:family="table-row">
      <style:table-row-properties/>
    </style:style>
    <style:style style:name="TableCell3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0" style:parent-style-name="Normal" style:family="paragraph">
      <style:paragraph-properties fo:margin-bottom="0in" fo:line-height="100%"/>
    </style:style>
    <style:style style:name="T357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572" style:family="table-row">
      <style:table-row-properties/>
    </style:style>
    <style:style style:name="TableCell3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6" style:parent-style-name="Normal" style:family="paragraph">
      <style:paragraph-properties fo:margin-bottom="0in" fo:line-height="100%"/>
    </style:style>
    <style:style style:name="T357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578" style:family="table-row">
      <style:table-row-properties/>
    </style:style>
    <style:style style:name="TableCell3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2" style:parent-style-name="Normal" style:family="paragraph">
      <style:paragraph-properties fo:margin-bottom="0in" fo:line-height="100%"/>
    </style:style>
    <style:style style:name="T358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584" style:family="table-row">
      <style:table-row-properties/>
    </style:style>
    <style:style style:name="TableCell3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8" style:parent-style-name="Normal" style:family="paragraph">
      <style:paragraph-properties fo:margin-bottom="0in" fo:line-height="100%"/>
    </style:style>
    <style:style style:name="T358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590" style:family="table-row">
      <style:table-row-properties/>
    </style:style>
    <style:style style:name="TableCell3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4" style:parent-style-name="Normal" style:family="paragraph">
      <style:paragraph-properties fo:margin-bottom="0in" fo:line-height="100%"/>
    </style:style>
    <style:style style:name="T3595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596" style:family="table-row">
      <style:table-row-properties/>
    </style:style>
    <style:style style:name="TableCell3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0" style:parent-style-name="Normal" style:family="paragraph">
      <style:paragraph-properties fo:margin-bottom="0in" fo:line-height="100%"/>
    </style:style>
    <style:style style:name="T3601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602" style:family="table-row">
      <style:table-row-properties/>
    </style:style>
    <style:style style:name="TableCell3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6" style:parent-style-name="Normal" style:family="paragraph">
      <style:paragraph-properties fo:margin-bottom="0in" fo:line-height="100%"/>
    </style:style>
    <style:style style:name="T3607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608" style:family="table-row">
      <style:table-row-properties/>
    </style:style>
    <style:style style:name="TableCell3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2" style:parent-style-name="Normal" style:family="paragraph">
      <style:paragraph-properties fo:margin-bottom="0in" fo:line-height="100%"/>
    </style:style>
    <style:style style:name="T3613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TableRow3614" style:family="table-row">
      <style:table-row-properties/>
    </style:style>
    <style:style style:name="TableCell3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8" style:parent-style-name="Normal" style:family="paragraph">
      <style:paragraph-properties fo:margin-bottom="0in" fo:line-height="100%"/>
    </style:style>
    <style:style style:name="T3619" style:parent-style-name="VarsayılanParagrafYazıTipi" style:family="text">
      <style:text-properties style:font-name="Segoe UI Emoji" style:font-name-asian="Times New Roman" style:font-name-complex="Segoe UI Emoji" fo:font-size="12pt" style:font-size-asian="12pt" style:font-size-complex="12pt" style:language-asian="tr" style:country-asian="TR"/>
    </style:style>
    <style:style style:name="P3620" style:parent-style-name="Normal" style:family="paragraph">
      <style:paragraph-properties fo:margin-bottom="0in" fo:line-height="100%"/>
    </style:style>
    <style:style style:name="T362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622" style:parent-style-name="Normal" style:family="paragraph">
      <style:paragraph-properties fo:margin-top="0.0694in" fo:margin-bottom="0.0694in" fo:line-height="100%"/>
    </style:style>
    <style:style style:name="T3623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tr" style:country-asian="TR"/>
    </style:style>
    <style:style style:name="T362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P3625" style:parent-style-name="Normal" style:family="paragraph">
      <style:paragraph-properties fo:margin-top="0.0694in" fo:margin-bottom="0.0694in" fo:line-height="100%"/>
    </style:style>
    <style:style style:name="T362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62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62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629" style:parent-style-name="Normal" style:family="paragraph">
      <style:paragraph-properties fo:margin-top="0.0694in" fo:margin-bottom="0.0694in" fo:line-height="100%"/>
    </style:style>
    <style:style style:name="T363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63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63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63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634" style:parent-style-name="Normal" style:family="paragraph">
      <style:paragraph-properties fo:margin-top="0.0694in" fo:margin-bottom="0.0694in" fo:line-height="100%"/>
    </style:style>
    <style:style style:name="T363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63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63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63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63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640" style:parent-style-name="Normal" style:family="paragraph">
      <style:paragraph-properties fo:margin-top="0.0694in" fo:margin-bottom="0.0694in" fo:line-height="100%"/>
    </style:style>
    <style:style style:name="T364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64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ableColumn3644" style:family="table-column">
      <style:table-column-properties style:column-width="1.6861in"/>
    </style:style>
    <style:style style:name="TableColumn3645" style:family="table-column">
      <style:table-column-properties style:column-width="2.6256in"/>
    </style:style>
    <style:style style:name="TableColumn3646" style:family="table-column">
      <style:table-column-properties style:column-width="2.7229in"/>
    </style:style>
    <style:style style:name="Table3643" style:family="table">
      <style:table-properties style:width="7.0347in" fo:margin-left="0in" table:align="left"/>
    </style:style>
    <style:style style:name="TableRow3647" style:family="table-row">
      <style:table-row-properties/>
    </style:style>
    <style:style style:name="TableCell3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36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36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3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3654" style:family="table-row">
      <style:table-row-properties/>
    </style:style>
    <style:style style:name="TableCell3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8" style:parent-style-name="Normal" style:family="paragraph">
      <style:paragraph-properties fo:margin-bottom="0in" fo:line-height="100%"/>
    </style:style>
    <style:style style:name="T365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662" style:family="table-row">
      <style:table-row-properties/>
    </style:style>
    <style:style style:name="TableCell3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6" style:parent-style-name="Normal" style:family="paragraph">
      <style:paragraph-properties fo:margin-bottom="0in" fo:line-height="100%"/>
    </style:style>
    <style:style style:name="T366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6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670" style:family="table-row">
      <style:table-row-properties/>
    </style:style>
    <style:style style:name="TableCell3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4" style:parent-style-name="Normal" style:family="paragraph">
      <style:paragraph-properties fo:margin-bottom="0in" fo:line-height="100%"/>
    </style:style>
    <style:style style:name="T367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678" style:family="table-row">
      <style:table-row-properties/>
    </style:style>
    <style:style style:name="TableCell3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2" style:parent-style-name="Normal" style:family="paragraph">
      <style:paragraph-properties fo:margin-bottom="0in" fo:line-height="100%"/>
    </style:style>
    <style:style style:name="T368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68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68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6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688" style:family="table-row">
      <style:table-row-properties/>
    </style:style>
    <style:style style:name="TableCell3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2" style:parent-style-name="Normal" style:family="paragraph">
      <style:paragraph-properties fo:margin-bottom="0in" fo:line-height="100%"/>
    </style:style>
    <style:style style:name="T369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6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696" style:family="table-row">
      <style:table-row-properties/>
    </style:style>
    <style:style style:name="TableCell36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0" style:parent-style-name="Normal" style:family="paragraph">
      <style:paragraph-properties fo:margin-bottom="0in" fo:line-height="100%"/>
    </style:style>
    <style:style style:name="T370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7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704" style:family="table-row">
      <style:table-row-properties/>
    </style:style>
    <style:style style:name="TableCell3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8" style:parent-style-name="Normal" style:family="paragraph">
      <style:paragraph-properties fo:margin-bottom="0in" fo:line-height="100%"/>
    </style:style>
    <style:style style:name="T370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1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712" style:family="table-row">
      <style:table-row-properties/>
    </style:style>
    <style:style style:name="TableCell3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1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16" style:parent-style-name="Normal" style:family="paragraph">
      <style:paragraph-properties fo:margin-bottom="0in" fo:line-height="100%"/>
    </style:style>
    <style:style style:name="T371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7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1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720" style:family="table-row">
      <style:table-row-properties/>
    </style:style>
    <style:style style:name="TableCell37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4" style:parent-style-name="Normal" style:family="paragraph">
      <style:paragraph-properties fo:margin-bottom="0in" fo:line-height="100%"/>
    </style:style>
    <style:style style:name="T372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2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2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730" style:family="table-row">
      <style:table-row-properties/>
    </style:style>
    <style:style style:name="TableCell3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Cell3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34" style:parent-style-name="Normal" style:family="paragraph">
      <style:paragraph-properties fo:margin-bottom="0in" fo:line-height="100%"/>
    </style:style>
    <style:style style:name="T373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3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3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3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3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4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41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7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4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44" style:parent-style-name="Normal" style:family="paragraph">
      <style:paragraph-properties fo:margin-bottom="0in" fo:line-height="100%"/>
    </style:style>
    <style:style style:name="T374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46" style:parent-style-name="Normal" style:family="paragraph">
      <style:paragraph-properties fo:margin-top="0.0694in" fo:margin-bottom="0.0694in" fo:line-height="100%"/>
    </style:style>
    <style:style style:name="T374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74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749" style:parent-style-name="Normal" style:family="paragraph">
      <style:paragraph-properties fo:margin-top="0.0694in" fo:margin-bottom="0.0694in" fo:line-height="100%"/>
    </style:style>
    <style:style style:name="T375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751" style:parent-style-name="Normal" style:family="paragraph">
      <style:paragraph-properties fo:margin-top="0.0694in" fo:margin-bottom="0.0694in" fo:line-height="100%"/>
    </style:style>
    <style:style style:name="T375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5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5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5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56" style:parent-style-name="Normal" style:family="paragraph">
      <style:paragraph-properties fo:margin-top="0.0694in" fo:margin-bottom="0.0694in" fo:line-height="100%"/>
    </style:style>
    <style:style style:name="T375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5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5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6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61" style:parent-style-name="Normal" style:family="paragraph">
      <style:paragraph-properties fo:margin-top="0.0694in" fo:margin-bottom="0.0694in" fo:line-height="100%"/>
    </style:style>
    <style:style style:name="T376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6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6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6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6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6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6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70" style:parent-style-name="Normal" style:family="paragraph">
      <style:paragraph-properties fo:margin-top="0.0694in" fo:margin-bottom="0.0694in" fo:line-height="100%"/>
    </style:style>
    <style:style style:name="T377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772" style:parent-style-name="Normal" style:family="paragraph">
      <style:paragraph-properties fo:margin-top="0.0694in" fo:margin-bottom="0.0694in" fo:line-height="100%"/>
    </style:style>
    <style:style style:name="T377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74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7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77" style:parent-style-name="Normal" style:family="paragraph">
      <style:paragraph-properties fo:margin-top="0.0694in" fo:margin-bottom="0.0694in" fo:line-height="100%"/>
    </style:style>
    <style:style style:name="T3778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7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80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8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78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78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84" style:parent-style-name="Normal" style:family="paragraph">
      <style:paragraph-properties fo:margin-bottom="0in" fo:line-height="100%"/>
    </style:style>
    <style:style style:name="T378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786" style:parent-style-name="Normal" style:family="paragraph">
      <style:paragraph-properties fo:margin-top="0.0694in" fo:margin-bottom="0.0694in" fo:line-height="100%"/>
    </style:style>
    <style:style style:name="T3787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788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7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7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800" style:parent-style-name="Normal" style:family="paragraph">
      <style:paragraph-properties fo:margin-top="0.0694in" fo:margin-bottom="0.0694in" fo:line-height="100%"/>
    </style:style>
    <style:style style:name="T3801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80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80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04" style:parent-style-name="Normal" style:family="paragraph">
      <style:paragraph-properties fo:margin-top="0.0694in" fo:margin-bottom="0.0694in" fo:line-height="100%"/>
    </style:style>
    <style:style style:name="T380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80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07" style:parent-style-name="Normal" style:family="paragraph">
      <style:paragraph-properties fo:margin-bottom="0in" fo:line-height="100%"/>
    </style:style>
    <style:style style:name="T380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09" style:parent-style-name="Normal" style:family="paragraph">
      <style:paragraph-properties fo:margin-top="0.0694in" fo:margin-bottom="0.0694in" fo:line-height="100%"/>
    </style:style>
    <style:style style:name="T3810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81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381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TableColumn3814" style:family="table-column">
      <style:table-column-properties style:column-width="1.3861in"/>
    </style:style>
    <style:style style:name="TableColumn3815" style:family="table-column">
      <style:table-column-properties style:column-width="2.8479in"/>
    </style:style>
    <style:style style:name="Table3813" style:family="table">
      <style:table-properties style:width="4.234in" fo:margin-left="0in" table:align="left"/>
    </style:style>
    <style:style style:name="TableRow3816" style:family="table-row">
      <style:table-row-properties/>
    </style:style>
    <style:style style:name="TableCell3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1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Cell3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ableRow3821" style:family="table-row">
      <style:table-row-properties/>
    </style:style>
    <style:style style:name="TableCell38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3" style:parent-style-name="Normal" style:family="paragraph">
      <style:paragraph-properties fo:margin-bottom="0in" fo:line-height="100%"/>
    </style:style>
    <style:style style:name="T382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6" style:parent-style-name="Normal" style:family="paragraph">
      <style:paragraph-properties fo:margin-bottom="0in" fo:line-height="100%"/>
    </style:style>
    <style:style style:name="T382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82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829" style:family="table-row">
      <style:table-row-properties/>
    </style:style>
    <style:style style:name="TableCell38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1" style:parent-style-name="Normal" style:family="paragraph">
      <style:paragraph-properties fo:margin-bottom="0in" fo:line-height="100%"/>
    </style:style>
    <style:style style:name="T383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4" style:parent-style-name="Normal" style:family="paragraph">
      <style:paragraph-properties fo:margin-bottom="0in" fo:line-height="100%"/>
    </style:style>
    <style:style style:name="T3835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Row3836" style:family="table-row">
      <style:table-row-properties/>
    </style:style>
    <style:style style:name="TableCell3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8" style:parent-style-name="Normal" style:family="paragraph">
      <style:paragraph-properties fo:margin-bottom="0in" fo:line-height="100%"/>
    </style:style>
    <style:style style:name="T383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1" style:parent-style-name="Normal" style:family="paragraph">
      <style:paragraph-properties fo:margin-bottom="0in" fo:line-height="100%"/>
    </style:style>
    <style:style style:name="T3842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84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844" style:family="table-row">
      <style:table-row-properties/>
    </style:style>
    <style:style style:name="TableCell3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6" style:parent-style-name="Normal" style:family="paragraph">
      <style:paragraph-properties fo:margin-bottom="0in" fo:line-height="100%"/>
    </style:style>
    <style:style style:name="T384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8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ableRow3850" style:family="table-row">
      <style:table-row-properties/>
    </style:style>
    <style:style style:name="TableCell3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2" style:parent-style-name="Normal" style:family="paragraph">
      <style:paragraph-properties fo:margin-bottom="0in" fo:line-height="100%"/>
    </style:style>
    <style:style style:name="T3853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ableCell3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5" style:parent-style-name="Normal" style:family="paragraph">
      <style:paragraph-properties fo:margin-bottom="0in" fo:line-height="100%"/>
    </style:style>
    <style:style style:name="T3856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857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58" style:parent-style-name="Normal" style:family="paragraph">
      <style:paragraph-properties fo:margin-bottom="0in" fo:line-height="100%"/>
    </style:style>
    <style:style style:name="T3859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60" style:parent-style-name="Normal" style:family="paragraph">
      <style:paragraph-properties fo:margin-top="0.0694in" fo:margin-bottom="0.0694in" fo:line-height="100%"/>
    </style:style>
    <style:style style:name="T3861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86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863" style:parent-style-name="Normal" style:family="paragraph">
      <style:paragraph-properties fo:margin-top="0.0694in" fo:margin-bottom="0.0694in" fo:line-height="100%"/>
    </style:style>
    <style:style style:name="T3864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865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66" style:parent-style-name="Normal" style:family="paragraph">
      <style:paragraph-properties fo:margin-top="0.0694in" fo:margin-bottom="0.0694in" fo:line-height="100%"/>
    </style:style>
    <style:style style:name="T386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868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69" style:parent-style-name="Normal" style:family="paragraph">
      <style:paragraph-properties fo:margin-top="0.0694in" fo:margin-bottom="0.0694in" fo:line-height="100%"/>
    </style:style>
    <style:style style:name="T3870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871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387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873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7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75" style:parent-style-name="Normal" style:family="paragraph">
      <style:paragraph-properties fo:margin-top="0.0694in" fo:margin-bottom="0.0694in" fo:line-height="100%"/>
    </style:style>
    <style:style style:name="T3876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T3877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P3878" style:parent-style-name="Normal" style:family="paragraph">
      <style:paragraph-properties fo:margin-top="0.0694in" fo:margin-bottom="0.0694in" fo:line-height="100%"/>
    </style:style>
    <style:style style:name="T387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880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388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8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83" style:parent-style-name="Normal" style:family="paragraph">
      <style:paragraph-properties fo:margin-top="0.0694in" fo:margin-bottom="0.0694in" fo:line-height="100%"/>
    </style:style>
    <style:style style:name="T388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885" style:parent-style-name="VarsayılanParagrafYazıTipi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tr" style:country-asian="TR"/>
    </style:style>
    <style:style style:name="T3886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88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88" style:parent-style-name="Normal" style:family="paragraph">
      <style:paragraph-properties fo:margin-top="0.0694in" fo:margin-bottom="0.0694in" fo:line-height="100%"/>
    </style:style>
    <style:style style:name="T3889" style:parent-style-name="VarsayılanParagrafYazıTipi" style:family="text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T3890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91" style:parent-style-name="Normal" style:family="paragraph">
      <style:paragraph-properties fo:margin-bottom="0in" fo:line-height="100%"/>
    </style:style>
    <style:style style:name="T3892" style:parent-style-name="VarsayılanParagrafYazıTipi" style:family="text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P3893" style:parent-style-name="Normal" style:family="paragraph">
      <style:paragraph-properties fo:margin-top="0.0694in" fo:margin-bottom="0.0694in" fo:line-height="100%"/>
    </style:style>
    <style:style style:name="T3894" style:parent-style-name="VarsayılanParagrafYazıTipi" style:family="text">
      <style:text-properties style:font-name="Segoe UI Emoji" style:font-name-asian="Times New Roman" style:font-name-complex="Segoe UI Emoji" fo:font-weight="bold" style:font-weight-asian="bold" style:font-weight-complex="bold" fo:font-size="13.5pt" style:font-size-asian="13.5pt" style:font-size-complex="13.5pt" style:language-asian="tr" style:country-asian="TR"/>
    </style:style>
    <style:style style:name="T3895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P3896" style:parent-style-name="Normal" style:family="paragraph">
      <style:paragraph-properties fo:margin-top="0.0694in" fo:margin-bottom="0.0694in" fo:line-height="100%"/>
    </style:style>
    <style:style style:name="T3897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898" style:parent-style-name="Normal" style:family="paragraph">
      <style:paragraph-properties fo:margin-top="0.0694in" fo:margin-bottom="0.0694in" fo:line-height="100%"/>
    </style:style>
    <style:style style:name="T3899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900" style:parent-style-name="Normal" style:family="paragraph">
      <style:paragraph-properties fo:margin-top="0.0694in" fo:margin-bottom="0.0694in" fo:line-height="100%"/>
    </style:style>
    <style:style style:name="T3901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T3902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P3903" style:parent-style-name="Normal" style:family="paragraph">
      <style:paragraph-properties fo:margin-top="0.0694in" fo:margin-bottom="0.0694in" fo:line-height="100%"/>
    </style:style>
    <style:style style:name="T3904" style:parent-style-name="VarsayılanParagrafYazıTipi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family="graphic" style:name="a3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2"><text:span text:style-name="T2">🧠</text:span><text:span text:style-name="T3"><text:s/>GENEL BİLGİLER</text:span></text:h>
      <text:list text:style-name="LFO1" text:continue-numbering="true">
        <text:list-item>
          <text:p text:style-name="P4"><text:span text:style-name="T5">📄</text:span><text:span text:style-name="T6"><text:s/></text:span><text:span text:style-name="T7">Dosya adı</text:span><text:span text:style-name="T8">:<text:s/></text:span><text:span text:style-name="T9">server.js</text:span></text:p>
        </text:list-item>
        <text:list-item>
          <text:p text:style-name="P10"><text:span text:style-name="T11">📂</text:span><text:span text:style-name="T12"><text:s/></text:span><text:span text:style-name="T13">Bulunduğu dizin</text:span><text:span text:style-name="T14">:<text:s/></text:span><text:span text:style-name="T15">backend/</text:span></text:p>
        </text:list-item>
        <text:list-item>
          <text:p text:style-name="P16"><text:span text:style-name="T17">🎯</text:span><text:span text:style-name="T18"><text:s/></text:span><text:span text:style-name="T19">Temel Amaç</text:span><text:span text:style-name="T20">: Yemekhane rezervasyon sisteminde<text:s/></text:span><text:span text:style-name="T21">kullanıcı yönetimi, yemek menüsü, rezervasyon, bakiye ve yorum işlemleri</text:span><text:span text:style-name="T22"><text:s/>gibi tüm sunucu tarafı API<text:s/></text:span><text:span text:style-name="T23">işlemlerini yönetmek.</text:span></text:p>
        </text:list-item>
        <text:list-item>
          <text:p text:style-name="P24"><text:span text:style-name="T25">📦</text:span><text:span text:style-name="T26"><text:s/></text:span><text:span text:style-name="T27">Kullanılan Modüller</text:span><text:span text:style-name="T28">:</text:span></text:p>
          <text:list text:continue-numbering="true">
            <text:list-item>
              <text:p text:style-name="P29"><text:span text:style-name="T30">express</text:span><text:span text:style-name="T31">: HTTP sunucusu oluşturmak için</text:span></text:p>
            </text:list-item>
            <text:list-item>
              <text:p text:style-name="P32"><text:span text:style-name="T33">mysql2/promise</text:span><text:span text:style-name="T34">: MySQL veritabanı bağlantısı (promise destekli)</text:span></text:p>
            </text:list-item>
            <text:list-item>
              <text:p text:style-name="P35"><text:span text:style-name="T36">body-parser</text:span><text:span text:style-name="T37">: JSON body verilerini parse etmek için</text:span></text:p>
            </text:list-item>
            <text:list-item>
              <text:p text:style-name="P38"><text:span text:style-name="T39">cors</text:span><text:span text:style-name="T40">: Tarayıcılar arası erişimi kontrol etmek için</text:span></text:p>
            </text:list-item>
          </text:list>
        </text:list-item>
      </text:list>
      <text:p text:style-name="P41"><text:span text:style-name="T42"><draw:custom-shape svg:x="0in" svg:y="0in" svg:width="44.06667in" svg:height="0.00139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43" text:outline-level="2"><text:span text:style-name="T44">🔧</text:span><text:span text:style-name="T45"><text:s/></text:span><text:span text:style-name="T46">VERİTABANI BAĞLANTISI</text:span></text:h>
      <text:list text:style-name="LFO2" text:continue-numbering="true">
        <text:list-item>
          <text:p text:style-name="P47"><text:span text:style-name="T48">dbConfig</text:span><text:span text:style-name="T49"><text:s/>nesnesi ile yapılandırılmış.</text:span></text:p>
        </text:list-item>
        <text:list-item>
          <text:p text:style-name="P50"><text:span text:style-name="T51">connectToDatabase()</text:span><text:span text:style-name="T52"><text:s/>fonksiyonu ile tek seferlik bağlantı kuruluyor.</text:span></text:p>
        </text:list-item>
        <text:list-item>
          <text:p text:style-name="P53"><text:span text:style-name="T54">Veritabanı adı:<text:s/></text:span><text:span text:style-name="T55">yemekhane_sistemi</text:span></text:p>
        </text:list-item>
        <text:list-item>
          <text:p text:style-name="P56"><text:span text:style-name="T57">Zaman dilimi:<text:s/></text:span><text:span text:style-name="T58">+03:00</text:span></text:p>
        </text:list-item>
        <text:list-item>
          <text:p text:style-name="P59"><text:span text:style-name="T60">let db;</text:span><text:span text:style-name="T61"><text:s/>global olarak tanımlanmış, tek bağlantı üzerinden<text:s/></text:span><text:span text:style-name="T62">çalışıyor.</text:span></text:p>
        </text:list-item>
      </text:list>
      <text:p text:style-name="P63"><text:span text:style-name="T64"><draw:custom-shape svg:x="0in" svg:y="0in" svg:width="45.51042in" svg:height="0.00139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65" text:outline-level="2"><text:span text:style-name="T66">✅</text:span><text:span text:style-name="T67"><text:s/>API’LER ve AÇIKLAMALARI</text:span></text:h>
      <text:h text:style-name="P68" text:outline-level="3"><text:span text:style-name="T69">🔐</text:span><text:span text:style-name="T70"><text:s/>GİRİŞ / KAYIT SİSTEMİ</text:span></text:h>
      <text:h text:style-name="P71" text:outline-level="4"><text:span text:style-name="T72">1.<text:s/></text:span><text:span text:style-name="T73">POST /api/kullanici-giris</text:span></text:h>
      <text:list text:style-name="LFO3" text:continue-numbering="true">
        <text:list-item>
          <text:p text:style-name="P74"><text:span text:style-name="T75">📥</text:span><text:span text:style-name="T76"><text:s/></text:span><text:span text:style-name="T77">email</text:span><text:span text:style-name="T78">,<text:s/></text:span><text:span text:style-name="T79">sifre</text:span></text:p>
        </text:list-item>
        <text:list-item>
          <text:p text:style-name="P80"><text:span text:style-name="T81">🔎</text:span><text:span text:style-name="T82"><text:s/></text:span><text:span text:style-name="T83">kullanicilar</text:span><text:span text:style-name="T84"><text:s/>tablosunda email + şifre kontrolü</text:span></text:p>
        </text:list-item>
        <text:list-item>
          <text:p text:style-name="P85"><text:span text:style-name="T86">✅</text:span><text:span text:style-name="T87"><text:s/>Başarılıysa kullanıcıyı döner</text:span></text:p>
        </text:list-item>
      </text:list>
      <text:h text:style-name="P88" text:outline-level="4"><text:span text:style-name="T89">2.<text:s/></text:span><text:span text:style-name="T90">POST /api/admin-giris</text:span></text:h>
      <text:list text:style-name="LFO4" text:continue-numbering="true">
        <text:list-item>
          <text:p text:style-name="P91"><text:span text:style-name="T92">📥</text:span><text:span text:style-name="T93"><text:s/></text:span><text:span text:style-name="T94">email</text:span><text:span text:style-name="T95">,<text:s/></text:span><text:span text:style-name="T96">sifre</text:span></text:p>
        </text:list-item>
        <text:list-item>
          <text:p text:style-name="P97"><text:span text:style-name="T98">🔒</text:span><text:span text:style-name="T99"><text:s/></text:span><text:span text:style-name="T100">rol = 'admin'</text:span><text:span text:style-name="T101"><text:s/></text:span><text:span text:style-name="T102">kontrolü eklenmiş</text:span></text:p>
        </text:list-item>
      </text:list>
      <text:h text:style-name="P103" text:outline-level="4"><text:span text:style-name="T104">3.<text:s/></text:span><text:span text:style-name="T105">POST /api/kullanici-ekle</text:span></text:h>
      <text:list text:style-name="LFO5" text:continue-numbering="true">
        <text:list-item>
          <text:p text:style-name="P106"><text:span text:style-name="T107">📥</text:span><text:span text:style-name="T108"><text:s/></text:span><text:span text:style-name="T109">ad</text:span><text:span text:style-name="T110">,<text:s/></text:span><text:span text:style-name="T111">soyad</text:span><text:span text:style-name="T112">,<text:s/></text:span><text:span text:style-name="T113">email</text:span><text:span text:style-name="T114">,<text:s/></text:span><text:span text:style-name="T115">sifre</text:span><text:span text:style-name="T116">,<text:s/></text:span><text:span text:style-name="T117">rol</text:span></text:p>
        </text:list-item>
        <text:list-item>
          <text:p text:style-name="P118"><text:span text:style-name="T119">rol</text:span><text:span text:style-name="T120"><text:s/>ENUM:<text:s/></text:span><text:span text:style-name="T121">["ogrenci", "personel", "admin"]</text:span></text:p>
        </text:list-item>
      </text:list>
      <text:h text:style-name="P122" text:outline-level="4"><text:span text:style-name="T123">4.<text:s/></text:span><text:span text:style-name="T124">DELETE /api/kullanici-sil/:id</text:span></text:h>
      <text:list text:style-name="LFO6" text:continue-numbering="true">
        <text:list-item>
          <text:p text:style-name="P125"><text:span text:style-name="T126">📥</text:span><text:span text:style-name="T127"><text:s/></text:span><text:span text:style-name="T128">id</text:span><text:span text:style-name="T129">: kullanıcının ID'si</text:span></text:p>
        </text:list-item>
      </text:list>
      <text:h text:style-name="P130" text:outline-level="4"><text:span text:style-name="T131">5.<text:s/></text:span><text:span text:style-name="T132">GET /api/kullanicilar</text:span></text:h>
      <text:list text:style-name="LFO7" text:continue-numbering="true">
        <text:list-item>
          <text:p text:style-name="P133"><text:span text:style-name="T134">📤</text:span><text:span text:style-name="T135"><text:s/>Tüm kullanıcıları listeler (admin paneli<text:s/></text:span><text:span text:style-name="T136">için uygun)</text:span></text:p>
        </text:list-item>
      </text:list>
      <text:h text:style-name="P137" text:outline-level="4"><text:span text:style-name="T138">6.<text:s/></text:span><text:span text:style-name="T139">POST /api/kullanici-bilgileri</text:span></text:h>
      <text:list text:style-name="LFO8" text:continue-numbering="true">
        <text:list-item>
          <text:p text:style-name="P140"><text:span text:style-name="T141">📥</text:span><text:span text:style-name="T142"><text:s/></text:span><text:span text:style-name="T143">email</text:span></text:p>
        </text:list-item>
        <text:list-item>
          <text:p text:style-name="P144"><text:span text:style-name="T145">🔍</text:span><text:span text:style-name="T146"><text:s/>Kullanıcının tüm bilgilerini getirir</text:span></text:p>
        </text:list-item>
      </text:list>
      <text:soft-page-break/>
      <text:p text:style-name="P147"><text:span text:style-name="T148"><draw:custom-shape svg:x="0in" svg:y="0in" svg:width="45.51042in" svg:height="0.00139in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149" text:outline-level="3"><text:span text:style-name="T150">🍲</text:span><text:span text:style-name="T151"><text:s/>MENÜ ve YEMEK YÖNETİMİ</text:span></text:h>
      <text:h text:style-name="P152" text:outline-level="4"><text:span text:style-name="T153">7.<text:s/></text:span><text:span text:style-name="T154">POST /api/yemek-ekle</text:span></text:h>
      <text:list text:style-name="LFO9" text:continue-numbering="true">
        <text:list-item>
          <text:p text:style-name="P155"><text:span text:style-name="T156">📥</text:span><text:span text:style-name="T157"><text:s/>Parametreler:</text:span></text:p>
          <text:list text:continue-numbering="true">
            <text:list-item>
              <text:p text:style-name="P158"><text:span text:style-name="T159">tarih</text:span></text:p>
            </text:list-item>
            <text:list-item>
              <text:p text:style-name="P160"><text:span text:style-name="T161">corba</text:span><text:span text:style-name="T162">,<text:s/></text:span><text:span text:style-name="T163">corba_gramaj</text:span><text:span text:style-name="T164">,<text:s/></text:span><text:span text:style-name="T165">corba_kalori</text:span></text:p>
            </text:list-item>
            <text:list-item>
              <text:p text:style-name="P166"><text:span text:style-name="T167">anaYemek</text:span><text:span text:style-name="T168">,<text:s/></text:span><text:span text:style-name="T169">anaYemek_gramaj</text:span><text:span text:style-name="T170">,<text:s/></text:span><text:span text:style-name="T171">anaYemek_kalori</text:span></text:p>
            </text:list-item>
            <text:list-item>
              <text:p text:style-name="P172"><text:span text:style-name="T173">yardimciYemek</text:span><text:span text:style-name="T174">,<text:s/></text:span><text:span text:style-name="T175">yardimciYemek_gramaj</text:span><text:span text:style-name="T176">,<text:s/></text:span><text:span text:style-name="T177">yardimciYemek_kalori</text:span></text:p>
            </text:list-item>
            <text:list-item>
              <text:p text:style-name="P178"><text:span text:style-name="T179">ekstra</text:span><text:span text:style-name="T180">,<text:s/></text:span><text:span text:style-name="T181">ekstra_gramaj</text:span><text:span text:style-name="T182">,<text:s/></text:span><text:span text:style-name="T183">ekstra_kalori</text:span></text:p>
            </text:list-item>
          </text:list>
        </text:list-item>
      </text:list>
      <text:h text:style-name="P184" text:outline-level="4"><text:span text:style-name="T185">8.<text:s/></text:span><text:span text:style-name="T186">DELETE /api/menu-sil/:id</text:span></text:h>
      <text:list text:style-name="LFO10" text:continue-numbering="true">
        <text:list-item>
          <text:p text:style-name="P187">Menü ID’sine göre silme</text:p>
        </text:list-item>
      </text:list>
      <text:h text:style-name="P188" text:outline-level="4"><text:span text:style-name="T189">9.<text:s/></text:span><text:span text:style-name="T190">GET /api/son-eklenen-yemekler</text:span></text:h>
      <text:list text:style-name="LFO11" text:continue-numbering="true">
        <text:list-item>
          <text:p text:style-name="P191">Son 3 menüyü tarih sırasına göre listeler</text:p>
        </text:list-item>
      </text:list>
      <text:h text:style-name="P192" text:outline-level="4"><text:span text:style-name="T193">10.<text:s/></text:span><text:span text:style-name="T194">GET<text:s/></text:span><text:span text:style-name="T195">/api/menuler?start_date=&amp;end_date=</text:span></text:h>
      <text:list text:style-name="LFO12" text:continue-numbering="true">
        <text:list-item>
          <text:p text:style-name="P196">Tarihler arasında menü listeler</text:p>
        </text:list-item>
      </text:list>
      <text:h text:style-name="P197" text:outline-level="4"><text:span text:style-name="T198">11.<text:s/></text:span><text:span text:style-name="T199">GET /api/gunun-menusu</text:span></text:h>
      <text:list text:style-name="LFO13" text:continue-numbering="true">
        <text:list-item>
          <text:p text:style-name="P200"><text:span text:style-name="T201">📅</text:span><text:span text:style-name="T202"><text:s/>Bugünün tarihine göre menüyü getirir</text:span></text:p>
        </text:list-item>
      </text:list>
      <text:h text:style-name="P203" text:outline-level="4"><text:span text:style-name="T204">12.<text:s/></text:span><text:span text:style-name="T205">GET /api/weekly-menu</text:span></text:h>
      <text:list text:style-name="LFO14" text:continue-numbering="true">
        <text:list-item>
          <text:p text:style-name="P206">Bugün + 7 gün sonrası için haftalık menü listesi</text:p>
        </text:list-item>
      </text:list>
      <text:h text:style-name="P207" text:outline-level="4"><text:span text:style-name="T208">13.<text:s/></text:span><text:span text:style-name="T209">GET /api/ilerleyen-gunler</text:span></text:h>
      <text:list text:style-name="LFO15" text:continue-numbering="true">
        <text:list-item>
          <text:p text:style-name="P210">Bugünden sonraki menüler</text:p>
        </text:list-item>
      </text:list>
      <text:p text:style-name="P211"><text:span text:style-name="T212"><draw:custom-shape svg:x="0in" svg:y="0in" svg:width="45.51042in" svg:height="0.00139in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213" text:outline-level="3"><text:span text:style-name="T214">📆</text:span><text:span text:style-name="T215"><text:s/>REZERVASYON İŞLEMLERİ</text:span></text:h>
      <text:h text:style-name="P216" text:outline-level="4"><text:span text:style-name="T217">14.<text:s/></text:span><text:span text:style-name="T218">POST /api/rezervasyon-ekle</text:span></text:h>
      <text:list text:style-name="LFO16" text:continue-numbering="true">
        <text:list-item>
          <text:p text:style-name="P219"><text:span text:style-name="T220">📥</text:span><text:span text:style-name="T221"><text:s/></text:span><text:span text:style-name="T222">isim_soyisim</text:span><text:span text:style-name="T223">,<text:s/></text:span><text:span text:style-name="T224">tarih</text:span><text:span text:style-name="T225">,<text:s/></text:span><text:span text:style-name="T226">ogun</text:span><text:span text:style-name="T227">,<text:s/></text:span><text:span text:style-name="T228">email</text:span><text:span text:style-name="T229">,<text:s/></text:span><text:span text:style-name="T230">okul_no</text:span></text:p>
        </text:list-item>
      </text:list>
      <text:h text:style-name="P231" text:outline-level="4"><text:span text:style-name="T232">15. (Gelişmiş)<text:s/></text:span><text:span text:style-name="T233">POST /api/rezervasyon-ekle</text:span></text:h>
      <text:list text:style-name="LFO17" text:continue-numbering="true">
        <text:list-item>
          <text:p text:style-name="P234"><text:span text:style-name="T235">📥</text:span><text:span text:style-name="T236"><text:s/></text:span><text:span text:style-name="T237">email</text:span><text:span text:style-name="T238">,<text:s/></text:span><text:span text:style-name="T239">tarih</text:span><text:span text:style-name="T240">,<text:s/></text:span><text:span text:style-name="T241">ogun</text:span><text:span text:style-name="T242">,<text:s/></text:span><text:span text:style-name="T243">ucret</text:span></text:p>
        </text:list-item>
        <text:list-item>
          <text:p text:style-name="P244"><text:span text:style-name="T245">🔒</text:span><text:span text:style-name="T246"><text:s/>Aynı gün/öğün çakışması kontrolü</text:span></text:p>
        </text:list-item>
        <text:list-item>
          <text:p text:style-name="P247"><text:span text:style-name="T248">🔒</text:span><text:span text:style-name="T249"><text:s/>Bakiye düşme işlemi</text:span></text:p>
        </text:list-item>
        <text:list-item>
          <text:p text:style-name="P250"><text:span text:style-name="T251">📤</text:span><text:span text:style-name="T252"><text:s/></text:span><text:span text:style-name="T253">Otomatik<text:s/></text:span><text:span text:style-name="T254">isim_soyisim</text:span><text:span text:style-name="T255"><text:s/>ve<text:s/></text:span><text:span text:style-name="T256">okul_no</text:span><text:span text:style-name="T257"><text:s/>çekme</text:span></text:p>
        </text:list-item>
      </text:list>
      <text:h text:style-name="P258" text:outline-level="4"><text:span text:style-name="T259">16.<text:s/></text:span><text:span text:style-name="T260">GET /api/rezervasyonlar?isim=&amp;tarih=&amp;ogun=</text:span></text:h>
      <text:list text:style-name="LFO18" text:continue-numbering="true">
        <text:list-item>
          <text:p text:style-name="P261">Filtreli listeleme</text:p>
        </text:list-item>
      </text:list>
      <text:h text:style-name="P262" text:outline-level="4"><text:span text:style-name="T263">17.<text:s/></text:span><text:span text:style-name="T264">DELETE /api/rezervasyon-sil/:id</text:span></text:h>
      <text:list text:style-name="LFO19" text:continue-numbering="true">
        <text:list-item>
          <text:p text:style-name="P265">ID ile rezervasyon silme</text:p>
        </text:list-item>
      </text:list>
      <text:h text:style-name="P266" text:outline-level="4"><text:span text:style-name="T267">18.<text:s/></text:span><text:span text:style-name="T268">GET /api/reservations?email=</text:span></text:h>
      <text:list text:style-name="LFO20" text:continue-numbering="true">
        <text:list-item>
          <text:p text:style-name="P269">Belirli kullanıcının tüm geçmiş<text:s/>rezervasyonları</text:p>
        </text:list-item>
        <text:list-item>
          <text:p text:style-name="P270"><text:span text:style-name="T271">durum</text:span><text:span text:style-name="T272"><text:s/>(Gidildi / Bugün / Bekleniyor) eklenmiş</text:span></text:p>
        </text:list-item>
      </text:list>
      <text:h text:style-name="P273" text:outline-level="4"><text:span text:style-name="T274">19.<text:s/></text:span><text:span text:style-name="T275">GET /api/today-reservation?email=</text:span></text:h>
      <text:list text:style-name="LFO21" text:continue-numbering="true">
        <text:list-item>
          <text:p text:style-name="P276">Bugünkü rezervasyon</text:p>
        </text:list-item>
      </text:list>
      <text:soft-page-break/>
      <text:p text:style-name="P277"><text:span text:style-name="T278"><draw:custom-shape svg:x="0in" svg:y="0in" svg:width="45.51042in" svg:height="0.00139in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279" text:outline-level="3"><text:span text:style-name="T280">💳</text:span><text:span text:style-name="T281"><text:s/>BAKİYE ve KART İŞLEMLERİ</text:span></text:h>
      <text:h text:style-name="P282" text:outline-level="4"><text:span text:style-name="T283">20.<text:s/></text:span><text:span text:style-name="T284">POST /api/kart-ekle</text:span></text:h>
      <text:list text:style-name="LFO22" text:continue-numbering="true">
        <text:list-item>
          <text:p text:style-name="P285"><text:span text:style-name="T286">📥</text:span><text:span text:style-name="T287"><text:s/></text:span><text:span text:style-name="T288">kullanici_id</text:span><text:span text:style-name="T289">,<text:s/></text:span><text:span text:style-name="T290">kart_numarasi</text:span><text:span text:style-name="T291">,<text:s/></text:span><text:span text:style-name="T292">son_kullanma_tarihi</text:span><text:span text:style-name="T293">,<text:s/></text:span><text:span text:style-name="T294">cvc</text:span></text:p>
        </text:list-item>
      </text:list>
      <text:h text:style-name="P295" text:outline-level="4"><text:span text:style-name="T296">21.<text:s/></text:span><text:span text:style-name="T297">POST<text:s/></text:span><text:span text:style-name="T298">/api/bakiye-yukle</text:span></text:h>
      <text:list text:style-name="LFO23" text:continue-numbering="true">
        <text:list-item>
          <text:p text:style-name="P299"><text:span text:style-name="T300">📥</text:span><text:span text:style-name="T301"><text:s/></text:span><text:span text:style-name="T302">kullanici_id</text:span><text:span text:style-name="T303">,<text:s/></text:span><text:span text:style-name="T304">miktar</text:span></text:p>
        </text:list-item>
        <text:list-item>
          <text:p text:style-name="P305"><text:span text:style-name="T306">🧾</text:span><text:span text:style-name="T307"><text:s/></text:span><text:span text:style-name="T308">islem_gecmisi</text:span><text:span text:style-name="T309"><text:s/>tablosuna log ekleniyor</text:span></text:p>
        </text:list-item>
      </text:list>
      <text:h text:style-name="P310" text:outline-level="4"><text:span text:style-name="T311">22.<text:s/></text:span><text:span text:style-name="T312">GET /api/bakiye-gecmisi?email=</text:span></text:h>
      <text:list text:style-name="LFO24" text:continue-numbering="true">
        <text:list-item>
          <text:p text:style-name="P313"><text:span text:style-name="T314">📤</text:span><text:span text:style-name="T315"><text:s/>Tüm bakiye işlemleri listesi (</text:span><text:span text:style-name="T316">tarih</text:span><text:span text:style-name="T317">,<text:s/></text:span><text:span text:style-name="T318">saat</text:span><text:span text:style-name="T319">,<text:s/></text:span><text:span text:style-name="T320">islem_tipi</text:span><text:span text:style-name="T321">)</text:span></text:p>
        </text:list-item>
      </text:list>
      <text:p text:style-name="P322"><text:span text:style-name="T323"><draw:custom-shape svg:x="0in" svg:y="0in" svg:width="45.51042in" svg:height="0.00139in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324" text:outline-level="3"><text:span text:style-name="T325">💬</text:span><text:span text:style-name="T326"><text:s/>YORUM SİSTEMİ</text:span></text:h>
      <text:h text:style-name="P327" text:outline-level="4"><text:span text:style-name="T328">23.<text:s/></text:span><text:span text:style-name="T329">POST /api/yorum-ekle</text:span></text:h>
      <text:list text:style-name="LFO25" text:continue-numbering="true">
        <text:list-item>
          <text:p text:style-name="P330"><text:span text:style-name="T331">📥</text:span><text:span text:style-name="T332"><text:s/></text:span><text:span text:style-name="T333">isim</text:span><text:span text:style-name="T334">,<text:s/></text:span><text:span text:style-name="T335">eposta</text:span><text:span text:style-name="T336">,<text:s/></text:span><text:span text:style-name="T337">yorum</text:span></text:p>
        </text:list-item>
      </text:list>
      <text:h text:style-name="P338" text:outline-level="4"><text:span text:style-name="T339">24.<text:s/></text:span><text:span text:style-name="T340">GET<text:s/></text:span><text:span text:style-name="T341">/api/yorumlar</text:span></text:h>
      <text:list text:style-name="LFO26" text:continue-numbering="true">
        <text:list-item>
          <text:p text:style-name="P342"><text:span text:style-name="T343">Tüm yorumları döner (</text:span><text:span text:style-name="T344">ORDER BY tarih DESC</text:span><text:span text:style-name="T345">)</text:span></text:p>
        </text:list-item>
      </text:list>
      <text:h text:style-name="P346" text:outline-level="4"><text:span text:style-name="T347">25.<text:s/></text:span><text:span text:style-name="T348">DELETE /api/yorum-sil/:id</text:span></text:h>
      <text:list text:style-name="LFO27" text:continue-numbering="true">
        <text:list-item>
          <text:p text:style-name="P349"><text:span text:style-name="T350">🔒</text:span><text:span text:style-name="T351"><text:s/>Sadece admin erişebilir (adminMiddleware)</text:span></text:p>
        </text:list-item>
      </text:list>
      <text:h text:style-name="P352" text:outline-level="4"><text:span text:style-name="T353">26.<text:s/></text:span><text:span text:style-name="T354">POST /api/yorum-begeni</text:span></text:h>
      <text:list text:style-name="LFO28" text:continue-numbering="true">
        <text:list-item>
          <text:p text:style-name="P355"><text:span text:style-name="T356">📥</text:span><text:span text:style-name="T357"><text:s/></text:span><text:span text:style-name="T358">yorumId</text:span><text:span text:style-name="T359">,<text:s/></text:span><text:span text:style-name="T360">action</text:span><text:span text:style-name="T361"><text:s/>("like" veya "begenmeme")</text:span></text:p>
        </text:list-item>
      </text:list>
      <text:p text:style-name="P362"><text:span text:style-name="T363"><draw:custom-shape svg:x="0in" svg:y="0in" svg:width="45.51042in" svg:height="0.00139in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364" text:outline-level="3"><text:span text:style-name="T365">⚙️</text:span><text:span text:style-name="T366"><text:s/>DİĞER</text:span></text:h>
      <text:h text:style-name="P367" text:outline-level="4"><text:span text:style-name="T368">27.<text:s/></text:span><text:span text:style-name="T369">GET /api/today-date</text:span></text:h>
      <text:list text:style-name="LFO29" text:continue-numbering="true">
        <text:list-item>
          <text:p text:style-name="P370"><text:span text:style-name="T371">Sistem<text:s/></text:span><text:span text:style-name="T372">tarihini<text:s/></text:span><text:span text:style-name="T373">YYYY-MM-DD</text:span><text:span text:style-name="T374"><text:s/>formatında verir</text:span></text:p>
        </text:list-item>
      </text:list>
      <text:h text:style-name="P375" text:outline-level="4"><text:span text:style-name="T376">28.<text:s/></text:span><text:span text:style-name="T377">GET /api/</text:span></text:h>
      <text:list text:style-name="LFO30" text:continue-numbering="true">
        <text:list-item>
          <text:p text:style-name="P378"><text:span text:style-name="T379">API kontrol mesajı:<text:s/></text:span><text:span text:style-name="T380">"API çalışıyor!"</text:span></text:p>
        </text:list-item>
      </text:list>
      <text:p text:style-name="P381"><text:span text:style-name="T382"><draw:custom-shape svg:x="0in" svg:y="0in" svg:width="45.51042in" svg:height="0.00139in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383" text:outline-level="2"><text:span text:style-name="T384">📌</text:span><text:span text:style-name="T385"><text:s/>GENEL NOTLAR</text:span></text:h>
      <text:list text:style-name="LFO31" text:continue-numbering="true">
        <text:list-item>
          <text:p text:style-name="P386"><text:span text:style-name="T387">🔐</text:span><text:span text:style-name="T388"><text:s/></text:span><text:span text:style-name="T389">Güvenlik eksik</text:span><text:span text:style-name="T390">: Şifreler düz metin tutuluyor →<text:s/></text:span><text:span text:style-name="T391">bcrypt</text:span><text:span text:style-name="T392"><text:s/>ile hash’lenmeli</text:span></text:p>
        </text:list-item>
        <text:list-item>
          <text:p text:style-name="P393"><text:span text:style-name="T394">🛠</text:span><text:span text:style-name="T395">️<text:s/></text:span><text:span text:style-name="T396">Kodlar modüler değil</text:span><text:span text:style-name="T397">: Her şey tek dosyada →<text:s/></text:span><text:span text:style-name="T398">routes</text:span><text:span text:style-name="T399">,<text:s/></text:span><text:span text:style-name="T400">controllers</text:span><text:span text:style-name="T401">,<text:s/></text:span><text:span text:style-name="T402">models</text:span><text:span text:style-name="T403"><text:s/>klasörlerine ayrılmalı</text:span></text:p>
        </text:list-item>
        <text:list-item>
          <text:p text:style-name="P404"><text:span text:style-name="T405">⚙️</text:span><text:span text:style-name="T406"><text:s/></text:span><text:span text:style-name="T407">Middleware güzel kullanılmış</text:span><text:span text:style-name="T408"><text:s/>(</text:span><text:span text:style-name="T409">adminMiddleware</text:span><text:span text:style-name="T410">)</text:span></text:p>
        </text:list-item>
        <text:list-item>
          <text:p text:style-name="P411"><text:span text:style-name="T412">🧠</text:span><text:span text:style-name="T413"><text:s/></text:span><text:span text:style-name="T414">Veri doğrulama güzel</text:span><text:span text:style-name="T415"><text:s/>(eksik alan, tip kontrolü, enum, çakışma engeli)</text:span></text:p>
        </text:list-item>
        <text:list-item>
          <text:p text:style-name="P416"><text:span text:style-name="T417">🧾</text:span><text:span text:style-name="T418"><text:s/></text:span><text:span text:style-name="T419">Loglar yeterli</text:span><text:span text:style-name="T420"><text:s/>ama isteğe göre detaylandırılabilir (örnek: IP, zaman damgası vs.)</text:span></text:p>
        </text:list-item>
      </text:list>
      <text:h text:style-name="P421" text:outline-level="2"><text:span text:style-name="T422">📄</text:span><text:span text:style-name="T423"><text:s/>Do</text:span><text:span text:style-name="T424">sya:<text:s/></text:span><text:span text:style-name="T425">admin-giris.html</text:span></text:h>
      <text:p text:style-name="P426"><text:span text:style-name="T427">📁</text:span><text:span text:style-name="T428"><text:s/></text:span><text:span text:style-name="T429">Dizin</text:span><text:span text:style-name="T430">:<text:s/></text:span><text:span text:style-name="T431">frontend/</text:span><text:span text:style-name="T432"><text:s/>(veya<text:s/></text:span><text:span text:style-name="T433">frontend/pages/</text:span><text:span text:style-name="T434"><text:s/>önerilir)</text:span><text:span text:style-name="T435"><text:line-break/></text:span><text:span text:style-name="T436">🎯</text:span><text:span text:style-name="T437"><text:s/></text:span><text:span text:style-name="T438">Amaç</text:span><text:span text:style-name="T439">: Yetkili (admin) kullanıcıların sisteme giriş yapabilmesi için tasarlanmış<text:s/></text:span><text:span text:style-name="T440">giriş arayüzü ve işlevselliği</text:span><text:span text:style-name="T441">.</text:span></text:p>
      <text:p text:style-name="P442"><text:span text:style-name="T443"><draw:custom-shape svg:x="0in" svg:y="0in" svg:width="45.51042in" svg:height="0.00139in" draw:id="id8" draw:style-name="a8" draw:name="Horizontal Line 17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444" text:outline-level="2"><text:span text:style-name="T445">🔧</text:span><text:span text:style-name="T446"><text:s/>KULLANILAN ÖĞELER ve TEKNOLOJİLER</text:span></text:h>
      <table:table table:style-name="Table447">
        <table:table-columns>
          <table:table-column table:style-name="TableColumn448"/>
          <table:table-column table:style-name="TableColumn449"/>
        </table:table-columns>
        <table:table-header-rows>
          <table:table-row table:style-name="TableRow450">
            <table:table-cell table:style-name="TableCell451">
              <text:p text:style-name="P452">Öğeler</text:p>
            </table:table-cell>
            <table:table-cell table:style-name="TableCell453">
              <text:p text:style-name="P454">Açıklama</text:p>
            </table:table-cell>
          </table:table-row>
        </table:table-header-rows>
        <table:table-row table:style-name="TableRow455">
          <table:table-cell table:style-name="TableCell456">
            <text:p text:style-name="P457"><text:span text:style-name="T458">config.js</text:span></text:p>
          </table:table-cell>
          <table:table-cell table:style-name="TableCell459">
            <text:p text:style-name="P460"><text:span text:style-name="T461">API URL gibi genel tanımlar içeriyor,<text:s/></text:span><text:span text:style-name="T462">ilk sırada yüklenmiş</text:span><text:span text:style-name="T463">.</text:span></text:p>
          </table:table-cell>
        </table:table-row>
        <table:table-row table:style-name="TableRow464">
          <table:table-cell table:style-name="TableCell465">
            <text:p text:style-name="P466"><text:span text:style-name="T467">giris.css</text:span></text:p>
          </table:table-cell>
          <table:table-cell table:style-name="TableCell468">
            <text:p text:style-name="P469">Görsel tasarım burada tanımlanıyor (görülmedi, CSS analizi sonraya kalır).</text:p>
          </table:table-cell>
        </table:table-row>
        <table:table-row table:style-name="TableRow470">
          <table:table-cell table:style-name="TableCell471">
            <text:p text:style-name="P472"><text:span text:style-name="T473">script.js</text:span></text:p>
          </table:table-cell>
          <table:table-cell table:style-name="TableCell474">
            <text:p text:style-name="P475">Genel JS kodları içeren dış dosya, ancak burada ayrı inline script de mevcut.</text:p>
          </table:table-cell>
        </table:table-row>
        <table:table-row table:style-name="TableRow476">
          <table:table-cell table:style-name="TableCell477">
            <text:p text:style-name="P478"><text:span text:style-name="T479">type="module"</text:span></text:p>
          </table:table-cell>
          <table:table-cell table:style-name="TableCell480">
            <text:p text:style-name="P481">Modern ES6 modül desteğiyle çağrılmış.</text:p>
          </table:table-cell>
        </table:table-row>
        <table:table-row table:style-name="TableRow482">
          <table:table-cell table:style-name="TableCell483">
            <text:p text:style-name="P484"><text:span text:style-name="T485">localStorage</text:span></text:p>
          </table:table-cell>
          <table:table-cell table:style-name="TableCell486">
            <text:p text:style-name="P487">Kullanıcının e-postasını oturum verisi gibi saklamak için kullanılmış.</text:p>
          </table:table-cell>
        </table:table-row>
      </table:table>
      <text:p text:style-name="P488"><text:span text:style-name="T489"><draw:custom-shape svg:x="0in" svg:y="0in" svg:width="45.51042in" svg:height="0.00139in" draw:id="id9" draw:style-name="a9" draw:name="Horizontal Line 18" text:anchor-type="as-char"><svg:title/><svg:desc/><draw:enhanced-geometry draw:type="non-primitive" svg:viewBox="0 0 21600 21600" draw:enhanced-path="M 0 0 L 21600 0 21600 21600 0 21600 Z N"/></draw:custom-shape></text:span></text:p>
      <text:h text:style-name="P490" text:outline-level="2"><text:span text:style-name="T491">🧩</text:span><text:span text:style-name="T492"><text:s/>HTML Form İçeriği</text:span></text:h>
      <table:table table:style-name="Table493">
        <table:table-columns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</table:table-columns>
        <table:table-header-rows>
          <table:table-row table:style-name="TableRow499">
            <table:table-cell table:style-name="TableCell500">
              <text:p text:style-name="P501">Alan</text:p>
            </table:table-cell>
            <table:table-cell table:style-name="TableCell502">
              <text:p text:style-name="P503">Tür</text:p>
            </table:table-cell>
            <table:table-cell table:style-name="TableCell504">
              <text:p text:style-name="P505">ID</text:p>
            </table:table-cell>
            <table:table-cell table:style-name="TableCell506">
              <text:p text:style-name="P507">Placeholder</text:p>
            </table:table-cell>
            <table:table-cell table:style-name="TableCell508">
              <text:p text:style-name="P509">Required</text:p>
            </table:table-cell>
          </table:table-row>
        </table:table-header-rows>
        <table:table-row table:style-name="TableRow510">
          <table:table-cell table:style-name="TableCell511">
            <text:p text:style-name="P512">E-posta</text:p>
          </table:table-cell>
          <table:table-cell table:style-name="TableCell513">
            <text:p text:style-name="P514">input</text:p>
          </table:table-cell>
          <table:table-cell table:style-name="TableCell515">
            <text:p text:style-name="P516"><text:span text:style-name="T517">email</text:span></text:p>
          </table:table-cell>
          <table:table-cell table:style-name="TableCell518">
            <text:p text:style-name="P519">Yetkili E-posta</text:p>
          </table:table-cell>
          <table:table-cell table:style-name="TableCell520">
            <text:p text:style-name="P521"><text:span text:style-name="T522">✅</text:span></text:p>
          </table:table-cell>
        </table:table-row>
        <table:table-row table:style-name="TableRow523">
          <table:table-cell table:style-name="TableCell524">
            <text:p text:style-name="P525">Şifre</text:p>
          </table:table-cell>
          <table:table-cell table:style-name="TableCell526">
            <text:p text:style-name="P527">input</text:p>
          </table:table-cell>
          <table:table-cell table:style-name="TableCell528">
            <text:p text:style-name="P529"><text:span text:style-name="T530">sifre</text:span></text:p>
          </table:table-cell>
          <table:table-cell table:style-name="TableCell531">
            <text:p text:style-name="P532">Şifreniz</text:p>
          </table:table-cell>
          <table:table-cell table:style-name="TableCell533">
            <text:p text:style-name="P534"><text:span text:style-name="T535">✅</text:span></text:p>
          </table:table-cell>
        </table:table-row>
        <table:table-row table:style-name="TableRow536">
          <table:table-cell table:style-name="TableCell537">
            <text:p text:style-name="P538">Şifre Gösterme</text:p>
          </table:table-cell>
          <table:table-cell table:style-name="TableCell539">
            <text:p text:style-name="P540"><text:span text:style-name="T541">&lt;span&gt;</text:span></text:p>
          </table:table-cell>
          <table:table-cell table:style-name="TableCell542">
            <text:p text:style-name="P543"><text:span text:style-name="T544">toggle-password</text:span></text:p>
          </table:table-cell>
          <table:table-cell table:style-name="TableCell545">
            <text:p text:style-name="P546">—</text:p>
          </table:table-cell>
          <table:table-cell table:style-name="TableCell547">
            <text:p text:style-name="P548">—</text:p>
          </table:table-cell>
        </table:table-row>
      </table:table>
      <text:list text:style-name="LFO32" text:continue-numbering="true">
        <text:list-item>
          <text:p text:style-name="P549"><text:span text:style-name="T550">📎</text:span><text:span text:style-name="T551"><text:s/>Şifre göster/gizle işlevi için<text:s/></text:span><text:span text:style-name="T552">class="show"</text:span><text:span text:style-name="T553"><text:s/>dinamik olarak eklenip çıkarılıyor.</text:span></text:p>
        </text:list-item>
        <text:list-item>
          <text:p text:style-name="P554"><text:span text:style-name="T555">🔗</text:span><text:span text:style-name="T556"><text:s/>“Şifremi Unuttum” bağlantısı<text:s/></text:span><text:span text:style-name="T557">sifre-kurtarma.html</text:span><text:span text:style-name="T558"><text:s/>sayfasına yönlendiriyor.</text:span></text:p>
        </text:list-item>
        <text:list-item>
          <text:p text:style-name="P559"><text:span text:style-name="T560">❗</text:span><text:span text:style-name="T561"><text:s/>Hatalı girişlerde<text:s/></text:span><text:span text:style-name="T562">#error-message</text:span><text:span text:style-name="T563"><text:s/>etiketi gösteriliyor.</text:span></text:p>
        </text:list-item>
      </text:list>
      <text:p text:style-name="P564"><text:span text:style-name="T565"><draw:custom-shape svg:x="0in" svg:y="0in" svg:width="45.51042in" svg:height="0.00139in" draw:id="id10" draw:style-name="a1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h text:style-name="P566" text:outline-level="2"><text:span text:style-name="T567">🧠</text:span><text:span text:style-name="T568"><text:s/>JAVASCRIPT (Inline) İŞLEVLERİ</text:span></text:h>
      <text:h text:style-name="P569" text:outline-level="3"><text:span text:style-name="T570">🔐</text:span><text:span text:style-name="T571"><text:s/>1. Şifre Gösterme Fonksiyonu:</text:span></text:h>
      <text:list text:style-name="LFO33" text:continue-numbering="true">
        <text:list-item>
          <text:p text:style-name="P572"><text:span text:style-name="T573">#toggle-password</text:span><text:span text:style-name="T574"><text:s/>öğesi tıklanınca:</text:span></text:p>
          <text:list text:continue-numbering="true">
            <text:list-item>
              <text:p text:style-name="P575"><text:span text:style-name="T576">Şifre alanı<text:s/></text:span><text:span text:style-name="T577">text</text:span><text:span text:style-name="T578"><text:s/>↔<text:s/></text:span><text:span text:style-name="T579">password</text:span><text:span text:style-name="T580"><text:s/>dönüşümü yapıyor</text:span></text:p>
            </text:list-item>
            <text:list-item>
              <text:p text:style-name="P581"><text:span text:style-name="T582">İkon durumu<text:s/></text:span><text:span text:style-name="T583">classList</text:span><text:span text:style-name="T584"><text:s/>ile değişiyor</text:span></text:p>
            </text:list-item>
          </text:list>
        </text:list-item>
      </text:list>
      <text:h text:style-name="P585" text:outline-level="3"><text:span text:style-name="T586">🚪</text:span><text:span text:style-name="T587"><text:s/>2. Giriş Formu Submit<text:s/></text:span><text:span text:style-name="T588">İşlevi:</text:span></text:h>
      <text:list text:style-name="LFO34" text:continue-numbering="true">
        <text:list-item>
          <text:p text:style-name="P589"><text:span text:style-name="T590">Form ID:<text:s/></text:span><text:span text:style-name="T591">#adminLoginForm</text:span></text:p>
        </text:list-item>
        <text:list-item>
          <text:p text:style-name="P592"><text:span text:style-name="T593">submit</text:span><text:span text:style-name="T594"><text:s/>event'i ile:</text:span></text:p>
          <text:list text:continue-numbering="true">
            <text:list-item>
              <text:p text:style-name="P595"><text:span text:style-name="T596">fetch</text:span><text:span text:style-name="T597"><text:s/>kullanılarak<text:s/></text:span><text:span text:style-name="T598">POST /api/admin-giris</text:span><text:span text:style-name="T599"><text:s/>API çağrılıyor</text:span></text:p>
            </text:list-item>
            <text:list-item>
              <text:p text:style-name="P600"><text:span text:style-name="T601">Giden veri:<text:s/></text:span><text:span text:style-name="T602">{ email, sifre }</text:span></text:p>
            </text:list-item>
          </text:list>
        </text:list-item>
        <text:list-item>
          <text:p text:style-name="P603">Başarılıysa:</text:p>
          <text:list text:continue-numbering="true">
            <text:list-item>
              <text:p text:style-name="P604"><text:span text:style-name="T605">localStorage</text:span><text:span text:style-name="T606"><text:s/>içine<text:s/></text:span><text:span text:style-name="T607">email</text:span><text:span text:style-name="T608"><text:s/>kaydediliyor</text:span></text:p>
            </text:list-item>
            <text:list-item>
              <text:p text:style-name="P609"><text:span text:style-name="T610">Kullanıcı<text:s/></text:span><text:span text:style-name="T611">admin.html</text:span><text:span text:style-name="T612"><text:s/>sayfasına yönlendiriliyor</text:span></text:p>
            </text:list-item>
          </text:list>
        </text:list-item>
        <text:list-item>
          <text:p text:style-name="P613">Hatalıysa:</text:p>
          <text:list text:continue-numbering="true">
            <text:list-item>
              <text:p text:style-name="P614"><text:span text:style-name="T615">#error-me</text:span><text:span text:style-name="T616">ssage</text:span><text:span text:style-name="T617"><text:s/>görünür hale geliyor</text:span></text:p>
            </text:list-item>
          </text:list>
        </text:list-item>
        <text:list-item>
          <text:p text:style-name="P618"><text:span text:style-name="T619">Sunucu hatalarında<text:s/></text:span><text:span text:style-name="T620">alert</text:span><text:span text:style-name="T621"><text:s/>gösteriliyor</text:span></text:p>
        </text:list-item>
      </text:list>
      <text:p text:style-name="P622"><text:span text:style-name="T623"><draw:custom-shape svg:x="0in" svg:y="0in" svg:width="45.51042in" svg:height="0.00139in" draw:id="id11" draw:style-name="a11" draw:name="Horizontal Line 20" text:anchor-type="as-char"><svg:title/><svg:desc/><draw:enhanced-geometry draw:type="non-primitive" svg:viewBox="0 0 21600 21600" draw:enhanced-path="M 0 0 L 21600 0 21600 21600 0 21600 Z N"/></draw:custom-shape></text:span></text:p>
      <text:h text:style-name="P624" text:outline-level="2"><text:span text:style-name="T625">🗂</text:span><text:span text:style-name="T626">️ PARAMETRELER (KULLANILAN VERİLER)</text:span></text:h>
      <text:list text:style-name="LFO35" text:continue-numbering="true">
        <text:list-item>
          <text:p text:style-name="P627"><text:span text:style-name="T628">email</text:span><text:span text:style-name="T629"><text:s/>(giriş yapan admin e-postası)</text:span></text:p>
        </text:list-item>
        <text:list-item>
          <text:p text:style-name="P630"><text:span text:style-name="T631">sifre</text:span><text:span text:style-name="T632"><text:s/>(giriş şifresi)</text:span></text:p>
        </text:list-item>
      </text:list>
      <text:p text:style-name="P633"><text:span text:style-name="T634">Bu iki değer JSON olarak<text:s/></text:span><text:span text:style-name="T635">/api/admin-giris</text:span><text:span text:style-name="T636"><text:s/>endpoint’ine gönderiliyor.</text:span></text:p>
      <text:p text:style-name="P637"><text:span text:style-name="T638"><draw:custom-shape svg:x="0in" svg:y="0in" svg:width="45.51042in" svg:height="0.00139in" draw:id="id12" draw:style-name="a12" draw:name="Horizontal Line 21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639" text:outline-level="2"><text:span text:style-name="T640">🔒</text:span><text:span text:style-name="T641"><text:s/>İŞLEYİŞ<text:s/></text:span><text:span text:style-name="T642">MANTIĞI (Sunucu Entegrasyonu)</text:span></text:h>
      <text:list text:style-name="LFO36" text:continue-numbering="true">
        <text:list-item>
          <text:p text:style-name="P643"><text:span text:style-name="T644">Backend'deki<text:s/></text:span><text:span text:style-name="T645">/api/admin-giris</text:span><text:span text:style-name="T646"><text:s/>endpoint’i çalıştırılıyor</text:span></text:p>
        </text:list-item>
        <text:list-item>
          <text:p text:style-name="P647"><text:span text:style-name="T648">E-posta + şifre kontrol ediliyor, ayrıca<text:s/></text:span><text:span text:style-name="T649">rol === "admin"</text:span><text:span text:style-name="T650"><text:s/>olmalı</text:span></text:p>
        </text:list-item>
        <text:list-item>
          <text:p text:style-name="P651">Başarılıysa:</text:p>
          <text:list text:continue-numbering="true">
            <text:list-item>
              <text:p text:style-name="P652">Giriş yapılır</text:p>
            </text:list-item>
            <text:list-item>
              <text:p text:style-name="P653"><text:span text:style-name="T654">Frontend →<text:s/></text:span><text:span text:style-name="T655">admin.html</text:span><text:span text:style-name="T656">’e yönlendirme yapılır</text:span></text:p>
            </text:list-item>
          </text:list>
        </text:list-item>
      </text:list>
      <text:p text:style-name="P657"><text:span text:style-name="T658"><draw:custom-shape svg:x="0in" svg:y="0in" svg:width="44.06667in" svg:height="0.00139in" draw:id="id13" draw:style-name="a13" draw:name="Horizontal Line 22" text:anchor-type="as-char"><svg:title/><svg:desc/><draw:enhanced-geometry draw:type="non-primitive" svg:viewBox="0 0 21600 21600" draw:enhanced-path="M 0 0 L 21600 0 21600 21600 0 21600 Z N"/></draw:custom-shape></text:span></text:p>
      <text:h text:style-name="P659" text:outline-level="2"><text:span text:style-name="T660">📌</text:span><text:span text:style-name="T661"><text:s/>GÖZLEMLER ve ÖNERİLER</text:span></text:h>
      <table:table table:style-name="Table662">
        <table:table-columns>
          <table:table-column table:style-name="TableColumn663"/>
          <table:table-column table:style-name="TableColumn664"/>
        </table:table-columns>
        <table:table-header-rows>
          <table:table-row table:style-name="TableRow665">
            <table:table-cell table:style-name="TableCell666">
              <text:p text:style-name="P667">Durum</text:p>
            </table:table-cell>
            <table:table-cell table:style-name="TableCell668">
              <text:p text:style-name="P669">Değerlendirme</text:p>
            </table:table-cell>
          </table:table-row>
        </table:table-header-rows>
        <table:table-row table:style-name="TableRow670">
          <table:table-cell table:style-name="TableCell671">
            <text:p text:style-name="P672"><text:span text:style-name="T673">✅</text:span><text:span text:style-name="T674"><text:s/>Form Alanları</text:span></text:p>
          </table:table-cell>
          <table:table-cell table:style-name="TableCell675">
            <text:p text:style-name="P676">Uygun, eksiksiz ve validasyon mevcut</text:p>
          </table:table-cell>
        </table:table-row>
        <table:table-row table:style-name="TableRow677">
          <table:table-cell table:style-name="TableCell678">
            <text:p text:style-name="P679"><text:span text:style-name="T680">✅</text:span><text:span text:style-name="T681"><text:s/>Şifre Görünürlüğü</text:span></text:p>
          </table:table-cell>
          <table:table-cell table:style-name="TableCell682">
            <text:p text:style-name="P683">UX açısından faydalı özellik</text:p>
          </table:table-cell>
        </table:table-row>
        <table:table-row table:style-name="TableRow684">
          <table:table-cell table:style-name="TableCell685">
            <text:p text:style-name="P686"><text:span text:style-name="T687">🟡</text:span><text:span text:style-name="T688"><text:s/></text:span><text:span text:style-name="T689">localStorage</text:span><text:span text:style-name="T690"><text:s/>Kullanımı</text:span></text:p>
          </table:table-cell>
          <table:table-cell table:style-name="TableCell691">
            <text:p text:style-name="P692"><text:span text:style-name="T693">Giriş yapan admin'in e-posta adresi tutuluyor →<text:s/></text:span><text:span text:style-name="T694">geliştirmeye açık</text:span></text:p>
          </table:table-cell>
        </table:table-row>
        <table:table-row table:style-name="TableRow695">
          <table:table-cell table:style-name="TableCell696">
            <text:p text:style-name="P697"><text:span text:style-name="T698">🟡</text:span><text:span text:style-name="T699"><text:s/></text:span><text:span text:style-name="T700">sessionToken</text:span><text:span text:style-name="T701"><text:s/>→ email olarak<text:s/></text:span><text:span text:style-name="T702">kaydedilmiş</text:span></text:p>
          </table:table-cell>
          <table:table-cell table:style-name="TableCell703">
            <text:p text:style-name="P704">Gerçek token değil, sadece e-posta</text:p>
          </table:table-cell>
        </table:table-row>
        <table:table-row table:style-name="TableRow705">
          <table:table-cell table:style-name="TableCell706">
            <text:p text:style-name="P707"><text:span text:style-name="T708">🛡</text:span><text:span text:style-name="T709">️ Güvenlik</text:span></text:p>
          </table:table-cell>
          <table:table-cell table:style-name="TableCell710">
            <text:p text:style-name="P711"><text:span text:style-name="T712">Şifreler<text:s/></text:span><text:span text:style-name="T713">hash’lenmeden</text:span><text:span text:style-name="T714"><text:s/>gönderiliyor → HTTPS + bcrypt ile backend'te koruma önerilir</text:span></text:p>
          </table:table-cell>
        </table:table-row>
      </table:table>
      <text:h text:style-name="P715" text:outline-level="2"><text:span text:style-name="T716">🎨</text:span><text:span text:style-name="T717"><text:s/>Dosya:<text:s/></text:span><text:span text:style-name="T718">admin.css</text:span></text:h>
      <text:p text:style-name="P719"><text:span text:style-name="T720">📁</text:span><text:span text:style-name="T721"><text:s/></text:span><text:span text:style-name="T722">Dizin</text:span><text:span text:style-name="T723">:<text:s/></text:span><text:span text:style-name="T724">frontend/css/</text:span><text:span text:style-name="T725"><text:line-break/></text:span><text:span text:style-name="T726">🎯</text:span><text:span text:style-name="T727"><text:s/></text:span><text:span text:style-name="T728">Amaç</text:span><text:span text:style-name="T729">: Admin arayüzü için tüm sayfa stilini ve<text:s/></text:span><text:span text:style-name="T730">component tasarımını oluşturmak</text:span></text:p>
      <text:p text:style-name="P731"><text:span text:style-name="T732"><draw:custom-shape svg:x="0in" svg:y="0in" svg:width="45.51042in" svg:height="0.00139in" draw:id="id14" draw:style-name="a14" draw:name="Horizontal Line 29" text:anchor-type="as-char"><svg:title/><svg:desc/><draw:enhanced-geometry draw:type="non-primitive" svg:viewBox="0 0 21600 21600" draw:enhanced-path="M 0 0 L 21600 0 21600 21600 0 21600 Z N"/></draw:custom-shape></text:span></text:p>
      <text:h text:style-name="P733" text:outline-level="2"><text:span text:style-name="T734">🔧</text:span><text:span text:style-name="T735"><text:s/>GENEL STİL ÖZELLİKLERİ</text:span></text:h>
      <table:table table:style-name="Table736">
        <table:table-columns>
          <table:table-column table:style-name="TableColumn737"/>
          <table:table-column table:style-name="TableColumn738"/>
        </table:table-columns>
        <table:table-header-rows>
          <table:table-row table:style-name="TableRow739">
            <table:table-cell table:style-name="TableCell740">
              <text:p text:style-name="P741">Özellik</text:p>
            </table:table-cell>
            <table:table-cell table:style-name="TableCell742">
              <text:p text:style-name="P743">Açıklama</text:p>
            </table:table-cell>
          </table:table-row>
        </table:table-header-rows>
        <table:table-row table:style-name="TableRow744">
          <table:table-cell table:style-name="TableCell745">
            <text:p text:style-name="P746">Font</text:p>
          </table:table-cell>
          <table:table-cell table:style-name="TableCell747">
            <text:p text:style-name="P748"><text:span text:style-name="T749">'Roboto', Arial, sans-serif</text:span></text:p>
          </table:table-cell>
        </table:table-row>
        <table:table-row table:style-name="TableRow750">
          <table:table-cell table:style-name="TableCell751">
            <text:p text:style-name="P752">Renk Paleti</text:p>
          </table:table-cell>
          <table:table-cell table:style-name="TableCell753">
            <text:p text:style-name="P754"><text:span text:style-name="T755">Lacivert tonları<text:s/></text:span><text:span text:style-name="T756">#003366</text:span><text:span text:style-name="T757">,<text:s/></text:span><text:span text:style-name="T758">#0056b3</text:span><text:span text:style-name="T759"><text:s/>→ profesyonel ve kurumsal</text:span></text:p>
          </table:table-cell>
        </table:table-row>
        <table:table-row table:style-name="TableRow760">
          <table:table-cell table:style-name="TableCell761">
            <text:p text:style-name="P762">Arka Plan</text:p>
          </table:table-cell>
          <table:table-cell table:style-name="TableCell763">
            <text:p text:style-name="P764"><text:span text:style-name="T765">Açık gri/beyaz tonlar (</text:span><text:span text:style-name="T766">#f8f9fa</text:span><text:span text:style-name="T767">,<text:s/></text:span><text:span text:style-name="T768">#f9f9fb</text:span><text:span text:style-name="T769">) → modern ve<text:s/></text:span><text:span text:style-name="T770">temiz görünüm</text:span></text:p>
          </table:table-cell>
        </table:table-row>
        <table:table-row table:style-name="TableRow771">
          <table:table-cell table:style-name="TableCell772">
            <text:p text:style-name="P773">Gölgelendirme</text:p>
          </table:table-cell>
          <table:table-cell table:style-name="TableCell774">
            <text:p text:style-name="P775"><text:span text:style-name="T776">box-shadow</text:span><text:span text:style-name="T777">'lar ile kutuların yüzeyden ayrılması sağlanmış</text:span></text:p>
          </table:table-cell>
        </table:table-row>
        <table:table-row table:style-name="TableRow778">
          <table:table-cell table:style-name="TableCell779">
            <text:p text:style-name="P780">Responsive Destek</text:p>
          </table:table-cell>
          <table:table-cell table:style-name="TableCell781">
            <text:p text:style-name="P782"><text:span text:style-name="T783">&lt;768px</text:span><text:span text:style-name="T784"><text:s/>için özel medya sorguları yazılmış</text:span></text:p>
          </table:table-cell>
        </table:table-row>
      </table:table>
      <text:p text:style-name="P785"><text:span text:style-name="T786"><draw:custom-shape svg:x="0in" svg:y="0in" svg:width="45.51042in" svg:height="0.00139in" draw:id="id15" draw:style-name="a15" draw:name="Horizontal Line 30" text:anchor-type="as-char"><svg:title/><svg:desc/><draw:enhanced-geometry draw:type="non-primitive" svg:viewBox="0 0 21600 21600" draw:enhanced-path="M 0 0 L 21600 0 21600 21600 0 21600 Z N"/></draw:custom-shape></text:span></text:p>
      <text:h text:style-name="P787" text:outline-level="2"><text:span text:style-name="T788">🧱</text:span><text:span text:style-name="T789"><text:s/>KOMPONENTLERİN DETAYLI AÇIKLAMASI</text:span></text:h>
      <text:h text:style-name="P790" text:outline-level="3"><text:span text:style-name="T791">📂</text:span><text:span text:style-name="T792"><text:s/>1. Sidebar (Sol Menü Paneli)</text:span></text:h>
      <text:list text:style-name="LFO37" text:continue-numbering="true">
        <text:list-item>
          <text:p text:style-name="P793"><text:span text:style-name="T794">Başlangıçta dar (</text:span><text:span text:style-name="T795">60px</text:span><text:span text:style-name="T796">) → hover<text:s/></text:span><text:span text:style-name="T797">ile genişler (</text:span><text:span text:style-name="T798">250px</text:span><text:span text:style-name="T799">)</text:span></text:p>
        </text:list-item>
        <text:list-item>
          <text:p text:style-name="P800"><text:span text:style-name="T801">Menü ikonları ve yazıları (</text:span><text:span text:style-name="T802">.menu-icon</text:span><text:span text:style-name="T803">,<text:s/></text:span><text:span text:style-name="T804">.menu-text</text:span><text:span text:style-name="T805">)</text:span></text:p>
        </text:list-item>
        <text:list-item>
          <text:p text:style-name="P806"><text:span text:style-name="T807">Alt bölümler için<text:s/></text:span><text:span text:style-name="T808">.sidebar-footer</text:span><text:span text:style-name="T809"><text:s/>tanımlı</text:span></text:p>
        </text:list-item>
        <text:list-item>
          <text:p text:style-name="P810">Hover animasyonları ve transform geçişleri ile kullanıcı dostu</text:p>
        </text:list-item>
      </text:list>
      <text:h text:style-name="P811" text:outline-level="3"><text:span text:style-name="T812">🧩</text:span><text:span text:style-name="T813"><text:s/>2. Butonlar</text:span></text:h>
      <text:list text:style-name="LFO38" text:continue-numbering="true">
        <text:list-item>
          <text:p text:style-name="P814"><text:span text:style-name="T815">Renk:<text:s/></text:span><text:span text:style-name="T816">#003366</text:span><text:span text:style-name="T817"><text:s/>→ hover:<text:s/></text:span><text:span text:style-name="T818">#0056b3</text:span></text:p>
        </text:list-item>
        <text:list-item>
          <text:p text:style-name="P819">Border-radius, padding, hover efektleri tam</text:p>
        </text:list-item>
        <text:list-item>
          <text:p text:style-name="P820"><text:span text:style-name="T821">sil-btn</text:span><text:span text:style-name="T822"><text:s/>için kırmızı<text:s/></text:span><text:span text:style-name="T823">#ff4d4d</text:span><text:span text:style-name="T824"><text:s/>ve hover’da daha koyu kırmızı<text:s/></text:span><text:span text:style-name="T825">#ff1a1a</text:span></text:p>
        </text:list-item>
      </text:list>
      <text:h text:style-name="P826" text:outline-level="3"><text:span text:style-name="T827">🏗</text:span><text:span text:style-name="T828">️ 3. İçerik Alanı (</text:span><text:span text:style-name="T829">.content</text:span><text:span text:style-name="T830">)</text:span></text:h>
      <text:soft-page-break/>
      <text:list text:style-name="LFO39" text:continue-numbering="true">
        <text:list-item>
          <text:p text:style-name="P831">Sidebar açıldığında içerik sağa kayar (güzel bir UX detayı)</text:p>
        </text:list-item>
        <text:list-item>
          <text:p text:style-name="P832"><text:span text:style-name="T833">.center-container</text:span><text:span text:style-name="T834">,<text:s/></text:span><text:span text:style-name="T835">.weekly-summary</text:span><text:span text:style-name="T836">,<text:s/></text:span><text:span text:style-name="T837">.weekly-reservations</text:span><text:span text:style-name="T838"><text:s/>gibi içerik kutuları çok<text:s/></text:span><text:span text:style-name="T839">şık tasarlanmış</text:span></text:p>
        </text:list-item>
      </text:list>
      <text:h text:style-name="P840" text:outline-level="3"><text:span text:style-name="T841">📝</text:span><text:span text:style-name="T842"><text:s/>4. Formlar</text:span></text:h>
      <text:list text:style-name="LFO40" text:continue-numbering="true">
        <text:list-item>
          <text:p text:style-name="P843"><text:span text:style-name="T844">Etiketler (</text:span><text:span text:style-name="T845">label</text:span><text:span text:style-name="T846">), input’lar ve butonlar arasında güzel boşluk ve hizalama</text:span></text:p>
        </text:list-item>
        <text:list-item>
          <text:p text:style-name="P847"><text:span text:style-name="T848">Input’larda<text:s/></text:span><text:span text:style-name="T849">focus</text:span><text:span text:style-name="T850"><text:s/>olduğunda mavi parlama efekti (</text:span><text:span text:style-name="T851">box-shadow</text:span><text:span text:style-name="T852">)</text:span></text:p>
        </text:list-item>
        <text:list-item>
          <text:p text:style-name="P853"><text:span text:style-name="T854">form</text:span><text:span text:style-name="T855"><text:s/>içinde her şey flexible, responsive düşünülmüş</text:span></text:p>
        </text:list-item>
      </text:list>
      <text:h text:style-name="P856" text:outline-level="3"><text:span text:style-name="T857">📋</text:span><text:span text:style-name="T858"><text:s/>5. Menü Kartları (</text:span><text:span text:style-name="T859">.menu-card</text:span><text:span text:style-name="T860">)</text:span></text:h>
      <text:list text:style-name="LFO41" text:continue-numbering="true">
        <text:list-item>
          <text:p text:style-name="P861">Yemek<text:s/>listeleri kart biçiminde</text:p>
        </text:list-item>
        <text:list-item>
          <text:p text:style-name="P862">Border, gölge, padding ayarı gayet iyi</text:p>
        </text:list-item>
        <text:list-item>
          <text:p text:style-name="P863"><text:span text:style-name="T864">Silme butonu (</text:span><text:span text:style-name="T865">.sil-btn</text:span><text:span text:style-name="T866">) kartın içinde</text:span></text:p>
        </text:list-item>
      </text:list>
      <text:h text:style-name="P867" text:outline-level="3"><text:span text:style-name="T868">📅</text:span><text:span text:style-name="T869"><text:s/>6. Tarih Seçimi + Flatpickr Uyumu</text:span></text:h>
      <text:list text:style-name="LFO42" text:continue-numbering="true">
        <text:list-item>
          <text:p text:style-name="P870"><text:span text:style-name="T871">.flatpickr-calendar</text:span><text:span text:style-name="T872"><text:s/>için özel<text:s/></text:span><text:span text:style-name="T873">z-index</text:span><text:span text:style-name="T874"><text:s/>ve<text:s/></text:span><text:span text:style-name="T875">.today</text:span><text:span text:style-name="T876"><text:s/>için mavi arka plan uygulanmış</text:span></text:p>
        </text:list-item>
      </text:list>
      <text:p text:style-name="P877"><text:span text:style-name="T878"><draw:custom-shape svg:x="0in" svg:y="0in" svg:width="45.51042in" svg:height="0.00139in" draw:id="id16" draw:style-name="a16" draw:name="Horizontal Line 31" text:anchor-type="as-char"><svg:title/><svg:desc/><draw:enhanced-geometry draw:type="non-primitive" svg:viewBox="0 0 21600 21600" draw:enhanced-path="M 0 0 L 21600 0 21600 21600 0 21600 Z N"/></draw:custom-shape></text:span></text:p>
      <text:h text:style-name="P879" text:outline-level="2"><text:span text:style-name="T880">📚</text:span><text:span text:style-name="T881"><text:s/>YARDIMCI BÖLÜMLER</text:span></text:h>
      <table:table table:style-name="Table882">
        <table:table-columns>
          <table:table-column table:style-name="TableColumn883"/>
          <table:table-column table:style-name="TableColumn884"/>
        </table:table-columns>
        <table:table-header-rows>
          <table:table-row table:style-name="TableRow885">
            <table:table-cell table:style-name="TableCell886">
              <text:p text:style-name="P887">Alan</text:p>
            </table:table-cell>
            <table:table-cell table:style-name="TableCell888">
              <text:p text:style-name="P889">Tanım</text:p>
            </table:table-cell>
          </table:table-row>
        </table:table-header-rows>
        <table:table-row table:style-name="TableRow890">
          <table:table-cell table:style-name="TableCell891">
            <text:p text:style-name="P892"><text:span text:style-name="T893">.tooltip-box</text:span></text:p>
          </table:table-cell>
          <table:table-cell table:style-name="TableCell894">
            <text:p text:style-name="P895">Kayan açıklamalar için özel tooltip kutusu</text:p>
          </table:table-cell>
        </table:table-row>
        <table:table-row table:style-name="TableRow896">
          <table:table-cell table:style-name="TableCell897">
            <text:p text:style-name="P898"><text:span text:style-name="T899">.scrollable</text:span></text:p>
          </table:table-cell>
          <table:table-cell table:style-name="TableCell900">
            <text:p text:style-name="P901">Maksimum yüksekliğe sahip, içeriği scroll yapılabilir alan</text:p>
          </table:table-cell>
        </table:table-row>
        <table:table-row table:style-name="TableRow902">
          <table:table-cell table:style-name="TableCell903">
            <text:p text:style-name="P904"><text:span text:style-name="T905">.day-summary</text:span></text:p>
          </table:table-cell>
          <table:table-cell table:style-name="TableCell906">
            <text:p text:style-name="P907">Günlük özet listeleri için özel başlık ve açıklama yapısı</text:p>
          </table:table-cell>
        </table:table-row>
        <table:table-row table:style-name="TableRow908">
          <table:table-cell table:style-name="TableCell909">
            <text:p text:style-name="P910"><text:span text:style-name="T911">.filter-bar</text:span></text:p>
          </table:table-cell>
          <table:table-cell table:style-name="TableCell912">
            <text:p text:style-name="P913">Arama ve filtreleme çubuğu<text:s/>(input/select/button uyumlu)</text:p>
          </table:table-cell>
        </table:table-row>
        <table:table-row table:style-name="TableRow914">
          <table:table-cell table:style-name="TableCell915">
            <text:p text:style-name="P916"><text:span text:style-name="T917">.kategori</text:span><text:span text:style-name="T918">,<text:s/></text:span><text:span text:style-name="T919">.yemek-secimleri</text:span><text:span text:style-name="T920">,<text:s/></text:span><text:span text:style-name="T921">.menu-onerileri</text:span></text:p>
          </table:table-cell>
          <table:table-cell table:style-name="TableCell922">
            <text:p text:style-name="P923">Yemek kategorileri ve öneri kutuları için özel bloklar</text:p>
          </table:table-cell>
        </table:table-row>
      </table:table>
      <text:p text:style-name="P924"><text:span text:style-name="T925"><draw:custom-shape svg:x="0in" svg:y="0in" svg:width="45.51042in" svg:height="0.00139in" draw:id="id17" draw:style-name="a17" draw:name="Horizontal Line 32" text:anchor-type="as-char"><svg:title/><svg:desc/><draw:enhanced-geometry draw:type="non-primitive" svg:viewBox="0 0 21600 21600" draw:enhanced-path="M 0 0 L 21600 0 21600 21600 0 21600 Z N"/></draw:custom-shape></text:span></text:p>
      <text:h text:style-name="P926" text:outline-level="2"><text:span text:style-name="T927">✅</text:span><text:span text:style-name="T928"><text:s/>TASARIM NOTLARI</text:span></text:h>
      <table:table table:style-name="Table929">
        <table:table-columns>
          <table:table-column table:style-name="TableColumn930"/>
          <table:table-column table:style-name="TableColumn931"/>
        </table:table-columns>
        <table:table-header-rows>
          <table:table-row table:style-name="TableRow932">
            <table:table-cell table:style-name="TableCell933">
              <text:p text:style-name="P934">Kriter</text:p>
            </table:table-cell>
            <table:table-cell table:style-name="TableCell935">
              <text:p text:style-name="P936">Durum</text:p>
            </table:table-cell>
          </table:table-row>
        </table:table-header-rows>
        <table:table-row table:style-name="TableRow937">
          <table:table-cell table:style-name="TableCell938">
            <text:p text:style-name="P939"><text:span text:style-name="T940">Renk Uyum</text:span></text:p>
          </table:table-cell>
          <table:table-cell table:style-name="TableCell941">
            <text:p text:style-name="P942">Çok başarılı. Lacivert, beyaz ve mavi tonlar dengeli.</text:p>
          </table:table-cell>
        </table:table-row>
        <table:table-row table:style-name="TableRow943">
          <table:table-cell table:style-name="TableCell944">
            <text:p text:style-name="P945"><text:span text:style-name="T946">UX/Animasyon</text:span></text:p>
          </table:table-cell>
          <table:table-cell table:style-name="TableCell947">
            <text:p text:style-name="P948">Hover<text:s/>geçişleri, gölgeler, şifre gösterme gibi detaylar var</text:p>
          </table:table-cell>
        </table:table-row>
        <table:table-row table:style-name="TableRow949">
          <table:table-cell table:style-name="TableCell950">
            <text:p text:style-name="P951"><text:span text:style-name="T952">Mobil Uyum</text:span></text:p>
          </table:table-cell>
          <table:table-cell table:style-name="TableCell953">
            <text:p text:style-name="P954">768px altı ekranlar için menü uyarlanmış</text:p>
          </table:table-cell>
        </table:table-row>
        <table:table-row table:style-name="TableRow955">
          <table:table-cell table:style-name="TableCell956">
            <text:p text:style-name="P957"><text:span text:style-name="T958">Kullanıcı Dostu</text:span></text:p>
          </table:table-cell>
          <table:table-cell table:style-name="TableCell959">
            <text:p text:style-name="P960">Anlaşılır ikonlar, kutular, net yazı stilleri</text:p>
          </table:table-cell>
        </table:table-row>
        <table:table-row table:style-name="TableRow961">
          <table:table-cell table:style-name="TableCell962">
            <text:p text:style-name="P963"><text:span text:style-name="T964">Tekrarsız Yapı</text:span></text:p>
          </table:table-cell>
          <table:table-cell table:style-name="TableCell965">
            <text:p text:style-name="P966">Kod tekrarları minimumda tutulmuş, gruplar iyi ayrılmış</text:p>
          </table:table-cell>
        </table:table-row>
      </table:table>
      <text:p text:style-name="P967"><text:span text:style-name="T968"><draw:custom-shape svg:x="0in" svg:y="0in" svg:width="45.51042in" svg:height="0.00139in" draw:id="id18" draw:style-name="a18" draw:name="Horizontal Line 33" text:anchor-type="as-char"><svg:title/><svg:desc/><draw:enhanced-geometry draw:type="non-primitive" svg:viewBox="0 0 21600 21600" draw:enhanced-path="M 0 0 L 21600 0 21600 21600 0 21600 Z N"/></draw:custom-shape></text:span></text:p>
      <text:h text:style-name="P969" text:outline-level="2"><text:span text:style-name="T970">🗃</text:span><text:span text:style-name="T971">️<text:s/></text:span><text:span text:style-name="T972">BLOKLAR / BÖLÜMLER</text:span></text:h>
      <text:list text:style-name="LFO43" text:continue-numbering="true">
        <text:list-item>
          <text:p text:style-name="P973"><text:span text:style-name="T974">.sidebar</text:span><text:span text:style-name="T975"><text:s/>→ Sol menü</text:span></text:p>
        </text:list-item>
        <text:list-item>
          <text:p text:style-name="P976"><text:span text:style-name="T977">.content</text:span><text:span text:style-name="T978"><text:s/>→ Ana içerik</text:span></text:p>
        </text:list-item>
        <text:list-item>
          <text:p text:style-name="P979"><text:span text:style-name="T980">.weekly-summary</text:span><text:span text:style-name="T981">,<text:s/></text:span><text:span text:style-name="T982">.day-summary</text:span><text:span text:style-name="T983"><text:s/>→ Haftalık/günlük özet blokları</text:span></text:p>
        </text:list-item>
        <text:list-item>
          <text:p text:style-name="P984"><text:span text:style-name="T985">.yemek-yonetimi-container</text:span><text:span text:style-name="T986">,<text:s/></text:span><text:span text:style-name="T987">.yemek-alani</text:span><text:span text:style-name="T988">,<text:s/></text:span><text:span text:style-name="T989">.menu-card</text:span><text:span text:style-name="T990">,<text:s/></text:span><text:span text:style-name="T991">.scrollable</text:span><text:span text:style-name="T992"><text:s/>→ Admin içerikleri</text:span></text:p>
        </text:list-item>
        <text:list-item>
          <text:p text:style-name="P993"><text:span text:style-name="T994">.arama-cubugu</text:span><text:span text:style-name="T995">,<text:s/></text:span><text:span text:style-name="T996">.kategori ul li</text:span><text:span text:style-name="T997">,<text:s/></text:span><text:span text:style-name="T998">.filter-bar</text:span><text:span text:style-name="T999"><text:s/>→ Dinamik listeleme/filtreleme alanları</text:span></text:p>
        </text:list-item>
        <text:list-item>
          <text:p text:style-name="P1000"><text:span text:style-name="T1001">.sil-btn</text:span><text:span text:style-name="T1002">,<text:s/></text:span><text:span text:style-name="T1003">.hidden</text:span><text:span text:style-name="T1004">,<text:s/></text:span><text:span text:style-name="T1005">#download-csv</text:span><text:span text:style-name="T1006"><text:s/>→ Ek butonlar ve aksiyon kontrolleri</text:span></text:p>
        </text:list-item>
      </text:list>
      <text:h text:style-name="P1007" text:outline-level="2"><text:span text:style-name="T1008">📄</text:span><text:span text:style-name="T1009"><text:s/>Dosya:<text:s/></text:span><text:span text:style-name="T1010">admin.html</text:span></text:h>
      <text:soft-page-break/>
      <text:p text:style-name="P1011"><text:span text:style-name="T1012">📁</text:span><text:span text:style-name="T1013"><text:s/>Dizin:<text:s/></text:span><text:span text:style-name="T1014">frontend/pages/</text:span><text:span text:style-name="T1015"><text:s/>(veya doğrudan<text:s/></text:span><text:span text:style-name="T1016">frontend/</text:span><text:span text:style-name="T1017">)</text:span><text:span text:style-name="T1018"><text:line-break/></text:span><text:span text:style-name="T1019">🎯</text:span><text:span text:style-name="T1020"><text:s/></text:span><text:span text:style-name="T1021">Amaç</text:span><text:span text:style-name="T1022">: Yönetici paneli arayüzünü oluşturmak. Admin, bu pane</text:span><text:span text:style-name="T1023">l üzerinden sistemin tüm kritik verilerini yönetebilir:<text:s/></text:span><text:span text:style-name="T1024">menü, yemekler, rezervasyonlar, kullanıcılar.</text:span></text:p>
      <text:p text:style-name="P1025"><text:span text:style-name="T1026"><draw:custom-shape svg:x="0in" svg:y="0in" svg:width="45.51042in" svg:height="0.00139in" draw:id="id19" draw:style-name="a19" draw:name="Horizontal Line 39" text:anchor-type="as-char"><svg:title/><svg:desc/><draw:enhanced-geometry draw:type="non-primitive" svg:viewBox="0 0 21600 21600" draw:enhanced-path="M 0 0 L 21600 0 21600 21600 0 21600 Z N"/></draw:custom-shape></text:span></text:p>
      <text:h text:style-name="P1027" text:outline-level="2"><text:span text:style-name="T1028">🧱</text:span><text:span text:style-name="T1029"><text:s/>GENEL YAPI</text:span></text:h>
      <table:table table:style-name="Table1030">
        <table:table-columns>
          <table:table-column table:style-name="TableColumn1031"/>
          <table:table-column table:style-name="TableColumn1032"/>
        </table:table-columns>
        <table:table-header-rows>
          <table:table-row table:style-name="TableRow1033">
            <table:table-cell table:style-name="TableCell1034">
              <text:p text:style-name="P1035">Alan</text:p>
            </table:table-cell>
            <table:table-cell table:style-name="TableCell1036">
              <text:p text:style-name="P1037">Açıklama</text:p>
            </table:table-cell>
          </table:table-row>
        </table:table-header-rows>
        <table:table-row table:style-name="TableRow1038">
          <table:table-cell table:style-name="TableCell1039">
            <text:p text:style-name="P1040"><text:span text:style-name="T1041">🔐</text:span><text:span text:style-name="T1042"><text:s/>Giriş kontrolü</text:span></text:p>
          </table:table-cell>
          <table:table-cell table:style-name="TableCell1043">
            <text:p text:style-name="P1044"><text:span text:style-name="T1045">localStorage</text:span><text:span text:style-name="T1046"><text:s/>içinde<text:s/></text:span><text:span text:style-name="T1047">sessionToken</text:span><text:span text:style-name="T1048"><text:s/>yoksa, kullanıcı<text:s/></text:span><text:span text:style-name="T1049">admin-giris.html</text:span><text:span text:style-name="T1050">'e yönlendiriliyor</text:span></text:p>
          </table:table-cell>
        </table:table-row>
        <table:table-row table:style-name="TableRow1051">
          <table:table-cell table:style-name="TableCell1052">
            <text:p text:style-name="P1053"><text:span text:style-name="T1054">🧩</text:span><text:span text:style-name="T1055"><text:s/></text:span><text:span text:style-name="T1056">Scriptler</text:span></text:p>
          </table:table-cell>
          <table:table-cell table:style-name="TableCell1057">
            <text:p text:style-name="P1058"><text:span text:style-name="T1059">script.js</text:span><text:span text:style-name="T1060">,<text:s/></text:span><text:span text:style-name="T1061">flatpickr</text:span><text:span text:style-name="T1062">,<text:s/></text:span><text:span text:style-name="T1063">jspdf</text:span><text:span text:style-name="T1064">,<text:s/></text:span><text:span text:style-name="T1065">jspdf-autotable</text:span><text:span text:style-name="T1066"><text:s/>gibi dinamik işlemleri yöneten kütüphaneler yükleniyor</text:span></text:p>
          </table:table-cell>
        </table:table-row>
        <table:table-row table:style-name="TableRow1067">
          <table:table-cell table:style-name="TableCell1068">
            <text:p text:style-name="P1069"><text:span text:style-name="T1070">🎨</text:span><text:span text:style-name="T1071"><text:s/>CSS</text:span></text:p>
          </table:table-cell>
          <table:table-cell table:style-name="TableCell1072">
            <text:p text:style-name="P1073"><text:span text:style-name="T1074">admin.css</text:span><text:span text:style-name="T1075"><text:s/>+ flatpickr ve font-awesome yüklenmiş</text:span></text:p>
          </table:table-cell>
        </table:table-row>
      </table:table>
      <text:p text:style-name="P1076"><text:span text:style-name="T1077"><draw:custom-shape svg:x="0in" svg:y="0in" svg:width="45.51042in" svg:height="0.00139in" draw:id="id20" draw:style-name="a20" draw:name="Horizontal Line 40" text:anchor-type="as-char"><svg:title/><svg:desc/><draw:enhanced-geometry draw:type="non-primitive" svg:viewBox="0 0 21600 21600" draw:enhanced-path="M 0 0 L 21600 0 21600 21600 0 21600 Z N"/></draw:custom-shape></text:span></text:p>
      <text:h text:style-name="P1078" text:outline-level="2"><text:span text:style-name="T1079">🔧</text:span><text:span text:style-name="T1080"><text:s/>ANA BÖLÜMLER (Sidebar Menüye Göre)</text:span></text:h>
      <text:h text:style-name="P1081" text:outline-level="3"><text:span text:style-name="T1082">1️</text:span><text:span text:style-name="T1083">⃣</text:span><text:span text:style-name="T1084"><text:s/>Yemek Yönetimi (</text:span><text:span text:style-name="T1085">#yemek</text:span><text:span text:style-name="T1086">)</text:span></text:h>
      <text:list text:style-name="LFO44" text:continue-numbering="true">
        <text:list-item>
          <text:p text:style-name="P1087"><text:span text:style-name="T1088">📅</text:span><text:span text:style-name="T1089"><text:s/>Tarih seçimi<text:s/></text:span><text:span text:style-name="T1090">(Flatpickr destekli)</text:span></text:p>
        </text:list-item>
        <text:list-item>
          <text:p text:style-name="P1091"><text:span text:style-name="T1092">🥣</text:span><text:span text:style-name="T1093"><text:s/>Çorba,<text:s/></text:span><text:span text:style-name="T1094">🍛</text:span><text:span text:style-name="T1095"><text:s/>Ana Yemek,<text:s/></text:span><text:span text:style-name="T1096">🍚</text:span><text:span text:style-name="T1097"><text:s/>Yardımcı Yemek,<text:s/></text:span><text:span text:style-name="T1098">🥗</text:span><text:span text:style-name="T1099"><text:s/>Ekstra için:</text:span></text:p>
          <text:list text:continue-numbering="true">
            <text:list-item>
              <text:p text:style-name="P1100">İsim, gramaj, kalori inputları var</text:p>
            </text:list-item>
          </text:list>
        </text:list-item>
        <text:list-item>
          <text:p text:style-name="P1101"><text:span text:style-name="T1102">✅</text:span><text:span text:style-name="T1103"><text:s/>Form ID:<text:s/></text:span><text:span text:style-name="T1104">yemekEkleForm</text:span></text:p>
        </text:list-item>
        <text:list-item>
          <text:p text:style-name="P1105"><text:span text:style-name="T1106">📥</text:span><text:span text:style-name="T1107"><text:s/>Son eklenen yemek listesi:<text:s/></text:span><text:span text:style-name="T1108">#eklenenYemekListesi</text:span></text:p>
        </text:list-item>
        <text:list-item>
          <text:p text:style-name="P1109"><text:span text:style-name="T1110">🔍</text:span><text:span text:style-name="T1111"><text:s/>Hazır yemek seçim listeleri (filtre kutulu<text:s/></text:span><text:span text:style-name="T1112">ul</text:span><text:span text:style-name="T1113"><text:s/></text:span><text:span text:style-name="T1114">listeleri ile)</text:span></text:p>
        </text:list-item>
        <text:list-item>
          <text:p text:style-name="P1115"><text:span text:style-name="T1116">💡</text:span><text:span text:style-name="T1117"><text:s/>Menü önerileri kutusu (şimdilik boş)</text:span></text:p>
        </text:list-item>
      </text:list>
      <text:h text:style-name="P1118" text:outline-level="3"><text:span text:style-name="T1119">2️</text:span><text:span text:style-name="T1120">⃣</text:span><text:span text:style-name="T1121"><text:s/>Menü Yönetimi (</text:span><text:span text:style-name="T1122">#menu</text:span><text:span text:style-name="T1123">)</text:span></text:h>
      <text:list text:style-name="LFO45" text:continue-numbering="true">
        <text:list-item>
          <text:p text:style-name="P1124"><text:span text:style-name="T1125">📆</text:span><text:span text:style-name="T1126"><text:s/>Başlangıç ve bitiş tarihi seçiliyor</text:span></text:p>
        </text:list-item>
        <text:list-item>
          <text:p text:style-name="P1127"><text:span text:style-name="T1128">📃</text:span><text:span text:style-name="T1129"><text:s/>Menü listesi<text:s/></text:span><text:span text:style-name="T1130">#menuListesi</text:span><text:span text:style-name="T1131"><text:s/>içinde kart kart gösterilecek</text:span></text:p>
        </text:list-item>
        <text:list-item>
          <text:p text:style-name="P1132"><text:span text:style-name="T1133">🖱</text:span><text:span text:style-name="T1134">️ Listeleme butonu:<text:s/></text:span><text:span text:style-name="T1135">#listeleBtn</text:span></text:p>
        </text:list-item>
      </text:list>
      <text:h text:style-name="P1136" text:outline-level="3"><text:span text:style-name="T1137">3️</text:span><text:span text:style-name="T1138">⃣</text:span><text:span text:style-name="T1139"><text:s/>Rezervasyon Yönetimi (</text:span><text:span text:style-name="T1140">#rezervasyon</text:span><text:span text:style-name="T1141">)</text:span></text:h>
      <text:list text:style-name="LFO46" text:continue-numbering="true">
        <text:list-item>
          <text:p text:style-name="P1142"><text:span text:style-name="T1143">🔎</text:span><text:span text:style-name="T1144"><text:s/>Filtreleme alanları:</text:span></text:p>
          <text:list text:continue-numbering="true">
            <text:list-item>
              <text:p text:style-name="P1145">İsim (input)</text:p>
            </text:list-item>
            <text:list-item>
              <text:p text:style-name="P1146">Tarih (date)</text:p>
            </text:list-item>
            <text:list-item>
              <text:p text:style-name="P1147">Öğün (select → öğle, akşam)</text:p>
            </text:list-item>
          </text:list>
        </text:list-item>
        <text:list-item>
          <text:p text:style-name="P1148"><text:span text:style-name="T1149">📊</text:span><text:span text:style-name="T1150"><text:s/>Listeleme tablosu:<text:s/></text:span><text:span text:style-name="T1151">#reservation-table</text:span></text:p>
        </text:list-item>
        <text:list-item>
          <text:p text:style-name="P1152"><text:span text:style-name="T1153">📤</text:span><text:span text:style-name="T1154"><text:s/>PDF export:<text:s/></text:span><text:span text:style-name="T1155">#download-reservations</text:span></text:p>
        </text:list-item>
      </text:list>
      <text:h text:style-name="P1156" text:outline-level="3"><text:span text:style-name="T1157">4️</text:span><text:span text:style-name="T1158">⃣</text:span><text:span text:style-name="T1159"><text:s/>Kullanıcı Yönetimi (</text:span><text:span text:style-name="T1160">#kullanici</text:span><text:span text:style-name="T1161">)</text:span></text:h>
      <text:list text:style-name="LFO47" text:continue-numbering="true">
        <text:list-item>
          <text:p text:style-name="P1162"><text:span text:style-name="T1163">👤</text:span><text:span text:style-name="T1164"><text:s/>Yeni kullanıcı ekleme formu:</text:span></text:p>
          <text:list text:continue-numbering="true">
            <text:list-item>
              <text:p text:style-name="P1165">İsim<text:s/>soyisim, e-posta, şifre, rol (admin/kullanıcı)</text:p>
            </text:list-item>
            <text:list-item>
              <text:p text:style-name="P1166"><text:span text:style-name="T1167">Form ID:<text:s/></text:span><text:span text:style-name="T1168">add-user-form</text:span></text:p>
            </text:list-item>
          </text:list>
        </text:list-item>
        <text:list-item>
          <text:p text:style-name="P1169"><text:span text:style-name="T1170">📃</text:span><text:span text:style-name="T1171"><text:s/>Kullanıcı listesi tablosu:<text:s/></text:span><text:span text:style-name="T1172">#user-table</text:span></text:p>
          <text:list text:continue-numbering="true">
            <text:list-item>
              <text:p text:style-name="P1173">İsim, e-posta, rol, işlemler</text:p>
            </text:list-item>
          </text:list>
        </text:list-item>
      </text:list>
      <text:p text:style-name="P1174"><text:span text:style-name="T1175"><draw:custom-shape svg:x="0in" svg:y="0in" svg:width="44.06667in" svg:height="0.00139in" draw:id="id21" draw:style-name="a21" draw:name="Horizontal Line 41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1176" text:outline-level="2"><text:span text:style-name="T1177">🔗</text:span><text:span text:style-name="T1178"><text:s/>YÖNLENDİRME VE İŞLEME MANTIĞI</text:span></text:h>
      <table:table table:style-name="Table1179">
        <table:table-columns>
          <table:table-column table:style-name="TableColumn1180"/>
          <table:table-column table:style-name="TableColumn1181"/>
        </table:table-columns>
        <table:table-header-rows>
          <table:table-row table:style-name="TableRow1182">
            <table:table-cell table:style-name="TableCell1183">
              <text:p text:style-name="P1184">İşlem</text:p>
            </table:table-cell>
            <table:table-cell table:style-name="TableCell1185">
              <text:p text:style-name="P1186">Açıklama</text:p>
            </table:table-cell>
          </table:table-row>
        </table:table-header-rows>
        <table:table-row table:style-name="TableRow1187">
          <table:table-cell table:style-name="TableCell1188">
            <text:p text:style-name="P1189">Menü item'leri</text:p>
          </table:table-cell>
          <table:table-cell table:style-name="TableCell1190">
            <text:p text:style-name="P1191"><text:span text:style-name="T1192">Her<text:s/></text:span><text:span text:style-name="T1193">li.menu-item</text:span><text:span text:style-name="T1194">, ilgili<text:s/></text:span><text:span text:style-name="T1195">section</text:span><text:span text:style-name="T1196">'a<text:s/></text:span><text:span text:style-name="T1197">yönlendiriyor (JS ile görünür yapılıyor)</text:span></text:p>
          </table:table-cell>
        </table:table-row>
        <table:table-row table:style-name="TableRow1198">
          <table:table-cell table:style-name="TableCell1199">
            <text:p text:style-name="P1200">Sidebar toggle</text:p>
          </table:table-cell>
          <table:table-cell table:style-name="TableCell1201">
            <text:p text:style-name="P1202"><text:span text:style-name="T1203">☰</text:span><text:span text:style-name="T1204"><text:s/>ikonuyla sidebar genişliği değişiyor (admin.css ile uyumlu)</text:span></text:p>
          </table:table-cell>
        </table:table-row>
        <table:table-row table:style-name="TableRow1205">
          <table:table-cell table:style-name="TableCell1206">
            <text:p text:style-name="P1207">Flatpickr</text:p>
          </table:table-cell>
          <table:table-cell table:style-name="TableCell1208">
            <text:p text:style-name="P1209">Tarih seçim inputlarında aktif</text:p>
          </table:table-cell>
        </table:table-row>
        <table:table-row table:style-name="TableRow1210">
          <table:table-cell table:style-name="TableCell1211">
            <text:p text:style-name="P1212">jsPDF</text:p>
          </table:table-cell>
          <table:table-cell table:style-name="TableCell1213">
            <text:p text:style-name="P1214">Rezervasyonları PDF olarak dışa aktarır</text:p>
          </table:table-cell>
        </table:table-row>
        <table:table-row table:style-name="TableRow1215">
          <table:table-cell table:style-name="TableCell1216">
            <text:p text:style-name="P1217">Menü önerileri</text:p>
          </table:table-cell>
          <table:table-cell table:style-name="TableCell1218">
            <text:p text:style-name="P1219">Geliştirilebilir yapı —<text:s/>örnek veriler listeye eklenebilir</text:p>
          </table:table-cell>
        </table:table-row>
      </table:table>
      <text:p text:style-name="P1220"><text:span text:style-name="T1221"><draw:custom-shape svg:x="0in" svg:y="0in" svg:width="45.51042in" svg:height="0.00139in" draw:id="id22" draw:style-name="a22" draw:name="Horizontal Line 42" text:anchor-type="as-char"><svg:title/><svg:desc/><draw:enhanced-geometry draw:type="non-primitive" svg:viewBox="0 0 21600 21600" draw:enhanced-path="M 0 0 L 21600 0 21600 21600 0 21600 Z N"/></draw:custom-shape></text:span></text:p>
      <text:h text:style-name="P1222" text:outline-level="2"><text:span text:style-name="T1223">📥</text:span><text:span text:style-name="T1224"><text:s/>KULLANILAN ELEMENT ID’LERİ</text:span></text:h>
      <table:table table:style-name="Table1225">
        <table:table-columns>
          <table:table-column table:style-name="TableColumn1226"/>
          <table:table-column table:style-name="TableColumn1227"/>
        </table:table-columns>
        <table:table-header-rows>
          <table:table-row table:style-name="TableRow1228">
            <table:table-cell table:style-name="TableCell1229">
              <text:p text:style-name="P1230">ID</text:p>
            </table:table-cell>
            <table:table-cell table:style-name="TableCell1231">
              <text:p text:style-name="P1232">Açıklama</text:p>
            </table:table-cell>
          </table:table-row>
        </table:table-header-rows>
        <table:table-row table:style-name="TableRow1233">
          <table:table-cell table:style-name="TableCell1234">
            <text:p text:style-name="P1235"><text:span text:style-name="T1236">#tarih</text:span></text:p>
          </table:table-cell>
          <table:table-cell table:style-name="TableCell1237">
            <text:p text:style-name="P1238">Menüye eklenecek gün</text:p>
          </table:table-cell>
        </table:table-row>
        <table:table-row table:style-name="TableRow1239">
          <table:table-cell table:style-name="TableCell1240">
            <text:p text:style-name="P1241"><text:span text:style-name="T1242">#corba</text:span><text:span text:style-name="T1243">,<text:s/></text:span><text:span text:style-name="T1244">#anaYemek</text:span><text:span text:style-name="T1245">, ...</text:span></text:p>
          </table:table-cell>
          <table:table-cell table:style-name="TableCell1246">
            <text:p text:style-name="P1247">Her yemek türü için inputlar</text:p>
          </table:table-cell>
        </table:table-row>
        <table:table-row table:style-name="TableRow1248">
          <table:table-cell table:style-name="TableCell1249">
            <text:p text:style-name="P1250"><text:span text:style-name="T1251">#eklenenYemekListesi</text:span></text:p>
          </table:table-cell>
          <table:table-cell table:style-name="TableCell1252">
            <text:p text:style-name="P1253">Eklenen yemeklerin listeleneceği alan</text:p>
          </table:table-cell>
        </table:table-row>
        <table:table-row table:style-name="TableRow1254">
          <table:table-cell table:style-name="TableCell1255">
            <text:p text:style-name="P1256"><text:span text:style-name="T1257">#listeleBtn</text:span></text:p>
          </table:table-cell>
          <table:table-cell table:style-name="TableCell1258">
            <text:p text:style-name="P1259">Menüleri<text:s/>listeleme butonu</text:p>
          </table:table-cell>
        </table:table-row>
        <table:table-row table:style-name="TableRow1260">
          <table:table-cell table:style-name="TableCell1261">
            <text:p text:style-name="P1262"><text:span text:style-name="T1263">#menuListesi</text:span></text:p>
          </table:table-cell>
          <table:table-cell table:style-name="TableCell1264">
            <text:p text:style-name="P1265">Menü kartlarının ekleneceği alan</text:p>
          </table:table-cell>
        </table:table-row>
        <table:table-row table:style-name="TableRow1266">
          <table:table-cell table:style-name="TableCell1267">
            <text:p text:style-name="P1268"><text:span text:style-name="T1269">#filter-name</text:span><text:span text:style-name="T1270">,<text:s/></text:span><text:span text:style-name="T1271">#filter-date</text:span><text:span text:style-name="T1272">,<text:s/></text:span><text:span text:style-name="T1273">#filter-meal</text:span></text:p>
          </table:table-cell>
          <table:table-cell table:style-name="TableCell1274">
            <text:p text:style-name="P1275">Rezervasyon filtreleme alanları</text:p>
          </table:table-cell>
        </table:table-row>
        <table:table-row table:style-name="TableRow1276">
          <table:table-cell table:style-name="TableCell1277">
            <text:p text:style-name="P1278"><text:span text:style-name="T1279">#reservation-table</text:span></text:p>
          </table:table-cell>
          <table:table-cell table:style-name="TableCell1280">
            <text:p text:style-name="P1281">Rezervasyonların gösterileceği tablo</text:p>
          </table:table-cell>
        </table:table-row>
        <table:table-row table:style-name="TableRow1282">
          <table:table-cell table:style-name="TableCell1283">
            <text:p text:style-name="P1284"><text:span text:style-name="T1285">#add-user-form</text:span><text:span text:style-name="T1286">,<text:s/></text:span><text:span text:style-name="T1287">#user-name</text:span><text:span text:style-name="T1288">,<text:s/></text:span><text:span text:style-name="T1289">#user-email</text:span><text:span text:style-name="T1290">,<text:s/></text:span><text:span text:style-name="T1291">#user-password</text:span><text:span text:style-name="T1292">,<text:s/></text:span><text:span text:style-name="T1293">#user-role</text:span></text:p>
          </table:table-cell>
          <table:table-cell table:style-name="TableCell1294">
            <text:p text:style-name="P1295">Kullanıcı ekleme form öğeleri</text:p>
          </table:table-cell>
        </table:table-row>
        <table:table-row table:style-name="TableRow1296">
          <table:table-cell table:style-name="TableCell1297">
            <text:p text:style-name="P1298"><text:span text:style-name="T1299">#user-table</text:span></text:p>
          </table:table-cell>
          <table:table-cell table:style-name="TableCell1300">
            <text:p text:style-name="P1301">Kullanıcıları listeleme alanı</text:p>
          </table:table-cell>
        </table:table-row>
      </table:table>
      <text:h text:style-name="P1302" text:outline-level="2"><text:span text:style-name="T1303">📄</text:span><text:span text:style-name="T1304"><text:s/>Dosya:<text:s/></text:span><text:span text:style-name="T1305">anasayfa.html</text:span></text:h>
      <text:p text:style-name="P1306"><text:span text:style-name="T1307">📁</text:span><text:span text:style-name="T1308"><text:s/>Dizin:<text:s/></text:span><text:span text:style-name="T1309">frontend/pages/</text:span><text:span text:style-name="T1310"><text:line-break/></text:span><text:span text:style-name="T1311">🎯</text:span><text:span text:style-name="T1312"><text:s/></text:span><text:span text:style-name="T1313">Amaç</text:span><text:span text:style-name="T1314">: Erzurum Teknik Üniversitesi yemek listesi sisteminin ana sayfası.</text:span><text:span text:style-name="T1315"><text:line-break/></text:span><text:span text:style-name="T1316">Kullanıcıların:</text:span></text:p>
      <text:list text:style-name="LFO48" text:continue-numbering="true">
        <text:list-item>
          <text:p text:style-name="P1317">Menü<text:s/>görmesi</text:p>
        </text:list-item>
        <text:list-item>
          <text:p text:style-name="P1318">Yorum yazması</text:p>
        </text:list-item>
        <text:list-item>
          <text:p text:style-name="P1319">Bakiye işlemleri &amp; rezervasyon için yönlendirilmesi sağlanır.</text:p>
        </text:list-item>
      </text:list>
      <text:p text:style-name="P1320"><text:span text:style-name="T1321"><draw:custom-shape svg:x="0in" svg:y="0in" svg:width="45.51042in" svg:height="0.00139in" draw:id="id23" draw:style-name="a23" draw:name="Horizontal Line 47" text:anchor-type="as-char"><svg:title/><svg:desc/><draw:enhanced-geometry draw:type="non-primitive" svg:viewBox="0 0 21600 21600" draw:enhanced-path="M 0 0 L 21600 0 21600 21600 0 21600 Z N"/></draw:custom-shape></text:span></text:p>
      <text:h text:style-name="P1322" text:outline-level="2"><text:span text:style-name="T1323">🧱</text:span><text:span text:style-name="T1324"><text:s/>GENEL YAPI</text:span></text:h>
      <table:table table:style-name="Table1325">
        <table:table-columns>
          <table:table-column table:style-name="TableColumn1326"/>
          <table:table-column table:style-name="TableColumn1327"/>
        </table:table-columns>
        <table:table-header-rows>
          <table:table-row table:style-name="TableRow1328">
            <table:table-cell table:style-name="TableCell1329">
              <text:p text:style-name="P1330">Bölüm</text:p>
            </table:table-cell>
            <table:table-cell table:style-name="TableCell1331">
              <text:p text:style-name="P1332">Açıklama</text:p>
            </table:table-cell>
          </table:table-row>
        </table:table-header-rows>
        <table:table-row table:style-name="TableRow1333">
          <table:table-cell table:style-name="TableCell1334">
            <text:p text:style-name="P1335"><text:span text:style-name="T1336">🔗</text:span><text:span text:style-name="T1337"><text:s/></text:span><text:span text:style-name="T1338">config.js</text:span></text:p>
          </table:table-cell>
          <table:table-cell table:style-name="TableCell1339">
            <text:p text:style-name="P1340">API yolu gibi ortak tanımlar içindir (ilk sırada yükleniyor).</text:p>
          </table:table-cell>
        </table:table-row>
        <table:table-row table:style-name="TableRow1341">
          <table:table-cell table:style-name="TableCell1342">
            <text:p text:style-name="P1343"><text:span text:style-name="T1344">🎨</text:span><text:span text:style-name="T1345"><text:s/></text:span><text:span text:style-name="T1346">style.css</text:span></text:p>
          </table:table-cell>
          <table:table-cell table:style-name="TableCell1347">
            <text:p text:style-name="P1348">Ana sayfanın stil dosyası.</text:p>
          </table:table-cell>
        </table:table-row>
        <table:table-row table:style-name="TableRow1349">
          <table:table-cell table:style-name="TableCell1350">
            <text:p text:style-name="P1351"><text:span text:style-name="T1352">🧠</text:span><text:span text:style-name="T1353"><text:s/></text:span><text:span text:style-name="T1354">anasayfa.js</text:span></text:p>
          </table:table-cell>
          <table:table-cell table:style-name="TableCell1355">
            <text:p text:style-name="P1356">Dinamik işlemleri yöneten script modülü.</text:p>
          </table:table-cell>
        </table:table-row>
        <table:table-row table:style-name="TableRow1357">
          <table:table-cell table:style-name="TableCell1358">
            <text:p text:style-name="P1359"><text:span text:style-name="T1360">🖼</text:span><text:span text:style-name="T1361">️ ETÜ logosu</text:span></text:p>
          </table:table-cell>
          <table:table-cell table:style-name="TableCell1362">
            <text:p text:style-name="P1363">Sayfanın üst kısmında, resmi siteye tıklanabilir bağlantı var.</text:p>
          </table:table-cell>
        </table:table-row>
        <table:table-row table:style-name="TableRow1364">
          <table:table-cell table:style-name="TableCell1365">
            <text:p text:style-name="P1366"><text:span text:style-name="T1367">📌</text:span><text:span text:style-name="T1368"><text:s/>Sayfa başlığı</text:span></text:p>
          </table:table-cell>
          <table:table-cell table:style-name="TableCell1369">
            <text:p text:style-name="P1370">"Erzurum Teknik Üniversitesi Yemek Listesi"</text:p>
          </table:table-cell>
        </table:table-row>
      </table:table>
      <text:p text:style-name="P1371"><text:span text:style-name="T1372"><draw:custom-shape svg:x="0in" svg:y="0in" svg:width="45.51042in" svg:height="0.00139in" draw:id="id24" draw:style-name="a24" draw:name="Horizontal Line 48" text:anchor-type="as-char"><svg:title/><svg:desc/><draw:enhanced-geometry draw:type="non-primitive" svg:viewBox="0 0 21600 21600" draw:enhanced-path="M 0 0 L 21600 0 21600 21600 0 21600 Z N"/></draw:custom-shape></text:span></text:p>
      <text:h text:style-name="P1373" text:outline-level="2"><text:span text:style-name="T1374">🔧</text:span><text:span text:style-name="T1375"><text:s/>BÖLÜM BÖLÜM AÇIKLAMA</text:span></text:h>
      <text:h text:style-name="P1376" text:outline-level="3"><text:span text:style-name="T1377">🔹</text:span><text:span text:style-name="T1378"><text:s/>Header (</text:span><text:span text:style-name="T1379">.header</text:span><text:span text:style-name="T1380">)</text:span></text:h>
      <text:list text:style-name="LFO49" text:continue-numbering="true">
        <text:list-item>
          <text:p text:style-name="P1381"><text:span text:style-name="T1382">📷</text:span><text:span text:style-name="T1383"><text:s/>Logo:<text:s/></text:span><text:span text:style-name="T1384">etu-logo.png</text:span><text:span text:style-name="T1385">, ETÜ sitesine tıklanarak gidiliyor</text:span></text:p>
        </text:list-item>
        <text:list-item>
          <text:p text:style-name="P1386"><text:span text:style-name="T1387">👤</text:span><text:span text:style-name="T1388"><text:s/>Buton: “Yetkili İşlemleri” →<text:s/></text:span><text:span text:style-name="T1389">admin-giris.html</text:span><text:span text:style-name="T1390"><text:s/>sayfasına yönlendirme yapılır (event<text:s/></text:span><text:span text:style-name="T1391">anasayfa.js</text:span><text:span text:style-name="T1392"><text:s/>içinde).</text:span></text:p>
        </text:list-item>
      </text:list>
      <text:p text:style-name="P1393"><text:span text:style-name="T1394"><draw:custom-shape svg:x="0in" svg:y="0in" svg:width="45.51042in" svg:height="0.00139in" draw:id="id25" draw:style-name="a25" draw:name="Horizontal Line 49" text:anchor-type="as-char"><svg:title/><svg:desc/><draw:enhanced-geometry draw:type="non-primitive" svg:viewBox="0 0 21600 21600" draw:enhanced-path="M 0 0 L 21600 0 21600 21600 0 21600 Z N"/></draw:custom-shape></text:span></text:p>
      <text:h text:style-name="P1395" text:outline-level="3"><text:span text:style-name="T1396">🔹</text:span><text:span text:style-name="T1397"><text:s/>Kullanıcı Yorumları (</text:span><text:span text:style-name="T1398">.comments</text:span><text:span text:style-name="T1399">)</text:span></text:h>
      <text:list text:style-name="LFO50" text:continue-numbering="true">
        <text:list-item>
          <text:p text:style-name="P1400"><text:span text:style-name="T1401">📝</text:span><text:span text:style-name="T1402"><text:s/>Form:<text:s/></text:span><text:span text:style-name="T1403">#comment-form</text:span></text:p>
          <text:list text:continue-numbering="true">
            <text:list-item>
              <text:p text:style-name="P1404"><text:span text:style-name="T1405">Alanlar</text:span><text:span text:style-name="T1406">:</text:span></text:p>
              <text:list text:continue-numbering="true">
                <text:list-item>
                  <text:p text:style-name="P1407"><text:span text:style-name="T1408">#name</text:span><text:span text:style-name="T1409">: İsim Soyisim</text:span></text:p>
                </text:list-item>
                <text:list-item>
                  <text:p text:style-name="P1410"><text:span text:style-name="T1411">#email</text:span><text:span text:style-name="T1412">:<text:s/></text:span><text:span text:style-name="T1413">E-posta</text:span></text:p>
                </text:list-item>
                <text:list-item>
                  <text:p text:style-name="P1414"><text:span text:style-name="T1415">#comment</text:span><text:span text:style-name="T1416">: Yorum metni</text:span></text:p>
                </text:list-item>
              </text:list>
            </text:list-item>
            <text:list-item>
              <text:p text:style-name="P1417"><text:span text:style-name="T1418">Gönder butonu: Yorum verisini backend’e POST eder (</text:span><text:span text:style-name="T1419">/api/yorum-ekle</text:span><text:span text:style-name="T1420"><text:s/>endpoint'ine)</text:span></text:p>
            </text:list-item>
          </text:list>
        </text:list-item>
        <text:list-item>
          <text:p text:style-name="P1421"><text:span text:style-name="T1422">💬</text:span><text:span text:style-name="T1423"><text:s/>Listeleme Alanı:<text:s/></text:span><text:span text:style-name="T1424">#comment-list</text:span><text:span text:style-name="T1425"><text:line-break/></text:span><text:span text:style-name="T1426">(JavaScript ile tüm yorumlar buraya yükleniyor)</text:span></text:p>
        </text:list-item>
      </text:list>
      <text:p text:style-name="P1427"><text:span text:style-name="T1428"><draw:custom-shape svg:x="0in" svg:y="0in" svg:width="45.51042in" svg:height="0.00139in" draw:id="id26" draw:style-name="a26" draw:name="Horizontal Line 50" text:anchor-type="as-char"><svg:title/><svg:desc/><draw:enhanced-geometry draw:type="non-primitive" svg:viewBox="0 0 21600 21600" draw:enhanced-path="M 0 0 L 21600 0 21600 21600 0 21600 Z N"/></draw:custom-shape></text:span></text:p>
      <text:h text:style-name="P1429" text:outline-level="3"><text:span text:style-name="T1430">🔹</text:span><text:span text:style-name="T1431"><text:s/>Günün Menüsü (</text:span><text:span text:style-name="T1432">.menu-of-the-day</text:span><text:span text:style-name="T1433">)</text:span></text:h>
      <text:list text:style-name="LFO51" text:continue-numbering="true">
        <text:list-item>
          <text:p text:style-name="P1434"><text:span text:style-name="T1435">İçerik kutusu:<text:s/></text:span><text:span text:style-name="T1436">#gunun-menu</text:span><text:span text:style-name="T1437">su</text:span></text:p>
        </text:list-item>
        <text:list-item>
          <text:p text:style-name="P1438">Başlangıçta “Menü yükleniyor...” mesajı var</text:p>
        </text:list-item>
        <text:list-item>
          <text:p text:style-name="P1439"><text:span text:style-name="T1440">anasayfa.js</text:span><text:span text:style-name="T1441"><text:s/>üzerinden<text:s/></text:span><text:span text:style-name="T1442">/api/gunun-menusu</text:span><text:span text:style-name="T1443"><text:s/>çağrısı yapılarak dinamik içerik gösterilir</text:span></text:p>
        </text:list-item>
      </text:list>
      <text:p text:style-name="P1444"><text:span text:style-name="T1445"><draw:custom-shape svg:x="0in" svg:y="0in" svg:width="45.51042in" svg:height="0.00139in" draw:id="id27" draw:style-name="a27" draw:name="Horizontal Line 51" text:anchor-type="as-char"><svg:title/><svg:desc/><draw:enhanced-geometry draw:type="non-primitive" svg:viewBox="0 0 21600 21600" draw:enhanced-path="M 0 0 L 21600 0 21600 21600 0 21600 Z N"/></draw:custom-shape></text:span></text:p>
      <text:h text:style-name="P1446" text:outline-level="3"><text:span text:style-name="T1447">🔹</text:span><text:span text:style-name="T1448"><text:s/>Sağ Panel (</text:span><text:span text:style-name="T1449">.right-panel</text:span><text:span text:style-name="T1450">)</text:span></text:h>
      <text:p text:style-name="P1451">İki bilgi kutusu var:</text:p>
      <text:h text:style-name="P1452" text:outline-level="4"><text:span text:style-name="T1453">📌</text:span><text:span text:style-name="T1454"><text:s/>1. Bakiye İşlemleri</text:span></text:h>
      <text:list text:style-name="LFO52" text:continue-numbering="true">
        <text:list-item>
          <text:p text:style-name="P1455">Açıklama + yönlendirme butonu</text:p>
        </text:list-item>
        <text:list-item>
          <text:p text:style-name="P1456"><text:span text:style-name="T1457">Butonla giriş<text:s/></text:span><text:span text:style-name="T1458">sayfasına gidilir → ardından<text:s/></text:span><text:span text:style-name="T1459">bakiye.html</text:span><text:span text:style-name="T1460">’e yönlendirilir:</text:span></text:p>
        </text:list-item>
      </text:list>
      <text:p text:style-name="P1461">javascript</text:p>
      <text:p text:style-name="P1462">KopyalaDüzenle</text:p>
      <text:p text:style-name="P1463">navigateTo('kullanici-giris.html?redirect=bakiye.html')</text:p>
      <text:h text:style-name="P1464" text:outline-level="4"><text:span text:style-name="T1465">📌</text:span><text:span text:style-name="T1466"><text:s/>2. Rezervasyon Yap</text:span></text:h>
      <text:list text:style-name="LFO53" text:continue-numbering="true">
        <text:list-item>
          <text:p text:style-name="P1467">Açıklama + yönlendirme butonu</text:p>
        </text:list-item>
        <text:list-item>
          <text:p text:style-name="P1468"><text:span text:style-name="T1469">kullanici-giris.html?redirect=rezervasyon.html</text:span><text:span text:style-name="T1470"><text:s/>yönlendirmesi</text:span></text:p>
        </text:list-item>
      </text:list>
      <text:p text:style-name="P1471">Bu yönlendirme mantığı sayesinde kullanıcı giriş yaptıktan sonra istenen sayfaya aktarılıyor.</text:p>
      <text:p text:style-name="P1472"><text:span text:style-name="T1473"><draw:custom-shape svg:x="0in" svg:y="0in" svg:width="45.51042in" svg:height="0.00139in" draw:id="id28" draw:style-name="a28" draw:name="Horizontal Line 52" text:anchor-type="as-char"><svg:title/><svg:desc/><draw:enhanced-geometry draw:type="non-primitive" svg:viewBox="0 0 21600 21600" draw:enhanced-path="M 0 0 L 21600 0 21600 21600 0 21600 Z N"/></draw:custom-shape></text:span></text:p>
      <text:h text:style-name="P1474" text:outline-level="3"><text:span text:style-name="T1475">🔹</text:span><text:span text:style-name="T1476"><text:s/>İlerleyen Günler (</text:span><text:span text:style-name="T1477">.upcoming-days</text:span><text:span text:style-name="T1478">)</text:span></text:h>
      <text:list text:style-name="LFO54" text:continue-numbering="true">
        <text:list-item>
          <text:p text:style-name="P1479"><text:span text:style-name="T1480">İçerik ID’si:<text:s/></text:span><text:span text:style-name="T1481">#ilerleyen-gunler</text:span></text:p>
        </text:list-item>
        <text:list-item>
          <text:p text:style-name="P1482">Başlangıçta: “Menüler<text:s/>yükleniyor...”</text:p>
        </text:list-item>
        <text:list-item>
          <text:p text:style-name="P1483"><text:span text:style-name="T1484">JavaScript,<text:s/></text:span><text:span text:style-name="T1485">/api/ilerleyen-gunler</text:span><text:span text:style-name="T1486"><text:s/>endpoint’inden verileri çekip kartlar oluşturur</text:span></text:p>
        </text:list-item>
      </text:list>
      <text:p text:style-name="P1487"><text:span text:style-name="T1488"><draw:custom-shape svg:x="0in" svg:y="0in" svg:width="45.51042in" svg:height="0.00139in" draw:id="id29" draw:style-name="a29" draw:name="Horizontal Line 53" text:anchor-type="as-char"><svg:title/><svg:desc/><draw:enhanced-geometry draw:type="non-primitive" svg:viewBox="0 0 21600 21600" draw:enhanced-path="M 0 0 L 21600 0 21600 21600 0 21600 Z N"/></draw:custom-shape></text:span></text:p>
      <text:h text:style-name="P1489" text:outline-level="2"><text:span text:style-name="T1490">🗂</text:span><text:span text:style-name="T1491">️ KULLANILAN ID ve BİLEŞENLER</text:span></text:h>
      <table:table table:style-name="Table1492">
        <table:table-columns>
          <table:table-column table:style-name="TableColumn1493"/>
          <table:table-column table:style-name="TableColumn1494"/>
        </table:table-columns>
        <table:table-header-rows>
          <table:table-row table:style-name="TableRow1495">
            <table:table-cell table:style-name="TableCell1496">
              <text:p text:style-name="P1497">ID</text:p>
            </table:table-cell>
            <table:table-cell table:style-name="TableCell1498">
              <text:p text:style-name="P1499">Açıklama</text:p>
            </table:table-cell>
          </table:table-row>
        </table:table-header-rows>
        <table:table-row table:style-name="TableRow1500">
          <table:table-cell table:style-name="TableCell1501">
            <text:p text:style-name="P1502"><text:span text:style-name="T1503">#yetkiliButton</text:span></text:p>
          </table:table-cell>
          <table:table-cell table:style-name="TableCell1504">
            <text:p text:style-name="P1505">Admin girişine yönlendirme</text:p>
          </table:table-cell>
        </table:table-row>
        <table:table-row table:style-name="TableRow1506">
          <table:table-cell table:style-name="TableCell1507">
            <text:p text:style-name="P1508"><text:span text:style-name="T1509">#comment-form</text:span></text:p>
          </table:table-cell>
          <table:table-cell table:style-name="TableCell1510">
            <text:p text:style-name="P1511">Yorum gönderme formu</text:p>
          </table:table-cell>
        </table:table-row>
        <text:soft-page-break/>
        <table:table-row table:style-name="TableRow1512">
          <table:table-cell table:style-name="TableCell1513">
            <text:p text:style-name="P1514"><text:span text:style-name="T1515">#gunun-menusu</text:span></text:p>
          </table:table-cell>
          <table:table-cell table:style-name="TableCell1516">
            <text:p text:style-name="P1517">Günlük menü<text:s/>içeriği</text:p>
          </table:table-cell>
        </table:table-row>
        <table:table-row table:style-name="TableRow1518">
          <table:table-cell table:style-name="TableCell1519">
            <text:p text:style-name="P1520"><text:span text:style-name="T1521">#ilerleyen-gunler</text:span></text:p>
          </table:table-cell>
          <table:table-cell table:style-name="TableCell1522">
            <text:p text:style-name="P1523">Önümüzdeki günlerin menü kartları</text:p>
          </table:table-cell>
        </table:table-row>
        <table:table-row table:style-name="TableRow1524">
          <table:table-cell table:style-name="TableCell1525">
            <text:p text:style-name="P1526"><text:span text:style-name="T1527">#comment-list</text:span></text:p>
          </table:table-cell>
          <table:table-cell table:style-name="TableCell1528">
            <text:p text:style-name="P1529">Gelen yorumlar burada gösterilir</text:p>
          </table:table-cell>
        </table:table-row>
      </table:table>
      <text:h text:style-name="P1530" text:outline-level="2"><text:span text:style-name="T1531">📄</text:span><text:span text:style-name="T1532"><text:s/>Dosya:<text:s/></text:span><text:span text:style-name="T1533">anasayfa.js</text:span></text:h>
      <text:p text:style-name="P1534"><text:span text:style-name="T1535">📁</text:span><text:span text:style-name="T1536"><text:s/>Dizin:<text:s/></text:span><text:span text:style-name="T1537">frontend/</text:span><text:span text:style-name="T1538"><text:line-break/></text:span><text:span text:style-name="T1539">🎯</text:span><text:span text:style-name="T1540"><text:s/></text:span><text:span text:style-name="T1541">Amaç</text:span><text:span text:style-name="T1542">: Ana sayfada yer alan tüm dinamik veri işlemlerini gerçekleştirmek.</text:span></text:p>
      <text:p text:style-name="P1543"><text:span text:style-name="T1544"><draw:custom-shape svg:x="0in" svg:y="0in" svg:width="45.51042in" svg:height="0.00139in" draw:id="id30" draw:style-name="a30" draw:name="Horizontal Line 61" text:anchor-type="as-char"><svg:title/><svg:desc/><draw:enhanced-geometry draw:type="non-primitive" svg:viewBox="0 0 21600 21600" draw:enhanced-path="M 0 0 L 21600 0 21600 21600 0 21600 Z N"/></draw:custom-shape></text:span></text:p>
      <text:h text:style-name="P1545" text:outline-level="2"><text:span text:style-name="T1546">🧩</text:span><text:span text:style-name="T1547"><text:s/>GENEL<text:s/></text:span><text:span text:style-name="T1548">ÖZELLİKLER</text:span></text:h>
      <table:table table:style-name="Table1549">
        <table:table-columns>
          <table:table-column table:style-name="TableColumn1550"/>
          <table:table-column table:style-name="TableColumn1551"/>
        </table:table-columns>
        <table:table-header-rows>
          <table:table-row table:style-name="TableRow1552">
            <table:table-cell table:style-name="TableCell1553">
              <text:p text:style-name="P1554">Konu</text:p>
            </table:table-cell>
            <table:table-cell table:style-name="TableCell1555">
              <text:p text:style-name="P1556">Açıklama</text:p>
            </table:table-cell>
          </table:table-row>
        </table:table-header-rows>
        <table:table-row table:style-name="TableRow1557">
          <table:table-cell table:style-name="TableCell1558">
            <text:p text:style-name="P1559">API entegrasyonu</text:p>
          </table:table-cell>
          <table:table-cell table:style-name="TableCell1560">
            <text:p text:style-name="P1561"><text:span text:style-name="T1562">API_URL</text:span><text:span text:style-name="T1563"><text:s/>değişkeni<text:s/></text:span><text:span text:style-name="T1564">config.js</text:span><text:span text:style-name="T1565"><text:s/>üzerinden geliyor</text:span></text:p>
          </table:table-cell>
        </table:table-row>
        <table:table-row table:style-name="TableRow1566">
          <table:table-cell table:style-name="TableCell1567">
            <text:p text:style-name="P1568">Sayfa yüklenince</text:p>
          </table:table-cell>
          <table:table-cell table:style-name="TableCell1569">
            <text:p text:style-name="P1570">Menü ve yorumlar otomatik olarak yükleniyor</text:p>
          </table:table-cell>
        </table:table-row>
        <table:table-row table:style-name="TableRow1571">
          <table:table-cell table:style-name="TableCell1572">
            <text:p text:style-name="P1573">Doğrulama</text:p>
          </table:table-cell>
          <table:table-cell table:style-name="TableCell1574">
            <text:p text:style-name="P1575">E-posta adresi doğrulanmadan yorum yapılamıyor</text:p>
          </table:table-cell>
        </table:table-row>
        <table:table-row table:style-name="TableRow1576">
          <table:table-cell table:style-name="TableCell1577">
            <text:p text:style-name="P1578">UX Detayları</text:p>
          </table:table-cell>
          <table:table-cell table:style-name="TableCell1579">
            <text:p text:style-name="P1580">Yorum yaptıktan sonra<text:s/>beğeni butonları aktif oluyor, doğrulama renkli olarak gösteriliyor</text:p>
          </table:table-cell>
        </table:table-row>
        <table:table-row table:style-name="TableRow1581">
          <table:table-cell table:style-name="TableCell1582">
            <text:p text:style-name="P1583">Kullanılan Endpointler</text:p>
          </table:table-cell>
          <table:table-cell table:style-name="TableCell1584">
            <text:p text:style-name="P1585"/>
          </table:table-cell>
        </table:table-row>
      </table:table>
      <text:list text:style-name="LFO55" text:continue-numbering="true">
        <text:list-item>
          <text:p text:style-name="P1586"><text:span text:style-name="T1587">/api/gunun-menusu</text:span></text:p>
        </text:list-item>
        <text:list-item>
          <text:p text:style-name="P1588"><text:span text:style-name="T1589">/api/ilerleyen-gunler</text:span></text:p>
        </text:list-item>
        <text:list-item>
          <text:p text:style-name="P1590"><text:span text:style-name="T1591">/api/yorumlar</text:span></text:p>
        </text:list-item>
        <text:list-item>
          <text:p text:style-name="P1592"><text:span text:style-name="T1593">/api/yorum-ekle</text:span></text:p>
        </text:list-item>
        <text:list-item>
          <text:p text:style-name="P1594"><text:span text:style-name="T1595">/api/yorum-begeni</text:span></text:p>
        </text:list-item>
        <text:list-item>
          <text:p text:style-name="P1596"><text:span text:style-name="T1597">/api/kullanicilar</text:span></text:p>
        </text:list-item>
      </text:list>
      <text:p text:style-name="P1598"><text:span text:style-name="T1599"><draw:custom-shape svg:x="0in" svg:y="0in" svg:width="45.51042in" svg:height="0.00139in" draw:id="id31" draw:style-name="a31" draw:name="Horizontal Line 62" text:anchor-type="as-char"><svg:title/><svg:desc/><draw:enhanced-geometry draw:type="non-primitive" svg:viewBox="0 0 21600 21600" draw:enhanced-path="M 0 0 L 21600 0 21600 21600 0 21600 Z N"/></draw:custom-shape></text:span></text:p>
      <text:h text:style-name="P1600" text:outline-level="2"><text:span text:style-name="T1601">🔧</text:span><text:span text:style-name="T1602"><text:s/>BÖLÜM BÖLÜM ANALİZ</text:span></text:h>
      <text:h text:style-name="P1603" text:outline-level="3"><text:span text:style-name="T1604">📌</text:span><text:span text:style-name="T1605"><text:s/>1.<text:s/></text:span><text:span text:style-name="T1606">loadTodayMenu()</text:span></text:h>
      <text:list text:style-name="LFO56" text:continue-numbering="true">
        <text:list-item>
          <text:p text:style-name="P1607">Günün menüsünü API’den çeker</text:p>
        </text:list-item>
        <text:list-item>
          <text:p text:style-name="P1608"><text:span text:style-name="T1609">Gelen içerik<text:s/></text:span><text:span text:style-name="T1610">#gunun-menusu</text:span><text:span text:style-name="T1611"><text:s/>div’ine 2x2 grid halinde yerleştirilir</text:span></text:p>
        </text:list-item>
        <text:list-item>
          <text:p text:style-name="P1612"><text:span text:style-name="T1613">Resimler:<text:s/></text:span><text:span text:style-name="T1614">images/</text:span><text:span text:style-name="T1615"><text:s/>klasöründen sabit dosya adlarıyla alınır (</text:span><text:span text:style-name="T1616">corba.png</text:span><text:span text:style-name="T1617">,<text:s/></text:span><text:span text:style-name="T1618">ana-yemek.png</text:span><text:span text:style-name="T1619">…)</text:span></text:p>
        </text:list-item>
      </text:list>
      <text:p text:style-name="P1620"><text:span text:style-name="T1621"><draw:custom-shape svg:x="0in" svg:y="0in" svg:width="45.51042in" svg:height="0.00139in" draw:id="id32" draw:style-name="a32" draw:name="Horizontal Line 63" text:anchor-type="as-char"><svg:title/><svg:desc/><draw:enhanced-geometry draw:type="non-primitive" svg:viewBox="0 0 21600 21600" draw:enhanced-path="M 0 0 L 21600 0 21600 21600 0 21600 Z N"/></draw:custom-shape></text:span></text:p>
      <text:h text:style-name="P1622" text:outline-level="3"><text:span text:style-name="T1623">📌</text:span><text:span text:style-name="T1624"><text:s/>2.<text:s/></text:span><text:span text:style-name="T1625">loadUpcomingMenus()</text:span></text:h>
      <text:list text:style-name="LFO57" text:continue-numbering="true">
        <text:list-item>
          <text:p text:style-name="P1626"><text:span text:style-name="T1627">/api/ilerleyen-gunler</text:span><text:span text:style-name="T1628"><text:s/>çağrılır</text:span></text:p>
        </text:list-item>
        <text:list-item>
          <text:p text:style-name="P1629"><text:span text:style-name="T1630">#ilerleyen-gunler</text:span><text:span text:style-name="T1631"><text:s/>div’ine her gün için bir kart (div) oluşturulur</text:span></text:p>
        </text:list-item>
        <text:list-item>
          <text:p text:style-name="P1632">Gün adı, tarih ve yemekler yazdırılır</text:p>
        </text:list-item>
      </text:list>
      <text:p text:style-name="P1633"><text:span text:style-name="T1634"><draw:custom-shape svg:x="0in" svg:y="0in" svg:width="45.51042in" svg:height="0.00139in" draw:id="id33" draw:style-name="a33" draw:name="Horizontal Line 64" text:anchor-type="as-char"><svg:title/><svg:desc/><draw:enhanced-geometry draw:type="non-primitive" svg:viewBox="0 0 21600 21600" draw:enhanced-path="M 0 0 L 21600 0 21600 21600 0 21600 Z N"/></draw:custom-shape></text:span></text:p>
      <text:h text:style-name="P1635" text:outline-level="3"><text:span text:style-name="T1636">📌</text:span><text:span text:style-name="T1637"><text:s/>3.<text:s/></text:span><text:span text:style-name="T1638">navigateTo(url)</text:span></text:h>
      <text:list text:style-name="LFO58" text:continue-numbering="true">
        <text:list-item>
          <text:p text:style-name="P1639">Tıklamayla yönlendirme yapan basit fonksiyon</text:p>
        </text:list-item>
        <text:list-item>
          <text:p text:style-name="P1640">Örnek: “Bakiye işlemleri” veya “Rezervasyon yap” → giriş ekranına yönlendirip sonrasında ilgili sayfaya aktarır</text:p>
        </text:list-item>
      </text:list>
      <text:p text:style-name="P1641"><text:span text:style-name="T1642"><draw:custom-shape svg:x="0in" svg:y="0in" svg:width="45.51042in" svg:height="0.00139in" draw:id="id34" draw:style-name="a34" draw:name="Horizontal Line 65" text:anchor-type="as-char"><svg:title/><svg:desc/><draw:enhanced-geometry draw:type="non-primitive" svg:viewBox="0 0 21600 21600" draw:enhanced-path="M 0 0 L 21600 0 21600 21600 0 21600 Z N"/></draw:custom-shape></text:span></text:p>
      <text:h text:style-name="P1643" text:outline-level="3"><text:span text:style-name="T1644">📌</text:span><text:span text:style-name="T1645"><text:s/>4. Kullanıcı Doğrulama (Yorum için)</text:span></text:h>
      <text:soft-page-break/>
      <text:list text:style-name="LFO59" text:continue-numbering="true">
        <text:list-item>
          <text:p text:style-name="P1646"><text:span text:style-name="T1647">E-posta inputuna<text:s/></text:span><text:span text:style-name="T1648">blur</text:span><text:span text:style-name="T1649"><text:s/>(odak dışı) olayında:</text:span></text:p>
          <text:list text:continue-numbering="true">
            <text:list-item>
              <text:p text:style-name="P1650"><text:span text:style-name="T1651">/api/kullanicilar</text:span><text:span text:style-name="T1652"><text:s/>API çağrılır</text:span></text:p>
            </text:list-item>
            <text:list-item>
              <text:p text:style-name="P1653">E-posta eşleşiyorsa:</text:p>
              <text:list text:continue-numbering="true">
                <text:list-item>
                  <text:p text:style-name="P1654">İsim ve yorum alanları aktif olur</text:p>
                </text:list-item>
                <text:list-item>
                  <text:p text:style-name="P1655"><text:span text:style-name="T1656">Görsel olarak yeşil (</text:span><text:span text:style-name="T1657">.verified</text:span><text:span text:style-name="T1658">) class eklenir</text:span></text:p>
                </text:list-item>
              </text:list>
            </text:list-item>
            <text:list-item>
              <text:p text:style-name="P1659">Aksi<text:s/>durumda form disable olur ve uyarı verilir</text:p>
            </text:list-item>
          </text:list>
        </text:list-item>
      </text:list>
      <text:p text:style-name="P1660"><text:span text:style-name="T1661"><draw:custom-shape svg:x="0in" svg:y="0in" svg:width="44.06667in" svg:height="0.00139in" draw:id="id35" draw:style-name="a35" draw:name="Horizontal Line 66" text:anchor-type="as-char"><svg:title/><svg:desc/><draw:enhanced-geometry draw:type="non-primitive" svg:viewBox="0 0 21600 21600" draw:enhanced-path="M 0 0 L 21600 0 21600 21600 0 21600 Z N"/></draw:custom-shape></text:span></text:p>
      <text:h text:style-name="P1662" text:outline-level="3"><text:span text:style-name="T1663">📌</text:span><text:span text:style-name="T1664"><text:s/>5.<text:s/></text:span><text:span text:style-name="T1665">commentForm.addEventListener("submit")</text:span></text:h>
      <text:list text:style-name="LFO60" text:continue-numbering="true">
        <text:list-item>
          <text:p text:style-name="P1666">Yorum gönderilmeden önce alanlar kontrol edilir</text:p>
        </text:list-item>
        <text:list-item>
          <text:p text:style-name="P1667"><text:span text:style-name="T1668">/api/yorum-ekle</text:span><text:span text:style-name="T1669"><text:s/>endpoint’ine<text:s/></text:span><text:span text:style-name="T1670">POST</text:span><text:span text:style-name="T1671"><text:s/>edilir</text:span></text:p>
        </text:list-item>
        <text:list-item>
          <text:p text:style-name="P1672">Başarılıysa:</text:p>
          <text:list text:continue-numbering="true">
            <text:list-item>
              <text:p text:style-name="P1673">Form temizlenir</text:p>
            </text:list-item>
            <text:list-item>
              <text:p text:style-name="P1674"><text:span text:style-name="T1675">loadComments()</text:span><text:span text:style-name="T1676"><text:s/>çağrılır</text:span></text:p>
            </text:list-item>
          </text:list>
        </text:list-item>
      </text:list>
      <text:p text:style-name="P1677"><text:span text:style-name="T1678"><draw:custom-shape svg:x="0in" svg:y="0in" svg:width="44.06667in" svg:height="0.00139in" draw:id="id36" draw:style-name="a36" draw:name="Horizontal Line 67" text:anchor-type="as-char"><svg:title/><svg:desc/><draw:enhanced-geometry draw:type="non-primitive" svg:viewBox="0 0 21600 21600" draw:enhanced-path="M 0 0 L 21600 0 21600 21600 0 21600 Z N"/></draw:custom-shape></text:span></text:p>
      <text:h text:style-name="P1679" text:outline-level="3"><text:span text:style-name="T1680">📌</text:span><text:span text:style-name="T1681"><text:s/>6.<text:s/></text:span><text:span text:style-name="T1682">loadComments()</text:span></text:h>
      <text:list text:style-name="LFO61" text:continue-numbering="true">
        <text:list-item>
          <text:p text:style-name="P1683"><text:span text:style-name="T1684">/api/yorumlar</text:span><text:span text:style-name="T1685"><text:s/>çağrılır</text:span></text:p>
        </text:list-item>
        <text:list-item>
          <text:p text:style-name="P1686">Her yorum:</text:p>
          <text:list text:continue-numbering="true">
            <text:list-item>
              <text:p text:style-name="P1687">İsim, e-posta, yorum metni</text:p>
            </text:list-item>
            <text:list-item>
              <text:p text:style-name="P1688"><text:span text:style-name="T1689">👍</text:span><text:span text:style-name="T1690"><text:s/>Beğeni ve<text:s/></text:span><text:span text:style-name="T1691">👎</text:span><text:span text:style-name="T1692"><text:s/>beğenmeme butonları ile listelenir</text:span></text:p>
            </text:list-item>
          </text:list>
        </text:list-item>
        <text:list-item>
          <text:p text:style-name="P1693"><text:span text:style-name="T1694">Her butona tıklanınca<text:s/></text:span><text:span text:style-name="T1695">handleLikeDislike()</text:span><text:span text:style-name="T1696"><text:s/>çalışır</text:span></text:p>
        </text:list-item>
      </text:list>
      <text:p text:style-name="P1697"><text:span text:style-name="T1698"><draw:custom-shape svg:x="0in" svg:y="0in" svg:width="45.51042in" svg:height="0.00139in" draw:id="id37" draw:style-name="a37" draw:name="Horizontal Line 68" text:anchor-type="as-char"><svg:title/><svg:desc/><draw:enhanced-geometry draw:type="non-primitive" svg:viewBox="0 0 21600 21600" draw:enhanced-path="M 0 0 L 21600 0 21600 21600 0 21600 Z N"/></draw:custom-shape></text:span></text:p>
      <text:h text:style-name="P1699" text:outline-level="3"><text:span text:style-name="T1700">📌</text:span><text:span text:style-name="T1701"><text:s/>7.<text:s/></text:span><text:span text:style-name="T1702">handleLikeDislike(yorumId, action)</text:span></text:h>
      <text:list text:style-name="LFO62" text:continue-numbering="true">
        <text:list-item>
          <text:p text:style-name="P1703"><text:span text:style-name="T1704">/api/yorum-begeni</text:span><text:span text:style-name="T1705"><text:s/></text:span><text:span text:style-name="T1706">endpoint’ine POST isteği atar</text:span></text:p>
        </text:list-item>
        <text:list-item>
          <text:p text:style-name="P1707">İşlem başarılıysa yorumlar yeniden yüklenir</text:p>
        </text:list-item>
      </text:list>
      <text:p text:style-name="P1708"><text:span text:style-name="T1709"><draw:custom-shape svg:x="0in" svg:y="0in" svg:width="45.51042in" svg:height="0.00139in" draw:id="id38" draw:style-name="a38" draw:name="Horizontal Line 69" text:anchor-type="as-char"><svg:title/><svg:desc/><draw:enhanced-geometry draw:type="non-primitive" svg:viewBox="0 0 21600 21600" draw:enhanced-path="M 0 0 L 21600 0 21600 21600 0 21600 Z N"/></draw:custom-shape></text:span></text:p>
      <text:h text:style-name="P1710" text:outline-level="2"><text:span text:style-name="T1711">🧠</text:span><text:span text:style-name="T1712"><text:s/>ÖNE ÇIKAN AKIŞLAR</text:span></text:h>
      <text:h text:style-name="P1713" text:outline-level="3"><text:span text:style-name="T1714">✅</text:span><text:span text:style-name="T1715"><text:s/>Menü Yükleme Akışı</text:span></text:h>
      <text:list text:style-name="LFO63" text:continue-numbering="true">
        <text:list-item>
          <text:p text:style-name="P1716">Sayfa yüklendiğinde:</text:p>
          <text:list text:continue-numbering="true">
            <text:list-item>
              <text:p text:style-name="P1717"><text:span text:style-name="T1718">loadTodayMenu()</text:span><text:span text:style-name="T1719"><text:s/>→ bugünün menüsü gelir</text:span></text:p>
            </text:list-item>
            <text:list-item>
              <text:p text:style-name="P1720"><text:span text:style-name="T1721">loadUpcomingMenus()</text:span><text:span text:style-name="T1722"><text:s/>→ ileri tarihli menüler gelir</text:span></text:p>
            </text:list-item>
          </text:list>
        </text:list-item>
      </text:list>
      <text:h text:style-name="P1723" text:outline-level="3"><text:span text:style-name="T1724">✅</text:span><text:span text:style-name="T1725"><text:s/>Yorum Sistemi Akışı</text:span></text:h>
      <text:list text:style-name="LFO64" text:continue-numbering="true">
        <text:list-item>
          <text:p text:style-name="P1726">E-posta gir → sistemde kayıtlı mı kontrol et</text:p>
        </text:list-item>
        <text:list-item>
          <text:p text:style-name="P1727"><text:span text:style-name="T1728">✅</text:span><text:span text:style-name="T1729"><text:s/>ise: Yorum alanları açılır</text:span></text:p>
        </text:list-item>
        <text:list-item>
          <text:p text:style-name="P1730"><text:span text:style-name="T1731">Gönder →<text:s/></text:span><text:span text:style-name="T1732">POST /api/yorum-ekle</text:span></text:p>
        </text:list-item>
        <text:list-item>
          <text:p text:style-name="P1733"><text:span text:style-name="T1734">Listele →<text:s/></text:span><text:span text:style-name="T1735">GET /api/yorumlar</text:span></text:p>
        </text:list-item>
        <text:list-item>
          <text:p text:style-name="P1736"><text:span text:style-name="T1737">Beğeni →<text:s/></text:span><text:span text:style-name="T1738">POST /api/yorum-begeni</text:span></text:p>
        </text:list-item>
      </text:list>
      <text:h text:style-name="P1739" text:outline-level="2"><text:span text:style-name="T1740">🎨</text:span><text:span text:style-name="T1741"><text:s/>Dosya:<text:s/></text:span><text:span text:style-name="T1742">bakiye.css</text:span><text:span text:style-name="T1743"><text:s/></text:span><text:span text:style-name="T1744">(veya<text:s/></text:span><text:span text:style-name="T1745">style.css</text:span><text:span text:style-name="T1746"><text:s/>içinde bir bölüm olabilir)</text:span></text:h>
      <text:soft-page-break/>
      <text:p text:style-name="P1747"><text:span text:style-name="T1748">📁</text:span><text:span text:style-name="T1749"><text:s/>Dizin Önerisi:<text:s/></text:span><text:span text:style-name="T1750">frontend/css/</text:span><text:span text:style-name="T1751"><text:line-break/></text:span><text:span text:style-name="T1752">🎯</text:span><text:span text:style-name="T1753"><text:s/></text:span><text:span text:style-name="T1754">Amaç</text:span><text:span text:style-name="T1755">: Kullanıcının bakiye bilgisini görmesi, yükleme yapması ve geçmiş işlemleri görüntülemesi için şık, sade ve kurumsal bir görünüm sağlamak.</text:span></text:p>
      <text:p text:style-name="P1756"><text:span text:style-name="T1757"><draw:custom-shape svg:x="0in" svg:y="0in" svg:width="45.51042in" svg:height="0.00139in" draw:id="id39" draw:style-name="a39" draw:name="Horizontal Line 79" text:anchor-type="as-char"><svg:title/><svg:desc/><draw:enhanced-geometry draw:type="non-primitive" svg:viewBox="0 0 21600 21600" draw:enhanced-path="M 0 0 L 21600 0 21600 21600 0 21600 Z N"/></draw:custom-shape></text:span></text:p>
      <text:h text:style-name="P1758" text:outline-level="2"><text:span text:style-name="T1759">🧩</text:span><text:span text:style-name="T1760"><text:s/>GENEL TASARIM DETAYLARI</text:span></text:h>
      <table:table table:style-name="Table1761">
        <table:table-columns>
          <table:table-column table:style-name="TableColumn1762"/>
          <table:table-column table:style-name="TableColumn1763"/>
        </table:table-columns>
        <table:table-header-rows>
          <table:table-row table:style-name="TableRow1764">
            <table:table-cell table:style-name="TableCell1765">
              <text:p text:style-name="P1766">Özellik</text:p>
            </table:table-cell>
            <table:table-cell table:style-name="TableCell1767">
              <text:p text:style-name="P1768">Değer</text:p>
            </table:table-cell>
          </table:table-row>
        </table:table-header-rows>
        <table:table-row table:style-name="TableRow1769">
          <table:table-cell table:style-name="TableCell1770">
            <text:p text:style-name="P1771"><text:span text:style-name="T1772">Font</text:span></text:p>
          </table:table-cell>
          <table:table-cell table:style-name="TableCell1773">
            <text:p text:style-name="P1774"><text:span text:style-name="T1775">'Roboto', Arial, sans-serif</text:span></text:p>
          </table:table-cell>
        </table:table-row>
        <table:table-row table:style-name="TableRow1776">
          <table:table-cell table:style-name="TableCell1777">
            <text:p text:style-name="P1778"><text:span text:style-name="T1779">Ana<text:s/></text:span><text:span text:style-name="T1780">Renkler</text:span></text:p>
          </table:table-cell>
          <table:table-cell table:style-name="TableCell1781">
            <text:p text:style-name="P1782"/>
          </table:table-cell>
        </table:table-row>
      </table:table>
      <text:list text:style-name="LFO65" text:continue-numbering="true">
        <text:list-item>
          <text:p text:style-name="P1783"><text:span text:style-name="T1784">Arka Plan:<text:s/></text:span><text:span text:style-name="T1785">#f8f9fa</text:span><text:span text:style-name="T1786">, Beyaz</text:span></text:p>
        </text:list-item>
        <text:list-item>
          <text:p text:style-name="P1787"><text:span text:style-name="T1788">Vurgu Mavisi:<text:s/></text:span><text:span text:style-name="T1789">#0056b3</text:span><text:span text:style-name="T1790">,<text:s/></text:span><text:span text:style-name="T1791">#003366</text:span></text:p>
        </text:list-item>
        <text:list-item>
          <text:p text:style-name="P1792"><text:span text:style-name="T1793">Onay Yeşili:<text:s/></text:span><text:span text:style-name="T1794">#00cc66</text:span><text:span text:style-name="T1795">,<text:s/></text:span><text:span text:style-name="T1796">#eaffea</text:span></text:p>
        </text:list-item>
        <text:list-item>
          <text:p text:style-name="P1797"><text:span text:style-name="T1798">Uyarı Kırmızısı:<text:s/></text:span><text:span text:style-name="T1799">#cc0000</text:span><text:span text:style-name="T1800">,<text:s/></text:span><text:span text:style-name="T1801">#ffeaea</text:span><text:span text:style-name="T1802"><text:s/>| |<text:s/></text:span><text:span text:style-name="T1803">Gölgelendirme</text:span><text:span text:style-name="T1804"><text:s/>|<text:s/></text:span><text:span text:style-name="T1805">box-shadow</text:span><text:span text:style-name="T1806"><text:s/>ile kutular ve formlar kabartılmış | |<text:s/></text:span><text:span text:style-name="T1807">Border Radius</text:span><text:span text:style-name="T1808"><text:s/>| Tüm kutular yuvarlatılmış (</text:span><text:span text:style-name="T1809">5px</text:span><text:span text:style-name="T1810">,<text:s/></text:span><text:span text:style-name="T1811">10px</text:span><text:span text:style-name="T1812">) | |<text:s/></text:span><text:span text:style-name="T1813">Responsive Yapı</text:span><text:span text:style-name="T1814"><text:s/>| Grid sistemi<text:s/></text:span><text:span text:style-name="T1815">auto-fit</text:span><text:span text:style-name="T1816"><text:s/>sayesinde mobil uyumlu</text:span></text:p>
        </text:list-item>
      </text:list>
      <text:p text:style-name="P1817"><text:span text:style-name="T1818"><draw:custom-shape svg:x="0in" svg:y="0in" svg:width="45.51042in" svg:height="0.00139in" draw:id="id40" draw:style-name="a40" draw:name="Horizontal Line 80" text:anchor-type="as-char"><svg:title/><svg:desc/><draw:enhanced-geometry draw:type="non-primitive" svg:viewBox="0 0 21600 21600" draw:enhanced-path="M 0 0 L 21600 0 21600 21600 0 21600 Z N"/></draw:custom-shape></text:span></text:p>
      <text:h text:style-name="P1819" text:outline-level="2"><text:span text:style-name="T1820">📌</text:span><text:span text:style-name="T1821"><text:s/>BÖLÜM BÖLÜM STİL AÇIKLAMALARI</text:span></text:h>
      <text:h text:style-name="P1822" text:outline-level="3"><text:span text:style-name="T1823">✅</text:span><text:span text:style-name="T1824"><text:s/>1.<text:s/></text:span><text:span text:style-name="T1825">body</text:span><text:span text:style-name="T1826"><text:s/>+<text:s/></text:span><text:span text:style-name="T1827">.balance-container</text:span></text:h>
      <text:list text:style-name="LFO66" text:continue-numbering="true">
        <text:list-item>
          <text:p text:style-name="P1828">Arka plan: Hafif gri</text:p>
        </text:list-item>
        <text:list-item>
          <text:p text:style-name="P1829">Ana kart: Beyaz arka plan + gölge + radius → kart görünümü</text:p>
        </text:list-item>
      </text:list>
      <text:p text:style-name="P1830"><text:span text:style-name="T1831"><draw:custom-shape svg:x="0in" svg:y="0in" svg:width="45.51042in" svg:height="0.00139in" draw:id="id41" draw:style-name="a41" draw:name="Horizontal Line 81" text:anchor-type="as-char"><svg:title/><svg:desc/><draw:enhanced-geometry draw:type="non-primitive" svg:viewBox="0 0 21600 21600" draw:enhanced-path="M 0 0 L 21600 0 21600 21600 0 21600 Z N"/></draw:custom-shape></text:span></text:p>
      <text:h text:style-name="P1832" text:outline-level="3"><text:span text:style-name="T1833">✅</text:span><text:span text:style-name="T1834"><text:s/>2.<text:s/></text:span><text:span text:style-name="T1835">.header</text:span></text:h>
      <text:list text:style-name="LFO67" text:continue-numbering="true">
        <text:list-item>
          <text:p text:style-name="P1836">Sol:<text:s/>Kullanıcı bilgisi (isim, e-posta)</text:p>
        </text:list-item>
        <text:list-item>
          <text:p text:style-name="P1837">Sağ: Mevcut bakiye</text:p>
        </text:list-item>
        <text:list-item>
          <text:p text:style-name="P1838"><text:span text:style-name="T1839">Altı çizgili ve iki yana yaslı<text:s/></text:span><text:span text:style-name="T1840">display: flex</text:span></text:p>
        </text:list-item>
      </text:list>
      <text:p text:style-name="P1841"><text:span text:style-name="T1842"><draw:custom-shape svg:x="0in" svg:y="0in" svg:width="45.51042in" svg:height="0.00139in" draw:id="id42" draw:style-name="a42" draw:name="Horizontal Line 82" text:anchor-type="as-char"><svg:title/><svg:desc/><draw:enhanced-geometry draw:type="non-primitive" svg:viewBox="0 0 21600 21600" draw:enhanced-path="M 0 0 L 21600 0 21600 21600 0 21600 Z N"/></draw:custom-shape></text:span></text:p>
      <text:h text:style-name="P1843" text:outline-level="3"><text:span text:style-name="T1844">✅</text:span><text:span text:style-name="T1845"><text:s/>3.<text:s/></text:span><text:span text:style-name="T1846">.transaction-history</text:span><text:span text:style-name="T1847"><text:s/>+<text:s/></text:span><text:span text:style-name="T1848">.transaction-cards</text:span></text:h>
      <text:list text:style-name="LFO68" text:continue-numbering="true">
        <text:list-item>
          <text:p text:style-name="P1849"><text:span text:style-name="T1850">Başlık: Mavi (</text:span><text:span text:style-name="T1851">#003366</text:span><text:span text:style-name="T1852">), büyük punto</text:span></text:p>
        </text:list-item>
        <text:list-item>
          <text:p text:style-name="P1853"><text:span text:style-name="T1854">Kartlar: Grid layout (</text:span><text:span text:style-name="T1855">auto-fit, minmax(250px, 1fr)</text:span><text:span text:style-name="T1856">)</text:span></text:p>
        </text:list-item>
        <text:list-item>
          <text:p text:style-name="P1857"><text:span text:style-name="T1858">Her işlem bir<text:s/></text:span><text:span text:style-name="T1859">.card</text:span><text:span text:style-name="T1860"><text:s/>i</text:span><text:span text:style-name="T1861">çinde listelenir:</text:span></text:p>
          <text:list text:continue-numbering="true">
            <text:list-item>
              <text:p text:style-name="P1862"><text:span text:style-name="T1863">Yeşil (</text:span><text:span text:style-name="T1864">.green</text:span><text:span text:style-name="T1865">) → Yükleme (gelen bakiye)</text:span></text:p>
            </text:list-item>
            <text:list-item>
              <text:p text:style-name="P1866"><text:span text:style-name="T1867">Kırmızı (</text:span><text:span text:style-name="T1868">.red</text:span><text:span text:style-name="T1869">) → Harcama (azalan bakiye)</text:span></text:p>
            </text:list-item>
            <text:list-item>
              <text:p text:style-name="P1870">İçerik: tarih, saat, tutar, işlem tipi</text:p>
            </text:list-item>
          </text:list>
        </text:list-item>
      </text:list>
      <text:p text:style-name="P1871"><text:span text:style-name="T1872"><draw:custom-shape svg:x="0in" svg:y="0in" svg:width="44.06667in" svg:height="0.00139in" draw:id="id43" draw:style-name="a43" draw:name="Horizontal Line 83" text:anchor-type="as-char"><svg:title/><svg:desc/><draw:enhanced-geometry draw:type="non-primitive" svg:viewBox="0 0 21600 21600" draw:enhanced-path="M 0 0 L 21600 0 21600 21600 0 21600 Z N"/></draw:custom-shape></text:span></text:p>
      <text:h text:style-name="P1873" text:outline-level="3"><text:span text:style-name="T1874">✅</text:span><text:span text:style-name="T1875"><text:s/>4.<text:s/></text:span><text:span text:style-name="T1876">.balance-top-up</text:span></text:h>
      <text:list text:style-name="LFO69" text:continue-numbering="true">
        <text:list-item>
          <text:p text:style-name="P1877">Yükleme ekranını açan büyük mavi buton</text:p>
        </text:list-item>
        <text:list-item>
          <text:p text:style-name="P1878"><text:span text:style-name="T1879">Hover ile renk koyulaşır (</text:span><text:span text:style-name="T1880">#0056b3</text:span><text:span text:style-name="T1881"><text:s/>→<text:s/></text:span><text:span text:style-name="T1882">#003366</text:span><text:span text:style-name="T1883">)</text:span></text:p>
        </text:list-item>
      </text:list>
      <text:p text:style-name="P1884"><text:span text:style-name="T1885"><draw:custom-shape svg:x="0in" svg:y="0in" svg:width="45.51042in" svg:height="0.00139in" draw:id="id44" draw:style-name="a44" draw:name="Horizontal Line 84" text:anchor-type="as-char"><svg:title/><svg:desc/><draw:enhanced-geometry draw:type="non-primitive" svg:viewBox="0 0 21600 21600" draw:enhanced-path="M 0 0 L 21600 0 21600 21600 0 21600 Z N"/></draw:custom-shape></text:span></text:p>
      <text:h text:style-name="P1886" text:outline-level="3"><text:span text:style-name="T1887">✅</text:span><text:span text:style-name="T1888"><text:s/>5.<text:s/></text:span><text:span text:style-name="T1889">.top-up-form</text:span></text:h>
      <text:list text:style-name="LFO70" text:continue-numbering="true">
        <text:list-item>
          <text:p text:style-name="P1890"><text:span text:style-name="T1891">Başta gizli (</text:span><text:span text:style-name="T1892">display: none;</text:span><text:span text:style-name="T1893">)</text:span></text:p>
        </text:list-item>
        <text:list-item>
          <text:p text:style-name="P1894">Gösterilince: Kart şeklinde içerik kutusu</text:p>
        </text:list-item>
        <text:list-item>
          <text:p text:style-name="P1895"><text:span text:style-name="T1896">input</text:span><text:span text:style-name="T1897">,<text:s/></text:span><text:span text:style-name="T1898">label</text:span><text:span text:style-name="T1899">,<text:s/></text:span><text:span text:style-name="T1900">button</text:span><text:span text:style-name="T1901"><text:s/>düzeni → sade ve profesyonel</text:span></text:p>
        </text:list-item>
      </text:list>
      <text:h text:style-name="P1902" text:outline-level="4"><text:span text:style-name="T1903">🧾</text:span><text:span text:style-name="T1904"><text:s/>Butonlar:</text:span></text:h>
      <text:list text:style-name="LFO71" text:continue-numbering="true">
        <text:list-item>
          <text:p text:style-name="P1905"><text:span text:style-name="T1906">submit-button</text:span><text:span text:style-name="T1907">:<text:s/></text:span><text:span text:style-name="T1908">✅</text:span><text:span text:style-name="T1909"><text:s/>Yeşil buton (onay/yükleme)</text:span></text:p>
        </text:list-item>
        <text:list-item>
          <text:p text:style-name="P1910"><text:span text:style-name="T1911">cancel-button</text:span><text:span text:style-name="T1912">:<text:s/></text:span><text:span text:style-name="T1913">❌</text:span><text:span text:style-name="T1914"><text:s/>Kırmızı buton (iptal işlemi)</text:span></text:p>
        </text:list-item>
      </text:list>
      <text:p text:style-name="P1915"><text:span text:style-name="T1916"><draw:custom-shape svg:x="0in" svg:y="0in" svg:width="45.51042in" svg:height="0.00139in" draw:id="id45" draw:style-name="a45" draw:name="Horizontal Line 85" text:anchor-type="as-char"><svg:title/><svg:desc/><draw:enhanced-geometry draw:type="non-primitive" svg:viewBox="0 0 21600 21600" draw:enhanced-path="M 0 0 L 21600 0 21600 21600 0 21600 Z N"/></draw:custom-shape></text:span></text:p>
      <text:h text:style-name="P1917" text:outline-level="2"><text:span text:style-name="T1918">📱</text:span><text:span text:style-name="T1919"><text:s/>MOBİL<text:s/></text:span><text:span text:style-name="T1920">UYUMLULUK</text:span></text:h>
      <text:list text:style-name="LFO72" text:continue-numbering="true">
        <text:list-item>
          <text:p text:style-name="P1921"><text:span text:style-name="T1922">Grid sistemi<text:s/></text:span><text:span text:style-name="T1923">auto-fit</text:span><text:span text:style-name="T1924"><text:s/>ve<text:s/></text:span><text:span text:style-name="T1925">minmax</text:span><text:span text:style-name="T1926"><text:s/>kullanıyor → mobilde kartlar otomatik alt alta dizilir</text:span></text:p>
        </text:list-item>
        <text:list-item>
          <text:p text:style-name="P1927"><text:span text:style-name="T1928">box-sizing: border-box;</text:span><text:span text:style-name="T1929"><text:s/>tüm<text:s/></text:span><text:span text:style-name="T1930">input</text:span><text:span text:style-name="T1931">’larda düzgün hizalama sağlar</text:span></text:p>
        </text:list-item>
      </text:list>
      <text:h text:style-name="P1932" text:outline-level="2"><text:span text:style-name="T1933">📄</text:span><text:span text:style-name="T1934"><text:s/>Dosya:<text:s/></text:span><text:span text:style-name="T1935">bakiye.html</text:span></text:h>
      <text:p text:style-name="P1936"><text:span text:style-name="T1937">📁</text:span><text:span text:style-name="T1938"><text:s/>Dizin:<text:s/></text:span><text:span text:style-name="T1939">frontend/pages/</text:span><text:span text:style-name="T1940"><text:line-break/></text:span><text:span text:style-name="T1941">🎯</text:span><text:span text:style-name="T1942"><text:s/></text:span><text:span text:style-name="T1943">Amaç</text:span><text:span text:style-name="T1944">: Kullanıcının:</text:span></text:p>
      <text:list text:style-name="LFO73" text:continue-numbering="true">
        <text:list-item>
          <text:p text:style-name="P1945">Mevcut<text:s/>bakiyesini görüntülemesi</text:p>
        </text:list-item>
        <text:list-item>
          <text:p text:style-name="P1946">Bakiye yüklemesi (kredi kartı ile)</text:p>
        </text:list-item>
        <text:list-item>
          <text:p text:style-name="P1947">Geçmiş işlemleri incelemesi</text:p>
        </text:list-item>
      </text:list>
      <text:p text:style-name="P1948"><text:span text:style-name="T1949"><draw:custom-shape svg:x="0in" svg:y="0in" svg:width="45.51042in" svg:height="0.00139in" draw:id="id46" draw:style-name="a46" draw:name="Horizontal Line 93" text:anchor-type="as-char"><svg:title/><svg:desc/><draw:enhanced-geometry draw:type="non-primitive" svg:viewBox="0 0 21600 21600" draw:enhanced-path="M 0 0 L 21600 0 21600 21600 0 21600 Z N"/></draw:custom-shape></text:span></text:p>
      <text:h text:style-name="P1950" text:outline-level="2"><text:span text:style-name="T1951">🔐</text:span><text:span text:style-name="T1952"><text:s/>GİRİŞ KONTROLÜ</text:span></text:h>
      <text:p text:style-name="P1953">javascript</text:p>
      <text:p text:style-name="P1954">KopyalaDüzenle</text:p>
      <text:p text:style-name="P1955">if (!localStorage.getItem("sessionToken")) {</text:p>
      <text:p text:style-name="P1956"><text:s text:c="2"/>window.location.href =<text:s/>"kullanici-dogrulama.html?redirect=" + window.location.pathname;</text:p>
      <text:p text:style-name="P1957">}</text:p>
      <text:list text:style-name="LFO74" text:continue-numbering="true">
        <text:list-item>
          <text:p text:style-name="P1958"><text:span text:style-name="T1959">Sayfa yüklendiğinde<text:s/></text:span><text:span text:style-name="T1960">localStorage</text:span><text:span text:style-name="T1961"><text:s/>kontrolü yapılır.</text:span></text:p>
        </text:list-item>
        <text:list-item>
          <text:p text:style-name="P1962"><text:span text:style-name="T1963">Giriş yapılmamışsa:<text:s/></text:span><text:span text:style-name="T1964">kullanici-dogrulama.html</text:span><text:span text:style-name="T1965">'e yönlendirilir.</text:span></text:p>
        </text:list-item>
        <text:list-item>
          <text:p text:style-name="P1966"><text:span text:style-name="T1967">redirect</text:span><text:span text:style-name="T1968"><text:s/>parametresi ile kullanıcı tekrar<text:s/></text:span><text:span text:style-name="T1969">bakiye.html</text:span><text:span text:style-name="T1970">'e geri döner.</text:span></text:p>
        </text:list-item>
      </text:list>
      <text:p text:style-name="P1971"><text:span text:style-name="T1972">✅</text:span><text:span text:style-name="T1973"><text:s/>Bu yap</text:span><text:span text:style-name="T1974">ı<text:s/></text:span><text:span text:style-name="T1975">güvenlik ve kullanıcı deneyimi açısından başarılı.</text:span></text:p>
      <text:p text:style-name="P1976"><text:span text:style-name="T1977"><draw:custom-shape svg:x="0in" svg:y="0in" svg:width="45.51042in" svg:height="0.00139in" draw:id="id47" draw:style-name="a47" draw:name="Horizontal Line 94" text:anchor-type="as-char"><svg:title/><svg:desc/><draw:enhanced-geometry draw:type="non-primitive" svg:viewBox="0 0 21600 21600" draw:enhanced-path="M 0 0 L 21600 0 21600 21600 0 21600 Z N"/></draw:custom-shape></text:span></text:p>
      <text:h text:style-name="P1978" text:outline-level="2"><text:span text:style-name="T1979">🎨</text:span><text:span text:style-name="T1980"><text:s/>TASARIM / STİL</text:span></text:h>
      <text:list text:style-name="LFO75" text:continue-numbering="true">
        <text:list-item>
          <text:p text:style-name="P1981"><text:span text:style-name="T1982">CSS dosyası:<text:s/></text:span><text:span text:style-name="T1983">bakiye.css</text:span></text:p>
        </text:list-item>
        <text:list-item>
          <text:p text:style-name="P1984">Sayfa tasarımı responsive ve modern (önceki CSS analizinde tüm yapıyı çıkarmıştık)</text:p>
        </text:list-item>
        <text:list-item>
          <text:p text:style-name="P1985"><text:span text:style-name="T1986">Bölüm yapısı net</text:span><text:span text:style-name="T1987">: Üst bilgi, işlem geçmişi, bakiye yükleme</text:span></text:p>
        </text:list-item>
      </text:list>
      <text:p text:style-name="P1988"><text:span text:style-name="T1989"><draw:custom-shape svg:x="0in" svg:y="0in" svg:width="45.51042in" svg:height="0.00139in" draw:id="id48" draw:style-name="a48" draw:name="Horizontal Line 95" text:anchor-type="as-char"><svg:title/><svg:desc/><draw:enhanced-geometry draw:type="non-primitive" svg:viewBox="0 0 21600 21600" draw:enhanced-path="M 0 0 L 21600 0 21600 21600 0 21600 Z N"/></draw:custom-shape></text:span></text:p>
      <text:h text:style-name="P1990" text:outline-level="2"><text:span text:style-name="T1991">🧩</text:span><text:span text:style-name="T1992"><text:s/></text:span><text:span text:style-name="T1993">BÖLÜMLER</text:span></text:h>
      <text:h text:style-name="P1994" text:outline-level="3"><text:span text:style-name="T1995">1️</text:span><text:span text:style-name="T1996">⃣</text:span><text:span text:style-name="T1997"><text:s/></text:span><text:span text:style-name="T1998">div.header</text:span></text:h>
      <text:p text:style-name="P1999"><text:span text:style-name="T2000">📌</text:span><text:span text:style-name="T2001"><text:s/>Kullanıcı bilgileri (isim, e-posta) + Mevcut bakiye</text:span><text:span text:style-name="T2002"><text:line-break/></text:span><text:span text:style-name="T2003">→ İçeriği<text:s/></text:span><text:span text:style-name="T2004">script.js</text:span><text:span text:style-name="T2005"><text:s/>ya da<text:s/></text:span><text:span text:style-name="T2006">Bakiye.js</text:span><text:span text:style-name="T2007"><text:s/>ile dinamik olarak doldurulacak</text:span></text:p>
      <text:p text:style-name="P2008"><text:span text:style-name="T2009"><draw:custom-shape svg:x="0in" svg:y="0in" svg:width="45.51042in" svg:height="0.00139in" draw:id="id49" draw:style-name="a49" draw:name="Horizontal Line 96" text:anchor-type="as-char"><svg:title/><svg:desc/><draw:enhanced-geometry draw:type="non-primitive" svg:viewBox="0 0 21600 21600" draw:enhanced-path="M 0 0 L 21600 0 21600 21600 0 21600 Z N"/></draw:custom-shape></text:span></text:p>
      <text:h text:style-name="P2010" text:outline-level="3"><text:span text:style-name="T2011">2️</text:span><text:span text:style-name="T2012">⃣</text:span><text:span text:style-name="T2013"><text:s/></text:span><text:span text:style-name="T2014">div.transaction-history</text:span></text:h>
      <text:soft-page-break/>
      <text:p text:style-name="P2015"><text:span text:style-name="T2016">📌</text:span><text:span text:style-name="T2017"><text:s/>"Bakiye İşlemleri Geçmişi" başlığı</text:span><text:span text:style-name="T2018"><text:line-break/></text:span><text:span text:style-name="T2019">📋</text:span><text:span text:style-name="T2020"><text:s/>İçeriği:<text:s/></text:span><text:span text:style-name="T2021">.transaction-cards</text:span><text:span text:style-name="T2022"><text:s/>içine kart kart geçmiş işlemler</text:span><text:span text:style-name="T2023"><text:line-break/></text:span><text:span text:style-name="T2024">→ Her işlem: tarih, tutar, işlem tipi</text:span><text:span text:style-name="T2025"><text:line-break/></text:span><text:span text:style-name="T2026">→ Renkli arka plan (yeşil: yükleme / kırmızı: harcama)</text:span></text:p>
      <text:p text:style-name="P2027"><text:span text:style-name="T2028"><draw:custom-shape svg:x="0in" svg:y="0in" svg:width="45.51042in" svg:height="0.00139in" draw:id="id50" draw:style-name="a50" draw:name="Horizontal Line 97" text:anchor-type="as-char"><svg:title/><svg:desc/><draw:enhanced-geometry draw:type="non-primitive" svg:viewBox="0 0 21600 21600" draw:enhanced-path="M 0 0 L 21600 0 21600 21600 0 21600 Z N"/></draw:custom-shape></text:span></text:p>
      <text:h text:style-name="P2029" text:outline-level="3"><text:span text:style-name="T2030">3️</text:span><text:span text:style-name="T2031">⃣</text:span><text:span text:style-name="T2032"><text:s/></text:span><text:span text:style-name="T2033">div.balance-top-up</text:span></text:h>
      <text:p text:style-name="P2034"><text:span text:style-name="T2035">📌</text:span><text:span text:style-name="T2036"><text:s/>"Bakiye Yükleme" başlığı</text:span><text:span text:style-name="T2037"><text:line-break/></text:span><text:span text:style-name="T2038">📤</text:span><text:span text:style-name="T2039"><text:s/>Buton:<text:s/></text:span><text:span text:style-name="T2040">Bakiye Yükle</text:span><text:span text:style-name="T2041"><text:line-break/></text:span><text:span text:style-name="T2042">🔄</text:span><text:span text:style-name="T2043"><text:s/>Butona tıklanınca →<text:s/></text:span><text:span text:style-name="T2044">#top-up-form</text:span><text:span text:style-name="T2045"><text:s/></text:span><text:span text:style-name="T2046">formu gösterilir</text:span></text:p>
      <text:h text:style-name="P2047" text:outline-level="4"><text:span text:style-name="T2048">🔐</text:span><text:span text:style-name="T2049"><text:s/>Yükleme Formu:</text:span></text:h>
      <table:table table:style-name="Table2050">
        <table:table-columns>
          <table:table-column table:style-name="TableColumn2051"/>
          <table:table-column table:style-name="TableColumn2052"/>
          <table:table-column table:style-name="TableColumn2053"/>
        </table:table-columns>
        <table:table-header-rows>
          <table:table-row table:style-name="TableRow2054">
            <table:table-cell table:style-name="TableCell2055">
              <text:p text:style-name="P2056">Alan</text:p>
            </table:table-cell>
            <table:table-cell table:style-name="TableCell2057">
              <text:p text:style-name="P2058">ID</text:p>
            </table:table-cell>
            <table:table-cell table:style-name="TableCell2059">
              <text:p text:style-name="P2060">Placeholder</text:p>
            </table:table-cell>
          </table:table-row>
        </table:table-header-rows>
        <table:table-row table:style-name="TableRow2061">
          <table:table-cell table:style-name="TableCell2062">
            <text:p text:style-name="P2063">Kart Numarası</text:p>
          </table:table-cell>
          <table:table-cell table:style-name="TableCell2064">
            <text:p text:style-name="P2065"><text:span text:style-name="T2066">#card-number</text:span></text:p>
          </table:table-cell>
          <table:table-cell table:style-name="TableCell2067">
            <text:p text:style-name="P2068">"Kart numaranızı giriniz"</text:p>
          </table:table-cell>
        </table:table-row>
        <table:table-row table:style-name="TableRow2069">
          <table:table-cell table:style-name="TableCell2070">
            <text:p text:style-name="P2071">Son Kullanma Tarihi</text:p>
          </table:table-cell>
          <table:table-cell table:style-name="TableCell2072">
            <text:p text:style-name="P2073"><text:span text:style-name="T2074">#expiry-date</text:span></text:p>
          </table:table-cell>
          <table:table-cell table:style-name="TableCell2075">
            <text:p text:style-name="P2076">"MM/YY"</text:p>
          </table:table-cell>
        </table:table-row>
        <table:table-row table:style-name="TableRow2077">
          <table:table-cell table:style-name="TableCell2078">
            <text:p text:style-name="P2079">CVC</text:p>
          </table:table-cell>
          <table:table-cell table:style-name="TableCell2080">
            <text:p text:style-name="P2081"><text:span text:style-name="T2082">#cvc</text:span></text:p>
          </table:table-cell>
          <table:table-cell table:style-name="TableCell2083">
            <text:p text:style-name="P2084">"Kart arkasındaki 3 haneli kod"</text:p>
          </table:table-cell>
        </table:table-row>
        <table:table-row table:style-name="TableRow2085">
          <table:table-cell table:style-name="TableCell2086">
            <text:p text:style-name="P2087">Yüklenecek Tutar</text:p>
          </table:table-cell>
          <table:table-cell table:style-name="TableCell2088">
            <text:p text:style-name="P2089"><text:span text:style-name="T2090">#amount</text:span></text:p>
          </table:table-cell>
          <table:table-cell table:style-name="TableCell2091">
            <text:p text:style-name="P2092">"Tutar (TL)"</text:p>
          </table:table-cell>
        </table:table-row>
      </table:table>
      <text:p text:style-name="P2093"><text:span text:style-name="T2094">🔘</text:span><text:span text:style-name="T2095"><text:s/>Butonlar:</text:span></text:p>
      <text:list text:style-name="LFO76" text:continue-numbering="true">
        <text:list-item>
          <text:p text:style-name="P2096"><text:span text:style-name="T2097">Yükle</text:span><text:span text:style-name="T2098"><text:s/>→<text:s/></text:span><text:span text:style-name="T2099">type="submit"</text:span><text:span text:style-name="T2100"><text:s/>(JavaScript'te kontrol ediliyor olmalı)</text:span></text:p>
        </text:list-item>
        <text:list-item>
          <text:p text:style-name="P2101"><text:span text:style-name="T2102">İptal</text:span><text:span text:style-name="T2103"><text:s/>→<text:s/></text:span><text:span text:style-name="T2104">onclick="closeTopUpForm()"</text:span></text:p>
        </text:list-item>
      </text:list>
      <text:p text:style-name="P2105"><text:span text:style-name="T2106"><draw:custom-shape svg:x="0in" svg:y="0in" svg:width="45.51042in" svg:height="0.00139in" draw:id="id51" draw:style-name="a51" draw:name="Horizontal Line 98" text:anchor-type="as-char"><svg:title/><svg:desc/><draw:enhanced-geometry draw:type="non-primitive" svg:viewBox="0 0 21600 21600" draw:enhanced-path="M 0 0 L 21600 0 21600 21600 0 21600 Z N"/></draw:custom-shape></text:span></text:p>
      <text:h text:style-name="P2107" text:outline-level="2"><text:span text:style-name="T2108">🔌</text:span><text:span text:style-name="T2109"><text:s/>JS BAĞLANTILARI</text:span></text:h>
      <table:table table:style-name="Table2110">
        <table:table-columns>
          <table:table-column table:style-name="TableColumn2111"/>
          <table:table-column table:style-name="TableColumn2112"/>
        </table:table-columns>
        <table:table-header-rows>
          <table:table-row table:style-name="TableRow2113">
            <table:table-cell table:style-name="TableCell2114">
              <text:p text:style-name="P2115">Script</text:p>
            </table:table-cell>
            <table:table-cell table:style-name="TableCell2116">
              <text:p text:style-name="P2117">Açıklama</text:p>
            </table:table-cell>
          </table:table-row>
        </table:table-header-rows>
        <table:table-row table:style-name="TableRow2118">
          <table:table-cell table:style-name="TableCell2119">
            <text:p text:style-name="P2120"><text:span text:style-name="T2121">script.js</text:span></text:p>
          </table:table-cell>
          <table:table-cell table:style-name="TableCell2122">
            <text:p text:style-name="P2123">Muhtemelen genel işlevler (yönlendirme, session vs.)</text:p>
          </table:table-cell>
        </table:table-row>
        <table:table-row table:style-name="TableRow2124">
          <table:table-cell table:style-name="TableCell2125">
            <text:p text:style-name="P2126"><text:span text:style-name="T2127">Bakiye.js</text:span></text:p>
          </table:table-cell>
          <table:table-cell table:style-name="TableCell2128">
            <text:p text:style-name="P2129"><text:span text:style-name="T2130">Asıl işlemleri yöneten dosya</text:span></text:p>
          </table:table-cell>
        </table:table-row>
      </table:table>
      <text:list text:style-name="LFO77" text:continue-numbering="true">
        <text:list-item>
          <text:p text:style-name="P2131">Bakiye sorgulama</text:p>
        </text:list-item>
        <text:list-item>
          <text:p text:style-name="P2132">İşlem geçmişi listeleme</text:p>
        </text:list-item>
        <text:list-item>
          <text:p text:style-name="P2133">Kartla ödeme simülasyonu</text:p>
        </text:list-item>
        <text:list-item>
          <text:p text:style-name="P2134"><text:span text:style-name="T2135">Backend:<text:s/></text:span><text:span text:style-name="T2136">/api/kart-ekle</text:span><text:span text:style-name="T2137">,<text:s/></text:span><text:span text:style-name="T2138">/api/bakiye-yukle</text:span><text:span text:style-name="T2139">,<text:s/></text:span><text:span text:style-name="T2140">/api/bakiye-gecmisi</text:span></text:p>
        </text:list-item>
      </text:list>
      <text:h text:style-name="P2141" text:outline-level="2"><text:span text:style-name="T2142">📄</text:span><text:span text:style-name="T2143"><text:s/>Dosya:<text:s/></text:span><text:span text:style-name="T2144">Bakiye.js</text:span></text:h>
      <text:p text:style-name="P2145"><text:span text:style-name="T2146">📁</text:span><text:span text:style-name="T2147"><text:s/>Dizin:<text:s/></text:span><text:span text:style-name="T2148">frontend/</text:span><text:span text:style-name="T2149"><text:line-break/></text:span><text:span text:style-name="T2150">🎯</text:span><text:span text:style-name="T2151"><text:s/></text:span><text:span text:style-name="T2152">Amaç</text:span><text:span text:style-name="T2153">:</text:span></text:p>
      <text:list text:style-name="LFO78" text:continue-numbering="true">
        <text:list-item>
          <text:p text:style-name="P2154">Kullanıcı bilgilerini (ad, okul no, bakiye) çekmek</text:p>
        </text:list-item>
        <text:list-item>
          <text:p text:style-name="P2155">Bakiye yüklemek</text:p>
        </text:list-item>
        <text:list-item>
          <text:p text:style-name="P2156">İşlem geçmişini listelemek</text:p>
        </text:list-item>
        <text:list-item>
          <text:p text:style-name="P2157">Form göster/gizle işlemleri yapmak</text:p>
        </text:list-item>
      </text:list>
      <text:p text:style-name="P2158"><text:span text:style-name="T2159"><draw:custom-shape svg:x="0in" svg:y="0in" svg:width="45.51042in" svg:height="0.00139in" draw:id="id52" draw:style-name="a52" draw:name="Horizontal Line 105" text:anchor-type="as-char"><svg:title/><svg:desc/><draw:enhanced-geometry draw:type="non-primitive" svg:viewBox="0 0 21600 21600" draw:enhanced-path="M 0 0 L 21600 0 21600 21600 0 21600 Z N"/></draw:custom-shape></text:span></text:p>
      <text:h text:style-name="P2160" text:outline-level="2"><text:span text:style-name="T2161">🔌</text:span><text:span text:style-name="T2162"><text:s/>KULLANILAN API’LER</text:span></text:h>
      <table:table table:style-name="Table2163">
        <table:table-columns>
          <table:table-column table:style-name="TableColumn2164"/>
          <table:table-column table:style-name="TableColumn2165"/>
        </table:table-columns>
        <table:table-header-rows>
          <table:table-row table:style-name="TableRow2166">
            <table:table-cell table:style-name="TableCell2167">
              <text:p text:style-name="P2168">Endpoint</text:p>
            </table:table-cell>
            <table:table-cell table:style-name="TableCell2169">
              <text:p text:style-name="P2170">Açıklama</text:p>
            </table:table-cell>
          </table:table-row>
        </table:table-header-rows>
        <table:table-row table:style-name="TableRow2171">
          <table:table-cell table:style-name="TableCell2172">
            <text:p text:style-name="P2173"><text:span text:style-name="T2174">POST /api/kullanici-bilgileri</text:span></text:p>
          </table:table-cell>
          <table:table-cell table:style-name="TableCell2175">
            <text:p text:style-name="P2176">Kullanıcının ad-soyad, okul no, bakiye bilgisi</text:p>
          </table:table-cell>
        </table:table-row>
        <table:table-row table:style-name="TableRow2177">
          <table:table-cell table:style-name="TableCell2178">
            <text:p text:style-name="P2179"><text:span text:style-name="T2180">POST /api/bakiye-yukle</text:span></text:p>
          </table:table-cell>
          <table:table-cell table:style-name="TableCell2181">
            <text:p text:style-name="P2182">Kart bilgisi ve tutar ile bakiye yükleme işlemi</text:p>
          </table:table-cell>
        </table:table-row>
        <table:table-row table:style-name="TableRow2183">
          <table:table-cell table:style-name="TableCell2184">
            <text:p text:style-name="P2185"><text:span text:style-name="T2186">GET<text:s/></text:span><text:span text:style-name="T2187">/api/bakiye-gecmisi?email=...</text:span></text:p>
          </table:table-cell>
          <table:table-cell table:style-name="TableCell2188">
            <text:p text:style-name="P2189">İşlem geçmişini listeler (yükleme, harcama)</text:p>
          </table:table-cell>
        </table:table-row>
      </table:table>
      <text:p text:style-name="P2190"><text:span text:style-name="T2191"><draw:custom-shape svg:x="0in" svg:y="0in" svg:width="45.51042in" svg:height="0.00139in" draw:id="id53" draw:style-name="a53" draw:name="Horizontal Line 106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2192" text:outline-level="2"><text:span text:style-name="T2193">🔧</text:span><text:span text:style-name="T2194"><text:s/>FONKSİYONLARIN DETAYLI AÇIKLAMASI</text:span></text:h>
      <text:h text:style-name="P2195" text:outline-level="3"><text:span text:style-name="T2196">🔹</text:span><text:span text:style-name="T2197"><text:s/></text:span><text:span text:style-name="T2198">loadUserInfo()</text:span></text:h>
      <text:list text:style-name="LFO79" text:continue-numbering="true">
        <text:list-item>
          <text:p text:style-name="P2199"><text:span text:style-name="T2200">localStorage.email</text:span><text:span text:style-name="T2201"><text:s/>üzerinden kullanıcının e-postasını alır</text:span></text:p>
        </text:list-item>
        <text:list-item>
          <text:p text:style-name="P2202"><text:span text:style-name="T2203">API'ye<text:s/></text:span><text:span text:style-name="T2204">POST</text:span><text:span text:style-name="T2205"><text:s/>isteği göndererek ad, soyad, okul no, bakiye<text:s/></text:span><text:span text:style-name="T2206">bilgisini çeker</text:span></text:p>
        </text:list-item>
        <text:list-item>
          <text:p text:style-name="P2207"><text:span text:style-name="T2208">Bu bilgileri<text:s/></text:span><text:span text:style-name="T2209">.user-info</text:span><text:span text:style-name="T2210"><text:s/>ve<text:s/></text:span><text:span text:style-name="T2211">.balance-info</text:span><text:span text:style-name="T2212"><text:s/>elementlerine yerleştirir</text:span></text:p>
        </text:list-item>
      </text:list>
      <text:p text:style-name="P2213"><text:span text:style-name="T2214"><draw:custom-shape svg:x="0in" svg:y="0in" svg:width="45.51042in" svg:height="0.00139in" draw:id="id54" draw:style-name="a54" draw:name="Horizontal Line 107" text:anchor-type="as-char"><svg:title/><svg:desc/><draw:enhanced-geometry draw:type="non-primitive" svg:viewBox="0 0 21600 21600" draw:enhanced-path="M 0 0 L 21600 0 21600 21600 0 21600 Z N"/></draw:custom-shape></text:span></text:p>
      <text:h text:style-name="P2215" text:outline-level="3"><text:span text:style-name="T2216">🔹</text:span><text:span text:style-name="T2217"><text:s/></text:span><text:span text:style-name="T2218">processBalanceTopUp()</text:span></text:h>
      <text:p text:style-name="P2219"><text:span text:style-name="T2220">(</text:span><text:span text:style-name="T2221">handleBalanceTopUp()</text:span><text:span text:style-name="T2222"><text:s/>yanlış tanımlı, doğrusu bu fonksiyon!</text:span><text:span text:style-name="T2223">)</text:span></text:p>
      <text:list text:style-name="LFO80" text:continue-numbering="true">
        <text:list-item>
          <text:p text:style-name="P2224">Formdan kart bilgileri alınır</text:p>
        </text:list-item>
        <text:list-item>
          <text:p text:style-name="P2225"><text:span text:style-name="T2226">API’ye<text:s/></text:span><text:span text:style-name="T2227">POST /api/bakiye-yukle</text:span><text:span text:style-name="T2228"><text:s/>isteği<text:s/></text:span><text:span text:style-name="T2229">gönderilir</text:span></text:p>
        </text:list-item>
        <text:list-item>
          <text:p text:style-name="P2230">Başarılıysa:</text:p>
          <text:list text:continue-numbering="true">
            <text:list-item>
              <text:p text:style-name="P2231">Bilgiler yeniden yüklenir</text:p>
            </text:list-item>
            <text:list-item>
              <text:p text:style-name="P2232"><text:span text:style-name="T2233">Form kapatılır (</text:span><text:span text:style-name="T2234">closeTopUpForm()</text:span><text:span text:style-name="T2235"><text:s/>çağrılır)</text:span></text:p>
            </text:list-item>
          </text:list>
        </text:list-item>
      </text:list>
      <text:p text:style-name="P2236"><text:span text:style-name="T2237">🔐</text:span><text:span text:style-name="T2238"><text:s/>Not:<text:s/></text:span><text:span text:style-name="T2239">email</text:span><text:span text:style-name="T2240">, kart numarası, son kullanma tarihi, CVC ve tutar boş/eksik ise kullanıcı uyarılır.</text:span></text:p>
      <text:p text:style-name="P2241"><text:span text:style-name="T2242"><draw:custom-shape svg:x="0in" svg:y="0in" svg:width="45.51042in" svg:height="0.00139in" draw:id="id55" draw:style-name="a55" draw:name="Horizontal Line 108" text:anchor-type="as-char"><svg:title/><svg:desc/><draw:enhanced-geometry draw:type="non-primitive" svg:viewBox="0 0 21600 21600" draw:enhanced-path="M 0 0 L 21600 0 21600 21600 0 21600 Z N"/></draw:custom-shape></text:span></text:p>
      <text:h text:style-name="P2243" text:outline-level="3"><text:span text:style-name="T2244">🔹</text:span><text:span text:style-name="T2245"><text:s/></text:span><text:span text:style-name="T2246">loadBalanceHistory()</text:span></text:h>
      <text:list text:style-name="LFO81" text:continue-numbering="true">
        <text:list-item>
          <text:p text:style-name="P2247"><text:span text:style-name="T2248">/api/bakiye-gecmisi</text:span><text:span text:style-name="T2249"><text:s/>üzerinden geçmişi g</text:span><text:span text:style-name="T2250">etirir</text:span></text:p>
        </text:list-item>
        <text:list-item>
          <text:p text:style-name="P2251"><text:span text:style-name="T2252">Her işlem için<text:s/></text:span><text:span text:style-name="T2253">.card</text:span><text:span text:style-name="T2254"><text:s/>elementi oluşturur:</text:span></text:p>
          <text:list text:continue-numbering="true">
            <text:list-item>
              <text:p text:style-name="P2255"><text:span text:style-name="T2256">✅</text:span><text:span text:style-name="T2257"><text:s/></text:span><text:span text:style-name="T2258">green</text:span><text:span text:style-name="T2259"><text:s/>→ yükleme</text:span></text:p>
            </text:list-item>
            <text:list-item>
              <text:p text:style-name="P2260"><text:span text:style-name="T2261">❌</text:span><text:span text:style-name="T2262"><text:s/></text:span><text:span text:style-name="T2263">red</text:span><text:span text:style-name="T2264"><text:s/>→ harcama</text:span></text:p>
            </text:list-item>
          </text:list>
        </text:list-item>
        <text:list-item>
          <text:p text:style-name="P2265"><text:span text:style-name="T2266">Tarih ve saat uygun formatla yazılır (</text:span><text:span text:style-name="T2267">formatDate()</text:span><text:span text:style-name="T2268"><text:s/>kullanılır)</text:span></text:p>
        </text:list-item>
      </text:list>
      <text:p text:style-name="P2269"><text:span text:style-name="T2270"><draw:custom-shape svg:x="0in" svg:y="0in" svg:width="45.51042in" svg:height="0.00139in" draw:id="id56" draw:style-name="a56" draw:name="Horizontal Line 109" text:anchor-type="as-char"><svg:title/><svg:desc/><draw:enhanced-geometry draw:type="non-primitive" svg:viewBox="0 0 21600 21600" draw:enhanced-path="M 0 0 L 21600 0 21600 21600 0 21600 Z N"/></draw:custom-shape></text:span></text:p>
      <text:h text:style-name="P2271" text:outline-level="3"><text:span text:style-name="T2272">🔹</text:span><text:span text:style-name="T2273"><text:s/></text:span><text:span text:style-name="T2274">formatDate(tarih)</text:span></text:h>
      <text:list text:style-name="LFO82" text:continue-numbering="true">
        <text:list-item>
          <text:p text:style-name="P2275"><text:span text:style-name="T2276">Tarihi<text:s/></text:span><text:span text:style-name="T2277">tr-TR</text:span><text:span text:style-name="T2278"><text:s/>formatına çevirir:</text:span><text:span text:style-name="T2279"><text:line-break/></text:span><text:span text:style-name="T2280">13 Nisan 2025 14:23:45</text:span></text:p>
        </text:list-item>
        <text:list-item>
          <text:p text:style-name="P2281"><text:span text:style-name="T2282">Geçersiz tarih durumunda<text:s/></text:span><text:span text:style-name="T2283">"Geçersiz Tarih"</text:span><text:span text:style-name="T2284"><text:s/>döner</text:span></text:p>
        </text:list-item>
      </text:list>
      <text:p text:style-name="P2285"><text:span text:style-name="T2286"><draw:custom-shape svg:x="0in" svg:y="0in" svg:width="45.51042in" svg:height="0.00139in" draw:id="id57" draw:style-name="a57" draw:name="Horizontal Line 110" text:anchor-type="as-char"><svg:title/><svg:desc/><draw:enhanced-geometry draw:type="non-primitive" svg:viewBox="0 0 21600 21600" draw:enhanced-path="M 0 0 L 21600 0 21600 21600 0 21600 Z N"/></draw:custom-shape></text:span></text:p>
      <text:h text:style-name="P2287" text:outline-level="3"><text:span text:style-name="T2288">🔹</text:span><text:span text:style-name="T2289"><text:s/></text:span><text:span text:style-name="T2290">openTopUpForm()</text:span><text:span text:style-name="T2291"><text:s/>/<text:s/></text:span><text:span text:style-name="T2292">closeTopUpForm()</text:span></text:h>
      <text:list text:style-name="LFO83" text:continue-numbering="true">
        <text:list-item>
          <text:p text:style-name="P2293"><text:span text:style-name="T2294">#top-up-form</text:span><text:span text:style-name="T2295"><text:s/>formunu<text:s/></text:span><text:span text:style-name="T2296">display: block</text:span><text:span text:style-name="T2297"><text:s/>/<text:s/></text:span><text:span text:style-name="T2298">none</text:span><text:span text:style-name="T2299"><text:s/>yapar</text:span></text:p>
        </text:list-item>
        <text:list-item>
          <text:p text:style-name="P2300">Form butonuyla tetiklenir</text:p>
        </text:list-item>
      </text:list>
      <text:p text:style-name="P2301"><text:span text:style-name="T2302"><draw:custom-shape svg:x="0in" svg:y="0in" svg:width="45.51042in" svg:height="0.00139in" draw:id="id58" draw:style-name="a58" draw:name="Horizontal Line 111" text:anchor-type="as-char"><svg:title/><svg:desc/><draw:enhanced-geometry draw:type="non-primitive" svg:viewBox="0 0 21600 21600" draw:enhanced-path="M 0 0 L 21600 0 21600 21600 0 21600 Z N"/></draw:custom-shape></text:span></text:p>
      <text:h text:style-name="P2303" text:outline-level="3"><text:span text:style-name="T2304">🔹</text:span><text:span text:style-name="T2305"><text:s/></text:span><text:span text:style-name="T2306">DOMContentLoaded</text:span></text:h>
      <text:list text:style-name="LFO84" text:continue-numbering="true">
        <text:list-item>
          <text:p text:style-name="P2307">Sayfa yüklendiğinde çalışır</text:p>
        </text:list-item>
        <text:list-item>
          <text:p text:style-name="P2308">Otomatik olarak:</text:p>
          <text:list text:continue-numbering="true">
            <text:list-item>
              <text:p text:style-name="P2309"><text:span text:style-name="T2310">loadUserInfo()</text:span></text:p>
            </text:list-item>
            <text:list-item>
              <text:p text:style-name="P2311"><text:span text:style-name="T2312">loadBalanceHistory()</text:span></text:p>
            </text:list-item>
          </text:list>
        </text:list-item>
        <text:list-item>
          <text:p text:style-name="P2313"><text:span text:style-name="T2314">Form<text:s/></text:span><text:span text:style-name="T2315">submit</text:span><text:span text:style-name="T2316"><text:s/>olayı:</text:span></text:p>
          <text:list text:continue-numbering="true">
            <text:list-item>
              <text:p text:style-name="P2317"><text:span text:style-name="T2318">processBalanceTopUp()</text:span><text:span text:style-name="T2319"><text:s/>çağrılır</text:span></text:p>
            </text:list-item>
            <text:list-item>
              <text:p text:style-name="P2320">Sonrasında tüm bilgiler yeniden yüklenir</text:p>
            </text:list-item>
          </text:list>
        </text:list-item>
      </text:list>
      <text:soft-page-break/>
      <text:p text:style-name="P2321"><text:span text:style-name="T2322"><draw:custom-shape svg:x="0in" svg:y="0in" svg:width="44.06667in" svg:height="0.00139in" draw:id="id59" draw:style-name="a59" draw:name="Horizontal Line 112" text:anchor-type="as-char"><svg:title/><svg:desc/><draw:enhanced-geometry draw:type="non-primitive" svg:viewBox="0 0 21600 21600" draw:enhanced-path="M 0 0 L 21600 0 21600 21600 0 21600 Z N"/></draw:custom-shape></text:span></text:p>
      <text:h text:style-name="P2323" text:outline-level="2"><text:span text:style-name="T2324">⚠️</text:span><text:span text:style-name="T2325"><text:s/>NOT EDİLMESİ GEREKEN 2 EKSİK</text:span></text:h>
      <table:table table:style-name="Table2326">
        <table:table-columns>
          <table:table-column table:style-name="TableColumn2327"/>
          <table:table-column table:style-name="TableColumn2328"/>
        </table:table-columns>
        <table:table-header-rows>
          <table:table-row table:style-name="TableRow2329">
            <table:table-cell table:style-name="TableCell2330">
              <text:p text:style-name="P2331">Durum</text:p>
            </table:table-cell>
            <table:table-cell table:style-name="TableCell2332">
              <text:p text:style-name="P2333">Açıklama</text:p>
            </table:table-cell>
          </table:table-row>
        </table:table-header-rows>
        <table:table-row table:style-name="TableRow2334">
          <table:table-cell table:style-name="TableCell2335">
            <text:p text:style-name="P2336"><text:span text:style-name="T2337">🧩</text:span><text:span text:style-name="T2338"><text:s/></text:span><text:span text:style-name="T2339">handleBalanceTopUp()</text:span></text:p>
          </table:table-cell>
          <table:table-cell table:style-name="TableCell2340">
            <text:p text:style-name="P2341"><text:span text:style-name="T2342">Tanımsız. Doğrusu<text:s/></text:span><text:span text:style-name="T2343">processBalanceTopUp()</text:span><text:span text:style-name="T2344"><text:s/>olmalı</text:span></text:p>
          </table:table-cell>
        </table:table-row>
        <table:table-row table:style-name="TableRow2345">
          <table:table-cell table:style-name="TableCell2346">
            <text:p text:style-name="P2347"><text:span text:style-name="T2348">📌</text:span><text:span text:style-name="T2349"><text:s/></text:span><text:span text:style-name="T2350">loadUserData()</text:span></text:p>
          </table:table-cell>
          <table:table-cell table:style-name="TableCell2351">
            <text:p text:style-name="P2352"><text:span text:style-name="T2353">Tanımlanmamış, son satırda<text:s/></text:span><text:span text:style-name="T2354">await loadUserData()</text:span><text:span text:style-name="T2355"><text:s/>çağrısı yapılmış → kaldırılmalı ya da tanımlanmalı</text:span></text:p>
          </table:table-cell>
        </table:table-row>
      </table:table>
      <text:p text:style-name="P2356"><text:span text:style-name="T2357">✅</text:span><text:span text:style-name="T2358"><text:s/>Bu küçük düzeltmelerle dosya tamamen üretime hazır hale gelir.</text:span></text:p>
      <text:h text:style-name="P2359" text:outline-level="2"><text:span text:style-name="T2360">📄</text:span><text:span text:style-name="T2361"><text:s/>Dosya:<text:s/></text:span><text:span text:style-name="T2362">giris.css</text:span></text:h>
      <text:p text:style-name="P2363"><text:span text:style-name="T2364">📁</text:span><text:span text:style-name="T2365"><text:s/>Dizin:<text:s/></text:span><text:span text:style-name="T2366">frontend/css/</text:span><text:span text:style-name="T2367"><text:line-break/></text:span><text:span text:style-name="T2368">🎯</text:span><text:span text:style-name="T2369"><text:s/></text:span><text:span text:style-name="T2370">Amaç</text:span><text:span text:style-name="T2371">:</text:span><text:span text:style-name="T2372"><text:line-break/></text:span><text:span text:style-name="T2373">Kullanıcıların veya yetkililerin giriş yapacağı sayfada:</text:span></text:p>
      <text:list text:style-name="LFO85" text:continue-numbering="true">
        <text:list-item>
          <text:p text:style-name="P2374">Modern görünüm</text:p>
        </text:list-item>
        <text:list-item>
          <text:p text:style-name="P2375">Güçlü UX (şifre gösterme, hata mesajı)</text:p>
        </text:list-item>
        <text:list-item>
          <text:p text:style-name="P2376">Mobil uyumlu tasarım</text:p>
        </text:list-item>
      </text:list>
      <text:p text:style-name="P2377"><text:span text:style-name="T2378"><draw:custom-shape svg:x="0in" svg:y="0in" svg:width="45.51042in" svg:height="0.00139in" draw:id="id60" draw:style-name="a60" draw:name="Horizontal Line 121" text:anchor-type="as-char"><svg:title/><svg:desc/><draw:enhanced-geometry draw:type="non-primitive" svg:viewBox="0 0 21600 21600" draw:enhanced-path="M 0 0 L 21600 0 21600 21600 0 21600 Z N"/></draw:custom-shape></text:span></text:p>
      <text:h text:style-name="P2379" text:outline-level="2"><text:span text:style-name="T2380">🎨</text:span><text:span text:style-name="T2381"><text:s/>TASARIM DETAYLARI</text:span></text:h>
      <table:table table:style-name="Table2382">
        <table:table-columns>
          <table:table-column table:style-name="TableColumn2383"/>
          <table:table-column table:style-name="TableColumn2384"/>
        </table:table-columns>
        <table:table-header-rows>
          <table:table-row table:style-name="TableRow2385">
            <table:table-cell table:style-name="TableCell2386">
              <text:p text:style-name="P2387">Özellik</text:p>
            </table:table-cell>
            <table:table-cell table:style-name="TableCell2388">
              <text:p text:style-name="P2389">Değer</text:p>
            </table:table-cell>
          </table:table-row>
        </table:table-header-rows>
        <table:table-row table:style-name="TableRow2390">
          <table:table-cell table:style-name="TableCell2391">
            <text:p text:style-name="P2392">Arka Plan</text:p>
          </table:table-cell>
          <table:table-cell table:style-name="TableCell2393">
            <text:p text:style-name="P2394">Gradyan geçişli (koyu mavi-mor tonları)</text:p>
          </table:table-cell>
        </table:table-row>
        <table:table-row table:style-name="TableRow2395">
          <table:table-cell table:style-name="TableCell2396">
            <text:p text:style-name="P2397">Kart Yapısı</text:p>
          </table:table-cell>
          <table:table-cell table:style-name="TableCell2398">
            <text:p text:style-name="P2399"><text:span text:style-name="T2400">Beyaz kutu,<text:s/></text:span><text:span text:style-name="T2401">gölgeli, radius’lu (</text:span><text:span text:style-name="T2402">.login-container</text:span><text:span text:style-name="T2403">)</text:span></text:p>
          </table:table-cell>
        </table:table-row>
        <table:table-row table:style-name="TableRow2404">
          <table:table-cell table:style-name="TableCell2405">
            <text:p text:style-name="P2406">Font</text:p>
          </table:table-cell>
          <table:table-cell table:style-name="TableCell2407">
            <text:p text:style-name="P2408">Arial, sans-serif</text:p>
          </table:table-cell>
        </table:table-row>
        <table:table-row table:style-name="TableRow2409">
          <table:table-cell table:style-name="TableCell2410">
            <text:p text:style-name="P2411">Renk Paleti</text:p>
          </table:table-cell>
          <table:table-cell table:style-name="TableCell2412">
            <text:p text:style-name="P2413"/>
          </table:table-cell>
        </table:table-row>
        <table:table-row table:style-name="TableRow2414">
          <table:table-cell table:style-name="TableCell2415">
            <text:p text:style-name="P2416"><text:span text:style-name="T2417">🔹</text:span><text:span text:style-name="T2418"><text:s/>Koyu Mavi:<text:s/></text:span><text:span text:style-name="T2419">#302b63</text:span></text:p>
          </table:table-cell>
          <table:table-cell table:style-name="TableCell2420">
            <text:p text:style-name="P2421"/>
          </table:table-cell>
        </table:table-row>
        <table:table-row table:style-name="TableRow2422">
          <table:table-cell table:style-name="TableCell2423">
            <text:p text:style-name="P2424"><text:span text:style-name="T2425">🔹</text:span><text:span text:style-name="T2426"><text:s/>Açık Arka Plan:<text:s/></text:span><text:span text:style-name="T2427">#f9f9f9</text:span></text:p>
          </table:table-cell>
          <table:table-cell table:style-name="TableCell2428">
            <text:p text:style-name="P2429"/>
          </table:table-cell>
        </table:table-row>
        <table:table-row table:style-name="TableRow2430">
          <table:table-cell table:style-name="TableCell2431">
            <text:p text:style-name="P2432"><text:span text:style-name="T2433">🔹</text:span><text:span text:style-name="T2434"><text:s/>Şifre simgeleri: flaticon bağlantıları</text:span></text:p>
          </table:table-cell>
          <table:table-cell table:style-name="TableCell2435">
            <text:p text:style-name="P2436"/>
          </table:table-cell>
        </table:table-row>
        <table:table-row table:style-name="TableRow2437">
          <table:table-cell table:style-name="TableCell2438">
            <text:p text:style-name="P2439"><text:span text:style-name="T2440">🔹</text:span><text:span text:style-name="T2441"><text:s/>Vurgu Hover:<text:s/></text:span><text:span text:style-name="T2442">#573b8a</text:span></text:p>
          </table:table-cell>
          <table:table-cell table:style-name="TableCell2443">
            <text:p text:style-name="P2444"/>
          </table:table-cell>
        </table:table-row>
      </table:table>
      <text:p text:style-name="P2445"><text:span text:style-name="T2446"><draw:custom-shape svg:x="0in" svg:y="0in" svg:width="45.51042in" svg:height="0.00139in" draw:id="id61" draw:style-name="a61" draw:name="Horizontal Line 122" text:anchor-type="as-char"><svg:title/><svg:desc/><draw:enhanced-geometry draw:type="non-primitive" svg:viewBox="0 0 21600 21600" draw:enhanced-path="M 0 0 L 21600 0 21600 21600 0 21600 Z N"/></draw:custom-shape></text:span></text:p>
      <text:h text:style-name="P2447" text:outline-level="2"><text:span text:style-name="T2448">🔧</text:span><text:span text:style-name="T2449"><text:s/>BÖLÜM BÖLÜM STİL AÇIKLAMASI</text:span></text:h>
      <text:h text:style-name="P2450" text:outline-level="3"><text:span text:style-name="T2451">✅</text:span><text:span text:style-name="T2452"><text:s/>1.<text:s/></text:span><text:span text:style-name="T2453">body</text:span></text:h>
      <text:list text:style-name="LFO86" text:continue-numbering="true">
        <text:list-item>
          <text:p text:style-name="P2454"><text:span text:style-name="T2455">Ortalanmış içerik (</text:span><text:span text:style-name="T2456">flex</text:span><text:span text:style-name="T2457">,<text:s/></text:span><text:span text:style-name="T2458">center</text:span><text:span text:style-name="T2459">)</text:span></text:p>
        </text:list-item>
        <text:list-item>
          <text:p text:style-name="P2460"><text:span text:style-name="T2461">Yüksekliği: ekranın tamamı (</text:span><text:span text:style-name="T2462">100vh</text:span><text:span text:style-name="T2463">)</text:span></text:p>
        </text:list-item>
        <text:list-item>
          <text:p text:style-name="P2464">Arka plan: Gradyan geçişli mor-lacivert temalı</text:p>
        </text:list-item>
      </text:list>
      <text:p text:style-name="P2465"><text:span text:style-name="T2466"><draw:custom-shape svg:x="0in" svg:y="0in" svg:width="45.51042in" svg:height="0.00139in" draw:id="id62" draw:style-name="a62" draw:name="Horizontal Line 123" text:anchor-type="as-char"><svg:title/><svg:desc/><draw:enhanced-geometry draw:type="non-primitive" svg:viewBox="0 0 21600 21600" draw:enhanced-path="M 0 0 L 21600 0 21600 21600 0 21600 Z N"/></draw:custom-shape></text:span></text:p>
      <text:h text:style-name="P2467" text:outline-level="3"><text:span text:style-name="T2468">✅</text:span><text:span text:style-name="T2469"><text:s/>2.<text:s/></text:span><text:span text:style-name="T2470">.login-container</text:span></text:h>
      <text:list text:style-name="LFO87" text:continue-numbering="true">
        <text:list-item>
          <text:p text:style-name="P2471">Giriş kutusu</text:p>
        </text:list-item>
        <text:list-item>
          <text:p text:style-name="P2472">Genişlik: 350px</text:p>
        </text:list-item>
        <text:list-item>
          <text:p text:style-name="P2473">Arka plan: Beyaz</text:p>
        </text:list-item>
        <text:list-item>
          <text:p text:style-name="P2474"><text:span text:style-name="T2475">Köşe yumuşatma:<text:s/></text:span><text:span text:style-name="T2476">border-radius: 10px</text:span></text:p>
        </text:list-item>
        <text:list-item>
          <text:p text:style-name="P2477"><text:span text:style-name="T2478">Gölge efekti: Hafif<text:s/></text:span><text:span text:style-name="T2479">box-shadow</text:span></text:p>
        </text:list-item>
        <text:list-item>
          <text:p text:style-name="P2480">İç boşluk: 30px</text:p>
        </text:list-item>
      </text:list>
      <text:soft-page-break/>
      <text:p text:style-name="P2481"><text:span text:style-name="T2482"><draw:custom-shape svg:x="0in" svg:y="0in" svg:width="45.51042in" svg:height="0.00139in" draw:id="id63" draw:style-name="a63" draw:name="Horizontal Line 124" text:anchor-type="as-char"><svg:title/><svg:desc/><draw:enhanced-geometry draw:type="non-primitive" svg:viewBox="0 0 21600 21600" draw:enhanced-path="M 0 0 L 21600 0 21600 21600 0 21600 Z N"/></draw:custom-shape></text:span></text:p>
      <text:h text:style-name="P2483" text:outline-level="3"><text:span text:style-name="T2484">✅</text:span><text:span text:style-name="T2485"><text:s/>3.<text:s/></text:span><text:span text:style-name="T2486">form</text:span><text:span text:style-name="T2487">,<text:s/></text:span><text:span text:style-name="T2488">input</text:span><text:span text:style-name="T2489">,<text:s/></text:span><text:span text:style-name="T2490">label</text:span></text:h>
      <text:list text:style-name="LFO88" text:continue-numbering="true">
        <text:list-item>
          <text:p text:style-name="P2491"><text:span text:style-name="T2492">flex-direction: column</text:span><text:span text:style-name="T2493"><text:s/>düzeni</text:span></text:p>
        </text:list-item>
        <text:list-item>
          <text:p text:style-name="P2494"><text:span text:style-name="T2495">Her bir input arası<text:s/></text:span><text:span text:style-name="T2496">gap: 15px</text:span></text:p>
        </text:list-item>
        <text:list-item>
          <text:p text:style-name="P2497">Input’lar sade, açık gri zeminli</text:p>
        </text:list-item>
        <text:list-item>
          <text:p text:style-name="P2498">Odaklanınca kenar rengi mavi-mor tonu</text:p>
        </text:list-item>
      </text:list>
      <text:p text:style-name="P2499"><text:span text:style-name="T2500"><draw:custom-shape svg:x="0in" svg:y="0in" svg:width="45.51042in" svg:height="0.00139in" draw:id="id64" draw:style-name="a64" draw:name="Horizontal Line 125" text:anchor-type="as-char"><svg:title/><svg:desc/><draw:enhanced-geometry draw:type="non-primitive" svg:viewBox="0 0 21600 21600" draw:enhanced-path="M 0 0 L 21600 0 21600 21600 0 21600 Z N"/></draw:custom-shape></text:span></text:p>
      <text:h text:style-name="P2501" text:outline-level="3"><text:span text:style-name="T2502">✅</text:span><text:span text:style-name="T2503"><text:s/>4.<text:s/></text:span><text:span text:style-name="T2504">.password-container</text:span></text:h>
      <text:list text:style-name="LFO89" text:continue-numbering="true">
        <text:list-item>
          <text:p text:style-name="P2505">Şifre inputu ile göz ikonu bir arada</text:p>
        </text:list-item>
        <text:list-item>
          <text:p text:style-name="P2506"><text:span text:style-name="T2507">position:<text:s/></text:span><text:span text:style-name="T2508">relative</text:span><text:span text:style-name="T2509"><text:s/>sayesinde ikon input içinde görünür</text:span></text:p>
        </text:list-item>
        <text:list-item>
          <text:p text:style-name="P2510">Şifreyi göster/gizle görsel olarak değişiyor:</text:p>
          <text:list text:continue-numbering="true">
            <text:list-item>
              <text:p text:style-name="P2511"><text:span text:style-name="T2512">show</text:span><text:span text:style-name="T2513"><text:s/>class’ı eklendiğinde ikon değişiyor</text:span></text:p>
            </text:list-item>
          </text:list>
        </text:list-item>
      </text:list>
      <text:p text:style-name="P2514"><text:span text:style-name="T2515"><draw:custom-shape svg:x="0in" svg:y="0in" svg:width="44.06667in" svg:height="0.00139in" draw:id="id65" draw:style-name="a65" draw:name="Horizontal Line 126" text:anchor-type="as-char"><svg:title/><svg:desc/><draw:enhanced-geometry draw:type="non-primitive" svg:viewBox="0 0 21600 21600" draw:enhanced-path="M 0 0 L 21600 0 21600 21600 0 21600 Z N"/></draw:custom-shape></text:span></text:p>
      <text:h text:style-name="P2516" text:outline-level="3"><text:span text:style-name="T2517">✅</text:span><text:span text:style-name="T2518"><text:s/>5.<text:s/></text:span><text:span text:style-name="T2519">button</text:span></text:h>
      <text:list text:style-name="LFO90" text:continue-numbering="true">
        <text:list-item>
          <text:p text:style-name="P2520"><text:span text:style-name="T2521">Tam genişlik (</text:span><text:span text:style-name="T2522">width: 100%</text:span><text:span text:style-name="T2523">)</text:span></text:p>
        </text:list-item>
        <text:list-item>
          <text:p text:style-name="P2524"><text:span text:style-name="T2525">Renk:<text:s/></text:span><text:span text:style-name="T2526">#302b63</text:span></text:p>
        </text:list-item>
        <text:list-item>
          <text:p text:style-name="P2527"><text:span text:style-name="T2528">Hover’da<text:s/></text:span><text:span text:style-name="T2529">#573b8a</text:span><text:span text:style-name="T2530"><text:s/>tonuna geçiş</text:span></text:p>
        </text:list-item>
        <text:list-item>
          <text:p text:style-name="P2531">Radius ve padding sayesinde<text:s/>butonlar yumuşak görünüyor</text:p>
        </text:list-item>
      </text:list>
      <text:p text:style-name="P2532"><text:span text:style-name="T2533"><draw:custom-shape svg:x="0in" svg:y="0in" svg:width="45.51042in" svg:height="0.00139in" draw:id="id66" draw:style-name="a66" draw:name="Horizontal Line 127" text:anchor-type="as-char"><svg:title/><svg:desc/><draw:enhanced-geometry draw:type="non-primitive" svg:viewBox="0 0 21600 21600" draw:enhanced-path="M 0 0 L 21600 0 21600 21600 0 21600 Z N"/></draw:custom-shape></text:span></text:p>
      <text:h text:style-name="P2534" text:outline-level="3"><text:span text:style-name="T2535">✅</text:span><text:span text:style-name="T2536"><text:s/>6.<text:s/></text:span><text:span text:style-name="T2537">.forgot-password</text:span></text:h>
      <text:list text:style-name="LFO91" text:continue-numbering="true">
        <text:list-item>
          <text:p text:style-name="P2538">Alt kısımda link</text:p>
        </text:list-item>
        <text:list-item>
          <text:p text:style-name="P2539">Hover’da rengi değişir</text:p>
        </text:list-item>
        <text:list-item>
          <text:p text:style-name="P2540">Responsive görünümde uyumlu kalır</text:p>
        </text:list-item>
      </text:list>
      <text:p text:style-name="P2541"><text:span text:style-name="T2542"><draw:custom-shape svg:x="0in" svg:y="0in" svg:width="45.51042in" svg:height="0.00139in" draw:id="id67" draw:style-name="a67" draw:name="Horizontal Line 128" text:anchor-type="as-char"><svg:title/><svg:desc/><draw:enhanced-geometry draw:type="non-primitive" svg:viewBox="0 0 21600 21600" draw:enhanced-path="M 0 0 L 21600 0 21600 21600 0 21600 Z N"/></draw:custom-shape></text:span></text:p>
      <text:h text:style-name="P2543" text:outline-level="3"><text:span text:style-name="T2544">✅</text:span><text:span text:style-name="T2545"><text:s/>7.<text:s/></text:span><text:span text:style-name="T2546">#error-message</text:span></text:h>
      <text:list text:style-name="LFO92" text:continue-numbering="true">
        <text:list-item>
          <text:p text:style-name="P2547">Kırmızı renkte hata mesajı</text:p>
        </text:list-item>
        <text:list-item>
          <text:p text:style-name="P2548"><text:span text:style-name="T2549">Başta gizli (</text:span><text:span text:style-name="T2550">display: none</text:span><text:span text:style-name="T2551">)</text:span></text:p>
        </text:list-item>
        <text:list-item>
          <text:p text:style-name="P2552">Hatalı giriş durumunda JavaScript ile görünür hale gelir</text:p>
        </text:list-item>
      </text:list>
      <text:p text:style-name="P2553"><text:span text:style-name="T2554"><draw:custom-shape svg:x="0in" svg:y="0in" svg:width="45.51042in" svg:height="0.00139in" draw:id="id68" draw:style-name="a68" draw:name="Horizontal Line 129" text:anchor-type="as-char"><svg:title/><svg:desc/><draw:enhanced-geometry draw:type="non-primitive" svg:viewBox="0 0 21600 21600" draw:enhanced-path="M 0 0 L 21600 0 21600 21600 0 21600 Z N"/></draw:custom-shape></text:span></text:p>
      <text:h text:style-name="P2555" text:outline-level="3"><text:span text:style-name="T2556">✅</text:span><text:span text:style-name="T2557"><text:s/>8. Responsive Tasarım</text:span></text:h>
      <text:list text:style-name="LFO93" text:continue-numbering="true">
        <text:list-item>
          <text:p text:style-name="P2558">Ekran genişliği 768px altı olduğunda:</text:p>
          <text:list text:continue-numbering="true">
            <text:list-item>
              <text:p text:style-name="P2559"><text:span text:style-name="T2560">.login-container</text:span><text:span text:style-name="T2561">:<text:s/></text:span><text:span text:style-name="T2562">%90</text:span><text:span text:style-name="T2563"><text:s/>genişlik</text:span></text:p>
            </text:list-item>
            <text:list-item>
              <text:p text:style-name="P2564"><text:span text:style-name="T2565">h1</text:span><text:span text:style-name="T2566"><text:s/>ve<text:s/></text:span><text:span text:style-name="T2567">button</text:span><text:span text:style-name="T2568"><text:s/>yazı boyutları küçültülüyor</text:span></text:p>
            </text:list-item>
          </text:list>
        </text:list-item>
      </text:list>
      <text:h text:style-name="Başlık2" text:outline-level="2"><text:span text:style-name="T2569">📄</text:span><text:s/>Dosya:<text:s/><text:span text:style-name="HTMLKodu">index.html</text:span></text:h>
      <text:p text:style-name="P2570"><text:span text:style-name="T2571">📁</text:span><text:s/>Dizin:<text:s/><text:span text:style-name="T2572">frontend/</text:span><text:line-break/><text:span text:style-name="T2573">🎯</text:span><text:s/><text:span text:style-name="Güçlü">Amaç</text:span>:<text:line-break/>Kullanıcı siteye<text:s/><text:span text:style-name="T2574">index.html</text:span><text:s/>üzerinden girdiğinde, otomatik<text:s/>olarak<text:s/><text:span text:style-name="T2575">anasayfa.html</text:span><text:s/>sayfasına yönlendirilmesi sağlanır.</text:p>
      <text:p text:style-name="P2576"><draw:custom-shape svg:x="0in" svg:y="0in" svg:width="45.51042in" svg:height="0.00139in" draw:id="id69" draw:style-name="a69" draw:name="Horizontal Line 139" text:anchor-type="as-char"><svg:title/><svg:desc/><draw:enhanced-geometry draw:type="non-primitive" svg:viewBox="0 0 21600 21600" draw:enhanced-path="M 0 0 L 21600 0 21600 21600 0 21600 Z N"/></draw:custom-shape></text:p>
      <text:soft-page-break/>
      <text:h text:style-name="Başlık2" text:outline-level="2"><text:span text:style-name="T2577">🔧</text:span><text:s/>TEKNİK DETAYLAR</text:h>
      <table:table table:style-name="Table2578">
        <table:table-columns>
          <table:table-column table:style-name="TableColumn2579"/>
          <table:table-column table:style-name="TableColumn2580"/>
        </table:table-columns>
        <table:table-header-rows>
          <table:table-row table:style-name="TableRow2581">
            <table:table-cell table:style-name="TableCell2582">
              <text:p text:style-name="P2583">Alan</text:p>
            </table:table-cell>
            <table:table-cell table:style-name="TableCell2584">
              <text:p text:style-name="P2585">Açıklama</text:p>
            </table:table-cell>
          </table:table-row>
        </table:table-header-rows>
        <table:table-row table:style-name="TableRow2586">
          <table:table-cell table:style-name="TableCell2587">
            <text:p text:style-name="Normal"><text:span text:style-name="T2588">&lt;!DOCTYPE html&gt;</text:span></text:p>
          </table:table-cell>
          <table:table-cell table:style-name="TableCell2589">
            <text:p text:style-name="Normal">HTML5 standardı</text:p>
          </table:table-cell>
        </table:table-row>
        <table:table-row table:style-name="TableRow2590">
          <table:table-cell table:style-name="TableCell2591">
            <text:p text:style-name="Normal"><text:span text:style-name="T2592">&lt;meta charset="UTF-8"&gt;</text:span></text:p>
          </table:table-cell>
          <table:table-cell table:style-name="TableCell2593">
            <text:p text:style-name="Normal">Türkçe karakter desteği</text:p>
          </table:table-cell>
        </table:table-row>
        <table:table-row table:style-name="TableRow2594">
          <table:table-cell table:style-name="TableCell2595">
            <text:p text:style-name="Normal"><text:span text:style-name="T2596">&lt;meta http-equiv="refresh" content="0; URL='anasayfa.html'"&gt;</text:span></text:p>
          </table:table-cell>
          <table:table-cell table:style-name="TableCell2597">
            <text:p text:style-name="Normal">0 saniyede<text:s/>yönlendirme</text:p>
          </table:table-cell>
        </table:table-row>
        <table:table-row table:style-name="TableRow2598">
          <table:table-cell table:style-name="TableCell2599">
            <text:p text:style-name="Normal"><text:span text:style-name="T2600">&lt;title&gt;</text:span></text:p>
          </table:table-cell>
          <table:table-cell table:style-name="TableCell2601">
            <text:p text:style-name="Normal">Sekmede görülecek başlık: "Yönlendirme"</text:p>
          </table:table-cell>
        </table:table-row>
        <table:table-row table:style-name="TableRow2602">
          <table:table-cell table:style-name="TableCell2603">
            <text:p text:style-name="Normal"><text:span text:style-name="T2604">&lt;body&gt;</text:span></text:p>
          </table:table-cell>
          <table:table-cell table:style-name="TableCell2605">
            <text:p text:style-name="Normal">Otomatik yönlenmezse kullanıcıya tıklama alternatifi sunulur</text:p>
          </table:table-cell>
        </table:table-row>
      </table:table>
      <text:h text:style-name="P2606" text:outline-level="2"><text:span text:style-name="T2607">📄</text:span><text:span text:style-name="T2608"><text:s/>Dosya:<text:s/></text:span><text:span text:style-name="T2609">kullanici-dogrulama.html</text:span></text:h>
      <text:p text:style-name="P2610"><text:span text:style-name="T2611">📁</text:span><text:span text:style-name="T2612"><text:s/>Dizin:<text:s/></text:span><text:span text:style-name="T2613">frontend/</text:span><text:span text:style-name="T2614"><text:line-break/></text:span><text:span text:style-name="T2615">🎯</text:span><text:span text:style-name="T2616"><text:s/></text:span><text:span text:style-name="T2617">Amaç</text:span><text:span text:style-name="T2618">:</text:span><text:span text:style-name="T2619"><text:line-break/></text:span><text:span text:style-name="T2620">Kullanıcının:</text:span></text:p>
      <text:list text:style-name="LFO94" text:continue-numbering="true">
        <text:list-item>
          <text:p text:style-name="P2621">E-posta ve şifre ile giriş yapmasını sağlamak</text:p>
        </text:list-item>
        <text:list-item>
          <text:p text:style-name="P2622"><text:span text:style-name="T2623">G</text:span><text:span text:style-name="T2624">iriş başarılıysa<text:s/></text:span><text:span text:style-name="T2625">localStorage</text:span><text:span text:style-name="T2626">'a email kaydetmek</text:span></text:p>
        </text:list-item>
        <text:list-item>
          <text:p text:style-name="P2627"><text:span text:style-name="T2628">redirect</text:span><text:span text:style-name="T2629"><text:s/>parametresine göre yönlendirme yapmak</text:span></text:p>
        </text:list-item>
      </text:list>
      <text:p text:style-name="P2630"><text:span text:style-name="T2631"><draw:custom-shape svg:x="0in" svg:y="0in" svg:width="45.51042in" svg:height="0.00139in" draw:id="id70" draw:style-name="a70" draw:name="Horizontal Line 141" text:anchor-type="as-char"><svg:title/><svg:desc/><draw:enhanced-geometry draw:type="non-primitive" svg:viewBox="0 0 21600 21600" draw:enhanced-path="M 0 0 L 21600 0 21600 21600 0 21600 Z N"/></draw:custom-shape></text:span></text:p>
      <text:h text:style-name="P2632" text:outline-level="2"><text:span text:style-name="T2633">🎨</text:span><text:span text:style-name="T2634"><text:s/>KULLANILAN CSS</text:span></text:h>
      <text:p text:style-name="P2635">html</text:p>
      <text:p text:style-name="P2636">KopyalaDüzenle</text:p>
      <text:p text:style-name="P2637">&lt;link rel="stylesheet" href="giris.css"&gt;</text:p>
      <text:p text:style-name="P2638"><text:span text:style-name="T2639">➡️</text:span><text:span text:style-name="T2640"><text:s/>Bu, daha önce analiz edilen şık ve responsive giriş arayüzünü uygular<text:s/></text:span><text:span text:style-name="T2641">(mor tonlu tasarım).</text:span></text:p>
      <text:p text:style-name="P2642"><text:span text:style-name="T2643"><draw:custom-shape svg:x="0in" svg:y="0in" svg:width="45.51042in" svg:height="0.00139in" draw:id="id71" draw:style-name="a71" draw:name="Horizontal Line 142" text:anchor-type="as-char"><svg:title/><svg:desc/><draw:enhanced-geometry draw:type="non-primitive" svg:viewBox="0 0 21600 21600" draw:enhanced-path="M 0 0 L 21600 0 21600 21600 0 21600 Z N"/></draw:custom-shape></text:span></text:p>
      <text:h text:style-name="P2644" text:outline-level="2"><text:span text:style-name="T2645">🔐</text:span><text:span text:style-name="T2646"><text:s/>GİRİŞ FORMU</text:span></text:h>
      <table:table table:style-name="Table2647">
        <table:table-columns>
          <table:table-column table:style-name="TableColumn2648"/>
          <table:table-column table:style-name="TableColumn2649"/>
          <table:table-column table:style-name="TableColumn2650"/>
          <table:table-column table:style-name="TableColumn2651"/>
        </table:table-columns>
        <table:table-header-rows>
          <table:table-row table:style-name="TableRow2652">
            <table:table-cell table:style-name="TableCell2653">
              <text:p text:style-name="P2654">Alan</text:p>
            </table:table-cell>
            <table:table-cell table:style-name="TableCell2655">
              <text:p text:style-name="P2656">ID</text:p>
            </table:table-cell>
            <table:table-cell table:style-name="TableCell2657">
              <text:p text:style-name="P2658">Placeholder</text:p>
            </table:table-cell>
            <table:table-cell table:style-name="TableCell2659">
              <text:p text:style-name="P2660">Tip</text:p>
            </table:table-cell>
          </table:table-row>
        </table:table-header-rows>
        <table:table-row table:style-name="TableRow2661">
          <table:table-cell table:style-name="TableCell2662">
            <text:p text:style-name="P2663">E-posta</text:p>
          </table:table-cell>
          <table:table-cell table:style-name="TableCell2664">
            <text:p text:style-name="P2665"><text:span text:style-name="T2666">email</text:span></text:p>
          </table:table-cell>
          <table:table-cell table:style-name="TableCell2667">
            <text:p text:style-name="P2668">"E-posta adresiniz"</text:p>
          </table:table-cell>
          <table:table-cell table:style-name="TableCell2669">
            <text:p text:style-name="P2670"><text:span text:style-name="T2671">email</text:span></text:p>
          </table:table-cell>
        </table:table-row>
        <table:table-row table:style-name="TableRow2672">
          <table:table-cell table:style-name="TableCell2673">
            <text:p text:style-name="P2674">Şifre</text:p>
          </table:table-cell>
          <table:table-cell table:style-name="TableCell2675">
            <text:p text:style-name="P2676"><text:span text:style-name="T2677">sifre</text:span></text:p>
          </table:table-cell>
          <table:table-cell table:style-name="TableCell2678">
            <text:p text:style-name="P2679">"Şifreniz"</text:p>
          </table:table-cell>
          <table:table-cell table:style-name="TableCell2680">
            <text:p text:style-name="P2681"><text:span text:style-name="T2682">password</text:span></text:p>
          </table:table-cell>
        </table:table-row>
      </table:table>
      <text:p text:style-name="P2683"><text:span text:style-name="T2684"><draw:custom-shape svg:x="0in" svg:y="0in" svg:width="45.51042in" svg:height="0.00139in" draw:id="id72" draw:style-name="a72" draw:name="Horizontal Line 143" text:anchor-type="as-char"><svg:title/><svg:desc/><draw:enhanced-geometry draw:type="non-primitive" svg:viewBox="0 0 21600 21600" draw:enhanced-path="M 0 0 L 21600 0 21600 21600 0 21600 Z N"/></draw:custom-shape></text:span></text:p>
      <text:h text:style-name="P2685" text:outline-level="2"><text:span text:style-name="T2686">🧩</text:span><text:span text:style-name="T2687"><text:s/>EKSTRA ÖZELLİKLER</text:span></text:h>
      <text:h text:style-name="P2688" text:outline-level="3"><text:span text:style-name="T2689">✅</text:span><text:span text:style-name="T2690"><text:s/>Şifre Göster/Gizle</text:span></text:h>
      <text:p text:style-name="P2691">js</text:p>
      <text:p text:style-name="P2692">KopyalaDüzenle</text:p>
      <text:p text:style-name="P2693">#toggle-password.addEventListener(...)</text:p>
      <text:list text:style-name="LFO95" text:continue-numbering="true">
        <text:list-item>
          <text:p text:style-name="P2694"><text:span text:style-name="T2695">input type</text:span><text:span text:style-name="T2696"><text:s/>değiştirilerek şifre görünürlüğü açılıp kapatılır</text:span></text:p>
        </text:list-item>
        <text:list-item>
          <text:p text:style-name="P2697"><text:span text:style-name="T2698">İkon da<text:s/></text:span><text:span text:style-name="T2699">show</text:span><text:span text:style-name="T2700"><text:s/>class’ı ile değiştiriliyor</text:span></text:p>
        </text:list-item>
      </text:list>
      <text:p text:style-name="P2701"><text:span text:style-name="T2702"><draw:custom-shape svg:x="0in" svg:y="0in" svg:width="45.51042in" svg:height="0.00139in" draw:id="id73" draw:style-name="a73" draw:name="Horizontal Line 144" text:anchor-type="as-char"><svg:title/><svg:desc/><draw:enhanced-geometry draw:type="non-primitive" svg:viewBox="0 0 21600 21600" draw:enhanced-path="M 0 0 L 21600 0 21600 21600 0 21600 Z N"/></draw:custom-shape></text:span></text:p>
      <text:h text:style-name="P2703" text:outline-level="3"><text:span text:style-name="T2704">✅</text:span><text:span text:style-name="T2705"><text:s/>Giriş Doğrulama</text:span></text:h>
      <text:p text:style-name="P2706">js</text:p>
      <text:p text:style-name="P2707">KopyalaDüzenle</text:p>
      <text:p text:style-name="P2708">fetch(`${API_URL}/api/kullanici-giris`, {...})</text:p>
      <text:soft-page-break/>
      <text:list text:style-name="LFO96" text:continue-numbering="true">
        <text:list-item>
          <text:p text:style-name="P2709"><text:span text:style-name="T2710">API’ye<text:s/></text:span><text:span text:style-name="T2711">POST</text:span><text:span text:style-name="T2712"><text:s/>isteği gönderilir</text:span></text:p>
        </text:list-item>
        <text:list-item>
          <text:p text:style-name="P2713"><text:span text:style-name="T2714">E</text:span><text:span text:style-name="T2715">ndpoint:<text:s/></text:span><text:span text:style-name="T2716">/api/kullanici-giris</text:span></text:p>
        </text:list-item>
        <text:list-item>
          <text:p text:style-name="P2717"><text:span text:style-name="T2718">JSON body:<text:s/></text:span><text:span text:style-name="T2719">{ email, sifre }</text:span></text:p>
        </text:list-item>
      </text:list>
      <text:h text:style-name="P2720" text:outline-level="4">Eğer başarıyla dönerse:</text:h>
      <text:list text:style-name="LFO97" text:continue-numbering="true">
        <text:list-item>
          <text:p text:style-name="P2721"><text:span text:style-name="T2722">localStorage.setItem("email", email)</text:span></text:p>
        </text:list-item>
        <text:list-item>
          <text:p text:style-name="P2723">Sayfa yönlendirmesi yapılır:</text:p>
        </text:list-item>
      </text:list>
      <text:p text:style-name="P2724">js</text:p>
      <text:p text:style-name="P2725">KopyalaDüzenle</text:p>
      <text:p text:style-name="P2726">window.location.href = targetPage;</text:p>
      <text:h text:style-name="P2727" text:outline-level="3"><text:span text:style-name="T2728">✅</text:span><text:span text:style-name="T2729"><text:s/>Hedef Sayfa Parametresi</text:span></text:h>
      <text:p text:style-name="P2730">js</text:p>
      <text:p text:style-name="P2731">KopyalaDüzenle</text:p>
      <text:p text:style-name="P2732">const targetPage = params.get("redirect") || "anasayfa.html";</text:p>
      <text:list text:style-name="LFO98" text:continue-numbering="true">
        <text:list-item>
          <text:p text:style-name="P2733"><text:span text:style-name="T2734">URL içinde<text:s/></text:span><text:span text:style-name="T2735">?redirect=sayfa.html</text:span><text:span text:style-name="T2736"><text:s/>varsa, oraya yönlendirir</text:span></text:p>
        </text:list-item>
        <text:list-item>
          <text:p text:style-name="P2737"><text:span text:style-name="T2738">Yoksa →<text:s/></text:span><text:span text:style-name="T2739">anasayfa.html</text:span></text:p>
        </text:list-item>
      </text:list>
      <text:p text:style-name="P2740"><text:span text:style-name="T2741"><draw:custom-shape svg:x="0in" svg:y="0in" svg:width="45.51042in" svg:height="0.00139in" draw:id="id74" draw:style-name="a74" draw:name="Horizontal Line 145" text:anchor-type="as-char"><svg:title/><svg:desc/><draw:enhanced-geometry draw:type="non-primitive" svg:viewBox="0 0 21600 21600" draw:enhanced-path="M 0 0 L 21600 0 21600 21600 0 21600 Z N"/></draw:custom-shape></text:span></text:p>
      <text:h text:style-name="P2742" text:outline-level="3"><text:span text:style-name="T2743">❗</text:span><text:span text:style-name="T2744"><text:s/>Hata Durumu</text:span></text:h>
      <text:p text:style-name="P2745">js</text:p>
      <text:p text:style-name="P2746">KopyalaDüzenle</text:p>
      <text:p text:style-name="P2747">#error-message.style.display = "block";</text:p>
      <text:list text:style-name="LFO99" text:continue-numbering="true">
        <text:list-item>
          <text:p text:style-name="P2748">Hatalı girişte mesaj<text:s/>görünür</text:p>
        </text:list-item>
        <text:list-item>
          <text:p text:style-name="P2749">Sunucu hatalarında veya validation hatalarında kullanıcı uyarılır</text:p>
        </text:list-item>
      </text:list>
      <text:h text:style-name="P2750" text:outline-level="2"><text:span text:style-name="T2751">📄</text:span><text:span text:style-name="T2752"><text:s/>Dosya:<text:s/></text:span><text:span text:style-name="T2753">rezervasyon.css</text:span></text:h>
      <text:p text:style-name="P2754"><text:span text:style-name="T2755">📁</text:span><text:span text:style-name="T2756"><text:s/>Dizin:<text:s/></text:span><text:span text:style-name="T2757">frontend/css/</text:span><text:span text:style-name="T2758"><text:line-break/></text:span><text:span text:style-name="T2759">🎯</text:span><text:span text:style-name="T2760"><text:s/></text:span><text:span text:style-name="T2761">Amaç</text:span><text:span text:style-name="T2762">:</text:span></text:p>
      <text:list text:style-name="LFO100" text:continue-numbering="true">
        <text:list-item>
          <text:p text:style-name="P2763">Kullanıcının rezervasyonlarını, geçmiş işlemlerini ve haftalık yemek planını şık bir şekilde görüntülemesini<text:s/>sağlamak</text:p>
        </text:list-item>
        <text:list-item>
          <text:p text:style-name="P2764">Responsive, kart bazlı bir arayüz oluşturmak</text:p>
        </text:list-item>
        <text:list-item>
          <text:p text:style-name="P2765">Etkileşimli butonlar ve hover efektlerle kullanıcı deneyimini artırmak</text:p>
        </text:list-item>
      </text:list>
      <text:p text:style-name="P2766"><text:span text:style-name="T2767"><draw:custom-shape svg:x="0in" svg:y="0in" svg:width="45.51042in" svg:height="0.00139in" draw:id="id75" draw:style-name="a75" draw:name="Horizontal Line 151" text:anchor-type="as-char"><svg:title/><svg:desc/><draw:enhanced-geometry draw:type="non-primitive" svg:viewBox="0 0 21600 21600" draw:enhanced-path="M 0 0 L 21600 0 21600 21600 0 21600 Z N"/></draw:custom-shape></text:span></text:p>
      <text:h text:style-name="P2768" text:outline-level="2"><text:span text:style-name="T2769">🎨</text:span><text:span text:style-name="T2770"><text:s/>TEMEL TASARIM DETAYLARI</text:span></text:h>
      <table:table table:style-name="Table2771">
        <table:table-columns>
          <table:table-column table:style-name="TableColumn2772"/>
          <table:table-column table:style-name="TableColumn2773"/>
          <table:table-column table:style-name="TableColumn2774"/>
        </table:table-columns>
        <table:table-header-rows>
          <table:table-row table:style-name="TableRow2775">
            <table:table-cell table:style-name="TableCell2776">
              <text:p text:style-name="P2777">Alan</text:p>
            </table:table-cell>
            <table:table-cell table:style-name="TableCell2778">
              <text:p text:style-name="P2779">Renk</text:p>
            </table:table-cell>
            <table:table-cell table:style-name="TableCell2780">
              <text:p text:style-name="P2781">Açıklama</text:p>
            </table:table-cell>
          </table:table-row>
        </table:table-header-rows>
        <table:table-row table:style-name="TableRow2782">
          <table:table-cell table:style-name="TableCell2783">
            <text:p text:style-name="P2784">Arka plan</text:p>
          </table:table-cell>
          <table:table-cell table:style-name="TableCell2785">
            <text:p text:style-name="P2786"><text:span text:style-name="T2787">#f8f9fa</text:span></text:p>
          </table:table-cell>
          <table:table-cell table:style-name="TableCell2788">
            <text:p text:style-name="P2789">Açık gri</text:p>
          </table:table-cell>
        </table:table-row>
        <table:table-row table:style-name="TableRow2790">
          <table:table-cell table:style-name="TableCell2791">
            <text:p text:style-name="P2792">Kart zemin</text:p>
          </table:table-cell>
          <table:table-cell table:style-name="TableCell2793">
            <text:p text:style-name="P2794"><text:span text:style-name="T2795">white</text:span></text:p>
          </table:table-cell>
          <table:table-cell table:style-name="TableCell2796">
            <text:p text:style-name="P2797">Temiz ve sade</text:p>
          </table:table-cell>
        </table:table-row>
        <table:table-row table:style-name="TableRow2798">
          <table:table-cell table:style-name="TableCell2799">
            <text:p text:style-name="P2800">Başlıklar</text:p>
          </table:table-cell>
          <table:table-cell table:style-name="TableCell2801">
            <text:p text:style-name="P2802"><text:span text:style-name="T2803">#003366</text:span><text:span text:style-name="T2804">,<text:s/></text:span><text:span text:style-name="T2805">#0056b3</text:span></text:p>
          </table:table-cell>
          <table:table-cell table:style-name="TableCell2806">
            <text:p text:style-name="P2807">Lacivert-mavi tonları</text:p>
          </table:table-cell>
        </table:table-row>
        <table:table-row table:style-name="TableRow2808">
          <table:table-cell table:style-name="TableCell2809">
            <text:p text:style-name="P2810">Butonlar</text:p>
          </table:table-cell>
          <table:table-cell table:style-name="TableCell2811">
            <text:p text:style-name="P2812"><text:span text:style-name="T2813">#0056b3</text:span><text:span text:style-name="T2814"><text:s/>(hover:<text:s/></text:span><text:span text:style-name="T2815">#003366</text:span><text:span text:style-name="T2816">)</text:span></text:p>
          </table:table-cell>
          <table:table-cell table:style-name="TableCell2817">
            <text:p text:style-name="P2818">Vurgulu rezervasyon eylemi</text:p>
          </table:table-cell>
        </table:table-row>
        <table:table-row table:style-name="TableRow2819">
          <table:table-cell table:style-name="TableCell2820">
            <text:p text:style-name="P2821">Animasyon</text:p>
          </table:table-cell>
          <table:table-cell table:style-name="TableCell2822">
            <text:p text:style-name="P2823"><text:span text:style-name="T2824">@keyframes fadeIn</text:span></text:p>
          </table:table-cell>
          <table:table-cell table:style-name="TableCell2825">
            <text:p text:style-name="P2826">Yumuşak geçiş efekti</text:p>
          </table:table-cell>
        </table:table-row>
      </table:table>
      <text:p text:style-name="P2827"><text:span text:style-name="T2828"><draw:custom-shape svg:x="0in" svg:y="0in" svg:width="45.51042in" svg:height="0.00139in" draw:id="id76" draw:style-name="a76" draw:name="Horizontal Line 152" text:anchor-type="as-char"><svg:title/><svg:desc/><draw:enhanced-geometry draw:type="non-primitive" svg:viewBox="0 0 21600 21600" draw:enhanced-path="M 0 0 L 21600 0 21600 21600 0 21600 Z N"/></draw:custom-shape></text:span></text:p>
      <text:h text:style-name="P2829" text:outline-level="2"><text:span text:style-name="T2830">🧩</text:span><text:span text:style-name="T2831"><text:s/>ANA BÖLÜMLERİN AÇIKLAMASI</text:span></text:h>
      <text:h text:style-name="P2832" text:outline-level="3"><text:span text:style-name="T2833">✅</text:span><text:span text:style-name="T2834"><text:s/></text:span><text:span text:style-name="T2835">body</text:span><text:span text:style-name="T2836">,<text:s/></text:span><text:span text:style-name="T2837">.reservation-container</text:span></text:h>
      <text:list text:style-name="LFO101" text:continue-numbering="true">
        <text:list-item>
          <text:p text:style-name="P2838">Sayfa arka planı açık gri</text:p>
        </text:list-item>
        <text:list-item>
          <text:p text:style-name="P2839">İçerik<text:s/>beyaz kutuda, gölgeli ve radius'lu (box-shadow)</text:p>
        </text:list-item>
      </text:list>
      <text:p text:style-name="P2840"><text:span text:style-name="T2841"><draw:custom-shape svg:x="0in" svg:y="0in" svg:width="45.51042in" svg:height="0.00139in" draw:id="id77" draw:style-name="a77" draw:name="Horizontal Line 153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2842" text:outline-level="3"><text:span text:style-name="T2843">✅</text:span><text:span text:style-name="T2844"><text:s/></text:span><text:span text:style-name="T2845">transaction-history</text:span></text:h>
      <text:list text:style-name="LFO102" text:continue-numbering="true">
        <text:list-item>
          <text:p text:style-name="P2846">Tablolu görünüm</text:p>
        </text:list-item>
        <text:list-item>
          <text:p text:style-name="P2847"><text:span text:style-name="T2848">yemekhane</text:span><text:span text:style-name="T2849"><text:s/>ve<text:s/></text:span><text:span text:style-name="T2850">para-yatirma</text:span><text:span text:style-name="T2851"><text:s/>gibi işlem türleri için<text:s/></text:span><text:span text:style-name="T2852">renkli rozet</text:span><text:span text:style-name="T2853"><text:s/>sistemi:</text:span></text:p>
          <text:list text:continue-numbering="true">
            <text:list-item>
              <text:p text:style-name="P2854"><text:span text:style-name="T2855">yemekhane</text:span><text:span text:style-name="T2856">: Kırmızı arka plan</text:span></text:p>
            </text:list-item>
            <text:list-item>
              <text:p text:style-name="P2857"><text:span text:style-name="T2858">para-yatirma</text:span><text:span text:style-name="T2859">: Yeşil arka plan</text:span></text:p>
            </text:list-item>
          </text:list>
        </text:list-item>
      </text:list>
      <text:p text:style-name="P2860"><text:span text:style-name="T2861"><draw:custom-shape svg:x="0in" svg:y="0in" svg:width="44.06667in" svg:height="0.00139in" draw:id="id78" draw:style-name="a78" draw:name="Horizontal Line 154" text:anchor-type="as-char"><svg:title/><svg:desc/><draw:enhanced-geometry draw:type="non-primitive" svg:viewBox="0 0 21600 21600" draw:enhanced-path="M 0 0 L 21600 0 21600 21600 0 21600 Z N"/></draw:custom-shape></text:span></text:p>
      <text:h text:style-name="P2862" text:outline-level="3"><text:span text:style-name="T2863">✅</text:span><text:span text:style-name="T2864"><text:s/></text:span><text:span text:style-name="T2865">.card</text:span><text:span text:style-name="T2866"><text:s/>stilleri</text:span></text:h>
      <text:list text:style-name="LFO103" text:continue-numbering="true">
        <text:list-item>
          <text:p text:style-name="P2867"><text:span text:style-name="T2868">3 tip kart:<text:s/></text:span><text:span text:style-name="T2869">.green</text:span><text:span text:style-name="T2870">,<text:s/></text:span><text:span text:style-name="T2871">.yellow</text:span><text:span text:style-name="T2872">,<text:s/></text:span><text:span text:style-name="T2873">.red</text:span></text:p>
        </text:list-item>
        <text:list-item>
          <text:p text:style-name="P2874">Yeşil: başarılı işlem, Kırmızı: hata, Sarı: uyarı</text:p>
        </text:list-item>
      </text:list>
      <text:p text:style-name="P2875"><text:span text:style-name="T2876"><draw:custom-shape svg:x="0in" svg:y="0in" svg:width="45.51042in" svg:height="0.00139in" draw:id="id79" draw:style-name="a79" draw:name="Horizontal Line 155" text:anchor-type="as-char"><svg:title/><svg:desc/><draw:enhanced-geometry draw:type="non-primitive" svg:viewBox="0 0 21600 21600" draw:enhanced-path="M 0 0 L 21600 0 21600 21600 0 21600 Z N"/></draw:custom-shape></text:span></text:p>
      <text:h text:style-name="P2877" text:outline-level="3"><text:span text:style-name="T2878">✅</text:span><text:span text:style-name="T2879"><text:s/></text:span><text:span text:style-name="T2880">.header</text:span></text:h>
      <text:list text:style-name="LFO104" text:continue-numbering="true">
        <text:list-item>
          <text:p text:style-name="P2881">Üst kısımda kullanıcı adı, okul no ve bakiye bilgileri</text:p>
        </text:list-item>
        <text:list-item>
          <text:p text:style-name="P2882">Sağ ve sol hizalanmış iki kolon</text:p>
        </text:list-item>
      </text:list>
      <text:p text:style-name="P2883"><text:span text:style-name="T2884"><draw:custom-shape svg:x="0in" svg:y="0in" svg:width="45.51042in" svg:height="0.00139in" draw:id="id80" draw:style-name="a80" draw:name="Horizontal Line 156" text:anchor-type="as-char"><svg:title/><svg:desc/><draw:enhanced-geometry draw:type="non-primitive" svg:viewBox="0 0 21600 21600" draw:enhanced-path="M 0 0 L 21600 0 21600 21600 0 21600 Z N"/></draw:custom-shape></text:span></text:p>
      <text:h text:style-name="P2885" text:outline-level="3"><text:span text:style-name="T2886">✅</text:span><text:span text:style-name="T2887"><text:s/></text:span><text:span text:style-name="T2888">.reservation-cards</text:span></text:h>
      <text:list text:style-name="LFO105" text:continue-numbering="true">
        <text:list-item>
          <text:p text:style-name="P2889">Grid layout ile responsive kartlar</text:p>
        </text:list-item>
        <text:list-item>
          <text:p text:style-name="P2890"><text:span text:style-name="T2891">repeat(auto-fit, minmax(300px, 1fr))</text:span><text:span text:style-name="T2892"><text:s/>→ mobil uyumlu</text:span></text:p>
        </text:list-item>
      </text:list>
      <text:p text:style-name="P2893"><text:span text:style-name="T2894"><draw:custom-shape svg:x="0in" svg:y="0in" svg:width="45.51042in" svg:height="0.00139in" draw:id="id81" draw:style-name="a81" draw:name="Horizontal Line 157" text:anchor-type="as-char"><svg:title/><svg:desc/><draw:enhanced-geometry draw:type="non-primitive" svg:viewBox="0 0 21600 21600" draw:enhanced-path="M 0 0 L 21600 0 21600 21600 0 21600 Z N"/></draw:custom-shape></text:span></text:p>
      <text:h text:style-name="P2895" text:outline-level="3"><text:span text:style-name="T2896">✅</text:span><text:span text:style-name="T2897"><text:s/></text:span><text:span text:style-name="T2898">.calendar-section</text:span><text:span text:style-name="T2899">,<text:s/></text:span><text:span text:style-name="T2900">.calendar-grid</text:span></text:h>
      <text:list text:style-name="LFO106" text:continue-numbering="true">
        <text:list-item>
          <text:p text:style-name="P2901">7 günlük görünüm, günlere tıklanabilir kart yapısı</text:p>
        </text:list-item>
        <text:list-item>
          <text:p text:style-name="P2902"><text:span text:style-name="T2903">Hover efekti ile<text:s/></text:span><text:span text:style-name="T2904">e0f7fa</text:span><text:span text:style-name="T2905"><text:s/>mavi tonu</text:span></text:p>
        </text:list-item>
      </text:list>
      <text:p text:style-name="P2906"><text:span text:style-name="T2907"><draw:custom-shape svg:x="0in" svg:y="0in" svg:width="45.51042in" svg:height="0.00139in" draw:id="id82" draw:style-name="a82" draw:name="Horizontal Line 158" text:anchor-type="as-char"><svg:title/><svg:desc/><draw:enhanced-geometry draw:type="non-primitive" svg:viewBox="0 0 21600 21600" draw:enhanced-path="M 0 0 L 21600 0 21600 21600 0 21600 Z N"/></draw:custom-shape></text:span></text:p>
      <text:h text:style-name="P2908" text:outline-level="3"><text:span text:style-name="T2909">✅</text:span><text:span text:style-name="T2910"><text:s/></text:span><text:span text:style-name="T2911">.today-reservation</text:span><text:span text:style-name="T2912">,<text:s/></text:span><text:span text:style-name="T2913">.weekly-plan</text:span></text:h>
      <text:list text:style-name="LFO107" text:continue-numbering="true">
        <text:list-item>
          <text:p text:style-name="P2914">Günlük rezervasyon kutusu: açık yeşil</text:p>
        </text:list-item>
        <text:list-item>
          <text:p text:style-name="P2915">Haftalık plan: grid + hover + animasyon</text:p>
        </text:list-item>
      </text:list>
      <text:p text:style-name="P2916"><text:span text:style-name="T2917"><draw:custom-shape svg:x="0in" svg:y="0in" svg:width="45.51042in" svg:height="0.00139in" draw:id="id83" draw:style-name="a83" draw:name="Horizontal Line 159" text:anchor-type="as-char"><svg:title/><svg:desc/><draw:enhanced-geometry draw:type="non-primitive" svg:viewBox="0 0 21600 21600" draw:enhanced-path="M 0 0 L 21600 0 21600 21600 0 21600 Z N"/></draw:custom-shape></text:span></text:p>
      <text:h text:style-name="P2918" text:outline-level="3"><text:span text:style-name="T2919">✅</text:span><text:span text:style-name="T2920"><text:s/></text:span><text:span text:style-name="T2921">.reserve-button</text:span></text:h>
      <text:list text:style-name="LFO108" text:continue-numbering="true">
        <text:list-item>
          <text:p text:style-name="P2922">Rezervasyon için mavi buton</text:p>
        </text:list-item>
        <text:list-item>
          <text:p text:style-name="P2923">Hover efekti: koyu mavi</text:p>
        </text:list-item>
      </text:list>
      <text:p text:style-name="P2924"><text:span text:style-name="T2925"><draw:custom-shape svg:x="0in" svg:y="0in" svg:width="45.51042in" svg:height="0.00139in" draw:id="id84" draw:style-name="a84" draw:name="Horizontal Line 160" text:anchor-type="as-char"><svg:title/><svg:desc/><draw:enhanced-geometry draw:type="non-primitive" svg:viewBox="0 0 21600 21600" draw:enhanced-path="M 0 0 L 21600 0 21600 21600 0 21600 Z N"/></draw:custom-shape></text:span></text:p>
      <text:h text:style-name="P2926" text:outline-level="3"><text:span text:style-name="T2927">✅</text:span><text:span text:style-name="T2928"><text:s/></text:span><text:span text:style-name="T2929">@keyframes fadeIn</text:span></text:h>
      <text:list text:style-name="LFO109" text:continue-numbering="true">
        <text:list-item>
          <text:p text:style-name="P2930"><text:span text:style-name="T2931">Sayfada içerik yüklenirken yumuşak geçiş animasyonu tanımlanmış ama şu an kullanılmamış</text:span><text:span text:style-name="T2932"><text:line-break/></text:span><text:span text:style-name="T2933">→ ileride<text:s/></text:span><text:span text:style-name="T2934">.fade-in</text:span><text:span text:style-name="T2935"><text:s/>class’ı ile<text:s/></text:span><text:span text:style-name="T2936">kullanılabilir.</text:span></text:p>
        </text:list-item>
      </text:list>
      <text:h text:style-name="P2937" text:outline-level="2"><text:span text:style-name="T2938">📄</text:span><text:span text:style-name="T2939"><text:s/>Dosya:<text:s/></text:span><text:span text:style-name="T2940">rezervasyon.html</text:span></text:h>
      <text:p text:style-name="P2941"><text:span text:style-name="T2942">📁</text:span><text:span text:style-name="T2943"><text:s/>Dizin:<text:s/></text:span><text:span text:style-name="T2944">frontend/</text:span><text:span text:style-name="T2945"><text:line-break/></text:span><text:span text:style-name="T2946">🎯</text:span><text:span text:style-name="T2947"><text:s/></text:span><text:span text:style-name="T2948">Amaç</text:span><text:span text:style-name="T2949">:</text:span><text:span text:style-name="T2950"><text:line-break/></text:span><text:span text:style-name="T2951">Kullanıcının:</text:span></text:p>
      <text:list text:style-name="LFO110" text:continue-numbering="true">
        <text:list-item>
          <text:p text:style-name="P2952">Rezervasyon geçmişini görmesi</text:p>
        </text:list-item>
        <text:list-item>
          <text:p text:style-name="P2953">Bugünkü rezervasyon durumunu kontrol etmesi</text:p>
        </text:list-item>
        <text:list-item>
          <text:p text:style-name="P2954">Haftalık yemek planına göre yeni rezervasyon yapabilmesi</text:p>
        </text:list-item>
        <text:list-item>
          <text:p text:style-name="P2955">Bakiye hareketlerini izlemesi</text:p>
        </text:list-item>
      </text:list>
      <text:p text:style-name="P2956"><text:span text:style-name="T2957"><draw:custom-shape svg:x="0in" svg:y="0in" svg:width="45.51042in" svg:height="0.00139in" draw:id="id85" draw:style-name="a85" draw:name="Horizontal Line 171" text:anchor-type="as-char"><svg:title/><svg:desc/><draw:enhanced-geometry draw:type="non-primitive" svg:viewBox="0 0 21600 21600" draw:enhanced-path="M 0 0 L 21600 0 21600 21600 0 21600 Z N"/></draw:custom-shape></text:span></text:p>
      <text:h text:style-name="P2958" text:outline-level="2"><text:span text:style-name="T2959">🎨</text:span><text:span text:style-name="T2960"><text:s/></text:span><text:span text:style-name="T2961">Bağlantılar:</text:span></text:h>
      <table:table table:style-name="Table2962">
        <table:table-columns>
          <table:table-column table:style-name="TableColumn2963"/>
          <table:table-column table:style-name="TableColumn2964"/>
          <table:table-column table:style-name="TableColumn2965"/>
        </table:table-columns>
        <table:table-header-rows>
          <table:table-row table:style-name="TableRow2966">
            <table:table-cell table:style-name="TableCell2967">
              <text:p text:style-name="P2968">Tür</text:p>
            </table:table-cell>
            <table:table-cell table:style-name="TableCell2969">
              <text:p text:style-name="P2970">Dosya</text:p>
            </table:table-cell>
            <table:table-cell table:style-name="TableCell2971">
              <text:p text:style-name="P2972">Açıklama</text:p>
            </table:table-cell>
          </table:table-row>
        </table:table-header-rows>
        <table:table-row table:style-name="TableRow2973">
          <table:table-cell table:style-name="TableCell2974">
            <text:p text:style-name="P2975">CSS</text:p>
          </table:table-cell>
          <table:table-cell table:style-name="TableCell2976">
            <text:p text:style-name="P2977"><text:span text:style-name="T2978">rezervasyon.css</text:span></text:p>
          </table:table-cell>
          <table:table-cell table:style-name="TableCell2979">
            <text:p text:style-name="P2980">Sayfa tasarımı ve responsive yapı için</text:p>
          </table:table-cell>
        </table:table-row>
        <table:table-row table:style-name="TableRow2981">
          <table:table-cell table:style-name="TableCell2982">
            <text:p text:style-name="P2983">JS</text:p>
          </table:table-cell>
          <table:table-cell table:style-name="TableCell2984">
            <text:p text:style-name="P2985"><text:span text:style-name="T2986">rezervasyon.js</text:span></text:p>
          </table:table-cell>
          <table:table-cell table:style-name="TableCell2987">
            <text:p text:style-name="P2988">Dinamik veri yükleme, API işlemleri</text:p>
          </table:table-cell>
        </table:table-row>
      </table:table>
      <text:p text:style-name="P2989"><text:span text:style-name="T2990"><draw:custom-shape svg:x="0in" svg:y="0in" svg:width="45.51042in" svg:height="0.00139in" draw:id="id86" draw:style-name="a86" draw:name="Horizontal Line 172" text:anchor-type="as-char"><svg:title/><svg:desc/><draw:enhanced-geometry draw:type="non-primitive" svg:viewBox="0 0 21600 21600" draw:enhanced-path="M 0 0 L 21600 0 21600 21600 0 21600 Z N"/></draw:custom-shape></text:span></text:p>
      <text:h text:style-name="P2991" text:outline-level="2"><text:span text:style-name="T2992">🧩</text:span><text:span text:style-name="T2993"><text:s/>BÖLÜM ANALİZİ</text:span></text:h>
      <text:h text:style-name="P2994" text:outline-level="3"><text:span text:style-name="T2995">1️</text:span><text:span text:style-name="T2996">⃣</text:span><text:span text:style-name="T2997"><text:s/></text:span><text:span text:style-name="T2998">header.header</text:span></text:h>
      <text:list text:style-name="LFO111" text:continue-numbering="true">
        <text:list-item>
          <text:p text:style-name="P2999">Kullanıcının adı, okul numarası ve mevcut bakiyesi<text:s/>gösterilecek</text:p>
        </text:list-item>
        <text:list-item>
          <text:p text:style-name="P3000">Dinamik olarak JavaScript ile doldurulacak</text:p>
        </text:list-item>
      </text:list>
      <text:p text:style-name="P3001">html</text:p>
      <text:p text:style-name="P3002">KopyalaDüzenle</text:p>
      <text:p text:style-name="P3003">&lt;p&gt;&lt;strong&gt;Ad Soyad:&lt;/strong&gt; Yükleniyor...&lt;/p&gt;</text:p>
      <text:p text:style-name="P3004"><text:span text:style-name="T3005"><draw:custom-shape svg:x="0in" svg:y="0in" svg:width="45.51042in" svg:height="0.00139in" draw:id="id87" draw:style-name="a87" draw:name="Horizontal Line 173" text:anchor-type="as-char"><svg:title/><svg:desc/><draw:enhanced-geometry draw:type="non-primitive" svg:viewBox="0 0 21600 21600" draw:enhanced-path="M 0 0 L 21600 0 21600 21600 0 21600 Z N"/></draw:custom-shape></text:span></text:p>
      <text:h text:style-name="P3006" text:outline-level="3"><text:span text:style-name="T3007">2️</text:span><text:span text:style-name="T3008">⃣</text:span><text:span text:style-name="T3009"><text:s/></text:span><text:span text:style-name="T3010">section.reservation-history</text:span></text:h>
      <text:list text:style-name="LFO112" text:continue-numbering="true">
        <text:list-item>
          <text:p text:style-name="P3011">Başlık: Daha Önceki Rezervasyonlar</text:p>
        </text:list-item>
        <text:list-item>
          <text:p text:style-name="P3012"><text:span text:style-name="T3013">İçerik:<text:s/></text:span><text:span text:style-name="T3014">.reservation-cards</text:span><text:span text:style-name="T3015"><text:s/>class’lı grid alan</text:span></text:p>
        </text:list-item>
        <text:list-item>
          <text:p text:style-name="P3016">Her<text:s/>rezervasyon bir kart olarak görünecek (JS ile dinamik doldurulacak)</text:p>
        </text:list-item>
      </text:list>
      <text:p text:style-name="P3017"><text:span text:style-name="T3018"><draw:custom-shape svg:x="0in" svg:y="0in" svg:width="45.51042in" svg:height="0.00139in" draw:id="id88" draw:style-name="a88" draw:name="Horizontal Line 174" text:anchor-type="as-char"><svg:title/><svg:desc/><draw:enhanced-geometry draw:type="non-primitive" svg:viewBox="0 0 21600 21600" draw:enhanced-path="M 0 0 L 21600 0 21600 21600 0 21600 Z N"/></draw:custom-shape></text:span></text:p>
      <text:h text:style-name="P3019" text:outline-level="3"><text:span text:style-name="T3020">3️</text:span><text:span text:style-name="T3021">⃣</text:span><text:span text:style-name="T3022"><text:s/></text:span><text:span text:style-name="T3023">section.today-reservation</text:span></text:h>
      <text:list text:style-name="LFO113" text:continue-numbering="true">
        <text:list-item>
          <text:p text:style-name="P3024">Bugünkü rezervasyon bilgisi gösterilecek</text:p>
        </text:list-item>
        <text:list-item>
          <text:p text:style-name="P3025"><text:span text:style-name="T3026">id="today-date"</text:span><text:span text:style-name="T3027"><text:s/>→ Günün tarihi gösterilecek</text:span></text:p>
        </text:list-item>
        <text:list-item>
          <text:p text:style-name="P3028">Bu alan yeşil kutu olarak CSS’te tasarlanmış</text:p>
        </text:list-item>
      </text:list>
      <text:p text:style-name="P3029"><text:span text:style-name="T3030"><draw:custom-shape svg:x="0in" svg:y="0in" svg:width="45.51042in" svg:height="0.00139in" draw:id="id89" draw:style-name="a89" draw:name="Horizontal Line 175" text:anchor-type="as-char"><svg:title/><svg:desc/><draw:enhanced-geometry draw:type="non-primitive" svg:viewBox="0 0 21600 21600" draw:enhanced-path="M 0 0 L 21600 0 21600 21600 0 21600 Z N"/></draw:custom-shape></text:span></text:p>
      <text:h text:style-name="P3031" text:outline-level="3"><text:span text:style-name="T3032">4️</text:span><text:span text:style-name="T3033">⃣</text:span><text:span text:style-name="T3034"><text:s/></text:span><text:span text:style-name="T3035">section.weekly-plan</text:span></text:h>
      <text:list text:style-name="LFO114" text:continue-numbering="true">
        <text:list-item>
          <text:p text:style-name="P3036">Haftalık rezervasyon menüsü burada listelenecek</text:p>
        </text:list-item>
        <text:list-item>
          <text:p text:style-name="P3037"><text:span text:style-name="T3038">div.calendar</text:span><text:span text:style-name="T3039"><text:s/>içinde her gün için kartlar olacak</text:span></text:p>
        </text:list-item>
        <text:list-item>
          <text:p text:style-name="P3040">Menü, gün, öğün gibi detaylar yer alacak</text:p>
        </text:list-item>
        <text:list-item>
          <text:p text:style-name="P3041">JS ile yüklenecek (kullanıcı rezervasyon yapabilecek)</text:p>
        </text:list-item>
      </text:list>
      <text:p text:style-name="P3042"><text:span text:style-name="T3043"><draw:custom-shape svg:x="0in" svg:y="0in" svg:width="45.51042in" svg:height="0.00139in" draw:id="id90" draw:style-name="a90" draw:name="Horizontal Line 176" text:anchor-type="as-char"><svg:title/><svg:desc/><draw:enhanced-geometry draw:type="non-primitive" svg:viewBox="0 0 21600 21600" draw:enhanced-path="M 0 0 L 21600 0 21600 21600 0 21600 Z N"/></draw:custom-shape></text:span></text:p>
      <text:h text:style-name="P3044" text:outline-level="3"><text:span text:style-name="T3045">5️</text:span><text:span text:style-name="T3046">⃣</text:span><text:span text:style-name="T3047"><text:s/></text:span><text:span text:style-name="T3048">section.transaction-history</text:span></text:h>
      <text:list text:style-name="LFO115" text:continue-numbering="true">
        <text:list-item>
          <text:p text:style-name="P3049">Son 5 bakiye işlemi<text:s/>gösterilecek</text:p>
        </text:list-item>
        <text:list-item>
          <text:p text:style-name="P3050"><text:span text:style-name="T3051">Tablo yapısı içinde<text:s/></text:span><text:span text:style-name="T3052">id="transaction-list"</text:span><text:span text:style-name="T3053"><text:s/>hedefli</text:span></text:p>
        </text:list-item>
        <text:list-item>
          <text:p text:style-name="P3054">Tutar, işlem tipi (bakiye yükleme, harcama), tarih ve saat gösterilecek</text:p>
        </text:list-item>
      </text:list>
      <text:p text:style-name="P3055"><text:span text:style-name="T3056"><draw:custom-shape svg:x="0in" svg:y="0in" svg:width="45.51042in" svg:height="0.00139in" draw:id="id91" draw:style-name="a91" draw:name="Horizontal Line 177" text:anchor-type="as-char"><svg:title/><svg:desc/><draw:enhanced-geometry draw:type="non-primitive" svg:viewBox="0 0 21600 21600" draw:enhanced-path="M 0 0 L 21600 0 21600 21600 0 21600 Z N"/></draw:custom-shape></text:span></text:p>
      <text:h text:style-name="P3057" text:outline-level="2"><text:span text:style-name="T3058">🛠</text:span><text:span text:style-name="T3059">️ KULLANILAN YÖNTEMLER (Beklenen JS İşlevleri)</text:span></text:h>
      <text:list text:style-name="LFO116" text:continue-numbering="true">
        <text:list-item>
          <text:p text:style-name="P3060"><text:span text:style-name="T3061">localStorage.getItem("email")</text:span><text:span text:style-name="T3062"><text:s/>ile kullanıcı belirleme</text:span></text:p>
        </text:list-item>
        <text:list-item>
          <text:p text:style-name="P3063"><text:span text:style-name="T3064">/api/reservations</text:span><text:span text:style-name="T3065"><text:s/>→ geçmiş rezervasyonları çekme</text:span></text:p>
        </text:list-item>
        <text:list-item>
          <text:p text:style-name="P3066"><text:span text:style-name="T3067">/api/today-reservation</text:span><text:span text:style-name="T3068"><text:s/>→ bugünkü rezervasyonu çekme</text:span></text:p>
        </text:list-item>
        <text:list-item>
          <text:p text:style-name="P3069"><text:span text:style-name="T3070">/api/weekly-menu</text:span><text:span text:style-name="T3071"><text:s/>→ haftalık menü çekme</text:span></text:p>
        </text:list-item>
        <text:list-item>
          <text:p text:style-name="P3072"><text:span text:style-name="T3073">/api/bakiye-gecmisi</text:span><text:span text:style-name="T3074"><text:s/>→ bakiye işlemleri (son 5 kayıt)</text:span></text:p>
        </text:list-item>
        <text:list-item>
          <text:p text:style-name="P3075"><text:span text:style-name="T3076">Kullanıcı bilgileri<text:s/></text:span><text:span text:style-name="T3077">/api/kullanici-bilgileri</text:span><text:span text:style-name="T3078"><text:s/>ile çekilir</text:span></text:p>
        </text:list-item>
        <text:list-item>
          <text:p text:style-name="P3079">JS ile<text:s/>DOM içerikleri güncellenir</text:p>
        </text:list-item>
      </text:list>
      <text:h text:style-name="P3080" text:outline-level="2"><text:span text:style-name="T3081">📁</text:span><text:span text:style-name="T3082"><text:s/></text:span><text:span text:style-name="T3083">rezervasyon.js</text:span><text:span text:style-name="T3084"><text:s/>– Kullanıcı Paneli İşlevleri</text:span></text:h>
      <text:h text:style-name="P3085" text:outline-level="3"><text:span text:style-name="T3086">✅</text:span><text:span text:style-name="T3087"><text:s/>GENEL AMAÇ</text:span></text:h>
      <text:p text:style-name="P3088">Kullanıcı:</text:p>
      <text:list text:style-name="LFO117" text:continue-numbering="true">
        <text:list-item>
          <text:p text:style-name="P3089"><text:span text:style-name="T3090">Bilgilerini görür (</text:span><text:span text:style-name="T3091">loadUserInfo</text:span><text:span text:style-name="T3092">)</text:span></text:p>
        </text:list-item>
        <text:list-item>
          <text:p text:style-name="P3093"><text:span text:style-name="T3094">Bugünkü rezervasyonunu görür (</text:span><text:span text:style-name="T3095">loadTodayReservation</text:span><text:span text:style-name="T3096">)</text:span></text:p>
        </text:list-item>
        <text:list-item>
          <text:p text:style-name="P3097"><text:span text:style-name="T3098">Haftalık menüyü görür ve rezervasyon yapar (</text:span><text:span text:style-name="T3099">loadWeeklyMenu</text:span><text:span text:style-name="T3100">)</text:span></text:p>
        </text:list-item>
        <text:list-item>
          <text:p text:style-name="P3101"><text:span text:style-name="T3102">Rezervasyon geçmişini izler (</text:span><text:span text:style-name="T3103">loadReservationHistory</text:span><text:span text:style-name="T3104">)</text:span></text:p>
        </text:list-item>
        <text:list-item>
          <text:p text:style-name="P3105"><text:span text:style-name="T3106">Bakiye geçmişini izler (</text:span><text:span text:style-name="T3107">loadTransactionHistory</text:span><text:span text:style-name="T3108">)</text:span></text:p>
        </text:list-item>
        <text:list-item>
          <text:p text:style-name="P3109"><text:span text:style-name="T3110">Tüm rezervasyonları listeler (admin görünümü varsa) (</text:span><text:span text:style-name="T3111">loadAllReservations</text:span><text:span text:style-name="T3112">)</text:span></text:p>
        </text:list-item>
      </text:list>
      <text:p text:style-name="P3113"><text:span text:style-name="T3114"><draw:custom-shape svg:x="0in" svg:y="0in" svg:width="45.51042in" svg:height="0.00139in" draw:id="id92" draw:style-name="a92" draw:name="Horizontal Line 185" text:anchor-type="as-char"><svg:title/><svg:desc/><draw:enhanced-geometry draw:type="non-primitive" svg:viewBox="0 0 21600 21600" draw:enhanced-path="M 0 0 L 21600 0 21600 21600 0 21600 Z N"/></draw:custom-shape></text:span></text:p>
      <text:h text:style-name="P3115" text:outline-level="2"><text:span text:style-name="T3116">🔍</text:span><text:span text:style-name="T3117"><text:s/>MODÜL MODU ve<text:s/></text:span><text:span text:style-name="T3118">API_URL</text:span><text:span text:style-name="T3119"><text:s/>Tanımı</text:span></text:h>
      <text:p text:style-name="P3120">js</text:p>
      <text:p text:style-name="P3121">KopyalaDüzenle</text:p>
      <text:p text:style-name="P3122">import { API_URL } from<text:s/>"./config.js";</text:p>
      <text:p text:style-name="P3123"><text:span text:style-name="T3124"><draw:custom-shape svg:x="0in" svg:y="0in" svg:width="45.51042in" svg:height="0.00139in" draw:id="id93" draw:style-name="a93" draw:name="Horizontal Line 186" text:anchor-type="as-char"><svg:title/><svg:desc/><draw:enhanced-geometry draw:type="non-primitive" svg:viewBox="0 0 21600 21600" draw:enhanced-path="M 0 0 L 21600 0 21600 21600 0 21600 Z N"/></draw:custom-shape></text:span></text:p>
      <text:h text:style-name="P3125" text:outline-level="2"><text:span text:style-name="T3126">🔐</text:span><text:span text:style-name="T3127"><text:s/></text:span><text:span text:style-name="T3128">loadUserInfo()</text:span></text:h>
      <text:p text:style-name="P3129"><text:span text:style-name="T3130">📌</text:span><text:span text:style-name="T3131"><text:s/></text:span><text:span text:style-name="T3132">localStorage</text:span><text:span text:style-name="T3133"><text:s/>üzerinden<text:s/></text:span><text:span text:style-name="T3134">email</text:span><text:span text:style-name="T3135"><text:s/>ve<text:s/></text:span><text:span text:style-name="T3136">sifre</text:span><text:span text:style-name="T3137"><text:s/>kontrolü yapılıyor</text:span><text:span text:style-name="T3138"><text:line-break/></text:span><text:span text:style-name="T3139">📌</text:span><text:span text:style-name="T3140"><text:s/>Kullanıcı bilgileri DOM’a yazdırılıyor (</text:span><text:span text:style-name="T3141">.user-info</text:span><text:span text:style-name="T3142">,<text:s/></text:span><text:span text:style-name="T3143">.balance-info</text:span><text:span text:style-name="T3144">)</text:span><text:span text:style-name="T3145"><text:line-break/></text:span><text:span text:style-name="T3146">📌</text:span><text:span text:style-name="T3147"><text:s/>Hatalıysa oturum sonlandırılıyor</text:span></text:p>
      <text:p text:style-name="P3148"><text:span text:style-name="T3149"><draw:custom-shape svg:x="0in" svg:y="0in" svg:width="45.51042in" svg:height="0.00139in" draw:id="id94" draw:style-name="a94" draw:name="Horizontal Line 187" text:anchor-type="as-char"><svg:title/><svg:desc/><draw:enhanced-geometry draw:type="non-primitive" svg:viewBox="0 0 21600 21600" draw:enhanced-path="M 0 0 L 21600 0 21600 21600 0 21600 Z N"/></draw:custom-shape></text:span></text:p>
      <text:h text:style-name="P3150" text:outline-level="2"><text:span text:style-name="T3151">🗓</text:span><text:span text:style-name="T3152">️<text:s/></text:span><text:span text:style-name="T3153">loadWeeklyMenu()</text:span></text:h>
      <text:p text:style-name="P3154"><text:span text:style-name="T3155">📌</text:span><text:span text:style-name="T3156"><text:s/></text:span><text:span text:style-name="T3157">/api/weekly-menu</text:span><text:span text:style-name="T3158"><text:s/>→ Haftalık menü çekiliyor</text:span><text:span text:style-name="T3159"><text:line-break/></text:span><text:span text:style-name="T3160">📌</text:span><text:span text:style-name="T3161"><text:s/>Grid şeklinde kartlar oluşturuluyor</text:span><text:span text:style-name="T3162"><text:line-break/></text:span><text:span text:style-name="T3163">📌</text:span><text:span text:style-name="T3164"><text:s/>Öğle ve akşam yemekleri için 2 buton (data-date ve data-meal içeriyor)</text:span><text:span text:style-name="T3165"><text:line-break/></text:span><text:span text:style-name="T3166">📌</text:span><text:span text:style-name="T3167"><text:s/></text:span><text:span text:style-name="T3168">makeReservation()</text:span><text:span text:style-name="T3169"><text:s/>fonksiyonuna bağlanıyor</text:span></text:p>
      <text:p text:style-name="P3170"><text:span text:style-name="T3171"><draw:custom-shape svg:x="0in" svg:y="0in" svg:width="45.51042in" svg:height="0.00139in" draw:id="id95" draw:style-name="a95" draw:name="Horizontal Line 188" text:anchor-type="as-char"><svg:title/><svg:desc/><draw:enhanced-geometry draw:type="non-primitive" svg:viewBox="0 0 21600 21600" draw:enhanced-path="M 0 0 L 21600 0 21600 21600 0 21600 Z N"/></draw:custom-shape></text:span></text:p>
      <text:h text:style-name="P3172" text:outline-level="2"><text:span text:style-name="T3173">🍽</text:span><text:span text:style-name="T3174">️<text:s/></text:span><text:span text:style-name="T3175">makeReservation(email, tarih, ogun, ucret)</text:span></text:h>
      <text:p text:style-name="P3176"><text:span text:style-name="T3177">📌</text:span><text:span text:style-name="T3178"><text:s/>Kul</text:span><text:span text:style-name="T3179">lanıcı e-postası, tarih, öğün ve ücret backend'e gönderiliyor</text:span><text:span text:style-name="T3180"><text:line-break/></text:span><text:span text:style-name="T3181">📌</text:span><text:span text:style-name="T3182"><text:s/>Başarılıysa kullanıcı ve rezervasyon bilgileri güncelleniyor</text:span><text:span text:style-name="T3183"><text:line-break/></text:span><text:span text:style-name="T3184">📌</text:span><text:span text:style-name="T3185"><text:s/>Hatalarda detaylı<text:s/></text:span><text:span text:style-name="T3186">alert()</text:span><text:span text:style-name="T3187"><text:s/>mesajı var</text:span></text:p>
      <text:p text:style-name="P3188"><text:span text:style-name="T3189"><draw:custom-shape svg:x="0in" svg:y="0in" svg:width="45.51042in" svg:height="0.00139in" draw:id="id96" draw:style-name="a96" draw:name="Horizontal Line 189" text:anchor-type="as-char"><svg:title/><svg:desc/><draw:enhanced-geometry draw:type="non-primitive" svg:viewBox="0 0 21600 21600" draw:enhanced-path="M 0 0 L 21600 0 21600 21600 0 21600 Z N"/></draw:custom-shape></text:span></text:p>
      <text:h text:style-name="P3190" text:outline-level="2"><text:span text:style-name="T3191">📆</text:span><text:span text:style-name="T3192"><text:s/></text:span><text:span text:style-name="T3193">loadTodayReservation()</text:span></text:h>
      <text:soft-page-break/>
      <text:p text:style-name="P3194"><text:span text:style-name="T3195">📌</text:span><text:span text:style-name="T3196"><text:s/></text:span><text:span text:style-name="T3197">/api/today-reservation?email=...</text:span><text:span text:style-name="T3198"><text:s/>endpointi çağrılıyor</text:span><text:span text:style-name="T3199"><text:line-break/></text:span><text:span text:style-name="T3200">📌</text:span><text:span text:style-name="T3201"><text:s/>Bu</text:span><text:span text:style-name="T3202">günkü rezervasyon gösteriliyor</text:span><text:span text:style-name="T3203"><text:line-break/></text:span><text:span text:style-name="T3204">📌</text:span><text:span text:style-name="T3205"><text:s/>Yoksa uyarı mesajı basılıyor</text:span></text:p>
      <text:p text:style-name="P3206"><text:span text:style-name="T3207"><draw:custom-shape svg:x="0in" svg:y="0in" svg:width="45.51042in" svg:height="0.00139in" draw:id="id97" draw:style-name="a97" draw:name="Horizontal Line 190" text:anchor-type="as-char"><svg:title/><svg:desc/><draw:enhanced-geometry draw:type="non-primitive" svg:viewBox="0 0 21600 21600" draw:enhanced-path="M 0 0 L 21600 0 21600 21600 0 21600 Z N"/></draw:custom-shape></text:span></text:p>
      <text:h text:style-name="P3208" text:outline-level="2"><text:span text:style-name="T3209">📜</text:span><text:span text:style-name="T3210"><text:s/></text:span><text:span text:style-name="T3211">loadReservationHistory()</text:span></text:h>
      <text:p text:style-name="P3212"><text:span text:style-name="T3213">📌</text:span><text:span text:style-name="T3214"><text:s/></text:span><text:span text:style-name="T3215">/api/reservations?email=...</text:span><text:span text:style-name="T3216"><text:s/>ile geçmiş rezervasyonlar çekiliyor</text:span><text:span text:style-name="T3217"><text:line-break/></text:span><text:span text:style-name="T3218">📌</text:span><text:span text:style-name="T3219"><text:s/>Kart stili oluşturuluyor (</text:span><text:span text:style-name="T3220">.reservation-cards</text:span><text:span text:style-name="T3221">)</text:span><text:span text:style-name="T3222"><text:line-break/></text:span><text:span text:style-name="T3223">📌</text:span><text:span text:style-name="T3224"><text:s/></text:span><text:span text:style-name="T3225">durum</text:span><text:span text:style-name="T3226"><text:s/>değerine göre kart sınıfı<text:s/></text:span><text:span text:style-name="T3227">renkleniyor:</text:span></text:p>
      <text:list text:style-name="LFO118" text:continue-numbering="true">
        <text:list-item>
          <text:p text:style-name="P3228"><text:span text:style-name="T3229">Gidildi</text:span><text:span text:style-name="T3230">: kırmızı</text:span></text:p>
        </text:list-item>
        <text:list-item>
          <text:p text:style-name="P3231"><text:span text:style-name="T3232">Bugün</text:span><text:span text:style-name="T3233">: yeşil</text:span></text:p>
        </text:list-item>
        <text:list-item>
          <text:p text:style-name="P3234">Diğer: sarı</text:p>
        </text:list-item>
      </text:list>
      <text:p text:style-name="P3235"><text:span text:style-name="T3236"><draw:custom-shape svg:x="0in" svg:y="0in" svg:width="45.51042in" svg:height="0.00139in" draw:id="id98" draw:style-name="a98" draw:name="Horizontal Line 191" text:anchor-type="as-char"><svg:title/><svg:desc/><draw:enhanced-geometry draw:type="non-primitive" svg:viewBox="0 0 21600 21600" draw:enhanced-path="M 0 0 L 21600 0 21600 21600 0 21600 Z N"/></draw:custom-shape></text:span></text:p>
      <text:h text:style-name="P3237" text:outline-level="2"><text:span text:style-name="T3238">💰</text:span><text:span text:style-name="T3239"><text:s/></text:span><text:span text:style-name="T3240">loadTransactionHistory()</text:span></text:h>
      <text:p text:style-name="P3241"><text:span text:style-name="T3242">📌</text:span><text:span text:style-name="T3243"><text:s/></text:span><text:span text:style-name="T3244">/api/bakiye-gecmisi?email=...</text:span><text:span text:style-name="T3245"><text:s/>çağrılıyor</text:span><text:span text:style-name="T3246"><text:line-break/></text:span><text:span text:style-name="T3247">📌</text:span><text:span text:style-name="T3248"><text:s/>Tabloya (id=</text:span><text:span text:style-name="T3249">transaction-list</text:span><text:span text:style-name="T3250">) son 5 bakiye işlemi yazılıyor</text:span></text:p>
      <text:p text:style-name="P3251"><text:span text:style-name="T3252"><draw:custom-shape svg:x="0in" svg:y="0in" svg:width="45.51042in" svg:height="0.00139in" draw:id="id99" draw:style-name="a99" draw:name="Horizontal Line 192" text:anchor-type="as-char"><svg:title/><svg:desc/><draw:enhanced-geometry draw:type="non-primitive" svg:viewBox="0 0 21600 21600" draw:enhanced-path="M 0 0 L 21600 0 21600 21600 0 21600 Z N"/></draw:custom-shape></text:span></text:p>
      <text:h text:style-name="P3253" text:outline-level="2"><text:span text:style-name="T3254">🔁</text:span><text:span text:style-name="T3255"><text:s/></text:span><text:span text:style-name="T3256">loadAllReservations()</text:span></text:h>
      <text:p text:style-name="P3257"><text:span text:style-name="T3258">📌</text:span><text:span text:style-name="T3259"><text:s/>Tüm rezervasyonları<text:s/></text:span><text:span text:style-name="T3260">getiriyor (admin görünümündeki rezervasyon tablosu için olabilir)</text:span><text:span text:style-name="T3261"><text:line-break/></text:span><text:span text:style-name="T3262">📌</text:span><text:span text:style-name="T3263"><text:s/>Yine<text:s/></text:span><text:span text:style-name="T3264">transaction-list</text:span><text:span text:style-name="T3265"><text:s/>id'sine yazıyor</text:span><text:span text:style-name="T3266"><text:line-break/></text:span><text:span text:style-name="T3267">📌</text:span><text:span text:style-name="T3268"><text:s/>Bu<text:s/></text:span><text:span text:style-name="T3269">id</text:span><text:span text:style-name="T3270"><text:s/>çakışması varsa düzeltmen gerekebilir (hem bakiye hem rezervasyon için kullanılıyor)</text:span></text:p>
      <text:p text:style-name="P3271"><text:span text:style-name="T3272"><draw:custom-shape svg:x="0in" svg:y="0in" svg:width="45.51042in" svg:height="0.00139in" draw:id="id100" draw:style-name="a100" draw:name="Horizontal Line 193" text:anchor-type="as-char"><svg:title/><svg:desc/><draw:enhanced-geometry draw:type="non-primitive" svg:viewBox="0 0 21600 21600" draw:enhanced-path="M 0 0 L 21600 0 21600 21600 0 21600 Z N"/></draw:custom-shape></text:span></text:p>
      <text:h text:style-name="P3273" text:outline-level="2"><text:span text:style-name="T3274">🧮</text:span><text:span text:style-name="T3275"><text:s/></text:span><text:span text:style-name="T3276">formatDate()</text:span></text:h>
      <text:p text:style-name="P3277"><text:span text:style-name="T3278">📌</text:span><text:span text:style-name="T3279"><text:s/></text:span><text:span text:style-name="T3280">tr-TR</text:span><text:span text:style-name="T3281"><text:s/>locale ile gün, ay, yıl, gün</text:span><text:span text:style-name="T3282"><text:s/>adı gösterimi yapılıyor</text:span><text:span text:style-name="T3283"><text:line-break/></text:span><text:span text:style-name="T3284">📌</text:span><text:span text:style-name="T3285"><text:s/>Geçersizse<text:s/></text:span><text:span text:style-name="T3286">"Bilinmiyor"</text:span><text:span text:style-name="T3287"><text:s/>yazıyor</text:span></text:p>
      <text:p text:style-name="P3288"><text:span text:style-name="T3289"><draw:custom-shape svg:x="0in" svg:y="0in" svg:width="45.51042in" svg:height="0.00139in" draw:id="id101" draw:style-name="a101" draw:name="Horizontal Line 194" text:anchor-type="as-char"><svg:title/><svg:desc/><draw:enhanced-geometry draw:type="non-primitive" svg:viewBox="0 0 21600 21600" draw:enhanced-path="M 0 0 L 21600 0 21600 21600 0 21600 Z N"/></draw:custom-shape></text:span></text:p>
      <text:h text:style-name="P3290" text:outline-level="2"><text:span text:style-name="T3291">🚀</text:span><text:span text:style-name="T3292"><text:s/>DOM LOAD</text:span></text:h>
      <text:p text:style-name="P3293">js</text:p>
      <text:p text:style-name="P3294">KopyalaDüzenle</text:p>
      <text:p text:style-name="P3295">document.addEventListener("DOMContentLoaded", async () =&gt; {</text:p>
      <text:p text:style-name="P3296"><text:s text:c="4"/>await loadUserInfo();</text:p>
      <text:p text:style-name="P3297"><text:s text:c="4"/>await loadWeeklyMenu();</text:p>
      <text:p text:style-name="P3298"><text:s text:c="4"/>await<text:s/>loadTodayReservation();</text:p>
      <text:p text:style-name="P3299"><text:s text:c="4"/>await loadReservationHistory();</text:p>
      <text:p text:style-name="P3300"><text:s text:c="4"/>await loadTransactionHistory();</text:p>
      <text:p text:style-name="P3301"><text:s text:c="4"/>await loadAllReservations();</text:p>
      <text:p text:style-name="P3302">});</text:p>
      <text:p text:style-name="P3303"><text:span text:style-name="T3304"><draw:custom-shape svg:x="0in" svg:y="0in" svg:width="45.51042in" svg:height="0.00139in" draw:id="id102" draw:style-name="a102" draw:name="Horizontal Line 195" text:anchor-type="as-char"><svg:title/><svg:desc/><draw:enhanced-geometry draw:type="non-primitive" svg:viewBox="0 0 21600 21600" draw:enhanced-path="M 0 0 L 21600 0 21600 21600 0 21600 Z N"/></draw:custom-shape></text:span></text:p>
      <text:h text:style-name="P3305" text:outline-level="2"><text:span text:style-name="T3306">📋</text:span><text:span text:style-name="T3307"><text:s/>GENEL DEĞERLENDİRME</text:span></text:h>
      <table:table table:style-name="Table3308">
        <table:table-columns>
          <table:table-column table:style-name="TableColumn3309"/>
          <table:table-column table:style-name="TableColumn3310"/>
          <table:table-column table:style-name="TableColumn3311"/>
        </table:table-columns>
        <table:table-header-rows>
          <table:table-row table:style-name="TableRow3312">
            <table:table-cell table:style-name="TableCell3313">
              <text:p text:style-name="P3314">Özellik</text:p>
            </table:table-cell>
            <table:table-cell table:style-name="TableCell3315">
              <text:p text:style-name="P3316">Durum</text:p>
            </table:table-cell>
            <table:table-cell table:style-name="TableCell3317">
              <text:p text:style-name="P3318">Not</text:p>
            </table:table-cell>
          </table:table-row>
        </table:table-header-rows>
        <table:table-row table:style-name="TableRow3319">
          <table:table-cell table:style-name="TableCell3320">
            <text:p text:style-name="P3321">API bağlantıları</text:p>
          </table:table-cell>
          <table:table-cell table:style-name="TableCell3322">
            <text:p text:style-name="P3323"><text:span text:style-name="T3324">✅</text:span><text:span text:style-name="T3325"><text:s/>Uyumlu</text:span></text:p>
          </table:table-cell>
          <table:table-cell table:style-name="TableCell3326">
            <text:p text:style-name="P3327"><text:span text:style-name="T3328">config.js</text:span><text:span text:style-name="T3329"><text:s/>üzerinden çağrılıyor</text:span></text:p>
          </table:table-cell>
        </table:table-row>
        <table:table-row table:style-name="TableRow3330">
          <table:table-cell table:style-name="TableCell3331">
            <text:p text:style-name="P3332">Hata yönetimi</text:p>
          </table:table-cell>
          <table:table-cell table:style-name="TableCell3333">
            <text:p text:style-name="P3334"><text:span text:style-name="T3335">✅</text:span><text:span text:style-name="T3336"><text:s/></text:span><text:span text:style-name="T3337">Mevcut</text:span></text:p>
          </table:table-cell>
          <table:table-cell table:style-name="TableCell3338">
            <text:p text:style-name="P3339"><text:span text:style-name="T3340">try-catch</text:span><text:span text:style-name="T3341"><text:s/>ile ve<text:s/></text:span><text:span text:style-name="T3342">alert()</text:span><text:span text:style-name="T3343"><text:s/>destekli</text:span></text:p>
          </table:table-cell>
        </table:table-row>
        <table:table-row table:style-name="TableRow3344">
          <table:table-cell table:style-name="TableCell3345">
            <text:p text:style-name="P3346">Responsive veri yükleme</text:p>
          </table:table-cell>
          <table:table-cell table:style-name="TableCell3347">
            <text:p text:style-name="P3348"><text:span text:style-name="T3349">✅</text:span><text:span text:style-name="T3350"><text:s/>Var</text:span></text:p>
          </table:table-cell>
          <table:table-cell table:style-name="TableCell3351">
            <text:p text:style-name="P3352"><text:span text:style-name="T3353">DOMContentLoaded</text:span><text:span text:style-name="T3354"><text:s/>altında çağrılar</text:span></text:p>
          </table:table-cell>
        </table:table-row>
        <text:soft-page-break/>
        <table:table-row table:style-name="TableRow3355">
          <table:table-cell table:style-name="TableCell3356">
            <text:p text:style-name="P3357">Kod okunabilirliği</text:p>
          </table:table-cell>
          <table:table-cell table:style-name="TableCell3358">
            <text:p text:style-name="P3359"><text:span text:style-name="T3360">✅</text:span><text:span text:style-name="T3361"><text:s/>Yüksek</text:span></text:p>
          </table:table-cell>
          <table:table-cell table:style-name="TableCell3362">
            <text:p text:style-name="P3363">Fonksiyonlar bölümlere ayrılmış</text:p>
          </table:table-cell>
        </table:table-row>
        <table:table-row table:style-name="TableRow3364">
          <table:table-cell table:style-name="TableCell3365">
            <text:p text:style-name="P3366">Geliştirme kolaylığı</text:p>
          </table:table-cell>
          <table:table-cell table:style-name="TableCell3367">
            <text:p text:style-name="P3368"><text:span text:style-name="T3369">✅</text:span><text:span text:style-name="T3370"><text:s/>Çok iyi</text:span></text:p>
          </table:table-cell>
          <table:table-cell table:style-name="TableCell3371">
            <text:p text:style-name="P3372">Her şey modüler ve izole yazılmış</text:p>
          </table:table-cell>
        </table:table-row>
      </table:table>
      <text:p text:style-name="P3373"><text:span text:style-name="T3374"><draw:custom-shape svg:x="0in" svg:y="0in" svg:width="45.51042in" svg:height="0.00139in" draw:id="id103" draw:style-name="a103" draw:name="Horizontal Line 196" text:anchor-type="as-char"><svg:title/><svg:desc/><draw:enhanced-geometry draw:type="non-primitive" svg:viewBox="0 0 21600 21600" draw:enhanced-path="M 0 0 L 21600 0 21600 21600 0 21600 Z N"/></draw:custom-shape></text:span></text:p>
      <text:h text:style-name="P3375" text:outline-level="2"><text:span text:style-name="T3376">⚠️</text:span><text:span text:style-name="T3377"><text:s/>Küçük<text:s/></text:span><text:span text:style-name="T3378">Notlar ve Öneriler</text:span></text:h>
      <text:list text:style-name="LFO119" text:continue-numbering="true">
        <text:list-item>
          <text:p text:style-name="P3379"><text:span text:style-name="T3380">loadAllReservations()</text:span><text:span text:style-name="T3381"><text:s/>fonksiyonu hem admin'e hem kullanıcıya mı ait? Eğer sadece admin panelinde varsa bu fonksiyonu frontend ayrımına göre farklılaştırabilirsin.</text:span></text:p>
        </text:list-item>
        <text:list-item>
          <text:p text:style-name="P3382"><text:span text:style-name="T3383">transaction-list</text:span><text:span text:style-name="T3384"><text:s/>hem rezervasyonlar hem bakiye işlemleri için<text:s/></text:span><text:span text:style-name="T3385">kullanılmış olabilir. Bu id çakışması varsa iki ayrı id (</text:span><text:span text:style-name="T3386">bakiye-listesi</text:span><text:span text:style-name="T3387">,<text:s/></text:span><text:span text:style-name="T3388">rezervasyon-tablosu</text:span><text:span text:style-name="T3389">) kullanılmalı.</text:span></text:p>
        </text:list-item>
        <text:list-item>
          <text:p text:style-name="P3390"><text:span text:style-name="T3391">localStorage.getItem("sifre")</text:span><text:span text:style-name="T3392"><text:s/>güvenlik açısından gereksiz — kullanıcı doğrulandıktan sonra sadece<text:s/></text:span><text:span text:style-name="T3393">email</text:span><text:span text:style-name="T3394"><text:s/>tutulması yeterlidir.</text:span></text:p>
        </text:list-item>
      </text:list>
      <text:h text:style-name="P3395" text:outline-level="2"><text:span text:style-name="T3396">✅</text:span><text:span text:style-name="T3397"><text:s/></text:span><text:span text:style-name="T3398">script.js</text:span><text:span text:style-name="T3399"><text:s/>Dosyası Te</text:span><text:span text:style-name="T3400">knik İnceleme &amp; Özet</text:span></text:h>
      <text:h text:style-name="P3401" text:outline-level="3"><text:span text:style-name="T3402">🔒</text:span><text:span text:style-name="T3403"><text:s/>Oturum ve Giriş İşlemleri</text:span></text:h>
      <text:list text:style-name="LFO120" text:continue-numbering="true">
        <text:list-item>
          <text:p text:style-name="P3404"><text:span text:style-name="T3405">sessionToken</text:span><text:span text:style-name="T3406"><text:s/>kontrolüyle yetkisiz erişim engelleniyor.</text:span></text:p>
        </text:list-item>
        <text:list-item>
          <text:p text:style-name="P3407"><text:span text:style-name="T3408">navigateTo()</text:span><text:span text:style-name="T3409">,<text:s/></text:span><text:span text:style-name="T3410">checkSession()</text:span><text:span text:style-name="T3411">,<text:s/></text:span><text:span text:style-name="T3412">clearSession()</text:span><text:span text:style-name="T3413"><text:s/>fonksiyonları modüler ve sade yazılmış.</text:span></text:p>
        </text:list-item>
        <text:list-item>
          <text:p text:style-name="P3414"><text:span text:style-name="T3415">kullaniciDogrulama()</text:span><text:span text:style-name="T3416"><text:s/>fonksiyonu login işlemini API ile gerçekleşti</text:span><text:span text:style-name="T3417">riyor ve localStorage’a<text:s/></text:span><text:span text:style-name="T3418">email</text:span><text:span text:style-name="T3419"><text:s/>ve<text:s/></text:span><text:span text:style-name="T3420">sifre</text:span><text:span text:style-name="T3421"><text:s/>kaydediyor.<text:s/></text:span><text:span text:style-name="T3422">(</text:span><text:span text:style-name="T3423">⚠️</text:span><text:span text:style-name="T3424"><text:s/>Güvenlik gereği canlı sistemde<text:s/></text:span><text:span text:style-name="T3425">sifre</text:span><text:span text:style-name="T3426"><text:s/>tutulmamalı)</text:span></text:p>
        </text:list-item>
      </text:list>
      <text:p text:style-name="P3427"><text:span text:style-name="T3428"><draw:custom-shape svg:x="0in" svg:y="0in" svg:width="45.51042in" svg:height="0.00139in" draw:id="id104" draw:style-name="a104" draw:name="Horizontal Line 209" text:anchor-type="as-char"><svg:title/><svg:desc/><draw:enhanced-geometry draw:type="non-primitive" svg:viewBox="0 0 21600 21600" draw:enhanced-path="M 0 0 L 21600 0 21600 21600 0 21600 Z N"/></draw:custom-shape></text:span></text:p>
      <text:h text:style-name="P3429" text:outline-level="3"><text:span text:style-name="T3430">📁</text:span><text:span text:style-name="T3431"><text:s/>Admin Panel Yönetimi</text:span></text:h>
      <text:h text:style-name="P3432" text:outline-level="4"><text:span text:style-name="T3433">✅</text:span><text:span text:style-name="T3434"><text:s/>Menü ve Sayfa Görünümü</text:span></text:h>
      <text:list text:style-name="LFO121" text:continue-numbering="true">
        <text:list-item>
          <text:p text:style-name="P3435"><text:span text:style-name="T3436">.menu-item</text:span><text:span text:style-name="T3437"><text:s/>tıklamalarında ilgili<text:s/></text:span><text:span text:style-name="T3438">&lt;section&gt;</text:span><text:span text:style-name="T3439"><text:s/>dinamik olarak gösteriliyor.</text:span></text:p>
        </text:list-item>
        <text:list-item>
          <text:p text:style-name="P3440"><text:span text:style-name="T3441">data-section</text:span><text:span text:style-name="T3442"><text:s/></text:span><text:span text:style-name="T3443">attribute kullanımı temiz ve etkin.</text:span></text:p>
        </text:list-item>
      </text:list>
      <text:h text:style-name="P3444" text:outline-level="4"><text:span text:style-name="T3445">✅</text:span><text:span text:style-name="T3446"><text:s/>Yemek Yönetimi</text:span></text:h>
      <text:list text:style-name="LFO122" text:continue-numbering="true">
        <text:list-item>
          <text:p text:style-name="P3447"><text:span text:style-name="T3448">yemekEkleForm</text:span><text:span text:style-name="T3449"><text:s/>ile yemek ekleniyor.</text:span></text:p>
        </text:list-item>
        <text:list-item>
          <text:p text:style-name="P3450"><text:span text:style-name="T3451">Backend’e POST isteği gönderiliyor (</text:span><text:span text:style-name="T3452">/api/yemek-ekle</text:span><text:span text:style-name="T3453">)</text:span></text:p>
        </text:list-item>
        <text:list-item>
          <text:p text:style-name="P3454"><text:span text:style-name="T3455">Son eklenen yemekler listeleniyor (</text:span><text:span text:style-name="T3456">/api/son-eklenen-yemekler</text:span><text:span text:style-name="T3457">)</text:span></text:p>
        </text:list-item>
        <text:list-item>
          <text:p text:style-name="P3458">Kategorilere ekleme yapılırken input doldurma<text:s/>işlemi başarılı şekilde uygulanmış.</text:p>
        </text:list-item>
      </text:list>
      <text:h text:style-name="P3459" text:outline-level="4"><text:span text:style-name="T3460">✅</text:span><text:span text:style-name="T3461"><text:s/>Rastgele Menü Önerileri</text:span></text:h>
      <text:list text:style-name="LFO123" text:continue-numbering="true">
        <text:list-item>
          <text:p text:style-name="P3462"><text:span text:style-name="T3463">randomMenulerOlustur()</text:span><text:span text:style-name="T3464"><text:s/>fonksiyonu sabit yemek seçip diğerlerini rastgele atıyor.</text:span></text:p>
        </text:list-item>
        <text:list-item>
          <text:p text:style-name="P3465">Menü önerisi görsel olarak sunuluyor ve "Bu menüyü seç" butonu ile form inputlarına otomatik yazılıyor.</text:p>
        </text:list-item>
      </text:list>
      <text:p text:style-name="P3466"><text:span text:style-name="T3467"><draw:custom-shape svg:x="0in" svg:y="0in" svg:width="45.51042in" svg:height="0.00139in" draw:id="id105" draw:style-name="a105" draw:name="Horizontal Line 210" text:anchor-type="as-char"><svg:title/><svg:desc/><draw:enhanced-geometry draw:type="non-primitive" svg:viewBox="0 0 21600 21600" draw:enhanced-path="M 0 0 L 21600 0 21600 21600 0 21600 Z N"/></draw:custom-shape></text:span></text:p>
      <text:h text:style-name="P3468" text:outline-level="3"><text:span text:style-name="T3469">📆</text:span><text:span text:style-name="T3470"><text:s/>Menü</text:span><text:span text:style-name="T3471"><text:s/>Listeleme / Tarih Aralığı</text:span></text:h>
      <text:list text:style-name="LFO124" text:continue-numbering="true">
        <text:list-item>
          <text:p text:style-name="P3472"><text:span text:style-name="T3473">listeleBtn</text:span><text:span text:style-name="T3474"><text:s/>ile tarih aralığı alınarak menüler listeleniyor (</text:span><text:span text:style-name="T3475">/api/menuler</text:span><text:span text:style-name="T3476">)</text:span></text:p>
        </text:list-item>
        <text:list-item>
          <text:p text:style-name="P3477"><text:span text:style-name="T3478">flatpickr</text:span><text:span text:style-name="T3479"><text:s/>entegrasyonu güzel şekilde yapılmış (</text:span><text:span text:style-name="T3480">initializeDatePicker()</text:span><text:span text:style-name="T3481">)</text:span></text:p>
        </text:list-item>
      </text:list>
      <text:p text:style-name="P3482"><text:span text:style-name="T3483"><draw:custom-shape svg:x="0in" svg:y="0in" svg:width="45.51042in" svg:height="0.00139in" draw:id="id106" draw:style-name="a106" draw:name="Horizontal Line 211" text:anchor-type="as-char"><svg:title/><svg:desc/><draw:enhanced-geometry draw:type="non-primitive" svg:viewBox="0 0 21600 21600" draw:enhanced-path="M 0 0 L 21600 0 21600 21600 0 21600 Z N"/></draw:custom-shape></text:span></text:p>
      <text:h text:style-name="P3484" text:outline-level="3"><text:span text:style-name="T3485">📋</text:span><text:span text:style-name="T3486"><text:s/>Rezervasyon Yönetimi</text:span></text:h>
      <text:list text:style-name="LFO125" text:continue-numbering="true">
        <text:list-item>
          <text:p text:style-name="P3487"><text:span text:style-name="T3488">Filtreleme alanları (</text:span><text:span text:style-name="T3489">isim</text:span><text:span text:style-name="T3490">,<text:s/></text:span><text:span text:style-name="T3491">tarih</text:span><text:span text:style-name="T3492">,<text:s/></text:span><text:span text:style-name="T3493">öğün</text:span><text:span text:style-name="T3494">) canlı<text:s/></text:span><text:span text:style-name="T3495">filtreleme yapıyor.</text:span></text:p>
        </text:list-item>
        <text:list-item>
          <text:p text:style-name="P3496"><text:span text:style-name="T3497">Tablo dinamik olarak<text:s/></text:span><text:span text:style-name="T3498">updateReservations()</text:span><text:span text:style-name="T3499"><text:s/>ile dolduruluyor.</text:span></text:p>
        </text:list-item>
        <text:list-item>
          <text:p text:style-name="P3500"><text:span text:style-name="T3501">PDF çıktısı<text:s/></text:span><text:span text:style-name="T3502">jsPDF</text:span><text:span text:style-name="T3503"><text:s/>+<text:s/></text:span><text:span text:style-name="T3504">autoTable</text:span><text:span text:style-name="T3505"><text:s/>ile filtreye göre oluşturulup indiriliyor.</text:span></text:p>
        </text:list-item>
      </text:list>
      <text:soft-page-break/>
      <text:p text:style-name="P3506"><text:span text:style-name="T3507"><draw:custom-shape svg:x="0in" svg:y="0in" svg:width="45.51042in" svg:height="0.00139in" draw:id="id107" draw:style-name="a107" draw:name="Horizontal Line 212" text:anchor-type="as-char"><svg:title/><svg:desc/><draw:enhanced-geometry draw:type="non-primitive" svg:viewBox="0 0 21600 21600" draw:enhanced-path="M 0 0 L 21600 0 21600 21600 0 21600 Z N"/></draw:custom-shape></text:span></text:p>
      <text:h text:style-name="P3508" text:outline-level="3"><text:span text:style-name="T3509">👤</text:span><text:span text:style-name="T3510"><text:s/>Kullanıcı Yönetimi</text:span></text:h>
      <text:list text:style-name="LFO126" text:continue-numbering="true">
        <text:list-item>
          <text:p text:style-name="P3511"><text:span text:style-name="T3512">Yeni kullanıcı eklenebiliyor (</text:span><text:span text:style-name="T3513">/api/kullanici-ekle</text:span><text:span text:style-name="T3514">)</text:span></text:p>
        </text:list-item>
        <text:list-item>
          <text:p text:style-name="P3515"><text:span text:style-name="T3516">Liste otomatik yükleniyor (</text:span><text:span text:style-name="T3517">l</text:span><text:span text:style-name="T3518">oadUserList()</text:span><text:span text:style-name="T3519">)</text:span></text:p>
        </text:list-item>
        <text:list-item>
          <text:p text:style-name="P3520"><text:span text:style-name="T3521">Silme işlemi ayrı<text:s/></text:span><text:span text:style-name="T3522">DELETE</text:span><text:span text:style-name="T3523"><text:s/>endpoint ile yapılıyor (</text:span><text:span text:style-name="T3524">/api/kullanici-sil/:id</text:span><text:span text:style-name="T3525">)</text:span></text:p>
        </text:list-item>
      </text:list>
      <text:p text:style-name="P3526"><text:span text:style-name="T3527"><draw:custom-shape svg:x="0in" svg:y="0in" svg:width="45.51042in" svg:height="0.00139in" draw:id="id108" draw:style-name="a108" draw:name="Horizontal Line 213" text:anchor-type="as-char"><svg:title/><svg:desc/><draw:enhanced-geometry draw:type="non-primitive" svg:viewBox="0 0 21600 21600" draw:enhanced-path="M 0 0 L 21600 0 21600 21600 0 21600 Z N"/></draw:custom-shape></text:span></text:p>
      <text:h text:style-name="P3528" text:outline-level="3"><text:span text:style-name="T3529">💬</text:span><text:span text:style-name="T3530"><text:s/>Yorum Sistemi</text:span></text:h>
      <text:list text:style-name="LFO127" text:continue-numbering="true">
        <text:list-item>
          <text:p text:style-name="P3531"><text:span text:style-name="T3532">Yorum gönderme (</text:span><text:span text:style-name="T3533">/api/yorum-ekle</text:span><text:span text:style-name="T3534">)</text:span></text:p>
        </text:list-item>
        <text:list-item>
          <text:p text:style-name="P3535"><text:span text:style-name="T3536">Yorumları listeleme (</text:span><text:span text:style-name="T3537">/api/yorumlar</text:span><text:span text:style-name="T3538">)</text:span></text:p>
        </text:list-item>
        <text:list-item>
          <text:p text:style-name="P3539"><text:span text:style-name="T3540">Silme işlemi admin tarafından yapılabiliyor (</text:span><text:span text:style-name="T3541">/api/yorum-sil/:id</text:span><text:span text:style-name="T3542">)</text:span></text:p>
        </text:list-item>
        <text:list-item>
          <text:p text:style-name="P3543">Yorumlarda tarih-saat Türkçe formatta gösteriliyor</text:p>
        </text:list-item>
      </text:list>
      <text:p text:style-name="P3544"><text:span text:style-name="T3545"><draw:custom-shape svg:x="0in" svg:y="0in" svg:width="45.51042in" svg:height="0.00139in" draw:id="id109" draw:style-name="a109" draw:name="Horizontal Line 214" text:anchor-type="as-char"><svg:title/><svg:desc/><draw:enhanced-geometry draw:type="non-primitive" svg:viewBox="0 0 21600 21600" draw:enhanced-path="M 0 0 L 21600 0 21600 21600 0 21600 Z N"/></draw:custom-shape></text:span></text:p>
      <text:h text:style-name="P3546" text:outline-level="2"><text:span text:style-name="T3547">📌</text:span><text:span text:style-name="T3548"><text:s/>Eksiksiz Özellik Listesi</text:span></text:h>
      <table:table table:style-name="Table3549">
        <table:table-columns>
          <table:table-column table:style-name="TableColumn3550"/>
          <table:table-column table:style-name="TableColumn3551"/>
        </table:table-columns>
        <table:table-header-rows>
          <table:table-row table:style-name="TableRow3552">
            <table:table-cell table:style-name="TableCell3553">
              <text:p text:style-name="P3554">Özellik</text:p>
            </table:table-cell>
            <table:table-cell table:style-name="TableCell3555">
              <text:p text:style-name="P3556">Durum</text:p>
            </table:table-cell>
          </table:table-row>
        </table:table-header-rows>
        <table:table-row table:style-name="TableRow3557">
          <table:table-cell table:style-name="TableCell3558">
            <text:p text:style-name="P3559"><text:span text:style-name="T3560">Oturum kontrolü (</text:span><text:span text:style-name="T3561">sessionToken</text:span><text:span text:style-name="T3562">)</text:span></text:p>
          </table:table-cell>
          <table:table-cell table:style-name="TableCell3563">
            <text:p text:style-name="P3564"><text:span text:style-name="T3565">✅</text:span></text:p>
          </table:table-cell>
        </table:table-row>
        <table:table-row table:style-name="TableRow3566">
          <table:table-cell table:style-name="TableCell3567">
            <text:p text:style-name="P3568">Yetkili Girişi ve Logout</text:p>
          </table:table-cell>
          <table:table-cell table:style-name="TableCell3569">
            <text:p text:style-name="P3570"><text:span text:style-name="T3571">✅</text:span></text:p>
          </table:table-cell>
        </table:table-row>
        <table:table-row table:style-name="TableRow3572">
          <table:table-cell table:style-name="TableCell3573">
            <text:p text:style-name="P3574">Admin Paneli Navigasyonu</text:p>
          </table:table-cell>
          <table:table-cell table:style-name="TableCell3575">
            <text:p text:style-name="P3576"><text:span text:style-name="T3577">✅</text:span></text:p>
          </table:table-cell>
        </table:table-row>
        <table:table-row table:style-name="TableRow3578">
          <table:table-cell table:style-name="TableCell3579">
            <text:p text:style-name="P3580">Yemek Ekleme ve Listeleme</text:p>
          </table:table-cell>
          <table:table-cell table:style-name="TableCell3581">
            <text:p text:style-name="P3582"><text:span text:style-name="T3583">✅</text:span></text:p>
          </table:table-cell>
        </table:table-row>
        <table:table-row table:style-name="TableRow3584">
          <table:table-cell table:style-name="TableCell3585">
            <text:p text:style-name="P3586">Rastgele Menü Önerisi</text:p>
          </table:table-cell>
          <table:table-cell table:style-name="TableCell3587">
            <text:p text:style-name="P3588"><text:span text:style-name="T3589">✅</text:span></text:p>
          </table:table-cell>
        </table:table-row>
        <table:table-row table:style-name="TableRow3590">
          <table:table-cell table:style-name="TableCell3591">
            <text:p text:style-name="P3592">Menü Listeleme<text:s/>(Tarihli)</text:p>
          </table:table-cell>
          <table:table-cell table:style-name="TableCell3593">
            <text:p text:style-name="P3594"><text:span text:style-name="T3595">✅</text:span></text:p>
          </table:table-cell>
        </table:table-row>
        <table:table-row table:style-name="TableRow3596">
          <table:table-cell table:style-name="TableCell3597">
            <text:p text:style-name="P3598">Rezervasyon Filtreleme &amp; PDF</text:p>
          </table:table-cell>
          <table:table-cell table:style-name="TableCell3599">
            <text:p text:style-name="P3600"><text:span text:style-name="T3601">✅</text:span></text:p>
          </table:table-cell>
        </table:table-row>
        <table:table-row table:style-name="TableRow3602">
          <table:table-cell table:style-name="TableCell3603">
            <text:p text:style-name="P3604">Kullanıcı Ekle / Sil</text:p>
          </table:table-cell>
          <table:table-cell table:style-name="TableCell3605">
            <text:p text:style-name="P3606"><text:span text:style-name="T3607">✅</text:span></text:p>
          </table:table-cell>
        </table:table-row>
        <table:table-row table:style-name="TableRow3608">
          <table:table-cell table:style-name="TableCell3609">
            <text:p text:style-name="P3610">Yorum Gönderme / Listeleme</text:p>
          </table:table-cell>
          <table:table-cell table:style-name="TableCell3611">
            <text:p text:style-name="P3612"><text:span text:style-name="T3613">✅</text:span></text:p>
          </table:table-cell>
        </table:table-row>
        <table:table-row table:style-name="TableRow3614">
          <table:table-cell table:style-name="TableCell3615">
            <text:p text:style-name="P3616">Yorum Silme (Admin)</text:p>
          </table:table-cell>
          <table:table-cell table:style-name="TableCell3617">
            <text:p text:style-name="P3618"><text:span text:style-name="T3619">✅</text:span></text:p>
          </table:table-cell>
        </table:table-row>
      </table:table>
      <text:p text:style-name="P3620"><text:span text:style-name="T3621"><draw:custom-shape svg:x="0in" svg:y="0in" svg:width="45.51042in" svg:height="0.00139in" draw:id="id110" draw:style-name="a110" draw:name="Horizontal Line 215" text:anchor-type="as-char"><svg:title/><svg:desc/><draw:enhanced-geometry draw:type="non-primitive" svg:viewBox="0 0 21600 21600" draw:enhanced-path="M 0 0 L 21600 0 21600 21600 0 21600 Z N"/></draw:custom-shape></text:span></text:p>
      <text:h text:style-name="P3622" text:outline-level="2"><text:span text:style-name="T3623">📌</text:span><text:span text:style-name="T3624"><text:s/>Öneri (Opsiyonel)</text:span></text:h>
      <text:list text:style-name="LFO128" text:continue-numbering="true">
        <text:list-item>
          <text:p text:style-name="P3625"><text:span text:style-name="T3626">localStorage.setItem("sifre", ...)</text:span><text:span text:style-name="T3627"><text:s/>canlı sistemlerde şifre güvenliği açısından<text:s/></text:span><text:span text:style-name="T3628">saklanmamalı.</text:span></text:p>
        </text:list-item>
        <text:list-item>
          <text:p text:style-name="P3629"><text:span text:style-name="T3630">window.onload</text:span><text:span text:style-name="T3631"><text:s/>yerine tüm işlemler<text:s/></text:span><text:span text:style-name="T3632">DOMContentLoaded</text:span><text:span text:style-name="T3633"><text:s/>altında modülerleştirilmiş ve bu doğru, aynen devam.</text:span></text:p>
        </text:list-item>
        <text:list-item>
          <text:p text:style-name="P3634"><text:span text:style-name="T3635">Eğer birden fazla<text:s/></text:span><text:span text:style-name="T3636">.DOMContentLoaded</text:span><text:span text:style-name="T3637"><text:s/>varsa,<text:s/></text:span><text:span text:style-name="T3638">birleştirme</text:span><text:span text:style-name="T3639"><text:s/>yapılabilir (ama çakışma yoksa sorun da yok).</text:span></text:p>
        </text:list-item>
      </text:list>
      <text:h text:style-name="P3640" text:outline-level="3"><text:span text:style-name="T3641">🎨</text:span><text:span text:style-name="T3642"><text:s/>RENK PALETİ</text:span></text:h>
      <table:table table:style-name="Table3643">
        <table:table-columns>
          <table:table-column table:style-name="TableColumn3644"/>
          <table:table-column table:style-name="TableColumn3645"/>
          <table:table-column table:style-name="TableColumn3646"/>
        </table:table-columns>
        <table:table-header-rows>
          <table:table-row table:style-name="TableRow3647">
            <table:table-cell table:style-name="TableCell3648">
              <text:p text:style-name="P3649">Kullanım Alanı</text:p>
            </table:table-cell>
            <table:table-cell table:style-name="TableCell3650">
              <text:p text:style-name="P3651">Renk</text:p>
            </table:table-cell>
            <table:table-cell table:style-name="TableCell3652">
              <text:p text:style-name="P3653">Açıklama</text:p>
            </table:table-cell>
          </table:table-row>
        </table:table-header-rows>
        <table:table-row table:style-name="TableRow3654">
          <table:table-cell table:style-name="TableCell3655">
            <text:p text:style-name="P3656">Genel<text:s/>arkaplan</text:p>
          </table:table-cell>
          <table:table-cell table:style-name="TableCell3657">
            <text:p text:style-name="P3658"><text:span text:style-name="T3659">#f4f4f9</text:span></text:p>
          </table:table-cell>
          <table:table-cell table:style-name="TableCell3660">
            <text:p text:style-name="P3661">Açık gri (body arka planı)</text:p>
          </table:table-cell>
        </table:table-row>
        <table:table-row table:style-name="TableRow3662">
          <table:table-cell table:style-name="TableCell3663">
            <text:p text:style-name="P3664">Header arkaplan</text:p>
          </table:table-cell>
          <table:table-cell table:style-name="TableCell3665">
            <text:p text:style-name="P3666"><text:span text:style-name="T3667">#003366</text:span></text:p>
          </table:table-cell>
          <table:table-cell table:style-name="TableCell3668">
            <text:p text:style-name="P3669">Koyu lacivert</text:p>
          </table:table-cell>
        </table:table-row>
        <table:table-row table:style-name="TableRow3670">
          <table:table-cell table:style-name="TableCell3671">
            <text:p text:style-name="P3672">Başlık butonu</text:p>
          </table:table-cell>
          <table:table-cell table:style-name="TableCell3673">
            <text:p text:style-name="P3674"><text:span text:style-name="T3675">#0056b3</text:span></text:p>
          </table:table-cell>
          <table:table-cell table:style-name="TableCell3676">
            <text:p text:style-name="P3677">Canlı mavi</text:p>
          </table:table-cell>
        </table:table-row>
        <table:table-row table:style-name="TableRow3678">
          <table:table-cell table:style-name="TableCell3679">
            <text:p text:style-name="P3680">Hover (butonlarda)</text:p>
          </table:table-cell>
          <table:table-cell table:style-name="TableCell3681">
            <text:p text:style-name="P3682"><text:span text:style-name="T3683">#00264d</text:span><text:span text:style-name="T3684"><text:s/>/<text:s/></text:span><text:span text:style-name="T3685">#003366</text:span></text:p>
          </table:table-cell>
          <table:table-cell table:style-name="TableCell3686">
            <text:p text:style-name="P3687">Daha koyu tonlar</text:p>
          </table:table-cell>
        </table:table-row>
        <table:table-row table:style-name="TableRow3688">
          <table:table-cell table:style-name="TableCell3689">
            <text:p text:style-name="P3690">Menü başlığı rengi</text:p>
          </table:table-cell>
          <table:table-cell table:style-name="TableCell3691">
            <text:p text:style-name="P3692"><text:span text:style-name="T3693">#003366</text:span></text:p>
          </table:table-cell>
          <table:table-cell table:style-name="TableCell3694">
            <text:p text:style-name="P3695">Lacivert tonlu vurgulu yazılar</text:p>
          </table:table-cell>
        </table:table-row>
        <table:table-row table:style-name="TableRow3696">
          <table:table-cell table:style-name="TableCell3697">
            <text:p text:style-name="P3698">Menü kart arka<text:s/>planı</text:p>
          </table:table-cell>
          <table:table-cell table:style-name="TableCell3699">
            <text:p text:style-name="P3700"><text:span text:style-name="T3701">#ffffff</text:span></text:p>
          </table:table-cell>
          <table:table-cell table:style-name="TableCell3702">
            <text:p text:style-name="P3703">Beyaz</text:p>
          </table:table-cell>
        </table:table-row>
        <table:table-row table:style-name="TableRow3704">
          <table:table-cell table:style-name="TableCell3705">
            <text:p text:style-name="P3706">Menü kart hover gölgesi</text:p>
          </table:table-cell>
          <table:table-cell table:style-name="TableCell3707">
            <text:p text:style-name="P3708"><text:span text:style-name="T3709">rgba(0, 0, 0, 0.2)</text:span></text:p>
          </table:table-cell>
          <table:table-cell table:style-name="TableCell3710">
            <text:p text:style-name="P3711">Hafif koyu gölge</text:p>
          </table:table-cell>
        </table:table-row>
        <table:table-row table:style-name="TableRow3712">
          <table:table-cell table:style-name="TableCell3713">
            <text:p text:style-name="P3714">Form ve input kenarlığı</text:p>
          </table:table-cell>
          <table:table-cell table:style-name="TableCell3715">
            <text:p text:style-name="P3716"><text:span text:style-name="T3717">#ddd</text:span></text:p>
          </table:table-cell>
          <table:table-cell table:style-name="TableCell3718">
            <text:p text:style-name="P3719">Gri kenarlık</text:p>
          </table:table-cell>
        </table:table-row>
        <table:table-row table:style-name="TableRow3720">
          <table:table-cell table:style-name="TableCell3721">
            <text:p text:style-name="P3722">Doğrulanmış input</text:p>
          </table:table-cell>
          <table:table-cell table:style-name="TableCell3723">
            <text:p text:style-name="P3724"><text:span text:style-name="T3725">green</text:span><text:span text:style-name="T3726"><text:s/>+<text:s/></text:span><text:span text:style-name="T3727">box-shadow: green</text:span></text:p>
          </table:table-cell>
          <table:table-cell table:style-name="TableCell3728">
            <text:p text:style-name="P3729">Yeşil çerçeve ve ışık</text:p>
          </table:table-cell>
        </table:table-row>
        <text:soft-page-break/>
        <table:table-row table:style-name="TableRow3730">
          <table:table-cell table:style-name="TableCell3731">
            <text:p text:style-name="P3732">Buton arkaplanları</text:p>
          </table:table-cell>
          <table:table-cell table:style-name="TableCell3733">
            <text:p text:style-name="P3734"><text:span text:style-name="T3735">#0056b3</text:span><text:span text:style-name="T3736">,<text:s/></text:span><text:span text:style-name="T3737">#003366</text:span><text:span text:style-name="T3738">,<text:s/></text:span><text:span text:style-name="T3739">#f1f1f1</text:span><text:span text:style-name="T3740">,<text:s/></text:span><text:span text:style-name="T3741">#e0e0e0</text:span></text:p>
          </table:table-cell>
          <table:table-cell table:style-name="TableCell3742">
            <text:p text:style-name="P3743">Ana<text:s/>buton renkleri, hover varyasyonları</text:p>
          </table:table-cell>
        </table:table-row>
      </table:table>
      <text:p text:style-name="P3744"><text:span text:style-name="T3745"><draw:custom-shape svg:x="0in" svg:y="0in" svg:width="45.51042in" svg:height="0.00139in" draw:id="id111" draw:style-name="a111" draw:name="Horizontal Line 223" text:anchor-type="as-char"><svg:title/><svg:desc/><draw:enhanced-geometry draw:type="non-primitive" svg:viewBox="0 0 21600 21600" draw:enhanced-path="M 0 0 L 21600 0 21600 21600 0 21600 Z N"/></draw:custom-shape></text:span></text:p>
      <text:h text:style-name="P3746" text:outline-level="3"><text:span text:style-name="T3747">🧭</text:span><text:span text:style-name="T3748"><text:s/>YERLEŞİM &amp; DÜZEN</text:span></text:h>
      <text:list text:style-name="LFO129" text:continue-numbering="true">
        <text:list-item>
          <text:p text:style-name="P3749"><text:span text:style-name="T3750">Flex &amp; Grid yapısı kullanılmış:</text:span></text:p>
          <text:list text:continue-numbering="true">
            <text:list-item>
              <text:p text:style-name="P3751"><text:span text:style-name="T3752">body</text:span><text:span text:style-name="T3753">:<text:s/></text:span><text:span text:style-name="T3754">display: flex</text:span><text:span text:style-name="T3755">, dikey hizalı.</text:span></text:p>
            </text:list-item>
            <text:list-item>
              <text:p text:style-name="P3756"><text:span text:style-name="T3757">.content</text:span><text:span text:style-name="T3758">:<text:s/></text:span><text:span text:style-name="T3759">grid</text:span><text:span text:style-name="T3760"><text:s/>ile 3 sütun (yorum, günün menüsü, sağ panel)</text:span></text:p>
            </text:list-item>
            <text:list-item>
              <text:p text:style-name="P3761"><text:span text:style-name="T3762">.upcoming-days .day-cards</text:span><text:span text:style-name="T3763">:<text:s/></text:span><text:span text:style-name="T3764">grid</text:span><text:span text:style-name="T3765">, responsive sütun sayısı ayarı (</text:span><text:span text:style-name="T3766">auto-fit</text:span><text:span text:style-name="T3767">,<text:s/></text:span><text:span text:style-name="T3768">minmax</text:span><text:span text:style-name="T3769">)</text:span></text:p>
            </text:list-item>
          </text:list>
        </text:list-item>
        <text:list-item>
          <text:p text:style-name="P3770"><text:span text:style-name="T3771">Genişlikler:</text:span></text:p>
          <text:list text:continue-numbering="true">
            <text:list-item>
              <text:p text:style-name="P3772"><text:span text:style-name="T3773">.content</text:span><text:span text:style-name="T3774">:<text:s/></text:span><text:span text:style-name="T3775">max-width: 1200px</text:span><text:span text:style-name="T3776"><text:s/>— ortalanmış yapı.</text:span></text:p>
            </text:list-item>
            <text:list-item>
              <text:p text:style-name="P3777"><text:span text:style-name="T3778">.upcoming-days</text:span><text:span text:style-name="T3779">:<text:s/></text:span><text:span text:style-name="T3780">max-width: 1200px</text:span><text:span text:style-name="T3781">,<text:s/></text:span><text:span text:style-name="T3782">width: 90%</text:span><text:span text:style-name="T3783"><text:s/>— responsive yapı.</text:span></text:p>
            </text:list-item>
          </text:list>
        </text:list-item>
      </text:list>
      <text:p text:style-name="P3784"><text:span text:style-name="T3785"><draw:custom-shape svg:x="0in" svg:y="0in" svg:width="44.06667in" svg:height="0.00139in" draw:id="id112" draw:style-name="a112" draw:name="Horizontal Line 224" text:anchor-type="as-char"><svg:title/><svg:desc/><draw:enhanced-geometry draw:type="non-primitive" svg:viewBox="0 0 21600 21600" draw:enhanced-path="M 0 0 L 21600 0 21600 21600 0 21600 Z N"/></draw:custom-shape></text:span></text:p>
      <text:h text:style-name="P3786" text:outline-level="3"><text:span text:style-name="T3787">📱</text:span><text:span text:style-name="T3788"><text:s/>RESPONSIVE TASARIM</text:span></text:h>
      <text:p text:style-name="P3789">css</text:p>
      <text:p text:style-name="P3790">KopyalaDüzenle</text:p>
      <text:p text:style-name="P3791">@media (max-width: 768px) {</text:p>
      <text:p text:style-name="P3792"><text:s text:c="4"/>.content {</text:p>
      <text:p text:style-name="P3793"><text:s text:c="8"/>grid-template-columns: 1fr;</text:p>
      <text:p text:style-name="P3794"><text:s text:c="4"/>}</text:p>
      <text:p text:style-name="P3795"/>
      <text:p text:style-name="P3796"><text:s text:c="4"/>.upcoming-days .day-cards {</text:p>
      <text:p text:style-name="P3797"><text:s text:c="8"/>grid-template-columns: repeat(auto-fit, minmax(150px, 1fr));</text:p>
      <text:p text:style-name="P3798"><text:s text:c="4"/>}</text:p>
      <text:p text:style-name="P3799">}</text:p>
      <text:list text:style-name="LFO130" text:continue-numbering="true">
        <text:list-item>
          <text:p text:style-name="P3800"><text:span text:style-name="T3801">768px altı için<text:s/></text:span><text:span text:style-name="T3802">.content</text:span><text:span text:style-name="T3803"><text:s/>tek sütun yapılıyor.</text:span></text:p>
        </text:list-item>
        <text:list-item>
          <text:p text:style-name="P3804"><text:span text:style-name="T3805">.day-cards</text:span><text:span text:style-name="T3806"><text:s/>daha küçük kartlar olacak şekilde daraltılıyor.</text:span></text:p>
        </text:list-item>
      </text:list>
      <text:p text:style-name="P3807"><text:span text:style-name="T3808"><draw:custom-shape svg:x="0in" svg:y="0in" svg:width="45.51042in" svg:height="0.00139in" draw:id="id113" draw:style-name="a113" draw:name="Horizontal Line 225" text:anchor-type="as-char"><svg:title/><svg:desc/><draw:enhanced-geometry draw:type="non-primitive" svg:viewBox="0 0 21600 21600" draw:enhanced-path="M 0 0 L 21600 0 21600 21600 0 21600 Z N"/></draw:custom-shape></text:span></text:p>
      <text:h text:style-name="P3809" text:outline-level="3"><text:span text:style-name="T3810">✨</text:span><text:span text:style-name="T3811"><text:s/>ANİ</text:span><text:span text:style-name="T3812">MASYON ve GEÇİŞLER</text:span></text:h>
      <table:table table:style-name="Table3813">
        <table:table-columns>
          <table:table-column table:style-name="TableColumn3814"/>
          <table:table-column table:style-name="TableColumn3815"/>
        </table:table-columns>
        <table:table-header-rows>
          <table:table-row table:style-name="TableRow3816">
            <table:table-cell table:style-name="TableCell3817">
              <text:p text:style-name="P3818">Öğeler</text:p>
            </table:table-cell>
            <table:table-cell table:style-name="TableCell3819">
              <text:p text:style-name="P3820">Özellik</text:p>
            </table:table-cell>
          </table:table-row>
        </table:table-header-rows>
        <table:table-row table:style-name="TableRow3821">
          <table:table-cell table:style-name="TableCell3822">
            <text:p text:style-name="P3823"><text:span text:style-name="T3824">.logo:hover</text:span></text:p>
          </table:table-cell>
          <table:table-cell table:style-name="TableCell3825">
            <text:p text:style-name="P3826"><text:span text:style-name="T3827">transform: scale(1.1)</text:span><text:span text:style-name="T3828"><text:s/>→ logo büyür</text:span></text:p>
          </table:table-cell>
        </table:table-row>
        <table:table-row table:style-name="TableRow3829">
          <table:table-cell table:style-name="TableCell3830">
            <text:p text:style-name="P3831"><text:span text:style-name="T3832">.menu-item:hover</text:span></text:p>
          </table:table-cell>
          <table:table-cell table:style-name="TableCell3833">
            <text:p text:style-name="P3834"><text:span text:style-name="T3835">transform: translateY(-5px)</text:span></text:p>
          </table:table-cell>
        </table:table-row>
        <table:table-row table:style-name="TableRow3836">
          <table:table-cell table:style-name="TableCell3837">
            <text:p text:style-name="P3838"><text:span text:style-name="T3839">.menu-item:hover</text:span></text:p>
          </table:table-cell>
          <table:table-cell table:style-name="TableCell3840">
            <text:p text:style-name="P3841"><text:span text:style-name="T3842">box-shadow</text:span><text:span text:style-name="T3843"><text:s/>koyulaşır (gölge büyür)</text:span></text:p>
          </table:table-cell>
        </table:table-row>
        <table:table-row table:style-name="TableRow3844">
          <table:table-cell table:style-name="TableCell3845">
            <text:p text:style-name="P3846"><text:span text:style-name="T3847">.day-card:hover</text:span></text:p>
          </table:table-cell>
          <table:table-cell table:style-name="TableCell3848">
            <text:p text:style-name="P3849">Aynı şekilde hover animasyonu uygulanır</text:p>
          </table:table-cell>
        </table:table-row>
        <table:table-row table:style-name="TableRow3850">
          <table:table-cell table:style-name="TableCell3851">
            <text:p text:style-name="P3852"><text:span text:style-name="T3853">.input.verified</text:span></text:p>
          </table:table-cell>
          <table:table-cell table:style-name="TableCell3854">
            <text:p text:style-name="P3855"><text:span text:style-name="T3856">box-shadow: green</text:span><text:span text:style-name="T3857"><text:s/>+ kenar kalınlaşır</text:span></text:p>
          </table:table-cell>
        </table:table-row>
      </table:table>
      <text:p text:style-name="P3858"><text:span text:style-name="T3859"><draw:custom-shape svg:x="0in" svg:y="0in" svg:width="45.51042in" svg:height="0.00139in" draw:id="id114" draw:style-name="a114" draw:name="Horizontal Line 226" text:anchor-type="as-char"><svg:title/><svg:desc/><draw:enhanced-geometry draw:type="non-primitive" svg:viewBox="0 0 21600 21600" draw:enhanced-path="M 0 0 L 21600 0 21600 21600 0 21600 Z N"/></draw:custom-shape></text:span></text:p>
      <text:h text:style-name="P3860" text:outline-level="3"><text:span text:style-name="T3861">🧩</text:span><text:span text:style-name="T3862"><text:s/>BÖLÜMSEL YAPI</text:span></text:h>
      <text:list text:style-name="LFO131" text:continue-numbering="true">
        <text:list-item>
          <text:p text:style-name="P3863"><text:span text:style-name="T3864">header</text:span><text:span text:style-name="T3865">: logo, başlık ve admin butonu içeriyor.</text:span></text:p>
        </text:list-item>
        <text:list-item>
          <text:p text:style-name="P3866"><text:span text:style-name="T3867">content</text:span><text:span text:style-name="T3868">: 3 bölmeli grid:</text:span></text:p>
          <text:list text:continue-numbering="true">
            <text:list-item>
              <text:p text:style-name="P3869"><text:span text:style-name="T3870">Yorumlar (</text:span><text:span text:style-name="T3871">.comments</text:span><text:span text:style-name="T3872">)</text:span><text:span text:style-name="T3873">:</text:span></text:p>
              <text:list text:continue-numbering="true">
                <text:list-item>
                  <text:p text:style-name="P3874">Form ve yorum listesi</text:p>
                </text:list-item>
                <text:list-item>
                  <text:p text:style-name="P3875"><text:span text:style-name="T3876">Scroll yapılabilir<text:s/></text:span><text:span text:style-name="T3877">.comment-list</text:span></text:p>
                </text:list-item>
              </text:list>
            </text:list-item>
            <text:list-item>
              <text:p text:style-name="P3878"><text:span text:style-name="T3879">Günün Menüsü (</text:span><text:span text:style-name="T3880">.menu-of-the-day</text:span><text:span text:style-name="T3881">)</text:span></text:p>
              <text:list text:continue-numbering="true">
                <text:list-item>
                  <text:p text:style-name="P3882">2x2 grid ile gösterim</text:p>
                </text:list-item>
              </text:list>
            </text:list-item>
            <text:list-item>
              <text:p text:style-name="P3883"><text:span text:style-name="T3884">Sağ Panel (</text:span><text:span text:style-name="T3885">.right-panel</text:span><text:span text:style-name="T3886">)</text:span></text:p>
              <text:list text:continue-numbering="true">
                <text:list-item>
                  <text:p text:style-name="P3887">Bilgilendirici kutular</text:p>
                </text:list-item>
              </text:list>
            </text:list-item>
          </text:list>
        </text:list-item>
        <text:list-item>
          <text:p text:style-name="P3888"><text:span text:style-name="T3889">upcoming-days</text:span><text:span text:style-name="T3890">: kart yapılı haftalık gösterim.</text:span></text:p>
        </text:list-item>
      </text:list>
      <text:p text:style-name="P3891"><text:span text:style-name="T3892"><draw:custom-shape svg:x="0in" svg:y="0in" svg:width="45.51042in" svg:height="0.00139in" draw:id="id115" draw:style-name="a115" draw:name="Horizontal Line 227" text:anchor-type="as-char"><svg:title/><svg:desc/><draw:enhanced-geometry draw:type="non-primitive" svg:viewBox="0 0 21600 21600" draw:enhanced-path="M 0 0 L 21600 0 21600 21600 0 21600 Z N"/></draw:custom-shape></text:span></text:p>
      <text:h text:style-name="P3893" text:outline-level="3"><text:span text:style-name="T3894">✅</text:span><text:span text:style-name="T3895"><text:s/>ÖNE ÇIKAN UYGULAMALAR</text:span></text:h>
      <text:list text:style-name="LFO132" text:continue-numbering="true">
        <text:list-item>
          <text:p text:style-name="P3896"><text:span text:style-name="T3897">Doğrulama sonrası input highlight (yeşil ışık efekti)</text:span></text:p>
        </text:list-item>
        <text:list-item>
          <text:p text:style-name="P3898"><text:span text:style-name="T3899">Düzenli hover animasyonları</text:span></text:p>
        </text:list-item>
        <text:list-item>
          <text:p text:style-name="P3900"><text:span text:style-name="T3901">Grid ve<text:s/></text:span><text:span text:style-name="T3902">Flexbox kombinasyonu ile modern yerleşim</text:span></text:p>
        </text:list-item>
        <text:list-item>
          <text:p text:style-name="P3903"><text:span text:style-name="T3904">Responsive yapı sayesinde mobil uyumluluk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2" style:display-name="Başlık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tr" style:country-asian="TR" fo:hyphenate="false"/>
    </style:style>
    <style:style style:name="Başlık3" style:display-name="Başlık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tr" style:country-asian="TR" fo:hyphenate="false"/>
    </style:style>
    <style:style style:name="Başlık4" style:display-name="Başlık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tr" style:country-asian="TR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şlık2Char" style:display-name="Başlık 2 Char" style:family="text" style:parent-style-name="VarsayılanParagrafYazıTipi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tr" style:country-asian="TR"/>
    </style:style>
    <style:style style:name="Başlık3Char" style:display-name="Başlık 3 Char" style:family="text" style:parent-style-name="VarsayılanParagrafYazıTipi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tr" style:country-asian="TR"/>
    </style:style>
    <style:style style:name="Başlık4Char" style:display-name="Başlık 4 Char" style:family="text" style:parent-style-name="VarsayılanParagrafYazıTipi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tr" style:country-asian="TR"/>
    </style:style>
    <style:style style:name="Güçlü" style:display-name="Güçlü" style:family="text" style:parent-style-name="VarsayılanParagrafYazıTipi">
      <style:text-properties fo:font-weight="bold" style:font-weight-asian="bold" style:font-weight-complex="bold"/>
    </style:style>
    <style:style style:name="HTMLKodu" style:display-name="HTML Kodu" style:family="text" style:parent-style-name="VarsayılanParagrafYazıTipi">
      <style:text-properties style:font-name="Courier New" style:font-name-asian="Times New Roman" style:font-name-complex="Courier New" fo:font-size="10pt" style:font-size-asian="10pt" style:font-size-complex="10pt"/>
    </style:style>
    <style:style style:name="HTMLÖncedenBiçimlendirilmiş" style:display-name="HTML Önceden Biçimlendirilmiş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tr" style:country-asian="TR" fo:hyphenate="false"/>
    </style:style>
    <style:style style:name="HTMLÖncedenBiçimlendirilmişChar" style:display-name="HTML Önceden Biçimlendirilmiş Char" style:family="text" style:parent-style-name="VarsayılanParagrafYazıTipi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hljs-title" style:display-name="hljs-title" style:family="text" style:parent-style-name="VarsayılanParagrafYazıTipi"/>
    <style:style style:name="hljs-string" style:display-name="hljs-string" style:family="text" style:parent-style-name="VarsayılanParagrafYazıTipi"/>
    <style:style style:name="Vurgu" style:display-name="Vurgu" style:family="text" style:parent-style-name="VarsayılanParagrafYazıTipi">
      <style:text-properties fo:font-style="italic" style:font-style-asian="italic" style:font-style-complex="italic"/>
    </style:style>
    <style:style style:name="hljs-keyword" style:display-name="hljs-keyword" style:family="text" style:parent-style-name="VarsayılanParagrafYazıTipi"/>
    <style:style style:name="hljs-variable" style:display-name="hljs-variable" style:family="text" style:parent-style-name="VarsayılanParagrafYazıTipi"/>
    <style:style style:name="hljs-property" style:display-name="hljs-property" style:family="text" style:parent-style-name="VarsayılanParagrafYazıTipi"/>
    <style:style style:name="hljs-tag" style:display-name="hljs-tag" style:family="text" style:parent-style-name="VarsayılanParagrafYazıTipi"/>
    <style:style style:name="hljs-name" style:display-name="hljs-name" style:family="text" style:parent-style-name="VarsayılanParagrafYazıTipi"/>
    <style:style style:name="hljs-attr" style:display-name="hljs-attr" style:family="text" style:parent-style-name="VarsayılanParagrafYazıTipi"/>
    <style:style style:name="hljs-subst" style:display-name="hljs-subst" style:family="text" style:parent-style-name="VarsayılanParagrafYazıTipi"/>
    <style:style style:name="hljs-attribute" style:display-name="hljs-attribute" style:family="text" style:parent-style-name="VarsayılanParagrafYazıTipi"/>
    <style:style style:name="hljs-number" style:display-name="hljs-number" style:family="text" style:parent-style-name="VarsayılanParagrafYazıTipi"/>
    <style:style style:name="hljs-selector-class" style:display-name="hljs-selector-class" style:family="text" style:parent-style-name="VarsayılanParagrafYazıTipi"/>
    <style:style style:name="hljs-built_in" style:display-name="hljs-built_in" style:family="text" style:parent-style-name="VarsayılanParagrafYazıTipi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3LVL1" style:family="text">
      <style:text-properties style:font-name="Symbol" fo:font-size="10pt" style:font-size-asian="10pt"/>
    </style:style>
    <style:style style:name="WW_CharLFO53LVL2" style:family="text">
      <style:text-properties style:font-name="Courier New" fo:font-size="10pt" style:font-size-asian="10pt"/>
    </style:style>
    <style:style style:name="WW_CharLFO53LVL3" style:family="text">
      <style:text-properties style:font-name="Wingdings" fo:font-size="10pt" style:font-size-asian="10pt"/>
    </style:style>
    <style:style style:name="WW_CharLFO53LVL4" style:family="text">
      <style:text-properties style:font-name="Wingdings" fo:font-size="10pt" style:font-size-asian="10pt"/>
    </style:style>
    <style:style style:name="WW_CharLFO53LVL5" style:family="text">
      <style:text-properties style:font-name="Wingdings" fo:font-size="10pt" style:font-size-asian="10pt"/>
    </style:style>
    <style:style style:name="WW_CharLFO53LVL6" style:family="text">
      <style:text-properties style:font-name="Wingdings" fo:font-size="10pt" style:font-size-asian="10pt"/>
    </style:style>
    <style:style style:name="WW_CharLFO53LVL7" style:family="text">
      <style:text-properties style:font-name="Wingdings" fo:font-size="10pt" style:font-size-asian="10pt"/>
    </style:style>
    <style:style style:name="WW_CharLFO53LVL8" style:family="text">
      <style:text-properties style:font-name="Wingdings" fo:font-size="10pt" style:font-size-asian="10pt"/>
    </style:style>
    <style:style style:name="WW_CharLFO53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5LVL1" style:family="text">
      <style:text-properties style:font-name="Symbol" fo:font-size="10pt" style:font-size-asian="10pt"/>
    </style:style>
    <style:style style:name="WW_CharLFO55LVL2" style:family="text">
      <style:text-properties style:font-name="Courier New" fo:font-size="10pt" style:font-size-asian="10pt"/>
    </style:style>
    <style:style style:name="WW_CharLFO55LVL3" style:family="text">
      <style:text-properties style:font-name="Wingdings" fo:font-size="10pt" style:font-size-asian="10pt"/>
    </style:style>
    <style:style style:name="WW_CharLFO55LVL4" style:family="text">
      <style:text-properties style:font-name="Wingdings" fo:font-size="10pt" style:font-size-asian="10pt"/>
    </style:style>
    <style:style style:name="WW_CharLFO55LVL5" style:family="text">
      <style:text-properties style:font-name="Wingdings" fo:font-size="10pt" style:font-size-asian="10pt"/>
    </style:style>
    <style:style style:name="WW_CharLFO55LVL6" style:family="text">
      <style:text-properties style:font-name="Wingdings" fo:font-size="10pt" style:font-size-asian="10pt"/>
    </style:style>
    <style:style style:name="WW_CharLFO55LVL7" style:family="text">
      <style:text-properties style:font-name="Wingdings" fo:font-size="10pt" style:font-size-asian="10pt"/>
    </style:style>
    <style:style style:name="WW_CharLFO55LVL8" style:family="text">
      <style:text-properties style:font-name="Wingdings" fo:font-size="10pt" style:font-size-asian="10pt"/>
    </style:style>
    <style:style style:name="WW_CharLFO55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7LVL1" style:family="text">
      <style:text-properties style:font-name="Symbol" fo:font-size="10pt" style:font-size-asian="10pt"/>
    </style:style>
    <style:style style:name="WW_CharLFO57LVL2" style:family="text">
      <style:text-properties style:font-name="Courier New" fo:font-size="10pt" style:font-size-asian="10pt"/>
    </style:style>
    <style:style style:name="WW_CharLFO57LVL3" style:family="text">
      <style:text-properties style:font-name="Wingdings" fo:font-size="10pt" style:font-size-asian="10pt"/>
    </style:style>
    <style:style style:name="WW_CharLFO57LVL4" style:family="text">
      <style:text-properties style:font-name="Wingdings" fo:font-size="10pt" style:font-size-asian="10pt"/>
    </style:style>
    <style:style style:name="WW_CharLFO57LVL5" style:family="text">
      <style:text-properties style:font-name="Wingdings" fo:font-size="10pt" style:font-size-asian="10pt"/>
    </style:style>
    <style:style style:name="WW_CharLFO57LVL6" style:family="text">
      <style:text-properties style:font-name="Wingdings" fo:font-size="10pt" style:font-size-asian="10pt"/>
    </style:style>
    <style:style style:name="WW_CharLFO57LVL7" style:family="text">
      <style:text-properties style:font-name="Wingdings" fo:font-size="10pt" style:font-size-asian="10pt"/>
    </style:style>
    <style:style style:name="WW_CharLFO57LVL8" style:family="text">
      <style:text-properties style:font-name="Wingdings" fo:font-size="10pt" style:font-size-asian="10pt"/>
    </style:style>
    <style:style style:name="WW_CharLFO57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59LVL1" style:family="text">
      <style:text-properties style:font-name="Symbol" fo:font-size="10pt" style:font-size-asian="10pt"/>
    </style:style>
    <style:style style:name="WW_CharLFO59LVL2" style:family="text">
      <style:text-properties style:font-name="Courier New" fo:font-size="10pt" style:font-size-asian="10pt"/>
    </style:style>
    <style:style style:name="WW_CharLFO59LVL3" style:family="text">
      <style:text-properties style:font-name="Wingdings" fo:font-size="10pt" style:font-size-asian="10pt"/>
    </style:style>
    <style:style style:name="WW_CharLFO59LVL4" style:family="text">
      <style:text-properties style:font-name="Wingdings" fo:font-size="10pt" style:font-size-asian="10pt"/>
    </style:style>
    <style:style style:name="WW_CharLFO59LVL5" style:family="text">
      <style:text-properties style:font-name="Wingdings" fo:font-size="10pt" style:font-size-asian="10pt"/>
    </style:style>
    <style:style style:name="WW_CharLFO59LVL6" style:family="text">
      <style:text-properties style:font-name="Wingdings" fo:font-size="10pt" style:font-size-asian="10pt"/>
    </style:style>
    <style:style style:name="WW_CharLFO59LVL7" style:family="text">
      <style:text-properties style:font-name="Wingdings" fo:font-size="10pt" style:font-size-asian="10pt"/>
    </style:style>
    <style:style style:name="WW_CharLFO59LVL8" style:family="text">
      <style:text-properties style:font-name="Wingdings" fo:font-size="10pt" style:font-size-asian="10pt"/>
    </style:style>
    <style:style style:name="WW_CharLFO59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1LVL1" style:family="text">
      <style:text-properties style:font-name="Symbol" fo:font-size="10pt" style:font-size-asian="10pt"/>
    </style:style>
    <style:style style:name="WW_CharLFO61LVL2" style:family="text">
      <style:text-properties style:font-name="Courier New" fo:font-size="10pt" style:font-size-asian="10pt"/>
    </style:style>
    <style:style style:name="WW_CharLFO61LVL3" style:family="text">
      <style:text-properties style:font-name="Wingdings" fo:font-size="10pt" style:font-size-asian="10pt"/>
    </style:style>
    <style:style style:name="WW_CharLFO61LVL4" style:family="text">
      <style:text-properties style:font-name="Wingdings" fo:font-size="10pt" style:font-size-asian="10pt"/>
    </style:style>
    <style:style style:name="WW_CharLFO61LVL5" style:family="text">
      <style:text-properties style:font-name="Wingdings" fo:font-size="10pt" style:font-size-asian="10pt"/>
    </style:style>
    <style:style style:name="WW_CharLFO61LVL6" style:family="text">
      <style:text-properties style:font-name="Wingdings" fo:font-size="10pt" style:font-size-asian="10pt"/>
    </style:style>
    <style:style style:name="WW_CharLFO61LVL7" style:family="text">
      <style:text-properties style:font-name="Wingdings" fo:font-size="10pt" style:font-size-asian="10pt"/>
    </style:style>
    <style:style style:name="WW_CharLFO61LVL8" style:family="text">
      <style:text-properties style:font-name="Wingdings" fo:font-size="10pt" style:font-size-asian="10pt"/>
    </style:style>
    <style:style style:name="WW_CharLFO61LVL9" style:family="text">
      <style:text-properties style:font-name="Wingdings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style style:name="WW_CharLFO63LVL1" style:family="text">
      <style:text-properties style:font-name="Symbol" fo:font-size="10pt" style:font-size-asian="10pt"/>
    </style:style>
    <style:style style:name="WW_CharLFO63LVL3" style:family="text">
      <style:text-properties style:font-name="Wingdings" fo:font-size="10pt" style:font-size-asian="10pt"/>
    </style:style>
    <style:style style:name="WW_CharLFO63LVL4" style:family="text">
      <style:text-properties style:font-name="Wingdings" fo:font-size="10pt" style:font-size-asian="10pt"/>
    </style:style>
    <style:style style:name="WW_CharLFO63LVL5" style:family="text">
      <style:text-properties style:font-name="Wingdings" fo:font-size="10pt" style:font-size-asian="10pt"/>
    </style:style>
    <style:style style:name="WW_CharLFO63LVL6" style:family="text">
      <style:text-properties style:font-name="Wingdings" fo:font-size="10pt" style:font-size-asian="10pt"/>
    </style:style>
    <style:style style:name="WW_CharLFO63LVL7" style:family="text">
      <style:text-properties style:font-name="Wingdings" fo:font-size="10pt" style:font-size-asian="10pt"/>
    </style:style>
    <style:style style:name="WW_CharLFO63LVL8" style:family="text">
      <style:text-properties style:font-name="Wingdings" fo:font-size="10pt" style:font-size-asian="10pt"/>
    </style:style>
    <style:style style:name="WW_CharLFO63LVL9" style:family="text">
      <style:text-properties style:font-name="Wingdings" fo:font-size="10pt" style:font-size-asian="10pt"/>
    </style:style>
    <style:style style:name="WW_CharLFO64LVL1" style:family="text">
      <style:text-properties style:font-name="Symbol" fo:font-size="10pt" style:font-size-asian="10pt"/>
    </style:style>
    <style:style style:name="WW_CharLFO64LVL2" style:family="text">
      <style:text-properties style:font-name="Courier New" fo:font-size="10pt" style:font-size-asian="10pt"/>
    </style:style>
    <style:style style:name="WW_CharLFO64LVL3" style:family="text">
      <style:text-properties style:font-name="Wingdings" fo:font-size="10pt" style:font-size-asian="10pt"/>
    </style:style>
    <style:style style:name="WW_CharLFO64LVL4" style:family="text">
      <style:text-properties style:font-name="Wingdings" fo:font-size="10pt" style:font-size-asian="10pt"/>
    </style:style>
    <style:style style:name="WW_CharLFO64LVL5" style:family="text">
      <style:text-properties style:font-name="Wingdings" fo:font-size="10pt" style:font-size-asian="10pt"/>
    </style:style>
    <style:style style:name="WW_CharLFO64LVL6" style:family="text">
      <style:text-properties style:font-name="Wingdings" fo:font-size="10pt" style:font-size-asian="10pt"/>
    </style:style>
    <style:style style:name="WW_CharLFO64LVL7" style:family="text">
      <style:text-properties style:font-name="Wingdings" fo:font-size="10pt" style:font-size-asian="10pt"/>
    </style:style>
    <style:style style:name="WW_CharLFO64LVL8" style:family="text">
      <style:text-properties style:font-name="Wingdings" fo:font-size="10pt" style:font-size-asian="10pt"/>
    </style:style>
    <style:style style:name="WW_CharLFO64LVL9" style:family="text">
      <style:text-properties style:font-name="Wingdings" fo:font-size="10pt" style:font-size-asian="10pt"/>
    </style:style>
    <style:style style:name="WW_CharLFO65LVL1" style:family="text">
      <style:text-properties style:font-name="Symbol" fo:font-size="10pt" style:font-size-asian="10pt"/>
    </style:style>
    <style:style style:name="WW_CharLFO65LVL2" style:family="text">
      <style:text-properties style:font-name="Courier New" fo:font-size="10pt" style:font-size-asian="10pt"/>
    </style:style>
    <style:style style:name="WW_CharLFO65LVL3" style:family="text">
      <style:text-properties style:font-name="Wingdings" fo:font-size="10pt" style:font-size-asian="10pt"/>
    </style:style>
    <style:style style:name="WW_CharLFO65LVL4" style:family="text">
      <style:text-properties style:font-name="Wingdings" fo:font-size="10pt" style:font-size-asian="10pt"/>
    </style:style>
    <style:style style:name="WW_CharLFO65LVL5" style:family="text">
      <style:text-properties style:font-name="Wingdings" fo:font-size="10pt" style:font-size-asian="10pt"/>
    </style:style>
    <style:style style:name="WW_CharLFO65LVL6" style:family="text">
      <style:text-properties style:font-name="Wingdings" fo:font-size="10pt" style:font-size-asian="10pt"/>
    </style:style>
    <style:style style:name="WW_CharLFO65LVL7" style:family="text">
      <style:text-properties style:font-name="Wingdings" fo:font-size="10pt" style:font-size-asian="10pt"/>
    </style:style>
    <style:style style:name="WW_CharLFO65LVL8" style:family="text">
      <style:text-properties style:font-name="Wingdings" fo:font-size="10pt" style:font-size-asian="10pt"/>
    </style:style>
    <style:style style:name="WW_CharLFO65LVL9" style:family="text">
      <style:text-properties style:font-name="Wingdings" fo:font-size="10pt" style:font-size-asian="10pt"/>
    </style:style>
    <style:style style:name="WW_CharLFO66LVL1" style:family="text">
      <style:text-properties style:font-name="Symbol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style style:name="WW_CharLFO66LVL3" style:family="text">
      <style:text-properties style:font-name="Wingdings" fo:font-size="10pt" style:font-size-asian="10pt"/>
    </style:style>
    <style:style style:name="WW_CharLFO66LVL4" style:family="text">
      <style:text-properties style:font-name="Wingdings" fo:font-size="10pt" style:font-size-asian="10pt"/>
    </style:style>
    <style:style style:name="WW_CharLFO66LVL5" style:family="text">
      <style:text-properties style:font-name="Wingdings" fo:font-size="10pt" style:font-size-asian="10pt"/>
    </style:style>
    <style:style style:name="WW_CharLFO66LVL6" style:family="text">
      <style:text-properties style:font-name="Wingdings" fo:font-size="10pt" style:font-size-asian="10pt"/>
    </style:style>
    <style:style style:name="WW_CharLFO66LVL7" style:family="text">
      <style:text-properties style:font-name="Wingdings" fo:font-size="10pt" style:font-size-asian="10pt"/>
    </style:style>
    <style:style style:name="WW_CharLFO66LVL8" style:family="text">
      <style:text-properties style:font-name="Wingdings" fo:font-size="10pt" style:font-size-asian="10pt"/>
    </style:style>
    <style:style style:name="WW_CharLFO66LVL9" style:family="text">
      <style:text-properties style:font-name="Wingdings" fo:font-size="10pt" style:font-size-asian="10pt"/>
    </style:style>
    <style:style style:name="WW_CharLFO67LVL1" style:family="text">
      <style:text-properties style:font-name="Symbol" fo:font-size="10pt" style:font-size-asian="10pt"/>
    </style:style>
    <style:style style:name="WW_CharLFO67LVL2" style:family="text">
      <style:text-properties style:font-name="Courier New" fo:font-size="10pt" style:font-size-asian="10pt"/>
    </style:style>
    <style:style style:name="WW_CharLFO67LVL3" style:family="text">
      <style:text-properties style:font-name="Wingdings" fo:font-size="10pt" style:font-size-asian="10pt"/>
    </style:style>
    <style:style style:name="WW_CharLFO67LVL4" style:family="text">
      <style:text-properties style:font-name="Wingdings" fo:font-size="10pt" style:font-size-asian="10pt"/>
    </style:style>
    <style:style style:name="WW_CharLFO67LVL5" style:family="text">
      <style:text-properties style:font-name="Wingdings" fo:font-size="10pt" style:font-size-asian="10pt"/>
    </style:style>
    <style:style style:name="WW_CharLFO67LVL6" style:family="text">
      <style:text-properties style:font-name="Wingdings" fo:font-size="10pt" style:font-size-asian="10pt"/>
    </style:style>
    <style:style style:name="WW_CharLFO67LVL7" style:family="text">
      <style:text-properties style:font-name="Wingdings" fo:font-size="10pt" style:font-size-asian="10pt"/>
    </style:style>
    <style:style style:name="WW_CharLFO67LVL8" style:family="text">
      <style:text-properties style:font-name="Wingdings" fo:font-size="10pt" style:font-size-asian="10pt"/>
    </style:style>
    <style:style style:name="WW_CharLFO67LVL9" style:family="text">
      <style:text-properties style:font-name="Wingdings" fo:font-size="10pt" style:font-size-asian="10pt"/>
    </style:style>
    <style:style style:name="WW_CharLFO68LVL1" style:family="text">
      <style:text-properties style:font-name="Symbol" fo:font-size="10pt" style:font-size-asian="10pt"/>
    </style:style>
    <style:style style:name="WW_CharLFO68LVL2" style:family="text">
      <style:text-properties style:font-name="Courier New" fo:font-size="10pt" style:font-size-asian="10pt"/>
    </style:style>
    <style:style style:name="WW_CharLFO68LVL3" style:family="text">
      <style:text-properties style:font-name="Wingdings" fo:font-size="10pt" style:font-size-asian="10pt"/>
    </style:style>
    <style:style style:name="WW_CharLFO68LVL4" style:family="text">
      <style:text-properties style:font-name="Wingdings" fo:font-size="10pt" style:font-size-asian="10pt"/>
    </style:style>
    <style:style style:name="WW_CharLFO68LVL5" style:family="text">
      <style:text-properties style:font-name="Wingdings" fo:font-size="10pt" style:font-size-asian="10pt"/>
    </style:style>
    <style:style style:name="WW_CharLFO68LVL6" style:family="text">
      <style:text-properties style:font-name="Wingdings" fo:font-size="10pt" style:font-size-asian="10pt"/>
    </style:style>
    <style:style style:name="WW_CharLFO68LVL7" style:family="text">
      <style:text-properties style:font-name="Wingdings" fo:font-size="10pt" style:font-size-asian="10pt"/>
    </style:style>
    <style:style style:name="WW_CharLFO68LVL8" style:family="text">
      <style:text-properties style:font-name="Wingdings" fo:font-size="10pt" style:font-size-asian="10pt"/>
    </style:style>
    <style:style style:name="WW_CharLFO68LVL9" style:family="text">
      <style:text-properties style:font-name="Wingdings" fo:font-size="10pt" style:font-size-asian="10pt"/>
    </style:style>
    <style:style style:name="WW_CharLFO69LVL1" style:family="text">
      <style:text-properties style:font-name="Symbol" fo:font-size="10pt" style:font-size-asian="10pt"/>
    </style:style>
    <style:style style:name="WW_CharLFO69LVL2" style:family="text">
      <style:text-properties style:font-name="Courier New" fo:font-size="10pt" style:font-size-asian="10pt"/>
    </style:style>
    <style:style style:name="WW_CharLFO69LVL3" style:family="text">
      <style:text-properties style:font-name="Wingdings" fo:font-size="10pt" style:font-size-asian="10pt"/>
    </style:style>
    <style:style style:name="WW_CharLFO69LVL4" style:family="text">
      <style:text-properties style:font-name="Wingdings" fo:font-size="10pt" style:font-size-asian="10pt"/>
    </style:style>
    <style:style style:name="WW_CharLFO69LVL5" style:family="text">
      <style:text-properties style:font-name="Wingdings" fo:font-size="10pt" style:font-size-asian="10pt"/>
    </style:style>
    <style:style style:name="WW_CharLFO69LVL6" style:family="text">
      <style:text-properties style:font-name="Wingdings" fo:font-size="10pt" style:font-size-asian="10pt"/>
    </style:style>
    <style:style style:name="WW_CharLFO69LVL7" style:family="text">
      <style:text-properties style:font-name="Wingdings" fo:font-size="10pt" style:font-size-asian="10pt"/>
    </style:style>
    <style:style style:name="WW_CharLFO69LVL8" style:family="text">
      <style:text-properties style:font-name="Wingdings" fo:font-size="10pt" style:font-size-asian="10pt"/>
    </style:style>
    <style:style style:name="WW_CharLFO69LVL9" style:family="text">
      <style:text-properties style:font-name="Wingdings" fo:font-size="10pt" style:font-size-asian="10pt"/>
    </style:style>
    <style:style style:name="WW_CharLFO70LVL1" style:family="text">
      <style:text-properties style:font-name="Symbol" fo:font-size="10pt" style:font-size-asian="10pt"/>
    </style:style>
    <style:style style:name="WW_CharLFO70LVL2" style:family="text">
      <style:text-properties style:font-name="Courier New" fo:font-size="10pt" style:font-size-asian="10pt"/>
    </style:style>
    <style:style style:name="WW_CharLFO70LVL3" style:family="text">
      <style:text-properties style:font-name="Wingdings" fo:font-size="10pt" style:font-size-asian="10pt"/>
    </style:style>
    <style:style style:name="WW_CharLFO70LVL4" style:family="text">
      <style:text-properties style:font-name="Wingdings" fo:font-size="10pt" style:font-size-asian="10pt"/>
    </style:style>
    <style:style style:name="WW_CharLFO70LVL5" style:family="text">
      <style:text-properties style:font-name="Wingdings" fo:font-size="10pt" style:font-size-asian="10pt"/>
    </style:style>
    <style:style style:name="WW_CharLFO70LVL6" style:family="text">
      <style:text-properties style:font-name="Wingdings" fo:font-size="10pt" style:font-size-asian="10pt"/>
    </style:style>
    <style:style style:name="WW_CharLFO70LVL7" style:family="text">
      <style:text-properties style:font-name="Wingdings" fo:font-size="10pt" style:font-size-asian="10pt"/>
    </style:style>
    <style:style style:name="WW_CharLFO70LVL8" style:family="text">
      <style:text-properties style:font-name="Wingdings" fo:font-size="10pt" style:font-size-asian="10pt"/>
    </style:style>
    <style:style style:name="WW_CharLFO70LVL9" style:family="text">
      <style:text-properties style:font-name="Wingdings" fo:font-size="10pt" style:font-size-asian="10pt"/>
    </style:style>
    <style:style style:name="WW_CharLFO71LVL1" style:family="text">
      <style:text-properties style:font-name="Symbol" fo:font-size="10pt" style:font-size-asian="10pt"/>
    </style:style>
    <style:style style:name="WW_CharLFO71LVL2" style:family="text">
      <style:text-properties style:font-name="Courier New" fo:font-size="10pt" style:font-size-asian="10pt"/>
    </style:style>
    <style:style style:name="WW_CharLFO71LVL3" style:family="text">
      <style:text-properties style:font-name="Wingdings" fo:font-size="10pt" style:font-size-asian="10pt"/>
    </style:style>
    <style:style style:name="WW_CharLFO71LVL4" style:family="text">
      <style:text-properties style:font-name="Wingdings" fo:font-size="10pt" style:font-size-asian="10pt"/>
    </style:style>
    <style:style style:name="WW_CharLFO71LVL5" style:family="text">
      <style:text-properties style:font-name="Wingdings" fo:font-size="10pt" style:font-size-asian="10pt"/>
    </style:style>
    <style:style style:name="WW_CharLFO71LVL6" style:family="text">
      <style:text-properties style:font-name="Wingdings" fo:font-size="10pt" style:font-size-asian="10pt"/>
    </style:style>
    <style:style style:name="WW_CharLFO71LVL7" style:family="text">
      <style:text-properties style:font-name="Wingdings" fo:font-size="10pt" style:font-size-asian="10pt"/>
    </style:style>
    <style:style style:name="WW_CharLFO71LVL8" style:family="text">
      <style:text-properties style:font-name="Wingdings" fo:font-size="10pt" style:font-size-asian="10pt"/>
    </style:style>
    <style:style style:name="WW_CharLFO71LVL9" style:family="text">
      <style:text-properties style:font-name="Wingdings" fo:font-size="10pt" style:font-size-asian="10pt"/>
    </style:style>
    <style:style style:name="WW_CharLFO72LVL1" style:family="text">
      <style:text-properties style:font-name="Symbol" fo:font-size="10pt" style:font-size-asian="10pt"/>
    </style:style>
    <style:style style:name="WW_CharLFO72LVL2" style:family="text">
      <style:text-properties style:font-name="Courier New" fo:font-size="10pt" style:font-size-asian="10pt"/>
    </style:style>
    <style:style style:name="WW_CharLFO72LVL3" style:family="text">
      <style:text-properties style:font-name="Wingdings" fo:font-size="10pt" style:font-size-asian="10pt"/>
    </style:style>
    <style:style style:name="WW_CharLFO72LVL4" style:family="text">
      <style:text-properties style:font-name="Wingdings" fo:font-size="10pt" style:font-size-asian="10pt"/>
    </style:style>
    <style:style style:name="WW_CharLFO72LVL5" style:family="text">
      <style:text-properties style:font-name="Wingdings" fo:font-size="10pt" style:font-size-asian="10pt"/>
    </style:style>
    <style:style style:name="WW_CharLFO72LVL6" style:family="text">
      <style:text-properties style:font-name="Wingdings" fo:font-size="10pt" style:font-size-asian="10pt"/>
    </style:style>
    <style:style style:name="WW_CharLFO72LVL7" style:family="text">
      <style:text-properties style:font-name="Wingdings" fo:font-size="10pt" style:font-size-asian="10pt"/>
    </style:style>
    <style:style style:name="WW_CharLFO72LVL8" style:family="text">
      <style:text-properties style:font-name="Wingdings" fo:font-size="10pt" style:font-size-asian="10pt"/>
    </style:style>
    <style:style style:name="WW_CharLFO72LVL9" style:family="text">
      <style:text-properties style:font-name="Wingdings" fo:font-size="10pt" style:font-size-asian="10pt"/>
    </style:style>
    <style:style style:name="WW_CharLFO73LVL1" style:family="text">
      <style:text-properties style:font-name="Symbol" fo:font-size="10pt" style:font-size-asian="10pt"/>
    </style:style>
    <style:style style:name="WW_CharLFO73LVL2" style:family="text">
      <style:text-properties style:font-name="Courier New" fo:font-size="10pt" style:font-size-asian="10pt"/>
    </style:style>
    <style:style style:name="WW_CharLFO73LVL3" style:family="text">
      <style:text-properties style:font-name="Wingdings" fo:font-size="10pt" style:font-size-asian="10pt"/>
    </style:style>
    <style:style style:name="WW_CharLFO73LVL4" style:family="text">
      <style:text-properties style:font-name="Wingdings" fo:font-size="10pt" style:font-size-asian="10pt"/>
    </style:style>
    <style:style style:name="WW_CharLFO73LVL5" style:family="text">
      <style:text-properties style:font-name="Wingdings" fo:font-size="10pt" style:font-size-asian="10pt"/>
    </style:style>
    <style:style style:name="WW_CharLFO73LVL6" style:family="text">
      <style:text-properties style:font-name="Wingdings" fo:font-size="10pt" style:font-size-asian="10pt"/>
    </style:style>
    <style:style style:name="WW_CharLFO73LVL7" style:family="text">
      <style:text-properties style:font-name="Wingdings" fo:font-size="10pt" style:font-size-asian="10pt"/>
    </style:style>
    <style:style style:name="WW_CharLFO73LVL8" style:family="text">
      <style:text-properties style:font-name="Wingdings" fo:font-size="10pt" style:font-size-asian="10pt"/>
    </style:style>
    <style:style style:name="WW_CharLFO73LVL9" style:family="text">
      <style:text-properties style:font-name="Wingdings" fo:font-size="10pt" style:font-size-asian="10pt"/>
    </style:style>
    <style:style style:name="WW_CharLFO74LVL1" style:family="text">
      <style:text-properties style:font-name="Symbol" fo:font-size="10pt" style:font-size-asian="10pt"/>
    </style:style>
    <style:style style:name="WW_CharLFO74LVL2" style:family="text">
      <style:text-properties style:font-name="Courier New" fo:font-size="10pt" style:font-size-asian="10pt"/>
    </style:style>
    <style:style style:name="WW_CharLFO74LVL3" style:family="text">
      <style:text-properties style:font-name="Wingdings" fo:font-size="10pt" style:font-size-asian="10pt"/>
    </style:style>
    <style:style style:name="WW_CharLFO74LVL4" style:family="text">
      <style:text-properties style:font-name="Wingdings" fo:font-size="10pt" style:font-size-asian="10pt"/>
    </style:style>
    <style:style style:name="WW_CharLFO74LVL5" style:family="text">
      <style:text-properties style:font-name="Wingdings" fo:font-size="10pt" style:font-size-asian="10pt"/>
    </style:style>
    <style:style style:name="WW_CharLFO74LVL6" style:family="text">
      <style:text-properties style:font-name="Wingdings" fo:font-size="10pt" style:font-size-asian="10pt"/>
    </style:style>
    <style:style style:name="WW_CharLFO74LVL7" style:family="text">
      <style:text-properties style:font-name="Wingdings" fo:font-size="10pt" style:font-size-asian="10pt"/>
    </style:style>
    <style:style style:name="WW_CharLFO74LVL8" style:family="text">
      <style:text-properties style:font-name="Wingdings" fo:font-size="10pt" style:font-size-asian="10pt"/>
    </style:style>
    <style:style style:name="WW_CharLFO74LVL9" style:family="text">
      <style:text-properties style:font-name="Wingdings" fo:font-size="10pt" style:font-size-asian="10pt"/>
    </style:style>
    <style:style style:name="WW_CharLFO75LVL1" style:family="text">
      <style:text-properties style:font-name="Symbol" fo:font-size="10pt" style:font-size-asian="10pt"/>
    </style:style>
    <style:style style:name="WW_CharLFO75LVL2" style:family="text">
      <style:text-properties style:font-name="Courier New" fo:font-size="10pt" style:font-size-asian="10pt"/>
    </style:style>
    <style:style style:name="WW_CharLFO75LVL3" style:family="text">
      <style:text-properties style:font-name="Wingdings" fo:font-size="10pt" style:font-size-asian="10pt"/>
    </style:style>
    <style:style style:name="WW_CharLFO75LVL4" style:family="text">
      <style:text-properties style:font-name="Wingdings" fo:font-size="10pt" style:font-size-asian="10pt"/>
    </style:style>
    <style:style style:name="WW_CharLFO75LVL5" style:family="text">
      <style:text-properties style:font-name="Wingdings" fo:font-size="10pt" style:font-size-asian="10pt"/>
    </style:style>
    <style:style style:name="WW_CharLFO75LVL6" style:family="text">
      <style:text-properties style:font-name="Wingdings" fo:font-size="10pt" style:font-size-asian="10pt"/>
    </style:style>
    <style:style style:name="WW_CharLFO75LVL7" style:family="text">
      <style:text-properties style:font-name="Wingdings" fo:font-size="10pt" style:font-size-asian="10pt"/>
    </style:style>
    <style:style style:name="WW_CharLFO75LVL8" style:family="text">
      <style:text-properties style:font-name="Wingdings" fo:font-size="10pt" style:font-size-asian="10pt"/>
    </style:style>
    <style:style style:name="WW_CharLFO75LVL9" style:family="text">
      <style:text-properties style:font-name="Wingdings" fo:font-size="10pt" style:font-size-asian="10pt"/>
    </style:style>
    <style:style style:name="WW_CharLFO76LVL1" style:family="text">
      <style:text-properties style:font-name="Symbol" fo:font-size="10pt" style:font-size-asian="10pt"/>
    </style:style>
    <style:style style:name="WW_CharLFO76LVL2" style:family="text">
      <style:text-properties style:font-name="Courier New" fo:font-size="10pt" style:font-size-asian="10pt"/>
    </style:style>
    <style:style style:name="WW_CharLFO76LVL3" style:family="text">
      <style:text-properties style:font-name="Wingdings" fo:font-size="10pt" style:font-size-asian="10pt"/>
    </style:style>
    <style:style style:name="WW_CharLFO76LVL4" style:family="text">
      <style:text-properties style:font-name="Wingdings" fo:font-size="10pt" style:font-size-asian="10pt"/>
    </style:style>
    <style:style style:name="WW_CharLFO76LVL5" style:family="text">
      <style:text-properties style:font-name="Wingdings" fo:font-size="10pt" style:font-size-asian="10pt"/>
    </style:style>
    <style:style style:name="WW_CharLFO76LVL6" style:family="text">
      <style:text-properties style:font-name="Wingdings" fo:font-size="10pt" style:font-size-asian="10pt"/>
    </style:style>
    <style:style style:name="WW_CharLFO76LVL7" style:family="text">
      <style:text-properties style:font-name="Wingdings" fo:font-size="10pt" style:font-size-asian="10pt"/>
    </style:style>
    <style:style style:name="WW_CharLFO76LVL8" style:family="text">
      <style:text-properties style:font-name="Wingdings" fo:font-size="10pt" style:font-size-asian="10pt"/>
    </style:style>
    <style:style style:name="WW_CharLFO76LVL9" style:family="text">
      <style:text-properties style:font-name="Wingdings" fo:font-size="10pt" style:font-size-asian="10pt"/>
    </style:style>
    <style:style style:name="WW_CharLFO77LVL1" style:family="text">
      <style:text-properties style:font-name="Symbol" fo:font-size="10pt" style:font-size-asian="10pt"/>
    </style:style>
    <style:style style:name="WW_CharLFO77LVL2" style:family="text">
      <style:text-properties style:font-name="Courier New" fo:font-size="10pt" style:font-size-asian="10pt"/>
    </style:style>
    <style:style style:name="WW_CharLFO77LVL3" style:family="text">
      <style:text-properties style:font-name="Wingdings" fo:font-size="10pt" style:font-size-asian="10pt"/>
    </style:style>
    <style:style style:name="WW_CharLFO77LVL4" style:family="text">
      <style:text-properties style:font-name="Wingdings" fo:font-size="10pt" style:font-size-asian="10pt"/>
    </style:style>
    <style:style style:name="WW_CharLFO77LVL5" style:family="text">
      <style:text-properties style:font-name="Wingdings" fo:font-size="10pt" style:font-size-asian="10pt"/>
    </style:style>
    <style:style style:name="WW_CharLFO77LVL6" style:family="text">
      <style:text-properties style:font-name="Wingdings" fo:font-size="10pt" style:font-size-asian="10pt"/>
    </style:style>
    <style:style style:name="WW_CharLFO77LVL7" style:family="text">
      <style:text-properties style:font-name="Wingdings" fo:font-size="10pt" style:font-size-asian="10pt"/>
    </style:style>
    <style:style style:name="WW_CharLFO77LVL8" style:family="text">
      <style:text-properties style:font-name="Wingdings" fo:font-size="10pt" style:font-size-asian="10pt"/>
    </style:style>
    <style:style style:name="WW_CharLFO77LVL9" style:family="text">
      <style:text-properties style:font-name="Wingdings" fo:font-size="10pt" style:font-size-asian="10pt"/>
    </style:style>
    <style:style style:name="WW_CharLFO78LVL1" style:family="text">
      <style:text-properties style:font-name="Symbol" fo:font-size="10pt" style:font-size-asian="10pt"/>
    </style:style>
    <style:style style:name="WW_CharLFO78LVL2" style:family="text">
      <style:text-properties style:font-name="Courier New" fo:font-size="10pt" style:font-size-asian="10pt"/>
    </style:style>
    <style:style style:name="WW_CharLFO78LVL3" style:family="text">
      <style:text-properties style:font-name="Wingdings" fo:font-size="10pt" style:font-size-asian="10pt"/>
    </style:style>
    <style:style style:name="WW_CharLFO78LVL4" style:family="text">
      <style:text-properties style:font-name="Wingdings" fo:font-size="10pt" style:font-size-asian="10pt"/>
    </style:style>
    <style:style style:name="WW_CharLFO78LVL5" style:family="text">
      <style:text-properties style:font-name="Wingdings" fo:font-size="10pt" style:font-size-asian="10pt"/>
    </style:style>
    <style:style style:name="WW_CharLFO78LVL6" style:family="text">
      <style:text-properties style:font-name="Wingdings" fo:font-size="10pt" style:font-size-asian="10pt"/>
    </style:style>
    <style:style style:name="WW_CharLFO78LVL7" style:family="text">
      <style:text-properties style:font-name="Wingdings" fo:font-size="10pt" style:font-size-asian="10pt"/>
    </style:style>
    <style:style style:name="WW_CharLFO78LVL8" style:family="text">
      <style:text-properties style:font-name="Wingdings" fo:font-size="10pt" style:font-size-asian="10pt"/>
    </style:style>
    <style:style style:name="WW_CharLFO78LVL9" style:family="text">
      <style:text-properties style:font-name="Wingdings" fo:font-size="10pt" style:font-size-asian="10pt"/>
    </style:style>
    <style:style style:name="WW_CharLFO79LVL1" style:family="text">
      <style:text-properties style:font-name="Symbol" fo:font-size="10pt" style:font-size-asian="10pt"/>
    </style:style>
    <style:style style:name="WW_CharLFO79LVL2" style:family="text">
      <style:text-properties style:font-name="Courier New" fo:font-size="10pt" style:font-size-asian="10pt"/>
    </style:style>
    <style:style style:name="WW_CharLFO79LVL3" style:family="text">
      <style:text-properties style:font-name="Wingdings" fo:font-size="10pt" style:font-size-asian="10pt"/>
    </style:style>
    <style:style style:name="WW_CharLFO79LVL4" style:family="text">
      <style:text-properties style:font-name="Wingdings" fo:font-size="10pt" style:font-size-asian="10pt"/>
    </style:style>
    <style:style style:name="WW_CharLFO79LVL5" style:family="text">
      <style:text-properties style:font-name="Wingdings" fo:font-size="10pt" style:font-size-asian="10pt"/>
    </style:style>
    <style:style style:name="WW_CharLFO79LVL6" style:family="text">
      <style:text-properties style:font-name="Wingdings" fo:font-size="10pt" style:font-size-asian="10pt"/>
    </style:style>
    <style:style style:name="WW_CharLFO79LVL7" style:family="text">
      <style:text-properties style:font-name="Wingdings" fo:font-size="10pt" style:font-size-asian="10pt"/>
    </style:style>
    <style:style style:name="WW_CharLFO79LVL8" style:family="text">
      <style:text-properties style:font-name="Wingdings" fo:font-size="10pt" style:font-size-asian="10pt"/>
    </style:style>
    <style:style style:name="WW_CharLFO79LVL9" style:family="text">
      <style:text-properties style:font-name="Wingdings" fo:font-size="10pt" style:font-size-asian="10pt"/>
    </style:style>
    <style:style style:name="WW_CharLFO80LVL1" style:family="text">
      <style:text-properties style:font-name="Symbol" fo:font-size="10pt" style:font-size-asian="10pt"/>
    </style:style>
    <style:style style:name="WW_CharLFO80LVL2" style:family="text">
      <style:text-properties style:font-name="Courier New" fo:font-size="10pt" style:font-size-asian="10pt"/>
    </style:style>
    <style:style style:name="WW_CharLFO80LVL3" style:family="text">
      <style:text-properties style:font-name="Wingdings" fo:font-size="10pt" style:font-size-asian="10pt"/>
    </style:style>
    <style:style style:name="WW_CharLFO80LVL4" style:family="text">
      <style:text-properties style:font-name="Wingdings" fo:font-size="10pt" style:font-size-asian="10pt"/>
    </style:style>
    <style:style style:name="WW_CharLFO80LVL5" style:family="text">
      <style:text-properties style:font-name="Wingdings" fo:font-size="10pt" style:font-size-asian="10pt"/>
    </style:style>
    <style:style style:name="WW_CharLFO80LVL6" style:family="text">
      <style:text-properties style:font-name="Wingdings" fo:font-size="10pt" style:font-size-asian="10pt"/>
    </style:style>
    <style:style style:name="WW_CharLFO80LVL7" style:family="text">
      <style:text-properties style:font-name="Wingdings" fo:font-size="10pt" style:font-size-asian="10pt"/>
    </style:style>
    <style:style style:name="WW_CharLFO80LVL8" style:family="text">
      <style:text-properties style:font-name="Wingdings" fo:font-size="10pt" style:font-size-asian="10pt"/>
    </style:style>
    <style:style style:name="WW_CharLFO80LVL9" style:family="text">
      <style:text-properties style:font-name="Wingdings" fo:font-size="10pt" style:font-size-asian="10pt"/>
    </style:style>
    <style:style style:name="WW_CharLFO81LVL1" style:family="text">
      <style:text-properties style:font-name="Symbol" fo:font-size="10pt" style:font-size-asian="10pt"/>
    </style:style>
    <style:style style:name="WW_CharLFO81LVL2" style:family="text">
      <style:text-properties style:font-name="Courier New" fo:font-size="10pt" style:font-size-asian="10pt"/>
    </style:style>
    <style:style style:name="WW_CharLFO81LVL3" style:family="text">
      <style:text-properties style:font-name="Wingdings" fo:font-size="10pt" style:font-size-asian="10pt"/>
    </style:style>
    <style:style style:name="WW_CharLFO81LVL4" style:family="text">
      <style:text-properties style:font-name="Wingdings" fo:font-size="10pt" style:font-size-asian="10pt"/>
    </style:style>
    <style:style style:name="WW_CharLFO81LVL5" style:family="text">
      <style:text-properties style:font-name="Wingdings" fo:font-size="10pt" style:font-size-asian="10pt"/>
    </style:style>
    <style:style style:name="WW_CharLFO81LVL6" style:family="text">
      <style:text-properties style:font-name="Wingdings" fo:font-size="10pt" style:font-size-asian="10pt"/>
    </style:style>
    <style:style style:name="WW_CharLFO81LVL7" style:family="text">
      <style:text-properties style:font-name="Wingdings" fo:font-size="10pt" style:font-size-asian="10pt"/>
    </style:style>
    <style:style style:name="WW_CharLFO81LVL8" style:family="text">
      <style:text-properties style:font-name="Wingdings" fo:font-size="10pt" style:font-size-asian="10pt"/>
    </style:style>
    <style:style style:name="WW_CharLFO81LVL9" style:family="text">
      <style:text-properties style:font-name="Wingdings" fo:font-size="10pt" style:font-size-asian="10pt"/>
    </style:style>
    <style:style style:name="WW_CharLFO82LVL1" style:family="text">
      <style:text-properties style:font-name="Symbol" fo:font-size="10pt" style:font-size-asian="10pt"/>
    </style:style>
    <style:style style:name="WW_CharLFO82LVL2" style:family="text">
      <style:text-properties style:font-name="Courier New" fo:font-size="10pt" style:font-size-asian="10pt"/>
    </style:style>
    <style:style style:name="WW_CharLFO82LVL3" style:family="text">
      <style:text-properties style:font-name="Wingdings" fo:font-size="10pt" style:font-size-asian="10pt"/>
    </style:style>
    <style:style style:name="WW_CharLFO82LVL4" style:family="text">
      <style:text-properties style:font-name="Wingdings" fo:font-size="10pt" style:font-size-asian="10pt"/>
    </style:style>
    <style:style style:name="WW_CharLFO82LVL5" style:family="text">
      <style:text-properties style:font-name="Wingdings" fo:font-size="10pt" style:font-size-asian="10pt"/>
    </style:style>
    <style:style style:name="WW_CharLFO82LVL6" style:family="text">
      <style:text-properties style:font-name="Wingdings" fo:font-size="10pt" style:font-size-asian="10pt"/>
    </style:style>
    <style:style style:name="WW_CharLFO82LVL7" style:family="text">
      <style:text-properties style:font-name="Wingdings" fo:font-size="10pt" style:font-size-asian="10pt"/>
    </style:style>
    <style:style style:name="WW_CharLFO82LVL8" style:family="text">
      <style:text-properties style:font-name="Wingdings" fo:font-size="10pt" style:font-size-asian="10pt"/>
    </style:style>
    <style:style style:name="WW_CharLFO82LVL9" style:family="text">
      <style:text-properties style:font-name="Wingdings" fo:font-size="10pt" style:font-size-asian="10pt"/>
    </style:style>
    <style:style style:name="WW_CharLFO83LVL1" style:family="text">
      <style:text-properties style:font-name="Symbol" fo:font-size="10pt" style:font-size-asian="10pt"/>
    </style:style>
    <style:style style:name="WW_CharLFO83LVL2" style:family="text">
      <style:text-properties style:font-name="Courier New" fo:font-size="10pt" style:font-size-asian="10pt"/>
    </style:style>
    <style:style style:name="WW_CharLFO83LVL3" style:family="text">
      <style:text-properties style:font-name="Wingdings" fo:font-size="10pt" style:font-size-asian="10pt"/>
    </style:style>
    <style:style style:name="WW_CharLFO83LVL4" style:family="text">
      <style:text-properties style:font-name="Wingdings" fo:font-size="10pt" style:font-size-asian="10pt"/>
    </style:style>
    <style:style style:name="WW_CharLFO83LVL5" style:family="text">
      <style:text-properties style:font-name="Wingdings" fo:font-size="10pt" style:font-size-asian="10pt"/>
    </style:style>
    <style:style style:name="WW_CharLFO83LVL6" style:family="text">
      <style:text-properties style:font-name="Wingdings" fo:font-size="10pt" style:font-size-asian="10pt"/>
    </style:style>
    <style:style style:name="WW_CharLFO83LVL7" style:family="text">
      <style:text-properties style:font-name="Wingdings" fo:font-size="10pt" style:font-size-asian="10pt"/>
    </style:style>
    <style:style style:name="WW_CharLFO83LVL8" style:family="text">
      <style:text-properties style:font-name="Wingdings" fo:font-size="10pt" style:font-size-asian="10pt"/>
    </style:style>
    <style:style style:name="WW_CharLFO83LVL9" style:family="text">
      <style:text-properties style:font-name="Wingdings" fo:font-size="10pt" style:font-size-asian="10pt"/>
    </style:style>
    <style:style style:name="WW_CharLFO84LVL1" style:family="text">
      <style:text-properties style:font-name="Symbol" fo:font-size="10pt" style:font-size-asian="10pt"/>
    </style:style>
    <style:style style:name="WW_CharLFO84LVL2" style:family="text">
      <style:text-properties style:font-name="Courier New" fo:font-size="10pt" style:font-size-asian="10pt"/>
    </style:style>
    <style:style style:name="WW_CharLFO84LVL3" style:family="text">
      <style:text-properties style:font-name="Wingdings" fo:font-size="10pt" style:font-size-asian="10pt"/>
    </style:style>
    <style:style style:name="WW_CharLFO84LVL4" style:family="text">
      <style:text-properties style:font-name="Wingdings" fo:font-size="10pt" style:font-size-asian="10pt"/>
    </style:style>
    <style:style style:name="WW_CharLFO84LVL5" style:family="text">
      <style:text-properties style:font-name="Wingdings" fo:font-size="10pt" style:font-size-asian="10pt"/>
    </style:style>
    <style:style style:name="WW_CharLFO84LVL6" style:family="text">
      <style:text-properties style:font-name="Wingdings" fo:font-size="10pt" style:font-size-asian="10pt"/>
    </style:style>
    <style:style style:name="WW_CharLFO84LVL7" style:family="text">
      <style:text-properties style:font-name="Wingdings" fo:font-size="10pt" style:font-size-asian="10pt"/>
    </style:style>
    <style:style style:name="WW_CharLFO84LVL8" style:family="text">
      <style:text-properties style:font-name="Wingdings" fo:font-size="10pt" style:font-size-asian="10pt"/>
    </style:style>
    <style:style style:name="WW_CharLFO84LVL9" style:family="text">
      <style:text-properties style:font-name="Wingdings" fo:font-size="10pt" style:font-size-asian="10pt"/>
    </style:style>
    <style:style style:name="WW_CharLFO85LVL1" style:family="text">
      <style:text-properties style:font-name="Symbol" fo:font-size="10pt" style:font-size-asian="10pt"/>
    </style:style>
    <style:style style:name="WW_CharLFO85LVL2" style:family="text">
      <style:text-properties style:font-name="Courier New" fo:font-size="10pt" style:font-size-asian="10pt"/>
    </style:style>
    <style:style style:name="WW_CharLFO85LVL3" style:family="text">
      <style:text-properties style:font-name="Wingdings" fo:font-size="10pt" style:font-size-asian="10pt"/>
    </style:style>
    <style:style style:name="WW_CharLFO85LVL4" style:family="text">
      <style:text-properties style:font-name="Wingdings" fo:font-size="10pt" style:font-size-asian="10pt"/>
    </style:style>
    <style:style style:name="WW_CharLFO85LVL5" style:family="text">
      <style:text-properties style:font-name="Wingdings" fo:font-size="10pt" style:font-size-asian="10pt"/>
    </style:style>
    <style:style style:name="WW_CharLFO85LVL6" style:family="text">
      <style:text-properties style:font-name="Wingdings" fo:font-size="10pt" style:font-size-asian="10pt"/>
    </style:style>
    <style:style style:name="WW_CharLFO85LVL7" style:family="text">
      <style:text-properties style:font-name="Wingdings" fo:font-size="10pt" style:font-size-asian="10pt"/>
    </style:style>
    <style:style style:name="WW_CharLFO85LVL8" style:family="text">
      <style:text-properties style:font-name="Wingdings" fo:font-size="10pt" style:font-size-asian="10pt"/>
    </style:style>
    <style:style style:name="WW_CharLFO85LVL9" style:family="text">
      <style:text-properties style:font-name="Wingdings" fo:font-size="10pt" style:font-size-asian="10pt"/>
    </style:style>
    <style:style style:name="WW_CharLFO86LVL1" style:family="text">
      <style:text-properties style:font-name="Symbol" fo:font-size="10pt" style:font-size-asian="10pt"/>
    </style:style>
    <style:style style:name="WW_CharLFO86LVL2" style:family="text">
      <style:text-properties style:font-name="Courier New" fo:font-size="10pt" style:font-size-asian="10pt"/>
    </style:style>
    <style:style style:name="WW_CharLFO86LVL3" style:family="text">
      <style:text-properties style:font-name="Wingdings" fo:font-size="10pt" style:font-size-asian="10pt"/>
    </style:style>
    <style:style style:name="WW_CharLFO86LVL4" style:family="text">
      <style:text-properties style:font-name="Wingdings" fo:font-size="10pt" style:font-size-asian="10pt"/>
    </style:style>
    <style:style style:name="WW_CharLFO86LVL5" style:family="text">
      <style:text-properties style:font-name="Wingdings" fo:font-size="10pt" style:font-size-asian="10pt"/>
    </style:style>
    <style:style style:name="WW_CharLFO86LVL6" style:family="text">
      <style:text-properties style:font-name="Wingdings" fo:font-size="10pt" style:font-size-asian="10pt"/>
    </style:style>
    <style:style style:name="WW_CharLFO86LVL7" style:family="text">
      <style:text-properties style:font-name="Wingdings" fo:font-size="10pt" style:font-size-asian="10pt"/>
    </style:style>
    <style:style style:name="WW_CharLFO86LVL8" style:family="text">
      <style:text-properties style:font-name="Wingdings" fo:font-size="10pt" style:font-size-asian="10pt"/>
    </style:style>
    <style:style style:name="WW_CharLFO86LVL9" style:family="text">
      <style:text-properties style:font-name="Wingdings" fo:font-size="10pt" style:font-size-asian="10pt"/>
    </style:style>
    <style:style style:name="WW_CharLFO87LVL1" style:family="text">
      <style:text-properties style:font-name="Symbol" fo:font-size="10pt" style:font-size-asian="10pt"/>
    </style:style>
    <style:style style:name="WW_CharLFO87LVL2" style:family="text">
      <style:text-properties style:font-name="Courier New" fo:font-size="10pt" style:font-size-asian="10pt"/>
    </style:style>
    <style:style style:name="WW_CharLFO87LVL3" style:family="text">
      <style:text-properties style:font-name="Wingdings" fo:font-size="10pt" style:font-size-asian="10pt"/>
    </style:style>
    <style:style style:name="WW_CharLFO87LVL4" style:family="text">
      <style:text-properties style:font-name="Wingdings" fo:font-size="10pt" style:font-size-asian="10pt"/>
    </style:style>
    <style:style style:name="WW_CharLFO87LVL5" style:family="text">
      <style:text-properties style:font-name="Wingdings" fo:font-size="10pt" style:font-size-asian="10pt"/>
    </style:style>
    <style:style style:name="WW_CharLFO87LVL6" style:family="text">
      <style:text-properties style:font-name="Wingdings" fo:font-size="10pt" style:font-size-asian="10pt"/>
    </style:style>
    <style:style style:name="WW_CharLFO87LVL7" style:family="text">
      <style:text-properties style:font-name="Wingdings" fo:font-size="10pt" style:font-size-asian="10pt"/>
    </style:style>
    <style:style style:name="WW_CharLFO87LVL8" style:family="text">
      <style:text-properties style:font-name="Wingdings" fo:font-size="10pt" style:font-size-asian="10pt"/>
    </style:style>
    <style:style style:name="WW_CharLFO87LVL9" style:family="text">
      <style:text-properties style:font-name="Wingdings" fo:font-size="10pt" style:font-size-asian="10pt"/>
    </style:style>
    <style:style style:name="WW_CharLFO88LVL1" style:family="text">
      <style:text-properties style:font-name="Symbol" fo:font-size="10pt" style:font-size-asian="10pt"/>
    </style:style>
    <style:style style:name="WW_CharLFO88LVL2" style:family="text">
      <style:text-properties style:font-name="Courier New" fo:font-size="10pt" style:font-size-asian="10pt"/>
    </style:style>
    <style:style style:name="WW_CharLFO88LVL3" style:family="text">
      <style:text-properties style:font-name="Wingdings" fo:font-size="10pt" style:font-size-asian="10pt"/>
    </style:style>
    <style:style style:name="WW_CharLFO88LVL4" style:family="text">
      <style:text-properties style:font-name="Wingdings" fo:font-size="10pt" style:font-size-asian="10pt"/>
    </style:style>
    <style:style style:name="WW_CharLFO88LVL5" style:family="text">
      <style:text-properties style:font-name="Wingdings" fo:font-size="10pt" style:font-size-asian="10pt"/>
    </style:style>
    <style:style style:name="WW_CharLFO88LVL6" style:family="text">
      <style:text-properties style:font-name="Wingdings" fo:font-size="10pt" style:font-size-asian="10pt"/>
    </style:style>
    <style:style style:name="WW_CharLFO88LVL7" style:family="text">
      <style:text-properties style:font-name="Wingdings" fo:font-size="10pt" style:font-size-asian="10pt"/>
    </style:style>
    <style:style style:name="WW_CharLFO88LVL8" style:family="text">
      <style:text-properties style:font-name="Wingdings" fo:font-size="10pt" style:font-size-asian="10pt"/>
    </style:style>
    <style:style style:name="WW_CharLFO88LVL9" style:family="text">
      <style:text-properties style:font-name="Wingdings" fo:font-size="10pt" style:font-size-asian="10pt"/>
    </style:style>
    <style:style style:name="WW_CharLFO89LVL1" style:family="text">
      <style:text-properties style:font-name="Symbol" fo:font-size="10pt" style:font-size-asian="10pt"/>
    </style:style>
    <style:style style:name="WW_CharLFO89LVL2" style:family="text">
      <style:text-properties style:font-name="Courier New" fo:font-size="10pt" style:font-size-asian="10pt"/>
    </style:style>
    <style:style style:name="WW_CharLFO89LVL3" style:family="text">
      <style:text-properties style:font-name="Wingdings" fo:font-size="10pt" style:font-size-asian="10pt"/>
    </style:style>
    <style:style style:name="WW_CharLFO89LVL4" style:family="text">
      <style:text-properties style:font-name="Wingdings" fo:font-size="10pt" style:font-size-asian="10pt"/>
    </style:style>
    <style:style style:name="WW_CharLFO89LVL5" style:family="text">
      <style:text-properties style:font-name="Wingdings" fo:font-size="10pt" style:font-size-asian="10pt"/>
    </style:style>
    <style:style style:name="WW_CharLFO89LVL6" style:family="text">
      <style:text-properties style:font-name="Wingdings" fo:font-size="10pt" style:font-size-asian="10pt"/>
    </style:style>
    <style:style style:name="WW_CharLFO89LVL7" style:family="text">
      <style:text-properties style:font-name="Wingdings" fo:font-size="10pt" style:font-size-asian="10pt"/>
    </style:style>
    <style:style style:name="WW_CharLFO89LVL8" style:family="text">
      <style:text-properties style:font-name="Wingdings" fo:font-size="10pt" style:font-size-asian="10pt"/>
    </style:style>
    <style:style style:name="WW_CharLFO89LVL9" style:family="text">
      <style:text-properties style:font-name="Wingdings" fo:font-size="10pt" style:font-size-asian="10pt"/>
    </style:style>
    <style:style style:name="WW_CharLFO90LVL1" style:family="text">
      <style:text-properties style:font-name="Symbol" fo:font-size="10pt" style:font-size-asian="10pt"/>
    </style:style>
    <style:style style:name="WW_CharLFO90LVL2" style:family="text">
      <style:text-properties style:font-name="Courier New" fo:font-size="10pt" style:font-size-asian="10pt"/>
    </style:style>
    <style:style style:name="WW_CharLFO90LVL3" style:family="text">
      <style:text-properties style:font-name="Wingdings" fo:font-size="10pt" style:font-size-asian="10pt"/>
    </style:style>
    <style:style style:name="WW_CharLFO90LVL4" style:family="text">
      <style:text-properties style:font-name="Wingdings" fo:font-size="10pt" style:font-size-asian="10pt"/>
    </style:style>
    <style:style style:name="WW_CharLFO90LVL5" style:family="text">
      <style:text-properties style:font-name="Wingdings" fo:font-size="10pt" style:font-size-asian="10pt"/>
    </style:style>
    <style:style style:name="WW_CharLFO90LVL6" style:family="text">
      <style:text-properties style:font-name="Wingdings" fo:font-size="10pt" style:font-size-asian="10pt"/>
    </style:style>
    <style:style style:name="WW_CharLFO90LVL7" style:family="text">
      <style:text-properties style:font-name="Wingdings" fo:font-size="10pt" style:font-size-asian="10pt"/>
    </style:style>
    <style:style style:name="WW_CharLFO90LVL8" style:family="text">
      <style:text-properties style:font-name="Wingdings" fo:font-size="10pt" style:font-size-asian="10pt"/>
    </style:style>
    <style:style style:name="WW_CharLFO90LVL9" style:family="text">
      <style:text-properties style:font-name="Wingdings" fo:font-size="10pt" style:font-size-asian="10pt"/>
    </style:style>
    <style:style style:name="WW_CharLFO91LVL1" style:family="text">
      <style:text-properties style:font-name="Symbol" fo:font-size="10pt" style:font-size-asian="10pt"/>
    </style:style>
    <style:style style:name="WW_CharLFO91LVL2" style:family="text">
      <style:text-properties style:font-name="Courier New" fo:font-size="10pt" style:font-size-asian="10pt"/>
    </style:style>
    <style:style style:name="WW_CharLFO91LVL3" style:family="text">
      <style:text-properties style:font-name="Wingdings" fo:font-size="10pt" style:font-size-asian="10pt"/>
    </style:style>
    <style:style style:name="WW_CharLFO91LVL4" style:family="text">
      <style:text-properties style:font-name="Wingdings" fo:font-size="10pt" style:font-size-asian="10pt"/>
    </style:style>
    <style:style style:name="WW_CharLFO91LVL5" style:family="text">
      <style:text-properties style:font-name="Wingdings" fo:font-size="10pt" style:font-size-asian="10pt"/>
    </style:style>
    <style:style style:name="WW_CharLFO91LVL6" style:family="text">
      <style:text-properties style:font-name="Wingdings" fo:font-size="10pt" style:font-size-asian="10pt"/>
    </style:style>
    <style:style style:name="WW_CharLFO91LVL7" style:family="text">
      <style:text-properties style:font-name="Wingdings" fo:font-size="10pt" style:font-size-asian="10pt"/>
    </style:style>
    <style:style style:name="WW_CharLFO91LVL8" style:family="text">
      <style:text-properties style:font-name="Wingdings" fo:font-size="10pt" style:font-size-asian="10pt"/>
    </style:style>
    <style:style style:name="WW_CharLFO91LVL9" style:family="text">
      <style:text-properties style:font-name="Wingdings" fo:font-size="10pt" style:font-size-asian="10pt"/>
    </style:style>
    <style:style style:name="WW_CharLFO92LVL1" style:family="text">
      <style:text-properties style:font-name="Symbol" fo:font-size="10pt" style:font-size-asian="10pt"/>
    </style:style>
    <style:style style:name="WW_CharLFO92LVL2" style:family="text">
      <style:text-properties style:font-name="Courier New" fo:font-size="10pt" style:font-size-asian="10pt"/>
    </style:style>
    <style:style style:name="WW_CharLFO92LVL3" style:family="text">
      <style:text-properties style:font-name="Wingdings" fo:font-size="10pt" style:font-size-asian="10pt"/>
    </style:style>
    <style:style style:name="WW_CharLFO92LVL4" style:family="text">
      <style:text-properties style:font-name="Wingdings" fo:font-size="10pt" style:font-size-asian="10pt"/>
    </style:style>
    <style:style style:name="WW_CharLFO92LVL5" style:family="text">
      <style:text-properties style:font-name="Wingdings" fo:font-size="10pt" style:font-size-asian="10pt"/>
    </style:style>
    <style:style style:name="WW_CharLFO92LVL6" style:family="text">
      <style:text-properties style:font-name="Wingdings" fo:font-size="10pt" style:font-size-asian="10pt"/>
    </style:style>
    <style:style style:name="WW_CharLFO92LVL7" style:family="text">
      <style:text-properties style:font-name="Wingdings" fo:font-size="10pt" style:font-size-asian="10pt"/>
    </style:style>
    <style:style style:name="WW_CharLFO92LVL8" style:family="text">
      <style:text-properties style:font-name="Wingdings" fo:font-size="10pt" style:font-size-asian="10pt"/>
    </style:style>
    <style:style style:name="WW_CharLFO92LVL9" style:family="text">
      <style:text-properties style:font-name="Wingdings" fo:font-size="10pt" style:font-size-asian="10pt"/>
    </style:style>
    <style:style style:name="WW_CharLFO93LVL1" style:family="text">
      <style:text-properties style:font-name="Symbol" fo:font-size="10pt" style:font-size-asian="10pt"/>
    </style:style>
    <style:style style:name="WW_CharLFO93LVL2" style:family="text">
      <style:text-properties style:font-name="Courier New" fo:font-size="10pt" style:font-size-asian="10pt"/>
    </style:style>
    <style:style style:name="WW_CharLFO93LVL3" style:family="text">
      <style:text-properties style:font-name="Wingdings" fo:font-size="10pt" style:font-size-asian="10pt"/>
    </style:style>
    <style:style style:name="WW_CharLFO93LVL4" style:family="text">
      <style:text-properties style:font-name="Wingdings" fo:font-size="10pt" style:font-size-asian="10pt"/>
    </style:style>
    <style:style style:name="WW_CharLFO93LVL5" style:family="text">
      <style:text-properties style:font-name="Wingdings" fo:font-size="10pt" style:font-size-asian="10pt"/>
    </style:style>
    <style:style style:name="WW_CharLFO93LVL6" style:family="text">
      <style:text-properties style:font-name="Wingdings" fo:font-size="10pt" style:font-size-asian="10pt"/>
    </style:style>
    <style:style style:name="WW_CharLFO93LVL7" style:family="text">
      <style:text-properties style:font-name="Wingdings" fo:font-size="10pt" style:font-size-asian="10pt"/>
    </style:style>
    <style:style style:name="WW_CharLFO93LVL8" style:family="text">
      <style:text-properties style:font-name="Wingdings" fo:font-size="10pt" style:font-size-asian="10pt"/>
    </style:style>
    <style:style style:name="WW_CharLFO93LVL9" style:family="text">
      <style:text-properties style:font-name="Wingdings" fo:font-size="10pt" style:font-size-asian="10pt"/>
    </style:style>
    <style:style style:name="WW_CharLFO94LVL1" style:family="text">
      <style:text-properties style:font-name="Symbol" fo:font-size="10pt" style:font-size-asian="10pt"/>
    </style:style>
    <style:style style:name="WW_CharLFO94LVL2" style:family="text">
      <style:text-properties style:font-name="Courier New" fo:font-size="10pt" style:font-size-asian="10pt"/>
    </style:style>
    <style:style style:name="WW_CharLFO94LVL3" style:family="text">
      <style:text-properties style:font-name="Wingdings" fo:font-size="10pt" style:font-size-asian="10pt"/>
    </style:style>
    <style:style style:name="WW_CharLFO94LVL4" style:family="text">
      <style:text-properties style:font-name="Wingdings" fo:font-size="10pt" style:font-size-asian="10pt"/>
    </style:style>
    <style:style style:name="WW_CharLFO94LVL5" style:family="text">
      <style:text-properties style:font-name="Wingdings" fo:font-size="10pt" style:font-size-asian="10pt"/>
    </style:style>
    <style:style style:name="WW_CharLFO94LVL6" style:family="text">
      <style:text-properties style:font-name="Wingdings" fo:font-size="10pt" style:font-size-asian="10pt"/>
    </style:style>
    <style:style style:name="WW_CharLFO94LVL7" style:family="text">
      <style:text-properties style:font-name="Wingdings" fo:font-size="10pt" style:font-size-asian="10pt"/>
    </style:style>
    <style:style style:name="WW_CharLFO94LVL8" style:family="text">
      <style:text-properties style:font-name="Wingdings" fo:font-size="10pt" style:font-size-asian="10pt"/>
    </style:style>
    <style:style style:name="WW_CharLFO94LVL9" style:family="text">
      <style:text-properties style:font-name="Wingdings" fo:font-size="10pt" style:font-size-asian="10pt"/>
    </style:style>
    <style:style style:name="WW_CharLFO95LVL1" style:family="text">
      <style:text-properties style:font-name="Symbol" fo:font-size="10pt" style:font-size-asian="10pt"/>
    </style:style>
    <style:style style:name="WW_CharLFO95LVL2" style:family="text">
      <style:text-properties style:font-name="Courier New" fo:font-size="10pt" style:font-size-asian="10pt"/>
    </style:style>
    <style:style style:name="WW_CharLFO95LVL3" style:family="text">
      <style:text-properties style:font-name="Wingdings" fo:font-size="10pt" style:font-size-asian="10pt"/>
    </style:style>
    <style:style style:name="WW_CharLFO95LVL4" style:family="text">
      <style:text-properties style:font-name="Wingdings" fo:font-size="10pt" style:font-size-asian="10pt"/>
    </style:style>
    <style:style style:name="WW_CharLFO95LVL5" style:family="text">
      <style:text-properties style:font-name="Wingdings" fo:font-size="10pt" style:font-size-asian="10pt"/>
    </style:style>
    <style:style style:name="WW_CharLFO95LVL6" style:family="text">
      <style:text-properties style:font-name="Wingdings" fo:font-size="10pt" style:font-size-asian="10pt"/>
    </style:style>
    <style:style style:name="WW_CharLFO95LVL7" style:family="text">
      <style:text-properties style:font-name="Wingdings" fo:font-size="10pt" style:font-size-asian="10pt"/>
    </style:style>
    <style:style style:name="WW_CharLFO95LVL8" style:family="text">
      <style:text-properties style:font-name="Wingdings" fo:font-size="10pt" style:font-size-asian="10pt"/>
    </style:style>
    <style:style style:name="WW_CharLFO95LVL9" style:family="text">
      <style:text-properties style:font-name="Wingdings" fo:font-size="10pt" style:font-size-asian="10pt"/>
    </style:style>
    <style:style style:name="WW_CharLFO96LVL1" style:family="text">
      <style:text-properties style:font-name="Symbol" fo:font-size="10pt" style:font-size-asian="10pt"/>
    </style:style>
    <style:style style:name="WW_CharLFO96LVL2" style:family="text">
      <style:text-properties style:font-name="Courier New" fo:font-size="10pt" style:font-size-asian="10pt"/>
    </style:style>
    <style:style style:name="WW_CharLFO96LVL3" style:family="text">
      <style:text-properties style:font-name="Wingdings" fo:font-size="10pt" style:font-size-asian="10pt"/>
    </style:style>
    <style:style style:name="WW_CharLFO96LVL4" style:family="text">
      <style:text-properties style:font-name="Wingdings" fo:font-size="10pt" style:font-size-asian="10pt"/>
    </style:style>
    <style:style style:name="WW_CharLFO96LVL5" style:family="text">
      <style:text-properties style:font-name="Wingdings" fo:font-size="10pt" style:font-size-asian="10pt"/>
    </style:style>
    <style:style style:name="WW_CharLFO96LVL6" style:family="text">
      <style:text-properties style:font-name="Wingdings" fo:font-size="10pt" style:font-size-asian="10pt"/>
    </style:style>
    <style:style style:name="WW_CharLFO96LVL7" style:family="text">
      <style:text-properties style:font-name="Wingdings" fo:font-size="10pt" style:font-size-asian="10pt"/>
    </style:style>
    <style:style style:name="WW_CharLFO96LVL8" style:family="text">
      <style:text-properties style:font-name="Wingdings" fo:font-size="10pt" style:font-size-asian="10pt"/>
    </style:style>
    <style:style style:name="WW_CharLFO96LVL9" style:family="text">
      <style:text-properties style:font-name="Wingdings" fo:font-size="10pt" style:font-size-asian="10pt"/>
    </style:style>
    <style:style style:name="WW_CharLFO97LVL1" style:family="text">
      <style:text-properties style:font-name="Symbol" fo:font-size="10pt" style:font-size-asian="10pt"/>
    </style:style>
    <style:style style:name="WW_CharLFO97LVL2" style:family="text">
      <style:text-properties style:font-name="Courier New" fo:font-size="10pt" style:font-size-asian="10pt"/>
    </style:style>
    <style:style style:name="WW_CharLFO97LVL3" style:family="text">
      <style:text-properties style:font-name="Wingdings" fo:font-size="10pt" style:font-size-asian="10pt"/>
    </style:style>
    <style:style style:name="WW_CharLFO97LVL4" style:family="text">
      <style:text-properties style:font-name="Wingdings" fo:font-size="10pt" style:font-size-asian="10pt"/>
    </style:style>
    <style:style style:name="WW_CharLFO97LVL5" style:family="text">
      <style:text-properties style:font-name="Wingdings" fo:font-size="10pt" style:font-size-asian="10pt"/>
    </style:style>
    <style:style style:name="WW_CharLFO97LVL6" style:family="text">
      <style:text-properties style:font-name="Wingdings" fo:font-size="10pt" style:font-size-asian="10pt"/>
    </style:style>
    <style:style style:name="WW_CharLFO97LVL7" style:family="text">
      <style:text-properties style:font-name="Wingdings" fo:font-size="10pt" style:font-size-asian="10pt"/>
    </style:style>
    <style:style style:name="WW_CharLFO97LVL8" style:family="text">
      <style:text-properties style:font-name="Wingdings" fo:font-size="10pt" style:font-size-asian="10pt"/>
    </style:style>
    <style:style style:name="WW_CharLFO97LVL9" style:family="text">
      <style:text-properties style:font-name="Wingdings" fo:font-size="10pt" style:font-size-asian="10pt"/>
    </style:style>
    <style:style style:name="WW_CharLFO98LVL1" style:family="text">
      <style:text-properties style:font-name="Symbol" fo:font-size="10pt" style:font-size-asian="10pt"/>
    </style:style>
    <style:style style:name="WW_CharLFO98LVL2" style:family="text">
      <style:text-properties style:font-name="Courier New" fo:font-size="10pt" style:font-size-asian="10pt"/>
    </style:style>
    <style:style style:name="WW_CharLFO98LVL3" style:family="text">
      <style:text-properties style:font-name="Wingdings" fo:font-size="10pt" style:font-size-asian="10pt"/>
    </style:style>
    <style:style style:name="WW_CharLFO98LVL4" style:family="text">
      <style:text-properties style:font-name="Wingdings" fo:font-size="10pt" style:font-size-asian="10pt"/>
    </style:style>
    <style:style style:name="WW_CharLFO98LVL5" style:family="text">
      <style:text-properties style:font-name="Wingdings" fo:font-size="10pt" style:font-size-asian="10pt"/>
    </style:style>
    <style:style style:name="WW_CharLFO98LVL6" style:family="text">
      <style:text-properties style:font-name="Wingdings" fo:font-size="10pt" style:font-size-asian="10pt"/>
    </style:style>
    <style:style style:name="WW_CharLFO98LVL7" style:family="text">
      <style:text-properties style:font-name="Wingdings" fo:font-size="10pt" style:font-size-asian="10pt"/>
    </style:style>
    <style:style style:name="WW_CharLFO98LVL8" style:family="text">
      <style:text-properties style:font-name="Wingdings" fo:font-size="10pt" style:font-size-asian="10pt"/>
    </style:style>
    <style:style style:name="WW_CharLFO98LVL9" style:family="text">
      <style:text-properties style:font-name="Wingdings" fo:font-size="10pt" style:font-size-asian="10pt"/>
    </style:style>
    <style:style style:name="WW_CharLFO99LVL1" style:family="text">
      <style:text-properties style:font-name="Symbol" fo:font-size="10pt" style:font-size-asian="10pt"/>
    </style:style>
    <style:style style:name="WW_CharLFO99LVL2" style:family="text">
      <style:text-properties style:font-name="Courier New" fo:font-size="10pt" style:font-size-asian="10pt"/>
    </style:style>
    <style:style style:name="WW_CharLFO99LVL3" style:family="text">
      <style:text-properties style:font-name="Wingdings" fo:font-size="10pt" style:font-size-asian="10pt"/>
    </style:style>
    <style:style style:name="WW_CharLFO99LVL4" style:family="text">
      <style:text-properties style:font-name="Wingdings" fo:font-size="10pt" style:font-size-asian="10pt"/>
    </style:style>
    <style:style style:name="WW_CharLFO99LVL5" style:family="text">
      <style:text-properties style:font-name="Wingdings" fo:font-size="10pt" style:font-size-asian="10pt"/>
    </style:style>
    <style:style style:name="WW_CharLFO99LVL6" style:family="text">
      <style:text-properties style:font-name="Wingdings" fo:font-size="10pt" style:font-size-asian="10pt"/>
    </style:style>
    <style:style style:name="WW_CharLFO99LVL7" style:family="text">
      <style:text-properties style:font-name="Wingdings" fo:font-size="10pt" style:font-size-asian="10pt"/>
    </style:style>
    <style:style style:name="WW_CharLFO99LVL8" style:family="text">
      <style:text-properties style:font-name="Wingdings" fo:font-size="10pt" style:font-size-asian="10pt"/>
    </style:style>
    <style:style style:name="WW_CharLFO99LVL9" style:family="text">
      <style:text-properties style:font-name="Wingdings" fo:font-size="10pt" style:font-size-asian="10pt"/>
    </style:style>
    <style:style style:name="WW_CharLFO100LVL1" style:family="text">
      <style:text-properties style:font-name="Symbol" fo:font-size="10pt" style:font-size-asian="10pt"/>
    </style:style>
    <style:style style:name="WW_CharLFO100LVL2" style:family="text">
      <style:text-properties style:font-name="Courier New" fo:font-size="10pt" style:font-size-asian="10pt"/>
    </style:style>
    <style:style style:name="WW_CharLFO100LVL3" style:family="text">
      <style:text-properties style:font-name="Wingdings" fo:font-size="10pt" style:font-size-asian="10pt"/>
    </style:style>
    <style:style style:name="WW_CharLFO100LVL4" style:family="text">
      <style:text-properties style:font-name="Wingdings" fo:font-size="10pt" style:font-size-asian="10pt"/>
    </style:style>
    <style:style style:name="WW_CharLFO100LVL5" style:family="text">
      <style:text-properties style:font-name="Wingdings" fo:font-size="10pt" style:font-size-asian="10pt"/>
    </style:style>
    <style:style style:name="WW_CharLFO100LVL6" style:family="text">
      <style:text-properties style:font-name="Wingdings" fo:font-size="10pt" style:font-size-asian="10pt"/>
    </style:style>
    <style:style style:name="WW_CharLFO100LVL7" style:family="text">
      <style:text-properties style:font-name="Wingdings" fo:font-size="10pt" style:font-size-asian="10pt"/>
    </style:style>
    <style:style style:name="WW_CharLFO100LVL8" style:family="text">
      <style:text-properties style:font-name="Wingdings" fo:font-size="10pt" style:font-size-asian="10pt"/>
    </style:style>
    <style:style style:name="WW_CharLFO100LVL9" style:family="text">
      <style:text-properties style:font-name="Wingdings" fo:font-size="10pt" style:font-size-asian="10pt"/>
    </style:style>
    <style:style style:name="WW_CharLFO101LVL1" style:family="text">
      <style:text-properties style:font-name="Symbol" fo:font-size="10pt" style:font-size-asian="10pt"/>
    </style:style>
    <style:style style:name="WW_CharLFO101LVL2" style:family="text">
      <style:text-properties style:font-name="Courier New" fo:font-size="10pt" style:font-size-asian="10pt"/>
    </style:style>
    <style:style style:name="WW_CharLFO101LVL3" style:family="text">
      <style:text-properties style:font-name="Wingdings" fo:font-size="10pt" style:font-size-asian="10pt"/>
    </style:style>
    <style:style style:name="WW_CharLFO101LVL4" style:family="text">
      <style:text-properties style:font-name="Wingdings" fo:font-size="10pt" style:font-size-asian="10pt"/>
    </style:style>
    <style:style style:name="WW_CharLFO101LVL5" style:family="text">
      <style:text-properties style:font-name="Wingdings" fo:font-size="10pt" style:font-size-asian="10pt"/>
    </style:style>
    <style:style style:name="WW_CharLFO101LVL6" style:family="text">
      <style:text-properties style:font-name="Wingdings" fo:font-size="10pt" style:font-size-asian="10pt"/>
    </style:style>
    <style:style style:name="WW_CharLFO101LVL7" style:family="text">
      <style:text-properties style:font-name="Wingdings" fo:font-size="10pt" style:font-size-asian="10pt"/>
    </style:style>
    <style:style style:name="WW_CharLFO101LVL8" style:family="text">
      <style:text-properties style:font-name="Wingdings" fo:font-size="10pt" style:font-size-asian="10pt"/>
    </style:style>
    <style:style style:name="WW_CharLFO101LVL9" style:family="text">
      <style:text-properties style:font-name="Wingdings" fo:font-size="10pt" style:font-size-asian="10pt"/>
    </style:style>
    <style:style style:name="WW_CharLFO102LVL1" style:family="text">
      <style:text-properties style:font-name="Symbol" fo:font-size="10pt" style:font-size-asian="10pt"/>
    </style:style>
    <style:style style:name="WW_CharLFO102LVL2" style:family="text">
      <style:text-properties style:font-name="Courier New" fo:font-size="10pt" style:font-size-asian="10pt"/>
    </style:style>
    <style:style style:name="WW_CharLFO102LVL3" style:family="text">
      <style:text-properties style:font-name="Wingdings" fo:font-size="10pt" style:font-size-asian="10pt"/>
    </style:style>
    <style:style style:name="WW_CharLFO102LVL4" style:family="text">
      <style:text-properties style:font-name="Wingdings" fo:font-size="10pt" style:font-size-asian="10pt"/>
    </style:style>
    <style:style style:name="WW_CharLFO102LVL5" style:family="text">
      <style:text-properties style:font-name="Wingdings" fo:font-size="10pt" style:font-size-asian="10pt"/>
    </style:style>
    <style:style style:name="WW_CharLFO102LVL6" style:family="text">
      <style:text-properties style:font-name="Wingdings" fo:font-size="10pt" style:font-size-asian="10pt"/>
    </style:style>
    <style:style style:name="WW_CharLFO102LVL7" style:family="text">
      <style:text-properties style:font-name="Wingdings" fo:font-size="10pt" style:font-size-asian="10pt"/>
    </style:style>
    <style:style style:name="WW_CharLFO102LVL8" style:family="text">
      <style:text-properties style:font-name="Wingdings" fo:font-size="10pt" style:font-size-asian="10pt"/>
    </style:style>
    <style:style style:name="WW_CharLFO102LVL9" style:family="text">
      <style:text-properties style:font-name="Wingdings" fo:font-size="10pt" style:font-size-asian="10pt"/>
    </style:style>
    <style:style style:name="WW_CharLFO103LVL1" style:family="text">
      <style:text-properties style:font-name="Symbol" fo:font-size="10pt" style:font-size-asian="10pt"/>
    </style:style>
    <style:style style:name="WW_CharLFO103LVL2" style:family="text">
      <style:text-properties style:font-name="Courier New" fo:font-size="10pt" style:font-size-asian="10pt"/>
    </style:style>
    <style:style style:name="WW_CharLFO103LVL3" style:family="text">
      <style:text-properties style:font-name="Wingdings" fo:font-size="10pt" style:font-size-asian="10pt"/>
    </style:style>
    <style:style style:name="WW_CharLFO103LVL4" style:family="text">
      <style:text-properties style:font-name="Wingdings" fo:font-size="10pt" style:font-size-asian="10pt"/>
    </style:style>
    <style:style style:name="WW_CharLFO103LVL5" style:family="text">
      <style:text-properties style:font-name="Wingdings" fo:font-size="10pt" style:font-size-asian="10pt"/>
    </style:style>
    <style:style style:name="WW_CharLFO103LVL6" style:family="text">
      <style:text-properties style:font-name="Wingdings" fo:font-size="10pt" style:font-size-asian="10pt"/>
    </style:style>
    <style:style style:name="WW_CharLFO103LVL7" style:family="text">
      <style:text-properties style:font-name="Wingdings" fo:font-size="10pt" style:font-size-asian="10pt"/>
    </style:style>
    <style:style style:name="WW_CharLFO103LVL8" style:family="text">
      <style:text-properties style:font-name="Wingdings" fo:font-size="10pt" style:font-size-asian="10pt"/>
    </style:style>
    <style:style style:name="WW_CharLFO103LVL9" style:family="text">
      <style:text-properties style:font-name="Wingdings" fo:font-size="10pt" style:font-size-asian="10pt"/>
    </style:style>
    <style:style style:name="WW_CharLFO104LVL1" style:family="text">
      <style:text-properties style:font-name="Symbol" fo:font-size="10pt" style:font-size-asian="10pt"/>
    </style:style>
    <style:style style:name="WW_CharLFO104LVL2" style:family="text">
      <style:text-properties style:font-name="Courier New" fo:font-size="10pt" style:font-size-asian="10pt"/>
    </style:style>
    <style:style style:name="WW_CharLFO104LVL3" style:family="text">
      <style:text-properties style:font-name="Wingdings" fo:font-size="10pt" style:font-size-asian="10pt"/>
    </style:style>
    <style:style style:name="WW_CharLFO104LVL4" style:family="text">
      <style:text-properties style:font-name="Wingdings" fo:font-size="10pt" style:font-size-asian="10pt"/>
    </style:style>
    <style:style style:name="WW_CharLFO104LVL5" style:family="text">
      <style:text-properties style:font-name="Wingdings" fo:font-size="10pt" style:font-size-asian="10pt"/>
    </style:style>
    <style:style style:name="WW_CharLFO104LVL6" style:family="text">
      <style:text-properties style:font-name="Wingdings" fo:font-size="10pt" style:font-size-asian="10pt"/>
    </style:style>
    <style:style style:name="WW_CharLFO104LVL7" style:family="text">
      <style:text-properties style:font-name="Wingdings" fo:font-size="10pt" style:font-size-asian="10pt"/>
    </style:style>
    <style:style style:name="WW_CharLFO104LVL8" style:family="text">
      <style:text-properties style:font-name="Wingdings" fo:font-size="10pt" style:font-size-asian="10pt"/>
    </style:style>
    <style:style style:name="WW_CharLFO104LVL9" style:family="text">
      <style:text-properties style:font-name="Wingdings" fo:font-size="10pt" style:font-size-asian="10pt"/>
    </style:style>
    <style:style style:name="WW_CharLFO105LVL1" style:family="text">
      <style:text-properties style:font-name="Symbol" fo:font-size="10pt" style:font-size-asian="10pt"/>
    </style:style>
    <style:style style:name="WW_CharLFO105LVL2" style:family="text">
      <style:text-properties style:font-name="Courier New" fo:font-size="10pt" style:font-size-asian="10pt"/>
    </style:style>
    <style:style style:name="WW_CharLFO105LVL3" style:family="text">
      <style:text-properties style:font-name="Wingdings" fo:font-size="10pt" style:font-size-asian="10pt"/>
    </style:style>
    <style:style style:name="WW_CharLFO105LVL4" style:family="text">
      <style:text-properties style:font-name="Wingdings" fo:font-size="10pt" style:font-size-asian="10pt"/>
    </style:style>
    <style:style style:name="WW_CharLFO105LVL5" style:family="text">
      <style:text-properties style:font-name="Wingdings" fo:font-size="10pt" style:font-size-asian="10pt"/>
    </style:style>
    <style:style style:name="WW_CharLFO105LVL6" style:family="text">
      <style:text-properties style:font-name="Wingdings" fo:font-size="10pt" style:font-size-asian="10pt"/>
    </style:style>
    <style:style style:name="WW_CharLFO105LVL7" style:family="text">
      <style:text-properties style:font-name="Wingdings" fo:font-size="10pt" style:font-size-asian="10pt"/>
    </style:style>
    <style:style style:name="WW_CharLFO105LVL8" style:family="text">
      <style:text-properties style:font-name="Wingdings" fo:font-size="10pt" style:font-size-asian="10pt"/>
    </style:style>
    <style:style style:name="WW_CharLFO105LVL9" style:family="text">
      <style:text-properties style:font-name="Wingdings" fo:font-size="10pt" style:font-size-asian="10pt"/>
    </style:style>
    <style:style style:name="WW_CharLFO106LVL1" style:family="text">
      <style:text-properties style:font-name="Symbol" fo:font-size="10pt" style:font-size-asian="10pt"/>
    </style:style>
    <style:style style:name="WW_CharLFO106LVL2" style:family="text">
      <style:text-properties style:font-name="Courier New" fo:font-size="10pt" style:font-size-asian="10pt"/>
    </style:style>
    <style:style style:name="WW_CharLFO106LVL3" style:family="text">
      <style:text-properties style:font-name="Wingdings" fo:font-size="10pt" style:font-size-asian="10pt"/>
    </style:style>
    <style:style style:name="WW_CharLFO106LVL4" style:family="text">
      <style:text-properties style:font-name="Wingdings" fo:font-size="10pt" style:font-size-asian="10pt"/>
    </style:style>
    <style:style style:name="WW_CharLFO106LVL5" style:family="text">
      <style:text-properties style:font-name="Wingdings" fo:font-size="10pt" style:font-size-asian="10pt"/>
    </style:style>
    <style:style style:name="WW_CharLFO106LVL6" style:family="text">
      <style:text-properties style:font-name="Wingdings" fo:font-size="10pt" style:font-size-asian="10pt"/>
    </style:style>
    <style:style style:name="WW_CharLFO106LVL7" style:family="text">
      <style:text-properties style:font-name="Wingdings" fo:font-size="10pt" style:font-size-asian="10pt"/>
    </style:style>
    <style:style style:name="WW_CharLFO106LVL8" style:family="text">
      <style:text-properties style:font-name="Wingdings" fo:font-size="10pt" style:font-size-asian="10pt"/>
    </style:style>
    <style:style style:name="WW_CharLFO106LVL9" style:family="text">
      <style:text-properties style:font-name="Wingdings" fo:font-size="10pt" style:font-size-asian="10pt"/>
    </style:style>
    <style:style style:name="WW_CharLFO107LVL1" style:family="text">
      <style:text-properties style:font-name="Symbol" fo:font-size="10pt" style:font-size-asian="10pt"/>
    </style:style>
    <style:style style:name="WW_CharLFO107LVL2" style:family="text">
      <style:text-properties style:font-name="Courier New" fo:font-size="10pt" style:font-size-asian="10pt"/>
    </style:style>
    <style:style style:name="WW_CharLFO107LVL3" style:family="text">
      <style:text-properties style:font-name="Wingdings" fo:font-size="10pt" style:font-size-asian="10pt"/>
    </style:style>
    <style:style style:name="WW_CharLFO107LVL4" style:family="text">
      <style:text-properties style:font-name="Wingdings" fo:font-size="10pt" style:font-size-asian="10pt"/>
    </style:style>
    <style:style style:name="WW_CharLFO107LVL5" style:family="text">
      <style:text-properties style:font-name="Wingdings" fo:font-size="10pt" style:font-size-asian="10pt"/>
    </style:style>
    <style:style style:name="WW_CharLFO107LVL6" style:family="text">
      <style:text-properties style:font-name="Wingdings" fo:font-size="10pt" style:font-size-asian="10pt"/>
    </style:style>
    <style:style style:name="WW_CharLFO107LVL7" style:family="text">
      <style:text-properties style:font-name="Wingdings" fo:font-size="10pt" style:font-size-asian="10pt"/>
    </style:style>
    <style:style style:name="WW_CharLFO107LVL8" style:family="text">
      <style:text-properties style:font-name="Wingdings" fo:font-size="10pt" style:font-size-asian="10pt"/>
    </style:style>
    <style:style style:name="WW_CharLFO107LVL9" style:family="text">
      <style:text-properties style:font-name="Wingdings" fo:font-size="10pt" style:font-size-asian="10pt"/>
    </style:style>
    <style:style style:name="WW_CharLFO108LVL1" style:family="text">
      <style:text-properties style:font-name="Symbol" fo:font-size="10pt" style:font-size-asian="10pt"/>
    </style:style>
    <style:style style:name="WW_CharLFO108LVL2" style:family="text">
      <style:text-properties style:font-name="Courier New" fo:font-size="10pt" style:font-size-asian="10pt"/>
    </style:style>
    <style:style style:name="WW_CharLFO108LVL3" style:family="text">
      <style:text-properties style:font-name="Wingdings" fo:font-size="10pt" style:font-size-asian="10pt"/>
    </style:style>
    <style:style style:name="WW_CharLFO108LVL4" style:family="text">
      <style:text-properties style:font-name="Wingdings" fo:font-size="10pt" style:font-size-asian="10pt"/>
    </style:style>
    <style:style style:name="WW_CharLFO108LVL5" style:family="text">
      <style:text-properties style:font-name="Wingdings" fo:font-size="10pt" style:font-size-asian="10pt"/>
    </style:style>
    <style:style style:name="WW_CharLFO108LVL6" style:family="text">
      <style:text-properties style:font-name="Wingdings" fo:font-size="10pt" style:font-size-asian="10pt"/>
    </style:style>
    <style:style style:name="WW_CharLFO108LVL7" style:family="text">
      <style:text-properties style:font-name="Wingdings" fo:font-size="10pt" style:font-size-asian="10pt"/>
    </style:style>
    <style:style style:name="WW_CharLFO108LVL8" style:family="text">
      <style:text-properties style:font-name="Wingdings" fo:font-size="10pt" style:font-size-asian="10pt"/>
    </style:style>
    <style:style style:name="WW_CharLFO108LVL9" style:family="text">
      <style:text-properties style:font-name="Wingdings" fo:font-size="10pt" style:font-size-asian="10pt"/>
    </style:style>
    <style:style style:name="WW_CharLFO109LVL1" style:family="text">
      <style:text-properties style:font-name="Symbol" fo:font-size="10pt" style:font-size-asian="10pt"/>
    </style:style>
    <style:style style:name="WW_CharLFO109LVL2" style:family="text">
      <style:text-properties style:font-name="Courier New" fo:font-size="10pt" style:font-size-asian="10pt"/>
    </style:style>
    <style:style style:name="WW_CharLFO109LVL3" style:family="text">
      <style:text-properties style:font-name="Wingdings" fo:font-size="10pt" style:font-size-asian="10pt"/>
    </style:style>
    <style:style style:name="WW_CharLFO109LVL4" style:family="text">
      <style:text-properties style:font-name="Wingdings" fo:font-size="10pt" style:font-size-asian="10pt"/>
    </style:style>
    <style:style style:name="WW_CharLFO109LVL5" style:family="text">
      <style:text-properties style:font-name="Wingdings" fo:font-size="10pt" style:font-size-asian="10pt"/>
    </style:style>
    <style:style style:name="WW_CharLFO109LVL6" style:family="text">
      <style:text-properties style:font-name="Wingdings" fo:font-size="10pt" style:font-size-asian="10pt"/>
    </style:style>
    <style:style style:name="WW_CharLFO109LVL7" style:family="text">
      <style:text-properties style:font-name="Wingdings" fo:font-size="10pt" style:font-size-asian="10pt"/>
    </style:style>
    <style:style style:name="WW_CharLFO109LVL8" style:family="text">
      <style:text-properties style:font-name="Wingdings" fo:font-size="10pt" style:font-size-asian="10pt"/>
    </style:style>
    <style:style style:name="WW_CharLFO109LVL9" style:family="text">
      <style:text-properties style:font-name="Wingdings" fo:font-size="10pt" style:font-size-asian="10pt"/>
    </style:style>
    <style:style style:name="WW_CharLFO110LVL1" style:family="text">
      <style:text-properties style:font-name="Symbol" fo:font-size="10pt" style:font-size-asian="10pt"/>
    </style:style>
    <style:style style:name="WW_CharLFO110LVL2" style:family="text">
      <style:text-properties style:font-name="Courier New" fo:font-size="10pt" style:font-size-asian="10pt"/>
    </style:style>
    <style:style style:name="WW_CharLFO110LVL3" style:family="text">
      <style:text-properties style:font-name="Wingdings" fo:font-size="10pt" style:font-size-asian="10pt"/>
    </style:style>
    <style:style style:name="WW_CharLFO110LVL4" style:family="text">
      <style:text-properties style:font-name="Wingdings" fo:font-size="10pt" style:font-size-asian="10pt"/>
    </style:style>
    <style:style style:name="WW_CharLFO110LVL5" style:family="text">
      <style:text-properties style:font-name="Wingdings" fo:font-size="10pt" style:font-size-asian="10pt"/>
    </style:style>
    <style:style style:name="WW_CharLFO110LVL6" style:family="text">
      <style:text-properties style:font-name="Wingdings" fo:font-size="10pt" style:font-size-asian="10pt"/>
    </style:style>
    <style:style style:name="WW_CharLFO110LVL7" style:family="text">
      <style:text-properties style:font-name="Wingdings" fo:font-size="10pt" style:font-size-asian="10pt"/>
    </style:style>
    <style:style style:name="WW_CharLFO110LVL8" style:family="text">
      <style:text-properties style:font-name="Wingdings" fo:font-size="10pt" style:font-size-asian="10pt"/>
    </style:style>
    <style:style style:name="WW_CharLFO110LVL9" style:family="text">
      <style:text-properties style:font-name="Wingdings" fo:font-size="10pt" style:font-size-asian="10pt"/>
    </style:style>
    <style:style style:name="WW_CharLFO111LVL1" style:family="text">
      <style:text-properties style:font-name="Symbol" fo:font-size="10pt" style:font-size-asian="10pt"/>
    </style:style>
    <style:style style:name="WW_CharLFO111LVL2" style:family="text">
      <style:text-properties style:font-name="Courier New" fo:font-size="10pt" style:font-size-asian="10pt"/>
    </style:style>
    <style:style style:name="WW_CharLFO111LVL3" style:family="text">
      <style:text-properties style:font-name="Wingdings" fo:font-size="10pt" style:font-size-asian="10pt"/>
    </style:style>
    <style:style style:name="WW_CharLFO111LVL4" style:family="text">
      <style:text-properties style:font-name="Wingdings" fo:font-size="10pt" style:font-size-asian="10pt"/>
    </style:style>
    <style:style style:name="WW_CharLFO111LVL5" style:family="text">
      <style:text-properties style:font-name="Wingdings" fo:font-size="10pt" style:font-size-asian="10pt"/>
    </style:style>
    <style:style style:name="WW_CharLFO111LVL6" style:family="text">
      <style:text-properties style:font-name="Wingdings" fo:font-size="10pt" style:font-size-asian="10pt"/>
    </style:style>
    <style:style style:name="WW_CharLFO111LVL7" style:family="text">
      <style:text-properties style:font-name="Wingdings" fo:font-size="10pt" style:font-size-asian="10pt"/>
    </style:style>
    <style:style style:name="WW_CharLFO111LVL8" style:family="text">
      <style:text-properties style:font-name="Wingdings" fo:font-size="10pt" style:font-size-asian="10pt"/>
    </style:style>
    <style:style style:name="WW_CharLFO111LVL9" style:family="text">
      <style:text-properties style:font-name="Wingdings" fo:font-size="10pt" style:font-size-asian="10pt"/>
    </style:style>
    <style:style style:name="WW_CharLFO112LVL1" style:family="text">
      <style:text-properties style:font-name="Symbol" fo:font-size="10pt" style:font-size-asian="10pt"/>
    </style:style>
    <style:style style:name="WW_CharLFO112LVL2" style:family="text">
      <style:text-properties style:font-name="Courier New" fo:font-size="10pt" style:font-size-asian="10pt"/>
    </style:style>
    <style:style style:name="WW_CharLFO112LVL3" style:family="text">
      <style:text-properties style:font-name="Wingdings" fo:font-size="10pt" style:font-size-asian="10pt"/>
    </style:style>
    <style:style style:name="WW_CharLFO112LVL4" style:family="text">
      <style:text-properties style:font-name="Wingdings" fo:font-size="10pt" style:font-size-asian="10pt"/>
    </style:style>
    <style:style style:name="WW_CharLFO112LVL5" style:family="text">
      <style:text-properties style:font-name="Wingdings" fo:font-size="10pt" style:font-size-asian="10pt"/>
    </style:style>
    <style:style style:name="WW_CharLFO112LVL6" style:family="text">
      <style:text-properties style:font-name="Wingdings" fo:font-size="10pt" style:font-size-asian="10pt"/>
    </style:style>
    <style:style style:name="WW_CharLFO112LVL7" style:family="text">
      <style:text-properties style:font-name="Wingdings" fo:font-size="10pt" style:font-size-asian="10pt"/>
    </style:style>
    <style:style style:name="WW_CharLFO112LVL8" style:family="text">
      <style:text-properties style:font-name="Wingdings" fo:font-size="10pt" style:font-size-asian="10pt"/>
    </style:style>
    <style:style style:name="WW_CharLFO112LVL9" style:family="text">
      <style:text-properties style:font-name="Wingdings" fo:font-size="10pt" style:font-size-asian="10pt"/>
    </style:style>
    <style:style style:name="WW_CharLFO113LVL1" style:family="text">
      <style:text-properties style:font-name="Symbol" fo:font-size="10pt" style:font-size-asian="10pt"/>
    </style:style>
    <style:style style:name="WW_CharLFO113LVL2" style:family="text">
      <style:text-properties style:font-name="Courier New" fo:font-size="10pt" style:font-size-asian="10pt"/>
    </style:style>
    <style:style style:name="WW_CharLFO113LVL3" style:family="text">
      <style:text-properties style:font-name="Wingdings" fo:font-size="10pt" style:font-size-asian="10pt"/>
    </style:style>
    <style:style style:name="WW_CharLFO113LVL4" style:family="text">
      <style:text-properties style:font-name="Wingdings" fo:font-size="10pt" style:font-size-asian="10pt"/>
    </style:style>
    <style:style style:name="WW_CharLFO113LVL5" style:family="text">
      <style:text-properties style:font-name="Wingdings" fo:font-size="10pt" style:font-size-asian="10pt"/>
    </style:style>
    <style:style style:name="WW_CharLFO113LVL6" style:family="text">
      <style:text-properties style:font-name="Wingdings" fo:font-size="10pt" style:font-size-asian="10pt"/>
    </style:style>
    <style:style style:name="WW_CharLFO113LVL7" style:family="text">
      <style:text-properties style:font-name="Wingdings" fo:font-size="10pt" style:font-size-asian="10pt"/>
    </style:style>
    <style:style style:name="WW_CharLFO113LVL8" style:family="text">
      <style:text-properties style:font-name="Wingdings" fo:font-size="10pt" style:font-size-asian="10pt"/>
    </style:style>
    <style:style style:name="WW_CharLFO113LVL9" style:family="text">
      <style:text-properties style:font-name="Wingdings" fo:font-size="10pt" style:font-size-asian="10pt"/>
    </style:style>
    <style:style style:name="WW_CharLFO114LVL1" style:family="text">
      <style:text-properties style:font-name="Symbol" fo:font-size="10pt" style:font-size-asian="10pt"/>
    </style:style>
    <style:style style:name="WW_CharLFO114LVL2" style:family="text">
      <style:text-properties style:font-name="Courier New" fo:font-size="10pt" style:font-size-asian="10pt"/>
    </style:style>
    <style:style style:name="WW_CharLFO114LVL3" style:family="text">
      <style:text-properties style:font-name="Wingdings" fo:font-size="10pt" style:font-size-asian="10pt"/>
    </style:style>
    <style:style style:name="WW_CharLFO114LVL4" style:family="text">
      <style:text-properties style:font-name="Wingdings" fo:font-size="10pt" style:font-size-asian="10pt"/>
    </style:style>
    <style:style style:name="WW_CharLFO114LVL5" style:family="text">
      <style:text-properties style:font-name="Wingdings" fo:font-size="10pt" style:font-size-asian="10pt"/>
    </style:style>
    <style:style style:name="WW_CharLFO114LVL6" style:family="text">
      <style:text-properties style:font-name="Wingdings" fo:font-size="10pt" style:font-size-asian="10pt"/>
    </style:style>
    <style:style style:name="WW_CharLFO114LVL7" style:family="text">
      <style:text-properties style:font-name="Wingdings" fo:font-size="10pt" style:font-size-asian="10pt"/>
    </style:style>
    <style:style style:name="WW_CharLFO114LVL8" style:family="text">
      <style:text-properties style:font-name="Wingdings" fo:font-size="10pt" style:font-size-asian="10pt"/>
    </style:style>
    <style:style style:name="WW_CharLFO114LVL9" style:family="text">
      <style:text-properties style:font-name="Wingdings" fo:font-size="10pt" style:font-size-asian="10pt"/>
    </style:style>
    <style:style style:name="WW_CharLFO115LVL1" style:family="text">
      <style:text-properties style:font-name="Symbol" fo:font-size="10pt" style:font-size-asian="10pt"/>
    </style:style>
    <style:style style:name="WW_CharLFO115LVL2" style:family="text">
      <style:text-properties style:font-name="Courier New" fo:font-size="10pt" style:font-size-asian="10pt"/>
    </style:style>
    <style:style style:name="WW_CharLFO115LVL3" style:family="text">
      <style:text-properties style:font-name="Wingdings" fo:font-size="10pt" style:font-size-asian="10pt"/>
    </style:style>
    <style:style style:name="WW_CharLFO115LVL4" style:family="text">
      <style:text-properties style:font-name="Wingdings" fo:font-size="10pt" style:font-size-asian="10pt"/>
    </style:style>
    <style:style style:name="WW_CharLFO115LVL5" style:family="text">
      <style:text-properties style:font-name="Wingdings" fo:font-size="10pt" style:font-size-asian="10pt"/>
    </style:style>
    <style:style style:name="WW_CharLFO115LVL6" style:family="text">
      <style:text-properties style:font-name="Wingdings" fo:font-size="10pt" style:font-size-asian="10pt"/>
    </style:style>
    <style:style style:name="WW_CharLFO115LVL7" style:family="text">
      <style:text-properties style:font-name="Wingdings" fo:font-size="10pt" style:font-size-asian="10pt"/>
    </style:style>
    <style:style style:name="WW_CharLFO115LVL8" style:family="text">
      <style:text-properties style:font-name="Wingdings" fo:font-size="10pt" style:font-size-asian="10pt"/>
    </style:style>
    <style:style style:name="WW_CharLFO115LVL9" style:family="text">
      <style:text-properties style:font-name="Wingdings" fo:font-size="10pt" style:font-size-asian="10pt"/>
    </style:style>
    <style:style style:name="WW_CharLFO116LVL1" style:family="text">
      <style:text-properties style:font-name="Symbol" fo:font-size="10pt" style:font-size-asian="10pt"/>
    </style:style>
    <style:style style:name="WW_CharLFO116LVL2" style:family="text">
      <style:text-properties style:font-name="Courier New" fo:font-size="10pt" style:font-size-asian="10pt"/>
    </style:style>
    <style:style style:name="WW_CharLFO116LVL3" style:family="text">
      <style:text-properties style:font-name="Wingdings" fo:font-size="10pt" style:font-size-asian="10pt"/>
    </style:style>
    <style:style style:name="WW_CharLFO116LVL4" style:family="text">
      <style:text-properties style:font-name="Wingdings" fo:font-size="10pt" style:font-size-asian="10pt"/>
    </style:style>
    <style:style style:name="WW_CharLFO116LVL5" style:family="text">
      <style:text-properties style:font-name="Wingdings" fo:font-size="10pt" style:font-size-asian="10pt"/>
    </style:style>
    <style:style style:name="WW_CharLFO116LVL6" style:family="text">
      <style:text-properties style:font-name="Wingdings" fo:font-size="10pt" style:font-size-asian="10pt"/>
    </style:style>
    <style:style style:name="WW_CharLFO116LVL7" style:family="text">
      <style:text-properties style:font-name="Wingdings" fo:font-size="10pt" style:font-size-asian="10pt"/>
    </style:style>
    <style:style style:name="WW_CharLFO116LVL8" style:family="text">
      <style:text-properties style:font-name="Wingdings" fo:font-size="10pt" style:font-size-asian="10pt"/>
    </style:style>
    <style:style style:name="WW_CharLFO116LVL9" style:family="text">
      <style:text-properties style:font-name="Wingdings" fo:font-size="10pt" style:font-size-asian="10pt"/>
    </style:style>
    <style:style style:name="WW_CharLFO117LVL1" style:family="text">
      <style:text-properties style:font-name="Symbol" fo:font-size="10pt" style:font-size-asian="10pt"/>
    </style:style>
    <style:style style:name="WW_CharLFO117LVL2" style:family="text">
      <style:text-properties style:font-name="Courier New" fo:font-size="10pt" style:font-size-asian="10pt"/>
    </style:style>
    <style:style style:name="WW_CharLFO117LVL3" style:family="text">
      <style:text-properties style:font-name="Wingdings" fo:font-size="10pt" style:font-size-asian="10pt"/>
    </style:style>
    <style:style style:name="WW_CharLFO117LVL4" style:family="text">
      <style:text-properties style:font-name="Wingdings" fo:font-size="10pt" style:font-size-asian="10pt"/>
    </style:style>
    <style:style style:name="WW_CharLFO117LVL5" style:family="text">
      <style:text-properties style:font-name="Wingdings" fo:font-size="10pt" style:font-size-asian="10pt"/>
    </style:style>
    <style:style style:name="WW_CharLFO117LVL6" style:family="text">
      <style:text-properties style:font-name="Wingdings" fo:font-size="10pt" style:font-size-asian="10pt"/>
    </style:style>
    <style:style style:name="WW_CharLFO117LVL7" style:family="text">
      <style:text-properties style:font-name="Wingdings" fo:font-size="10pt" style:font-size-asian="10pt"/>
    </style:style>
    <style:style style:name="WW_CharLFO117LVL8" style:family="text">
      <style:text-properties style:font-name="Wingdings" fo:font-size="10pt" style:font-size-asian="10pt"/>
    </style:style>
    <style:style style:name="WW_CharLFO117LVL9" style:family="text">
      <style:text-properties style:font-name="Wingdings" fo:font-size="10pt" style:font-size-asian="10pt"/>
    </style:style>
    <style:style style:name="WW_CharLFO118LVL1" style:family="text">
      <style:text-properties style:font-name="Symbol" fo:font-size="10pt" style:font-size-asian="10pt"/>
    </style:style>
    <style:style style:name="WW_CharLFO118LVL2" style:family="text">
      <style:text-properties style:font-name="Courier New" fo:font-size="10pt" style:font-size-asian="10pt"/>
    </style:style>
    <style:style style:name="WW_CharLFO118LVL3" style:family="text">
      <style:text-properties style:font-name="Wingdings" fo:font-size="10pt" style:font-size-asian="10pt"/>
    </style:style>
    <style:style style:name="WW_CharLFO118LVL4" style:family="text">
      <style:text-properties style:font-name="Wingdings" fo:font-size="10pt" style:font-size-asian="10pt"/>
    </style:style>
    <style:style style:name="WW_CharLFO118LVL5" style:family="text">
      <style:text-properties style:font-name="Wingdings" fo:font-size="10pt" style:font-size-asian="10pt"/>
    </style:style>
    <style:style style:name="WW_CharLFO118LVL6" style:family="text">
      <style:text-properties style:font-name="Wingdings" fo:font-size="10pt" style:font-size-asian="10pt"/>
    </style:style>
    <style:style style:name="WW_CharLFO118LVL7" style:family="text">
      <style:text-properties style:font-name="Wingdings" fo:font-size="10pt" style:font-size-asian="10pt"/>
    </style:style>
    <style:style style:name="WW_CharLFO118LVL8" style:family="text">
      <style:text-properties style:font-name="Wingdings" fo:font-size="10pt" style:font-size-asian="10pt"/>
    </style:style>
    <style:style style:name="WW_CharLFO118LVL9" style:family="text">
      <style:text-properties style:font-name="Wingdings" fo:font-size="10pt" style:font-size-asian="10pt"/>
    </style:style>
    <style:style style:name="WW_CharLFO119LVL1" style:family="text">
      <style:text-properties style:font-name="Symbol" fo:font-size="10pt" style:font-size-asian="10pt"/>
    </style:style>
    <style:style style:name="WW_CharLFO119LVL2" style:family="text">
      <style:text-properties style:font-name="Courier New" fo:font-size="10pt" style:font-size-asian="10pt"/>
    </style:style>
    <style:style style:name="WW_CharLFO119LVL3" style:family="text">
      <style:text-properties style:font-name="Wingdings" fo:font-size="10pt" style:font-size-asian="10pt"/>
    </style:style>
    <style:style style:name="WW_CharLFO119LVL4" style:family="text">
      <style:text-properties style:font-name="Wingdings" fo:font-size="10pt" style:font-size-asian="10pt"/>
    </style:style>
    <style:style style:name="WW_CharLFO119LVL5" style:family="text">
      <style:text-properties style:font-name="Wingdings" fo:font-size="10pt" style:font-size-asian="10pt"/>
    </style:style>
    <style:style style:name="WW_CharLFO119LVL6" style:family="text">
      <style:text-properties style:font-name="Wingdings" fo:font-size="10pt" style:font-size-asian="10pt"/>
    </style:style>
    <style:style style:name="WW_CharLFO119LVL7" style:family="text">
      <style:text-properties style:font-name="Wingdings" fo:font-size="10pt" style:font-size-asian="10pt"/>
    </style:style>
    <style:style style:name="WW_CharLFO119LVL8" style:family="text">
      <style:text-properties style:font-name="Wingdings" fo:font-size="10pt" style:font-size-asian="10pt"/>
    </style:style>
    <style:style style:name="WW_CharLFO119LVL9" style:family="text">
      <style:text-properties style:font-name="Wingdings" fo:font-size="10pt" style:font-size-asian="10pt"/>
    </style:style>
    <style:style style:name="WW_CharLFO120LVL1" style:family="text">
      <style:text-properties style:font-name="Symbol" fo:font-size="10pt" style:font-size-asian="10pt"/>
    </style:style>
    <style:style style:name="WW_CharLFO120LVL2" style:family="text">
      <style:text-properties style:font-name="Courier New" fo:font-size="10pt" style:font-size-asian="10pt"/>
    </style:style>
    <style:style style:name="WW_CharLFO120LVL3" style:family="text">
      <style:text-properties style:font-name="Wingdings" fo:font-size="10pt" style:font-size-asian="10pt"/>
    </style:style>
    <style:style style:name="WW_CharLFO120LVL4" style:family="text">
      <style:text-properties style:font-name="Wingdings" fo:font-size="10pt" style:font-size-asian="10pt"/>
    </style:style>
    <style:style style:name="WW_CharLFO120LVL5" style:family="text">
      <style:text-properties style:font-name="Wingdings" fo:font-size="10pt" style:font-size-asian="10pt"/>
    </style:style>
    <style:style style:name="WW_CharLFO120LVL6" style:family="text">
      <style:text-properties style:font-name="Wingdings" fo:font-size="10pt" style:font-size-asian="10pt"/>
    </style:style>
    <style:style style:name="WW_CharLFO120LVL7" style:family="text">
      <style:text-properties style:font-name="Wingdings" fo:font-size="10pt" style:font-size-asian="10pt"/>
    </style:style>
    <style:style style:name="WW_CharLFO120LVL8" style:family="text">
      <style:text-properties style:font-name="Wingdings" fo:font-size="10pt" style:font-size-asian="10pt"/>
    </style:style>
    <style:style style:name="WW_CharLFO120LVL9" style:family="text">
      <style:text-properties style:font-name="Wingdings" fo:font-size="10pt" style:font-size-asian="10pt"/>
    </style:style>
    <style:style style:name="WW_CharLFO121LVL1" style:family="text">
      <style:text-properties style:font-name="Symbol" fo:font-size="10pt" style:font-size-asian="10pt"/>
    </style:style>
    <style:style style:name="WW_CharLFO121LVL2" style:family="text">
      <style:text-properties style:font-name="Courier New" fo:font-size="10pt" style:font-size-asian="10pt"/>
    </style:style>
    <style:style style:name="WW_CharLFO121LVL3" style:family="text">
      <style:text-properties style:font-name="Wingdings" fo:font-size="10pt" style:font-size-asian="10pt"/>
    </style:style>
    <style:style style:name="WW_CharLFO121LVL4" style:family="text">
      <style:text-properties style:font-name="Wingdings" fo:font-size="10pt" style:font-size-asian="10pt"/>
    </style:style>
    <style:style style:name="WW_CharLFO121LVL5" style:family="text">
      <style:text-properties style:font-name="Wingdings" fo:font-size="10pt" style:font-size-asian="10pt"/>
    </style:style>
    <style:style style:name="WW_CharLFO121LVL6" style:family="text">
      <style:text-properties style:font-name="Wingdings" fo:font-size="10pt" style:font-size-asian="10pt"/>
    </style:style>
    <style:style style:name="WW_CharLFO121LVL7" style:family="text">
      <style:text-properties style:font-name="Wingdings" fo:font-size="10pt" style:font-size-asian="10pt"/>
    </style:style>
    <style:style style:name="WW_CharLFO121LVL8" style:family="text">
      <style:text-properties style:font-name="Wingdings" fo:font-size="10pt" style:font-size-asian="10pt"/>
    </style:style>
    <style:style style:name="WW_CharLFO121LVL9" style:family="text">
      <style:text-properties style:font-name="Wingdings" fo:font-size="10pt" style:font-size-asian="10pt"/>
    </style:style>
    <style:style style:name="WW_CharLFO122LVL1" style:family="text">
      <style:text-properties style:font-name="Symbol" fo:font-size="10pt" style:font-size-asian="10pt"/>
    </style:style>
    <style:style style:name="WW_CharLFO122LVL2" style:family="text">
      <style:text-properties style:font-name="Courier New" fo:font-size="10pt" style:font-size-asian="10pt"/>
    </style:style>
    <style:style style:name="WW_CharLFO122LVL3" style:family="text">
      <style:text-properties style:font-name="Wingdings" fo:font-size="10pt" style:font-size-asian="10pt"/>
    </style:style>
    <style:style style:name="WW_CharLFO122LVL4" style:family="text">
      <style:text-properties style:font-name="Wingdings" fo:font-size="10pt" style:font-size-asian="10pt"/>
    </style:style>
    <style:style style:name="WW_CharLFO122LVL5" style:family="text">
      <style:text-properties style:font-name="Wingdings" fo:font-size="10pt" style:font-size-asian="10pt"/>
    </style:style>
    <style:style style:name="WW_CharLFO122LVL6" style:family="text">
      <style:text-properties style:font-name="Wingdings" fo:font-size="10pt" style:font-size-asian="10pt"/>
    </style:style>
    <style:style style:name="WW_CharLFO122LVL7" style:family="text">
      <style:text-properties style:font-name="Wingdings" fo:font-size="10pt" style:font-size-asian="10pt"/>
    </style:style>
    <style:style style:name="WW_CharLFO122LVL8" style:family="text">
      <style:text-properties style:font-name="Wingdings" fo:font-size="10pt" style:font-size-asian="10pt"/>
    </style:style>
    <style:style style:name="WW_CharLFO122LVL9" style:family="text">
      <style:text-properties style:font-name="Wingdings" fo:font-size="10pt" style:font-size-asian="10pt"/>
    </style:style>
    <style:style style:name="WW_CharLFO123LVL1" style:family="text">
      <style:text-properties style:font-name="Symbol" fo:font-size="10pt" style:font-size-asian="10pt"/>
    </style:style>
    <style:style style:name="WW_CharLFO123LVL2" style:family="text">
      <style:text-properties style:font-name="Courier New" fo:font-size="10pt" style:font-size-asian="10pt"/>
    </style:style>
    <style:style style:name="WW_CharLFO123LVL3" style:family="text">
      <style:text-properties style:font-name="Wingdings" fo:font-size="10pt" style:font-size-asian="10pt"/>
    </style:style>
    <style:style style:name="WW_CharLFO123LVL4" style:family="text">
      <style:text-properties style:font-name="Wingdings" fo:font-size="10pt" style:font-size-asian="10pt"/>
    </style:style>
    <style:style style:name="WW_CharLFO123LVL5" style:family="text">
      <style:text-properties style:font-name="Wingdings" fo:font-size="10pt" style:font-size-asian="10pt"/>
    </style:style>
    <style:style style:name="WW_CharLFO123LVL6" style:family="text">
      <style:text-properties style:font-name="Wingdings" fo:font-size="10pt" style:font-size-asian="10pt"/>
    </style:style>
    <style:style style:name="WW_CharLFO123LVL7" style:family="text">
      <style:text-properties style:font-name="Wingdings" fo:font-size="10pt" style:font-size-asian="10pt"/>
    </style:style>
    <style:style style:name="WW_CharLFO123LVL8" style:family="text">
      <style:text-properties style:font-name="Wingdings" fo:font-size="10pt" style:font-size-asian="10pt"/>
    </style:style>
    <style:style style:name="WW_CharLFO123LVL9" style:family="text">
      <style:text-properties style:font-name="Wingdings" fo:font-size="10pt" style:font-size-asian="10pt"/>
    </style:style>
    <style:style style:name="WW_CharLFO124LVL1" style:family="text">
      <style:text-properties style:font-name="Symbol" fo:font-size="10pt" style:font-size-asian="10pt"/>
    </style:style>
    <style:style style:name="WW_CharLFO124LVL2" style:family="text">
      <style:text-properties style:font-name="Courier New" fo:font-size="10pt" style:font-size-asian="10pt"/>
    </style:style>
    <style:style style:name="WW_CharLFO124LVL3" style:family="text">
      <style:text-properties style:font-name="Wingdings" fo:font-size="10pt" style:font-size-asian="10pt"/>
    </style:style>
    <style:style style:name="WW_CharLFO124LVL4" style:family="text">
      <style:text-properties style:font-name="Wingdings" fo:font-size="10pt" style:font-size-asian="10pt"/>
    </style:style>
    <style:style style:name="WW_CharLFO124LVL5" style:family="text">
      <style:text-properties style:font-name="Wingdings" fo:font-size="10pt" style:font-size-asian="10pt"/>
    </style:style>
    <style:style style:name="WW_CharLFO124LVL6" style:family="text">
      <style:text-properties style:font-name="Wingdings" fo:font-size="10pt" style:font-size-asian="10pt"/>
    </style:style>
    <style:style style:name="WW_CharLFO124LVL7" style:family="text">
      <style:text-properties style:font-name="Wingdings" fo:font-size="10pt" style:font-size-asian="10pt"/>
    </style:style>
    <style:style style:name="WW_CharLFO124LVL8" style:family="text">
      <style:text-properties style:font-name="Wingdings" fo:font-size="10pt" style:font-size-asian="10pt"/>
    </style:style>
    <style:style style:name="WW_CharLFO124LVL9" style:family="text">
      <style:text-properties style:font-name="Wingdings" fo:font-size="10pt" style:font-size-asian="10pt"/>
    </style:style>
    <style:style style:name="WW_CharLFO125LVL1" style:family="text">
      <style:text-properties style:font-name="Symbol" fo:font-size="10pt" style:font-size-asian="10pt"/>
    </style:style>
    <style:style style:name="WW_CharLFO125LVL2" style:family="text">
      <style:text-properties style:font-name="Courier New" fo:font-size="10pt" style:font-size-asian="10pt"/>
    </style:style>
    <style:style style:name="WW_CharLFO125LVL3" style:family="text">
      <style:text-properties style:font-name="Wingdings" fo:font-size="10pt" style:font-size-asian="10pt"/>
    </style:style>
    <style:style style:name="WW_CharLFO125LVL4" style:family="text">
      <style:text-properties style:font-name="Wingdings" fo:font-size="10pt" style:font-size-asian="10pt"/>
    </style:style>
    <style:style style:name="WW_CharLFO125LVL5" style:family="text">
      <style:text-properties style:font-name="Wingdings" fo:font-size="10pt" style:font-size-asian="10pt"/>
    </style:style>
    <style:style style:name="WW_CharLFO125LVL6" style:family="text">
      <style:text-properties style:font-name="Wingdings" fo:font-size="10pt" style:font-size-asian="10pt"/>
    </style:style>
    <style:style style:name="WW_CharLFO125LVL7" style:family="text">
      <style:text-properties style:font-name="Wingdings" fo:font-size="10pt" style:font-size-asian="10pt"/>
    </style:style>
    <style:style style:name="WW_CharLFO125LVL8" style:family="text">
      <style:text-properties style:font-name="Wingdings" fo:font-size="10pt" style:font-size-asian="10pt"/>
    </style:style>
    <style:style style:name="WW_CharLFO125LVL9" style:family="text">
      <style:text-properties style:font-name="Wingdings" fo:font-size="10pt" style:font-size-asian="10pt"/>
    </style:style>
    <style:style style:name="WW_CharLFO126LVL1" style:family="text">
      <style:text-properties style:font-name="Symbol" fo:font-size="10pt" style:font-size-asian="10pt"/>
    </style:style>
    <style:style style:name="WW_CharLFO126LVL2" style:family="text">
      <style:text-properties style:font-name="Courier New" fo:font-size="10pt" style:font-size-asian="10pt"/>
    </style:style>
    <style:style style:name="WW_CharLFO126LVL3" style:family="text">
      <style:text-properties style:font-name="Wingdings" fo:font-size="10pt" style:font-size-asian="10pt"/>
    </style:style>
    <style:style style:name="WW_CharLFO126LVL4" style:family="text">
      <style:text-properties style:font-name="Wingdings" fo:font-size="10pt" style:font-size-asian="10pt"/>
    </style:style>
    <style:style style:name="WW_CharLFO126LVL5" style:family="text">
      <style:text-properties style:font-name="Wingdings" fo:font-size="10pt" style:font-size-asian="10pt"/>
    </style:style>
    <style:style style:name="WW_CharLFO126LVL6" style:family="text">
      <style:text-properties style:font-name="Wingdings" fo:font-size="10pt" style:font-size-asian="10pt"/>
    </style:style>
    <style:style style:name="WW_CharLFO126LVL7" style:family="text">
      <style:text-properties style:font-name="Wingdings" fo:font-size="10pt" style:font-size-asian="10pt"/>
    </style:style>
    <style:style style:name="WW_CharLFO126LVL8" style:family="text">
      <style:text-properties style:font-name="Wingdings" fo:font-size="10pt" style:font-size-asian="10pt"/>
    </style:style>
    <style:style style:name="WW_CharLFO126LVL9" style:family="text">
      <style:text-properties style:font-name="Wingdings" fo:font-size="10pt" style:font-size-asian="10pt"/>
    </style:style>
    <style:style style:name="WW_CharLFO127LVL1" style:family="text">
      <style:text-properties style:font-name="Symbol" fo:font-size="10pt" style:font-size-asian="10pt"/>
    </style:style>
    <style:style style:name="WW_CharLFO127LVL2" style:family="text">
      <style:text-properties style:font-name="Courier New" fo:font-size="10pt" style:font-size-asian="10pt"/>
    </style:style>
    <style:style style:name="WW_CharLFO127LVL3" style:family="text">
      <style:text-properties style:font-name="Wingdings" fo:font-size="10pt" style:font-size-asian="10pt"/>
    </style:style>
    <style:style style:name="WW_CharLFO127LVL4" style:family="text">
      <style:text-properties style:font-name="Wingdings" fo:font-size="10pt" style:font-size-asian="10pt"/>
    </style:style>
    <style:style style:name="WW_CharLFO127LVL5" style:family="text">
      <style:text-properties style:font-name="Wingdings" fo:font-size="10pt" style:font-size-asian="10pt"/>
    </style:style>
    <style:style style:name="WW_CharLFO127LVL6" style:family="text">
      <style:text-properties style:font-name="Wingdings" fo:font-size="10pt" style:font-size-asian="10pt"/>
    </style:style>
    <style:style style:name="WW_CharLFO127LVL7" style:family="text">
      <style:text-properties style:font-name="Wingdings" fo:font-size="10pt" style:font-size-asian="10pt"/>
    </style:style>
    <style:style style:name="WW_CharLFO127LVL8" style:family="text">
      <style:text-properties style:font-name="Wingdings" fo:font-size="10pt" style:font-size-asian="10pt"/>
    </style:style>
    <style:style style:name="WW_CharLFO127LVL9" style:family="text">
      <style:text-properties style:font-name="Wingdings" fo:font-size="10pt" style:font-size-asian="10pt"/>
    </style:style>
    <style:style style:name="WW_CharLFO128LVL1" style:family="text">
      <style:text-properties style:font-name="Symbol" fo:font-size="10pt" style:font-size-asian="10pt"/>
    </style:style>
    <style:style style:name="WW_CharLFO128LVL2" style:family="text">
      <style:text-properties style:font-name="Courier New" fo:font-size="10pt" style:font-size-asian="10pt"/>
    </style:style>
    <style:style style:name="WW_CharLFO128LVL3" style:family="text">
      <style:text-properties style:font-name="Wingdings" fo:font-size="10pt" style:font-size-asian="10pt"/>
    </style:style>
    <style:style style:name="WW_CharLFO128LVL4" style:family="text">
      <style:text-properties style:font-name="Wingdings" fo:font-size="10pt" style:font-size-asian="10pt"/>
    </style:style>
    <style:style style:name="WW_CharLFO128LVL5" style:family="text">
      <style:text-properties style:font-name="Wingdings" fo:font-size="10pt" style:font-size-asian="10pt"/>
    </style:style>
    <style:style style:name="WW_CharLFO128LVL6" style:family="text">
      <style:text-properties style:font-name="Wingdings" fo:font-size="10pt" style:font-size-asian="10pt"/>
    </style:style>
    <style:style style:name="WW_CharLFO128LVL7" style:family="text">
      <style:text-properties style:font-name="Wingdings" fo:font-size="10pt" style:font-size-asian="10pt"/>
    </style:style>
    <style:style style:name="WW_CharLFO128LVL8" style:family="text">
      <style:text-properties style:font-name="Wingdings" fo:font-size="10pt" style:font-size-asian="10pt"/>
    </style:style>
    <style:style style:name="WW_CharLFO128LVL9" style:family="text">
      <style:text-properties style:font-name="Wingdings" fo:font-size="10pt" style:font-size-asian="10pt"/>
    </style:style>
    <style:style style:name="WW_CharLFO129LVL1" style:family="text">
      <style:text-properties style:font-name="Symbol" fo:font-size="10pt" style:font-size-asian="10pt"/>
    </style:style>
    <style:style style:name="WW_CharLFO129LVL2" style:family="text">
      <style:text-properties style:font-name="Courier New" fo:font-size="10pt" style:font-size-asian="10pt"/>
    </style:style>
    <style:style style:name="WW_CharLFO129LVL3" style:family="text">
      <style:text-properties style:font-name="Wingdings" fo:font-size="10pt" style:font-size-asian="10pt"/>
    </style:style>
    <style:style style:name="WW_CharLFO129LVL4" style:family="text">
      <style:text-properties style:font-name="Wingdings" fo:font-size="10pt" style:font-size-asian="10pt"/>
    </style:style>
    <style:style style:name="WW_CharLFO129LVL5" style:family="text">
      <style:text-properties style:font-name="Wingdings" fo:font-size="10pt" style:font-size-asian="10pt"/>
    </style:style>
    <style:style style:name="WW_CharLFO129LVL6" style:family="text">
      <style:text-properties style:font-name="Wingdings" fo:font-size="10pt" style:font-size-asian="10pt"/>
    </style:style>
    <style:style style:name="WW_CharLFO129LVL7" style:family="text">
      <style:text-properties style:font-name="Wingdings" fo:font-size="10pt" style:font-size-asian="10pt"/>
    </style:style>
    <style:style style:name="WW_CharLFO129LVL8" style:family="text">
      <style:text-properties style:font-name="Wingdings" fo:font-size="10pt" style:font-size-asian="10pt"/>
    </style:style>
    <style:style style:name="WW_CharLFO129LVL9" style:family="text">
      <style:text-properties style:font-name="Wingdings" fo:font-size="10pt" style:font-size-asian="10pt"/>
    </style:style>
    <style:style style:name="WW_CharLFO130LVL1" style:family="text">
      <style:text-properties style:font-name="Symbol" fo:font-size="10pt" style:font-size-asian="10pt"/>
    </style:style>
    <style:style style:name="WW_CharLFO130LVL2" style:family="text">
      <style:text-properties style:font-name="Courier New" fo:font-size="10pt" style:font-size-asian="10pt"/>
    </style:style>
    <style:style style:name="WW_CharLFO130LVL3" style:family="text">
      <style:text-properties style:font-name="Wingdings" fo:font-size="10pt" style:font-size-asian="10pt"/>
    </style:style>
    <style:style style:name="WW_CharLFO130LVL4" style:family="text">
      <style:text-properties style:font-name="Wingdings" fo:font-size="10pt" style:font-size-asian="10pt"/>
    </style:style>
    <style:style style:name="WW_CharLFO130LVL5" style:family="text">
      <style:text-properties style:font-name="Wingdings" fo:font-size="10pt" style:font-size-asian="10pt"/>
    </style:style>
    <style:style style:name="WW_CharLFO130LVL6" style:family="text">
      <style:text-properties style:font-name="Wingdings" fo:font-size="10pt" style:font-size-asian="10pt"/>
    </style:style>
    <style:style style:name="WW_CharLFO130LVL7" style:family="text">
      <style:text-properties style:font-name="Wingdings" fo:font-size="10pt" style:font-size-asian="10pt"/>
    </style:style>
    <style:style style:name="WW_CharLFO130LVL8" style:family="text">
      <style:text-properties style:font-name="Wingdings" fo:font-size="10pt" style:font-size-asian="10pt"/>
    </style:style>
    <style:style style:name="WW_CharLFO130LVL9" style:family="text">
      <style:text-properties style:font-name="Wingdings" fo:font-size="10pt" style:font-size-asian="10pt"/>
    </style:style>
    <style:style style:name="WW_CharLFO131LVL1" style:family="text">
      <style:text-properties style:font-name="Symbol" fo:font-size="10pt" style:font-size-asian="10pt"/>
    </style:style>
    <style:style style:name="WW_CharLFO131LVL2" style:family="text">
      <style:text-properties style:font-name="Courier New" fo:font-size="10pt" style:font-size-asian="10pt"/>
    </style:style>
    <style:style style:name="WW_CharLFO131LVL3" style:family="text">
      <style:text-properties style:font-name="Wingdings" fo:font-size="10pt" style:font-size-asian="10pt"/>
    </style:style>
    <style:style style:name="WW_CharLFO131LVL4" style:family="text">
      <style:text-properties style:font-name="Wingdings" fo:font-size="10pt" style:font-size-asian="10pt"/>
    </style:style>
    <style:style style:name="WW_CharLFO131LVL5" style:family="text">
      <style:text-properties style:font-name="Wingdings" fo:font-size="10pt" style:font-size-asian="10pt"/>
    </style:style>
    <style:style style:name="WW_CharLFO131LVL6" style:family="text">
      <style:text-properties style:font-name="Wingdings" fo:font-size="10pt" style:font-size-asian="10pt"/>
    </style:style>
    <style:style style:name="WW_CharLFO131LVL7" style:family="text">
      <style:text-properties style:font-name="Wingdings" fo:font-size="10pt" style:font-size-asian="10pt"/>
    </style:style>
    <style:style style:name="WW_CharLFO131LVL8" style:family="text">
      <style:text-properties style:font-name="Wingdings" fo:font-size="10pt" style:font-size-asian="10pt"/>
    </style:style>
    <style:style style:name="WW_CharLFO131LVL9" style:family="text">
      <style:text-properties style:font-name="Wingdings" fo:font-size="10pt" style:font-size-asian="10pt"/>
    </style:style>
    <style:style style:name="WW_CharLFO132LVL1" style:family="text">
      <style:text-properties style:font-name="Symbol" fo:font-size="10pt" style:font-size-asian="10pt"/>
    </style:style>
    <style:style style:name="WW_CharLFO132LVL2" style:family="text">
      <style:text-properties style:font-name="Courier New" fo:font-size="10pt" style:font-size-asian="10pt"/>
    </style:style>
    <style:style style:name="WW_CharLFO132LVL3" style:family="text">
      <style:text-properties style:font-name="Wingdings" fo:font-size="10pt" style:font-size-asian="10pt"/>
    </style:style>
    <style:style style:name="WW_CharLFO132LVL4" style:family="text">
      <style:text-properties style:font-name="Wingdings" fo:font-size="10pt" style:font-size-asian="10pt"/>
    </style:style>
    <style:style style:name="WW_CharLFO132LVL5" style:family="text">
      <style:text-properties style:font-name="Wingdings" fo:font-size="10pt" style:font-size-asian="10pt"/>
    </style:style>
    <style:style style:name="WW_CharLFO132LVL6" style:family="text">
      <style:text-properties style:font-name="Wingdings" fo:font-size="10pt" style:font-size-asian="10pt"/>
    </style:style>
    <style:style style:name="WW_CharLFO132LVL7" style:family="text">
      <style:text-properties style:font-name="Wingdings" fo:font-size="10pt" style:font-size-asian="10pt"/>
    </style:style>
    <style:style style:name="WW_CharLFO132LVL8" style:family="text">
      <style:text-properties style:font-name="Wingdings" fo:font-size="10pt" style:font-size-asian="10pt"/>
    </style:style>
    <style:style style:name="WW_CharLFO13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3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4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5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6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7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8">
      <text:list-level-style-bullet text:level="1" text:style-name="WW_CharLFO1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9">
      <text:list-level-style-bullet text:level="1" text:style-name="WW_CharLFO1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0">
      <text:list-level-style-bullet text:level="1" text:style-name="WW_CharLFO1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1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2">
      <text:list-level-style-bullet text:level="1" text:style-name="WW_CharLFO1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3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4">
      <text:list-level-style-bullet text:level="1" text:style-name="WW_CharLFO1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5">
      <text:list-level-style-bullet text:level="1" text:style-name="WW_CharLFO1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6">
      <text:list-level-style-bullet text:level="1" text:style-name="WW_CharLFO1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7">
      <text:list-level-style-bullet text:level="1" text:style-name="WW_CharLFO1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8">
      <text:list-level-style-bullet text:level="1" text:style-name="WW_CharLFO1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9">
      <text:list-level-style-bullet text:level="1" text:style-name="WW_CharLFO1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0">
      <text:list-level-style-bullet text:level="1" text:style-name="WW_CharLFO1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1">
      <text:list-level-style-bullet text:level="1" text:style-name="WW_CharLFO1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2">
      <text:list-level-style-bullet text:level="1" text:style-name="WW_CharLFO1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haTahsin Akyüz</meta:initial-creator>
    <dc:creator>TahaTahsin Akyüz</dc:creator>
    <meta:creation-date>2025-04-21T17:43:00Z</meta:creation-date>
    <dc:date>2025-04-21T17:43:00Z</dc:date>
    <meta:template xlink:href="Normal.dotm" xlink:type="simple"/>
    <meta:editing-cycles>2</meta:editing-cycles>
    <meta:editing-duration>PT0S</meta:editing-duration>
    <meta:document-statistic meta:page-count="27" meta:paragraph-count="71" meta:word-count="5350" meta:character-count="35778" meta:row-count="254" meta:non-whitespace-character-count="30499"/>
  </office:meta>
</office:document-meta>
</file>